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aim</text:p>
          </table:table-cell>
          <table:table-cell office:value-type="string" calcext:value-type="string">
            <text:p>hpos</text:p>
          </table:table-cell>
          <table:table-cell office:value-type="string" calcext:value-type="string">
            <text:p>dep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2]+IF([.A3]=&quot;up&quot;;-[.B3];IF([.A3]=&quot;down&quot;;[.B3];0))" office:value-type="float" office:value="0" calcext:value-type="float">
            <text:p>0</text:p>
          </table:table-cell>
          <table:table-cell table:formula="of:=[.D2]+IF([.A3]=&quot;forward&quot;;[.B3];0)" office:value-type="float" office:value="8" calcext:value-type="float">
            <text:p>8</text:p>
          </table:table-cell>
          <table:table-cell table:formula="of:=[.E2]+IF([.A3]=&quot;forward&quot;;[.B3]*[.C3];0)" office:value-type="float" office:value="0" calcext:value-type="float">
            <text:p>0</text:p>
          </table:table-cell>
          <table:table-cell/>
          <table:table-cell table:formula="of:=[.D1002]*[.E1002]" office:value-type="float" office:value="1942068080" calcext:value-type="float">
            <text:p>194206808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3]+IF([.A4]=&quot;up&quot;;-[.B4];IF([.A4]=&quot;down&quot;;[.B4];0))" office:value-type="float" office:value="6" calcext:value-type="float">
            <text:p>6</text:p>
          </table:table-cell>
          <table:table-cell table:formula="of:=[.D3]+IF([.A4]=&quot;forward&quot;;[.B4];0)" office:value-type="float" office:value="8" calcext:value-type="float">
            <text:p>8</text:p>
          </table:table-cell>
          <table:table-cell table:formula="of:=[.E3]+IF([.A4]=&quot;forward&quot;;[.B4]*[.C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4]+IF([.A5]=&quot;up&quot;;-[.B5];IF([.A5]=&quot;down&quot;;[.B5];0))" office:value-type="float" office:value="14" calcext:value-type="float">
            <text:p>14</text:p>
          </table:table-cell>
          <table:table-cell table:formula="of:=[.D4]+IF([.A5]=&quot;forward&quot;;[.B5];0)" office:value-type="float" office:value="8" calcext:value-type="float">
            <text:p>8</text:p>
          </table:table-cell>
          <table:table-cell table:formula="of:=[.E4]+IF([.A5]=&quot;forward&quot;;[.B5]*[.C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5]+IF([.A6]=&quot;up&quot;;-[.B6];IF([.A6]=&quot;down&quot;;[.B6];0))" office:value-type="float" office:value="14" calcext:value-type="float">
            <text:p>14</text:p>
          </table:table-cell>
          <table:table-cell table:formula="of:=[.D5]+IF([.A6]=&quot;forward&quot;;[.B6];0)" office:value-type="float" office:value="15" calcext:value-type="float">
            <text:p>15</text:p>
          </table:table-cell>
          <table:table-cell table:formula="of:=[.E5]+IF([.A6]=&quot;forward&quot;;[.B6]*[.C6];0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6]+IF([.A7]=&quot;up&quot;;-[.B7];IF([.A7]=&quot;down&quot;;[.B7];0))" office:value-type="float" office:value="19" calcext:value-type="float">
            <text:p>19</text:p>
          </table:table-cell>
          <table:table-cell table:formula="of:=[.D6]+IF([.A7]=&quot;forward&quot;;[.B7];0)" office:value-type="float" office:value="15" calcext:value-type="float">
            <text:p>15</text:p>
          </table:table-cell>
          <table:table-cell table:formula="of:=[.E6]+IF([.A7]=&quot;forward&quot;;[.B7]*[.C7];0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7]+IF([.A8]=&quot;up&quot;;-[.B8];IF([.A8]=&quot;down&quot;;[.B8];0))" office:value-type="float" office:value="17" calcext:value-type="float">
            <text:p>17</text:p>
          </table:table-cell>
          <table:table-cell table:formula="of:=[.D7]+IF([.A8]=&quot;forward&quot;;[.B8];0)" office:value-type="float" office:value="15" calcext:value-type="float">
            <text:p>15</text:p>
          </table:table-cell>
          <table:table-cell table:formula="of:=[.E7]+IF([.A8]=&quot;forward&quot;;[.B8]*[.C8];0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8]+IF([.A9]=&quot;up&quot;;-[.B9];IF([.A9]=&quot;down&quot;;[.B9];0))" office:value-type="float" office:value="20" calcext:value-type="float">
            <text:p>20</text:p>
          </table:table-cell>
          <table:table-cell table:formula="of:=[.D8]+IF([.A9]=&quot;forward&quot;;[.B9];0)" office:value-type="float" office:value="15" calcext:value-type="float">
            <text:p>15</text:p>
          </table:table-cell>
          <table:table-cell table:formula="of:=[.E8]+IF([.A9]=&quot;forward&quot;;[.B9]*[.C9];0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9]+IF([.A10]=&quot;up&quot;;-[.B10];IF([.A10]=&quot;down&quot;;[.B10];0))" office:value-type="float" office:value="27" calcext:value-type="float">
            <text:p>27</text:p>
          </table:table-cell>
          <table:table-cell table:formula="of:=[.D9]+IF([.A10]=&quot;forward&quot;;[.B10];0)" office:value-type="float" office:value="15" calcext:value-type="float">
            <text:p>15</text:p>
          </table:table-cell>
          <table:table-cell table:formula="of:=[.E9]+IF([.A10]=&quot;forward&quot;;[.B10]*[.C10];0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10]+IF([.A11]=&quot;up&quot;;-[.B11];IF([.A11]=&quot;down&quot;;[.B11];0))" office:value-type="float" office:value="35" calcext:value-type="float">
            <text:p>35</text:p>
          </table:table-cell>
          <table:table-cell table:formula="of:=[.D10]+IF([.A11]=&quot;forward&quot;;[.B11];0)" office:value-type="float" office:value="15" calcext:value-type="float">
            <text:p>15</text:p>
          </table:table-cell>
          <table:table-cell table:formula="of:=[.E10]+IF([.A11]=&quot;forward&quot;;[.B11]*[.C11];0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11]+IF([.A12]=&quot;up&quot;;-[.B12];IF([.A12]=&quot;down&quot;;[.B12];0))" office:value-type="float" office:value="43" calcext:value-type="float">
            <text:p>43</text:p>
          </table:table-cell>
          <table:table-cell table:formula="of:=[.D11]+IF([.A12]=&quot;forward&quot;;[.B12];0)" office:value-type="float" office:value="15" calcext:value-type="float">
            <text:p>15</text:p>
          </table:table-cell>
          <table:table-cell table:formula="of:=[.E11]+IF([.A12]=&quot;forward&quot;;[.B12]*[.C12];0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12]+IF([.A13]=&quot;up&quot;;-[.B13];IF([.A13]=&quot;down&quot;;[.B13];0))" office:value-type="float" office:value="51" calcext:value-type="float">
            <text:p>51</text:p>
          </table:table-cell>
          <table:table-cell table:formula="of:=[.D12]+IF([.A13]=&quot;forward&quot;;[.B13];0)" office:value-type="float" office:value="15" calcext:value-type="float">
            <text:p>15</text:p>
          </table:table-cell>
          <table:table-cell table:formula="of:=[.E12]+IF([.A13]=&quot;forward&quot;;[.B13]*[.C13];0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13]+IF([.A14]=&quot;up&quot;;-[.B14];IF([.A14]=&quot;down&quot;;[.B14];0))" office:value-type="float" office:value="53" calcext:value-type="float">
            <text:p>53</text:p>
          </table:table-cell>
          <table:table-cell table:formula="of:=[.D13]+IF([.A14]=&quot;forward&quot;;[.B14];0)" office:value-type="float" office:value="15" calcext:value-type="float">
            <text:p>15</text:p>
          </table:table-cell>
          <table:table-cell table:formula="of:=[.E13]+IF([.A14]=&quot;forward&quot;;[.B14]*[.C14];0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[.C14]+IF([.A15]=&quot;up&quot;;-[.B15];IF([.A15]=&quot;down&quot;;[.B15];0))" office:value-type="float" office:value="52" calcext:value-type="float">
            <text:p>52</text:p>
          </table:table-cell>
          <table:table-cell table:formula="of:=[.D14]+IF([.A15]=&quot;forward&quot;;[.B15];0)" office:value-type="float" office:value="15" calcext:value-type="float">
            <text:p>15</text:p>
          </table:table-cell>
          <table:table-cell table:formula="of:=[.E14]+IF([.A15]=&quot;forward&quot;;[.B15]*[.C15];0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15]+IF([.A16]=&quot;up&quot;;-[.B16];IF([.A16]=&quot;down&quot;;[.B16];0))" office:value-type="float" office:value="55" calcext:value-type="float">
            <text:p>55</text:p>
          </table:table-cell>
          <table:table-cell table:formula="of:=[.D15]+IF([.A16]=&quot;forward&quot;;[.B16];0)" office:value-type="float" office:value="15" calcext:value-type="float">
            <text:p>15</text:p>
          </table:table-cell>
          <table:table-cell table:formula="of:=[.E15]+IF([.A16]=&quot;forward&quot;;[.B16]*[.C16];0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16]+IF([.A17]=&quot;up&quot;;-[.B17];IF([.A17]=&quot;down&quot;;[.B17];0))" office:value-type="float" office:value="53" calcext:value-type="float">
            <text:p>53</text:p>
          </table:table-cell>
          <table:table-cell table:formula="of:=[.D16]+IF([.A17]=&quot;forward&quot;;[.B17];0)" office:value-type="float" office:value="15" calcext:value-type="float">
            <text:p>15</text:p>
          </table:table-cell>
          <table:table-cell table:formula="of:=[.E16]+IF([.A17]=&quot;forward&quot;;[.B17]*[.C17];0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17]+IF([.A18]=&quot;up&quot;;-[.B18];IF([.A18]=&quot;down&quot;;[.B18];0))" office:value-type="float" office:value="57" calcext:value-type="float">
            <text:p>57</text:p>
          </table:table-cell>
          <table:table-cell table:formula="of:=[.D17]+IF([.A18]=&quot;forward&quot;;[.B18];0)" office:value-type="float" office:value="15" calcext:value-type="float">
            <text:p>15</text:p>
          </table:table-cell>
          <table:table-cell table:formula="of:=[.E17]+IF([.A18]=&quot;forward&quot;;[.B18]*[.C18];0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18]+IF([.A19]=&quot;up&quot;;-[.B19];IF([.A19]=&quot;down&quot;;[.B19];0))" office:value-type="float" office:value="59" calcext:value-type="float">
            <text:p>59</text:p>
          </table:table-cell>
          <table:table-cell table:formula="of:=[.D18]+IF([.A19]=&quot;forward&quot;;[.B19];0)" office:value-type="float" office:value="15" calcext:value-type="float">
            <text:p>15</text:p>
          </table:table-cell>
          <table:table-cell table:formula="of:=[.E18]+IF([.A19]=&quot;forward&quot;;[.B19]*[.C19];0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19]+IF([.A20]=&quot;up&quot;;-[.B20];IF([.A20]=&quot;down&quot;;[.B20];0))" office:value-type="float" office:value="59" calcext:value-type="float">
            <text:p>59</text:p>
          </table:table-cell>
          <table:table-cell table:formula="of:=[.D19]+IF([.A20]=&quot;forward&quot;;[.B20];0)" office:value-type="float" office:value="21" calcext:value-type="float">
            <text:p>21</text:p>
          </table:table-cell>
          <table:table-cell table:formula="of:=[.E19]+IF([.A20]=&quot;forward&quot;;[.B20]*[.C20];0)"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20]+IF([.A21]=&quot;up&quot;;-[.B21];IF([.A21]=&quot;down&quot;;[.B21];0))" office:value-type="float" office:value="59" calcext:value-type="float">
            <text:p>59</text:p>
          </table:table-cell>
          <table:table-cell table:formula="of:=[.D20]+IF([.A21]=&quot;forward&quot;;[.B21];0)" office:value-type="float" office:value="25" calcext:value-type="float">
            <text:p>25</text:p>
          </table:table-cell>
          <table:table-cell table:formula="of:=[.E20]+IF([.A21]=&quot;forward&quot;;[.B21]*[.C21];0)" office:value-type="float" office:value="688" calcext:value-type="float">
            <text:p>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21]+IF([.A22]=&quot;up&quot;;-[.B22];IF([.A22]=&quot;down&quot;;[.B22];0))" office:value-type="float" office:value="62" calcext:value-type="float">
            <text:p>62</text:p>
          </table:table-cell>
          <table:table-cell table:formula="of:=[.D21]+IF([.A22]=&quot;forward&quot;;[.B22];0)" office:value-type="float" office:value="25" calcext:value-type="float">
            <text:p>25</text:p>
          </table:table-cell>
          <table:table-cell table:formula="of:=[.E21]+IF([.A22]=&quot;forward&quot;;[.B22]*[.C22];0)" office:value-type="float" office:value="688" calcext:value-type="float">
            <text:p>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22]+IF([.A23]=&quot;up&quot;;-[.B23];IF([.A23]=&quot;down&quot;;[.B23];0))" office:value-type="float" office:value="64" calcext:value-type="float">
            <text:p>64</text:p>
          </table:table-cell>
          <table:table-cell table:formula="of:=[.D22]+IF([.A23]=&quot;forward&quot;;[.B23];0)" office:value-type="float" office:value="25" calcext:value-type="float">
            <text:p>25</text:p>
          </table:table-cell>
          <table:table-cell table:formula="of:=[.E22]+IF([.A23]=&quot;forward&quot;;[.B23]*[.C23];0)" office:value-type="float" office:value="688" calcext:value-type="float">
            <text:p>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23]+IF([.A24]=&quot;up&quot;;-[.B24];IF([.A24]=&quot;down&quot;;[.B24];0))" office:value-type="float" office:value="64" calcext:value-type="float">
            <text:p>64</text:p>
          </table:table-cell>
          <table:table-cell table:formula="of:=[.D23]+IF([.A24]=&quot;forward&quot;;[.B24];0)" office:value-type="float" office:value="27" calcext:value-type="float">
            <text:p>27</text:p>
          </table:table-cell>
          <table:table-cell table:formula="of:=[.E23]+IF([.A24]=&quot;forward&quot;;[.B24]*[.C24];0)" office:value-type="float" office:value="816" calcext:value-type="float">
            <text:p>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24]+IF([.A25]=&quot;up&quot;;-[.B25];IF([.A25]=&quot;down&quot;;[.B25];0))" office:value-type="float" office:value="64" calcext:value-type="float">
            <text:p>64</text:p>
          </table:table-cell>
          <table:table-cell table:formula="of:=[.D24]+IF([.A25]=&quot;forward&quot;;[.B25];0)" office:value-type="float" office:value="28" calcext:value-type="float">
            <text:p>28</text:p>
          </table:table-cell>
          <table:table-cell table:formula="of:=[.E24]+IF([.A25]=&quot;forward&quot;;[.B25]*[.C25];0)" office:value-type="float" office:value="880" calcext:value-type="float">
            <text:p>8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25]+IF([.A26]=&quot;up&quot;;-[.B26];IF([.A26]=&quot;down&quot;;[.B26];0))" office:value-type="float" office:value="64" calcext:value-type="float">
            <text:p>64</text:p>
          </table:table-cell>
          <table:table-cell table:formula="of:=[.D25]+IF([.A26]=&quot;forward&quot;;[.B26];0)" office:value-type="float" office:value="32" calcext:value-type="float">
            <text:p>32</text:p>
          </table:table-cell>
          <table:table-cell table:formula="of:=[.E25]+IF([.A26]=&quot;forward&quot;;[.B26]*[.C26];0)" office:value-type="float" office:value="1136" calcext:value-type="float">
            <text:p>1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26]+IF([.A27]=&quot;up&quot;;-[.B27];IF([.A27]=&quot;down&quot;;[.B27];0))" office:value-type="float" office:value="64" calcext:value-type="float">
            <text:p>64</text:p>
          </table:table-cell>
          <table:table-cell table:formula="of:=[.D26]+IF([.A27]=&quot;forward&quot;;[.B27];0)" office:value-type="float" office:value="37" calcext:value-type="float">
            <text:p>37</text:p>
          </table:table-cell>
          <table:table-cell table:formula="of:=[.E26]+IF([.A27]=&quot;forward&quot;;[.B27]*[.C27];0)" office:value-type="float" office:value="1456" calcext:value-type="float">
            <text:p>1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27]+IF([.A28]=&quot;up&quot;;-[.B28];IF([.A28]=&quot;down&quot;;[.B28];0))" office:value-type="float" office:value="64" calcext:value-type="float">
            <text:p>64</text:p>
          </table:table-cell>
          <table:table-cell table:formula="of:=[.D27]+IF([.A28]=&quot;forward&quot;;[.B28];0)" office:value-type="float" office:value="45" calcext:value-type="float">
            <text:p>45</text:p>
          </table:table-cell>
          <table:table-cell table:formula="of:=[.E27]+IF([.A28]=&quot;forward&quot;;[.B28]*[.C28];0)" office:value-type="float" office:value="1968" calcext:value-type="float">
            <text:p>1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28]+IF([.A29]=&quot;up&quot;;-[.B29];IF([.A29]=&quot;down&quot;;[.B29];0))" office:value-type="float" office:value="65" calcext:value-type="float">
            <text:p>65</text:p>
          </table:table-cell>
          <table:table-cell table:formula="of:=[.D28]+IF([.A29]=&quot;forward&quot;;[.B29];0)" office:value-type="float" office:value="45" calcext:value-type="float">
            <text:p>45</text:p>
          </table:table-cell>
          <table:table-cell table:formula="of:=[.E28]+IF([.A29]=&quot;forward&quot;;[.B29]*[.C29];0)" office:value-type="float" office:value="1968" calcext:value-type="float">
            <text:p>1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29]+IF([.A30]=&quot;up&quot;;-[.B30];IF([.A30]=&quot;down&quot;;[.B30];0))" office:value-type="float" office:value="69" calcext:value-type="float">
            <text:p>69</text:p>
          </table:table-cell>
          <table:table-cell table:formula="of:=[.D29]+IF([.A30]=&quot;forward&quot;;[.B30];0)" office:value-type="float" office:value="45" calcext:value-type="float">
            <text:p>45</text:p>
          </table:table-cell>
          <table:table-cell table:formula="of:=[.E29]+IF([.A30]=&quot;forward&quot;;[.B30]*[.C30];0)" office:value-type="float" office:value="1968" calcext:value-type="float">
            <text:p>1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30]+IF([.A31]=&quot;up&quot;;-[.B31];IF([.A31]=&quot;down&quot;;[.B31];0))" office:value-type="float" office:value="64" calcext:value-type="float">
            <text:p>64</text:p>
          </table:table-cell>
          <table:table-cell table:formula="of:=[.D30]+IF([.A31]=&quot;forward&quot;;[.B31];0)" office:value-type="float" office:value="45" calcext:value-type="float">
            <text:p>45</text:p>
          </table:table-cell>
          <table:table-cell table:formula="of:=[.E30]+IF([.A31]=&quot;forward&quot;;[.B31]*[.C31];0)" office:value-type="float" office:value="1968" calcext:value-type="float">
            <text:p>1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31]+IF([.A32]=&quot;up&quot;;-[.B32];IF([.A32]=&quot;down&quot;;[.B32];0))" office:value-type="float" office:value="62" calcext:value-type="float">
            <text:p>62</text:p>
          </table:table-cell>
          <table:table-cell table:formula="of:=[.D31]+IF([.A32]=&quot;forward&quot;;[.B32];0)" office:value-type="float" office:value="45" calcext:value-type="float">
            <text:p>45</text:p>
          </table:table-cell>
          <table:table-cell table:formula="of:=[.E31]+IF([.A32]=&quot;forward&quot;;[.B32]*[.C32];0)" office:value-type="float" office:value="1968" calcext:value-type="float">
            <text:p>1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32]+IF([.A33]=&quot;up&quot;;-[.B33];IF([.A33]=&quot;down&quot;;[.B33];0))" office:value-type="float" office:value="62" calcext:value-type="float">
            <text:p>62</text:p>
          </table:table-cell>
          <table:table-cell table:formula="of:=[.D32]+IF([.A33]=&quot;forward&quot;;[.B33];0)" office:value-type="float" office:value="48" calcext:value-type="float">
            <text:p>48</text:p>
          </table:table-cell>
          <table:table-cell table:formula="of:=[.E32]+IF([.A33]=&quot;forward&quot;;[.B33]*[.C33];0)" office:value-type="float" office:value="2154" calcext:value-type="float">
            <text:p>2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33]+IF([.A34]=&quot;up&quot;;-[.B34];IF([.A34]=&quot;down&quot;;[.B34];0))" office:value-type="float" office:value="71" calcext:value-type="float">
            <text:p>71</text:p>
          </table:table-cell>
          <table:table-cell table:formula="of:=[.D33]+IF([.A34]=&quot;forward&quot;;[.B34];0)" office:value-type="float" office:value="48" calcext:value-type="float">
            <text:p>48</text:p>
          </table:table-cell>
          <table:table-cell table:formula="of:=[.E33]+IF([.A34]=&quot;forward&quot;;[.B34]*[.C34];0)" office:value-type="float" office:value="2154" calcext:value-type="float">
            <text:p>2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34]+IF([.A35]=&quot;up&quot;;-[.B35];IF([.A35]=&quot;down&quot;;[.B35];0))" office:value-type="float" office:value="71" calcext:value-type="float">
            <text:p>71</text:p>
          </table:table-cell>
          <table:table-cell table:formula="of:=[.D34]+IF([.A35]=&quot;forward&quot;;[.B35];0)" office:value-type="float" office:value="55" calcext:value-type="float">
            <text:p>55</text:p>
          </table:table-cell>
          <table:table-cell table:formula="of:=[.E34]+IF([.A35]=&quot;forward&quot;;[.B35]*[.C35];0)" office:value-type="float" office:value="2651" calcext:value-type="float">
            <text:p>26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35]+IF([.A36]=&quot;up&quot;;-[.B36];IF([.A36]=&quot;down&quot;;[.B36];0))" office:value-type="float" office:value="71" calcext:value-type="float">
            <text:p>71</text:p>
          </table:table-cell>
          <table:table-cell table:formula="of:=[.D35]+IF([.A36]=&quot;forward&quot;;[.B36];0)" office:value-type="float" office:value="64" calcext:value-type="float">
            <text:p>64</text:p>
          </table:table-cell>
          <table:table-cell table:formula="of:=[.E35]+IF([.A36]=&quot;forward&quot;;[.B36]*[.C36];0)"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36]+IF([.A37]=&quot;up&quot;;-[.B37];IF([.A37]=&quot;down&quot;;[.B37];0))" office:value-type="float" office:value="71" calcext:value-type="float">
            <text:p>71</text:p>
          </table:table-cell>
          <table:table-cell table:formula="of:=[.D36]+IF([.A37]=&quot;forward&quot;;[.B37];0)" office:value-type="float" office:value="73" calcext:value-type="float">
            <text:p>73</text:p>
          </table:table-cell>
          <table:table-cell table:formula="of:=[.E36]+IF([.A37]=&quot;forward&quot;;[.B37]*[.C37];0)" office:value-type="float" office:value="3929" calcext:value-type="float">
            <text:p>3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37]+IF([.A38]=&quot;up&quot;;-[.B38];IF([.A38]=&quot;down&quot;;[.B38];0))" office:value-type="float" office:value="71" calcext:value-type="float">
            <text:p>71</text:p>
          </table:table-cell>
          <table:table-cell table:formula="of:=[.D37]+IF([.A38]=&quot;forward&quot;;[.B38];0)" office:value-type="float" office:value="81" calcext:value-type="float">
            <text:p>81</text:p>
          </table:table-cell>
          <table:table-cell table:formula="of:=[.E37]+IF([.A38]=&quot;forward&quot;;[.B38]*[.C38];0)" office:value-type="float" office:value="4497" calcext:value-type="float">
            <text:p>4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38]+IF([.A39]=&quot;up&quot;;-[.B39];IF([.A39]=&quot;down&quot;;[.B39];0))" office:value-type="float" office:value="72" calcext:value-type="float">
            <text:p>72</text:p>
          </table:table-cell>
          <table:table-cell table:formula="of:=[.D38]+IF([.A39]=&quot;forward&quot;;[.B39];0)" office:value-type="float" office:value="81" calcext:value-type="float">
            <text:p>81</text:p>
          </table:table-cell>
          <table:table-cell table:formula="of:=[.E38]+IF([.A39]=&quot;forward&quot;;[.B39]*[.C39];0)" office:value-type="float" office:value="4497" calcext:value-type="float">
            <text:p>4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39]+IF([.A40]=&quot;up&quot;;-[.B40];IF([.A40]=&quot;down&quot;;[.B40];0))" office:value-type="float" office:value="74" calcext:value-type="float">
            <text:p>74</text:p>
          </table:table-cell>
          <table:table-cell table:formula="of:=[.D39]+IF([.A40]=&quot;forward&quot;;[.B40];0)" office:value-type="float" office:value="81" calcext:value-type="float">
            <text:p>81</text:p>
          </table:table-cell>
          <table:table-cell table:formula="of:=[.E39]+IF([.A40]=&quot;forward&quot;;[.B40]*[.C40];0)" office:value-type="float" office:value="4497" calcext:value-type="float">
            <text:p>4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40]+IF([.A41]=&quot;up&quot;;-[.B41];IF([.A41]=&quot;down&quot;;[.B41];0))" office:value-type="float" office:value="74" calcext:value-type="float">
            <text:p>74</text:p>
          </table:table-cell>
          <table:table-cell table:formula="of:=[.D40]+IF([.A41]=&quot;forward&quot;;[.B41];0)" office:value-type="float" office:value="88" calcext:value-type="float">
            <text:p>88</text:p>
          </table:table-cell>
          <table:table-cell table:formula="of:=[.E40]+IF([.A41]=&quot;forward&quot;;[.B41]*[.C41];0)" office:value-type="float" office:value="5015" calcext:value-type="float">
            <text:p>5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41]+IF([.A42]=&quot;up&quot;;-[.B42];IF([.A42]=&quot;down&quot;;[.B42];0))" office:value-type="float" office:value="77" calcext:value-type="float">
            <text:p>77</text:p>
          </table:table-cell>
          <table:table-cell table:formula="of:=[.D41]+IF([.A42]=&quot;forward&quot;;[.B42];0)" office:value-type="float" office:value="88" calcext:value-type="float">
            <text:p>88</text:p>
          </table:table-cell>
          <table:table-cell table:formula="of:=[.E41]+IF([.A42]=&quot;forward&quot;;[.B42]*[.C42];0)" office:value-type="float" office:value="5015" calcext:value-type="float">
            <text:p>5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42]+IF([.A43]=&quot;up&quot;;-[.B43];IF([.A43]=&quot;down&quot;;[.B43];0))" office:value-type="float" office:value="77" calcext:value-type="float">
            <text:p>77</text:p>
          </table:table-cell>
          <table:table-cell table:formula="of:=[.D42]+IF([.A43]=&quot;forward&quot;;[.B43];0)" office:value-type="float" office:value="94" calcext:value-type="float">
            <text:p>94</text:p>
          </table:table-cell>
          <table:table-cell table:formula="of:=[.E42]+IF([.A43]=&quot;forward&quot;;[.B43]*[.C43];0)" office:value-type="float" office:value="5477" calcext:value-type="float">
            <text:p>5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43]+IF([.A44]=&quot;up&quot;;-[.B44];IF([.A44]=&quot;down&quot;;[.B44];0))" office:value-type="float" office:value="81" calcext:value-type="float">
            <text:p>81</text:p>
          </table:table-cell>
          <table:table-cell table:formula="of:=[.D43]+IF([.A44]=&quot;forward&quot;;[.B44];0)" office:value-type="float" office:value="94" calcext:value-type="float">
            <text:p>94</text:p>
          </table:table-cell>
          <table:table-cell table:formula="of:=[.E43]+IF([.A44]=&quot;forward&quot;;[.B44]*[.C44];0)" office:value-type="float" office:value="5477" calcext:value-type="float">
            <text:p>5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44]+IF([.A45]=&quot;up&quot;;-[.B45];IF([.A45]=&quot;down&quot;;[.B45];0))" office:value-type="float" office:value="81" calcext:value-type="float">
            <text:p>81</text:p>
          </table:table-cell>
          <table:table-cell table:formula="of:=[.D44]+IF([.A45]=&quot;forward&quot;;[.B45];0)" office:value-type="float" office:value="101" calcext:value-type="float">
            <text:p>101</text:p>
          </table:table-cell>
          <table:table-cell table:formula="of:=[.E44]+IF([.A45]=&quot;forward&quot;;[.B45]*[.C45];0)" office:value-type="float" office:value="6044" calcext:value-type="float">
            <text:p>6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45]+IF([.A46]=&quot;up&quot;;-[.B46];IF([.A46]=&quot;down&quot;;[.B46];0))" office:value-type="float" office:value="82" calcext:value-type="float">
            <text:p>82</text:p>
          </table:table-cell>
          <table:table-cell table:formula="of:=[.D45]+IF([.A46]=&quot;forward&quot;;[.B46];0)" office:value-type="float" office:value="101" calcext:value-type="float">
            <text:p>101</text:p>
          </table:table-cell>
          <table:table-cell table:formula="of:=[.E45]+IF([.A46]=&quot;forward&quot;;[.B46]*[.C46];0)" office:value-type="float" office:value="6044" calcext:value-type="float">
            <text:p>6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46]+IF([.A47]=&quot;up&quot;;-[.B47];IF([.A47]=&quot;down&quot;;[.B47];0))" office:value-type="float" office:value="74" calcext:value-type="float">
            <text:p>74</text:p>
          </table:table-cell>
          <table:table-cell table:formula="of:=[.D46]+IF([.A47]=&quot;forward&quot;;[.B47];0)" office:value-type="float" office:value="101" calcext:value-type="float">
            <text:p>101</text:p>
          </table:table-cell>
          <table:table-cell table:formula="of:=[.E46]+IF([.A47]=&quot;forward&quot;;[.B47]*[.C47];0)" office:value-type="float" office:value="6044" calcext:value-type="float">
            <text:p>6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47]+IF([.A48]=&quot;up&quot;;-[.B48];IF([.A48]=&quot;down&quot;;[.B48];0))" office:value-type="float" office:value="74" calcext:value-type="float">
            <text:p>74</text:p>
          </table:table-cell>
          <table:table-cell table:formula="of:=[.D47]+IF([.A48]=&quot;forward&quot;;[.B48];0)" office:value-type="float" office:value="104" calcext:value-type="float">
            <text:p>104</text:p>
          </table:table-cell>
          <table:table-cell table:formula="of:=[.E47]+IF([.A48]=&quot;forward&quot;;[.B48]*[.C48];0)" office:value-type="float" office:value="6266" calcext:value-type="float">
            <text:p>6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48]+IF([.A49]=&quot;up&quot;;-[.B49];IF([.A49]=&quot;down&quot;;[.B49];0))" office:value-type="float" office:value="75" calcext:value-type="float">
            <text:p>75</text:p>
          </table:table-cell>
          <table:table-cell table:formula="of:=[.D48]+IF([.A49]=&quot;forward&quot;;[.B49];0)" office:value-type="float" office:value="104" calcext:value-type="float">
            <text:p>104</text:p>
          </table:table-cell>
          <table:table-cell table:formula="of:=[.E48]+IF([.A49]=&quot;forward&quot;;[.B49]*[.C49];0)" office:value-type="float" office:value="6266" calcext:value-type="float">
            <text:p>6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49]+IF([.A50]=&quot;up&quot;;-[.B50];IF([.A50]=&quot;down&quot;;[.B50];0))" office:value-type="float" office:value="75" calcext:value-type="float">
            <text:p>75</text:p>
          </table:table-cell>
          <table:table-cell table:formula="of:=[.D49]+IF([.A50]=&quot;forward&quot;;[.B50];0)" office:value-type="float" office:value="111" calcext:value-type="float">
            <text:p>111</text:p>
          </table:table-cell>
          <table:table-cell table:formula="of:=[.E49]+IF([.A50]=&quot;forward&quot;;[.B50]*[.C50];0)" office:value-type="float" office:value="6791" calcext:value-type="float">
            <text:p>6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[.C50]+IF([.A51]=&quot;up&quot;;-[.B51];IF([.A51]=&quot;down&quot;;[.B51];0))" office:value-type="float" office:value="74" calcext:value-type="float">
            <text:p>74</text:p>
          </table:table-cell>
          <table:table-cell table:formula="of:=[.D50]+IF([.A51]=&quot;forward&quot;;[.B51];0)" office:value-type="float" office:value="111" calcext:value-type="float">
            <text:p>111</text:p>
          </table:table-cell>
          <table:table-cell table:formula="of:=[.E50]+IF([.A51]=&quot;forward&quot;;[.B51]*[.C51];0)" office:value-type="float" office:value="6791" calcext:value-type="float">
            <text:p>6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51]+IF([.A52]=&quot;up&quot;;-[.B52];IF([.A52]=&quot;down&quot;;[.B52];0))" office:value-type="float" office:value="74" calcext:value-type="float">
            <text:p>74</text:p>
          </table:table-cell>
          <table:table-cell table:formula="of:=[.D51]+IF([.A52]=&quot;forward&quot;;[.B52];0)" office:value-type="float" office:value="119" calcext:value-type="float">
            <text:p>119</text:p>
          </table:table-cell>
          <table:table-cell table:formula="of:=[.E51]+IF([.A52]=&quot;forward&quot;;[.B52]*[.C52];0)" office:value-type="float" office:value="7383" calcext:value-type="float">
            <text:p>7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52]+IF([.A53]=&quot;up&quot;;-[.B53];IF([.A53]=&quot;down&quot;;[.B53];0))" office:value-type="float" office:value="68" calcext:value-type="float">
            <text:p>68</text:p>
          </table:table-cell>
          <table:table-cell table:formula="of:=[.D52]+IF([.A53]=&quot;forward&quot;;[.B53];0)" office:value-type="float" office:value="119" calcext:value-type="float">
            <text:p>119</text:p>
          </table:table-cell>
          <table:table-cell table:formula="of:=[.E52]+IF([.A53]=&quot;forward&quot;;[.B53]*[.C53];0)" office:value-type="float" office:value="7383" calcext:value-type="float">
            <text:p>7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53]+IF([.A54]=&quot;up&quot;;-[.B54];IF([.A54]=&quot;down&quot;;[.B54];0))" office:value-type="float" office:value="66" calcext:value-type="float">
            <text:p>66</text:p>
          </table:table-cell>
          <table:table-cell table:formula="of:=[.D53]+IF([.A54]=&quot;forward&quot;;[.B54];0)" office:value-type="float" office:value="119" calcext:value-type="float">
            <text:p>119</text:p>
          </table:table-cell>
          <table:table-cell table:formula="of:=[.E53]+IF([.A54]=&quot;forward&quot;;[.B54]*[.C54];0)" office:value-type="float" office:value="7383" calcext:value-type="float">
            <text:p>7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54]+IF([.A55]=&quot;up&quot;;-[.B55];IF([.A55]=&quot;down&quot;;[.B55];0))" office:value-type="float" office:value="72" calcext:value-type="float">
            <text:p>72</text:p>
          </table:table-cell>
          <table:table-cell table:formula="of:=[.D54]+IF([.A55]=&quot;forward&quot;;[.B55];0)" office:value-type="float" office:value="119" calcext:value-type="float">
            <text:p>119</text:p>
          </table:table-cell>
          <table:table-cell table:formula="of:=[.E54]+IF([.A55]=&quot;forward&quot;;[.B55]*[.C55];0)" office:value-type="float" office:value="7383" calcext:value-type="float">
            <text:p>7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55]+IF([.A56]=&quot;up&quot;;-[.B56];IF([.A56]=&quot;down&quot;;[.B56];0))" office:value-type="float" office:value="72" calcext:value-type="float">
            <text:p>72</text:p>
          </table:table-cell>
          <table:table-cell table:formula="of:=[.D55]+IF([.A56]=&quot;forward&quot;;[.B56];0)" office:value-type="float" office:value="120" calcext:value-type="float">
            <text:p>120</text:p>
          </table:table-cell>
          <table:table-cell table:formula="of:=[.E55]+IF([.A56]=&quot;forward&quot;;[.B56]*[.C56];0)" office:value-type="float" office:value="7455" calcext:value-type="float">
            <text:p>7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56]+IF([.A57]=&quot;up&quot;;-[.B57];IF([.A57]=&quot;down&quot;;[.B57];0))" office:value-type="float" office:value="66" calcext:value-type="float">
            <text:p>66</text:p>
          </table:table-cell>
          <table:table-cell table:formula="of:=[.D56]+IF([.A57]=&quot;forward&quot;;[.B57];0)" office:value-type="float" office:value="120" calcext:value-type="float">
            <text:p>120</text:p>
          </table:table-cell>
          <table:table-cell table:formula="of:=[.E56]+IF([.A57]=&quot;forward&quot;;[.B57]*[.C57];0)" office:value-type="float" office:value="7455" calcext:value-type="float">
            <text:p>7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57]+IF([.A58]=&quot;up&quot;;-[.B58];IF([.A58]=&quot;down&quot;;[.B58];0))" office:value-type="float" office:value="66" calcext:value-type="float">
            <text:p>66</text:p>
          </table:table-cell>
          <table:table-cell table:formula="of:=[.D57]+IF([.A58]=&quot;forward&quot;;[.B58];0)" office:value-type="float" office:value="125" calcext:value-type="float">
            <text:p>125</text:p>
          </table:table-cell>
          <table:table-cell table:formula="of:=[.E57]+IF([.A58]=&quot;forward&quot;;[.B58]*[.C58];0)" office:value-type="float" office:value="7785" calcext:value-type="float">
            <text:p>77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58]+IF([.A59]=&quot;up&quot;;-[.B59];IF([.A59]=&quot;down&quot;;[.B59];0))" office:value-type="float" office:value="75" calcext:value-type="float">
            <text:p>75</text:p>
          </table:table-cell>
          <table:table-cell table:formula="of:=[.D58]+IF([.A59]=&quot;forward&quot;;[.B59];0)" office:value-type="float" office:value="125" calcext:value-type="float">
            <text:p>125</text:p>
          </table:table-cell>
          <table:table-cell table:formula="of:=[.E58]+IF([.A59]=&quot;forward&quot;;[.B59]*[.C59];0)" office:value-type="float" office:value="7785" calcext:value-type="float">
            <text:p>77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59]+IF([.A60]=&quot;up&quot;;-[.B60];IF([.A60]=&quot;down&quot;;[.B60];0))" office:value-type="float" office:value="70" calcext:value-type="float">
            <text:p>70</text:p>
          </table:table-cell>
          <table:table-cell table:formula="of:=[.D59]+IF([.A60]=&quot;forward&quot;;[.B60];0)" office:value-type="float" office:value="125" calcext:value-type="float">
            <text:p>125</text:p>
          </table:table-cell>
          <table:table-cell table:formula="of:=[.E59]+IF([.A60]=&quot;forward&quot;;[.B60]*[.C60];0)" office:value-type="float" office:value="7785" calcext:value-type="float">
            <text:p>77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60]+IF([.A61]=&quot;up&quot;;-[.B61];IF([.A61]=&quot;down&quot;;[.B61];0))" office:value-type="float" office:value="70" calcext:value-type="float">
            <text:p>70</text:p>
          </table:table-cell>
          <table:table-cell table:formula="of:=[.D60]+IF([.A61]=&quot;forward&quot;;[.B61];0)" office:value-type="float" office:value="132" calcext:value-type="float">
            <text:p>132</text:p>
          </table:table-cell>
          <table:table-cell table:formula="of:=[.E60]+IF([.A61]=&quot;forward&quot;;[.B61]*[.C61];0)" office:value-type="float" office:value="8275" calcext:value-type="float">
            <text:p>8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61]+IF([.A62]=&quot;up&quot;;-[.B62];IF([.A62]=&quot;down&quot;;[.B62];0))" office:value-type="float" office:value="70" calcext:value-type="float">
            <text:p>70</text:p>
          </table:table-cell>
          <table:table-cell table:formula="of:=[.D61]+IF([.A62]=&quot;forward&quot;;[.B62];0)" office:value-type="float" office:value="141" calcext:value-type="float">
            <text:p>141</text:p>
          </table:table-cell>
          <table:table-cell table:formula="of:=[.E61]+IF([.A62]=&quot;forward&quot;;[.B62]*[.C62];0)" office:value-type="float" office:value="8905" calcext:value-type="float">
            <text:p>8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62]+IF([.A63]=&quot;up&quot;;-[.B63];IF([.A63]=&quot;down&quot;;[.B63];0))" office:value-type="float" office:value="79" calcext:value-type="float">
            <text:p>79</text:p>
          </table:table-cell>
          <table:table-cell table:formula="of:=[.D62]+IF([.A63]=&quot;forward&quot;;[.B63];0)" office:value-type="float" office:value="141" calcext:value-type="float">
            <text:p>141</text:p>
          </table:table-cell>
          <table:table-cell table:formula="of:=[.E62]+IF([.A63]=&quot;forward&quot;;[.B63]*[.C63];0)" office:value-type="float" office:value="8905" calcext:value-type="float">
            <text:p>8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63]+IF([.A64]=&quot;up&quot;;-[.B64];IF([.A64]=&quot;down&quot;;[.B64];0))" office:value-type="float" office:value="82" calcext:value-type="float">
            <text:p>82</text:p>
          </table:table-cell>
          <table:table-cell table:formula="of:=[.D63]+IF([.A64]=&quot;forward&quot;;[.B64];0)" office:value-type="float" office:value="141" calcext:value-type="float">
            <text:p>141</text:p>
          </table:table-cell>
          <table:table-cell table:formula="of:=[.E63]+IF([.A64]=&quot;forward&quot;;[.B64]*[.C64];0)" office:value-type="float" office:value="8905" calcext:value-type="float">
            <text:p>8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64]+IF([.A65]=&quot;up&quot;;-[.B65];IF([.A65]=&quot;down&quot;;[.B65];0))" office:value-type="float" office:value="82" calcext:value-type="float">
            <text:p>82</text:p>
          </table:table-cell>
          <table:table-cell table:formula="of:=[.D64]+IF([.A65]=&quot;forward&quot;;[.B65];0)" office:value-type="float" office:value="148" calcext:value-type="float">
            <text:p>148</text:p>
          </table:table-cell>
          <table:table-cell table:formula="of:=[.E64]+IF([.A65]=&quot;forward&quot;;[.B65]*[.C65];0)" office:value-type="float" office:value="9479" calcext:value-type="float">
            <text:p>9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65]+IF([.A66]=&quot;up&quot;;-[.B66];IF([.A66]=&quot;down&quot;;[.B66];0))" office:value-type="float" office:value="82" calcext:value-type="float">
            <text:p>82</text:p>
          </table:table-cell>
          <table:table-cell table:formula="of:=[.D65]+IF([.A66]=&quot;forward&quot;;[.B66];0)" office:value-type="float" office:value="156" calcext:value-type="float">
            <text:p>156</text:p>
          </table:table-cell>
          <table:table-cell table:formula="of:=[.E65]+IF([.A66]=&quot;forward&quot;;[.B66]*[.C66];0)" office:value-type="float" office:value="10135" calcext:value-type="float">
            <text:p>10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66]+IF([.A67]=&quot;up&quot;;-[.B67];IF([.A67]=&quot;down&quot;;[.B67];0))" office:value-type="float" office:value="82" calcext:value-type="float">
            <text:p>82</text:p>
          </table:table-cell>
          <table:table-cell table:formula="of:=[.D66]+IF([.A67]=&quot;forward&quot;;[.B67];0)" office:value-type="float" office:value="159" calcext:value-type="float">
            <text:p>159</text:p>
          </table:table-cell>
          <table:table-cell table:formula="of:=[.E66]+IF([.A67]=&quot;forward&quot;;[.B67]*[.C67];0)" office:value-type="float" office:value="10381" calcext:value-type="float">
            <text:p>10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67]+IF([.A68]=&quot;up&quot;;-[.B68];IF([.A68]=&quot;down&quot;;[.B68];0))" office:value-type="float" office:value="82" calcext:value-type="float">
            <text:p>82</text:p>
          </table:table-cell>
          <table:table-cell table:formula="of:=[.D67]+IF([.A68]=&quot;forward&quot;;[.B68];0)" office:value-type="float" office:value="168" calcext:value-type="float">
            <text:p>168</text:p>
          </table:table-cell>
          <table:table-cell table:formula="of:=[.E67]+IF([.A68]=&quot;forward&quot;;[.B68]*[.C68];0)" office:value-type="float" office:value="11119" calcext:value-type="float">
            <text:p>11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68]+IF([.A69]=&quot;up&quot;;-[.B69];IF([.A69]=&quot;down&quot;;[.B69];0))" office:value-type="float" office:value="82" calcext:value-type="float">
            <text:p>82</text:p>
          </table:table-cell>
          <table:table-cell table:formula="of:=[.D68]+IF([.A69]=&quot;forward&quot;;[.B69];0)" office:value-type="float" office:value="175" calcext:value-type="float">
            <text:p>175</text:p>
          </table:table-cell>
          <table:table-cell table:formula="of:=[.E68]+IF([.A69]=&quot;forward&quot;;[.B69]*[.C69];0)" office:value-type="float" office:value="11693" calcext:value-type="float">
            <text:p>11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69]+IF([.A70]=&quot;up&quot;;-[.B70];IF([.A70]=&quot;down&quot;;[.B70];0))" office:value-type="float" office:value="85" calcext:value-type="float">
            <text:p>85</text:p>
          </table:table-cell>
          <table:table-cell table:formula="of:=[.D69]+IF([.A70]=&quot;forward&quot;;[.B70];0)" office:value-type="float" office:value="175" calcext:value-type="float">
            <text:p>175</text:p>
          </table:table-cell>
          <table:table-cell table:formula="of:=[.E69]+IF([.A70]=&quot;forward&quot;;[.B70]*[.C70];0)" office:value-type="float" office:value="11693" calcext:value-type="float">
            <text:p>11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70]+IF([.A71]=&quot;up&quot;;-[.B71];IF([.A71]=&quot;down&quot;;[.B71];0))" office:value-type="float" office:value="92" calcext:value-type="float">
            <text:p>92</text:p>
          </table:table-cell>
          <table:table-cell table:formula="of:=[.D70]+IF([.A71]=&quot;forward&quot;;[.B71];0)" office:value-type="float" office:value="175" calcext:value-type="float">
            <text:p>175</text:p>
          </table:table-cell>
          <table:table-cell table:formula="of:=[.E70]+IF([.A71]=&quot;forward&quot;;[.B71]*[.C71];0)" office:value-type="float" office:value="11693" calcext:value-type="float">
            <text:p>11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71]+IF([.A72]=&quot;up&quot;;-[.B72];IF([.A72]=&quot;down&quot;;[.B72];0))" office:value-type="float" office:value="96" calcext:value-type="float">
            <text:p>96</text:p>
          </table:table-cell>
          <table:table-cell table:formula="of:=[.D71]+IF([.A72]=&quot;forward&quot;;[.B72];0)" office:value-type="float" office:value="175" calcext:value-type="float">
            <text:p>175</text:p>
          </table:table-cell>
          <table:table-cell table:formula="of:=[.E71]+IF([.A72]=&quot;forward&quot;;[.B72]*[.C72];0)" office:value-type="float" office:value="11693" calcext:value-type="float">
            <text:p>11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72]+IF([.A73]=&quot;up&quot;;-[.B73];IF([.A73]=&quot;down&quot;;[.B73];0))" office:value-type="float" office:value="96" calcext:value-type="float">
            <text:p>96</text:p>
          </table:table-cell>
          <table:table-cell table:formula="of:=[.D72]+IF([.A73]=&quot;forward&quot;;[.B73];0)" office:value-type="float" office:value="177" calcext:value-type="float">
            <text:p>177</text:p>
          </table:table-cell>
          <table:table-cell table:formula="of:=[.E72]+IF([.A73]=&quot;forward&quot;;[.B73]*[.C73];0)" office:value-type="float" office:value="11885" calcext:value-type="float">
            <text:p>11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73]+IF([.A74]=&quot;up&quot;;-[.B74];IF([.A74]=&quot;down&quot;;[.B74];0))" office:value-type="float" office:value="103" calcext:value-type="float">
            <text:p>103</text:p>
          </table:table-cell>
          <table:table-cell table:formula="of:=[.D73]+IF([.A74]=&quot;forward&quot;;[.B74];0)" office:value-type="float" office:value="177" calcext:value-type="float">
            <text:p>177</text:p>
          </table:table-cell>
          <table:table-cell table:formula="of:=[.E73]+IF([.A74]=&quot;forward&quot;;[.B74]*[.C74];0)" office:value-type="float" office:value="11885" calcext:value-type="float">
            <text:p>11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74]+IF([.A75]=&quot;up&quot;;-[.B75];IF([.A75]=&quot;down&quot;;[.B75];0))" office:value-type="float" office:value="106" calcext:value-type="float">
            <text:p>106</text:p>
          </table:table-cell>
          <table:table-cell table:formula="of:=[.D74]+IF([.A75]=&quot;forward&quot;;[.B75];0)" office:value-type="float" office:value="177" calcext:value-type="float">
            <text:p>177</text:p>
          </table:table-cell>
          <table:table-cell table:formula="of:=[.E74]+IF([.A75]=&quot;forward&quot;;[.B75]*[.C75];0)" office:value-type="float" office:value="11885" calcext:value-type="float">
            <text:p>11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75]+IF([.A76]=&quot;up&quot;;-[.B76];IF([.A76]=&quot;down&quot;;[.B76];0))" office:value-type="float" office:value="111" calcext:value-type="float">
            <text:p>111</text:p>
          </table:table-cell>
          <table:table-cell table:formula="of:=[.D75]+IF([.A76]=&quot;forward&quot;;[.B76];0)" office:value-type="float" office:value="177" calcext:value-type="float">
            <text:p>177</text:p>
          </table:table-cell>
          <table:table-cell table:formula="of:=[.E75]+IF([.A76]=&quot;forward&quot;;[.B76]*[.C76];0)" office:value-type="float" office:value="11885" calcext:value-type="float">
            <text:p>11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[.C76]+IF([.A77]=&quot;up&quot;;-[.B77];IF([.A77]=&quot;down&quot;;[.B77];0))" office:value-type="float" office:value="110" calcext:value-type="float">
            <text:p>110</text:p>
          </table:table-cell>
          <table:table-cell table:formula="of:=[.D76]+IF([.A77]=&quot;forward&quot;;[.B77];0)" office:value-type="float" office:value="177" calcext:value-type="float">
            <text:p>177</text:p>
          </table:table-cell>
          <table:table-cell table:formula="of:=[.E76]+IF([.A77]=&quot;forward&quot;;[.B77]*[.C77];0)" office:value-type="float" office:value="11885" calcext:value-type="float">
            <text:p>11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77]+IF([.A78]=&quot;up&quot;;-[.B78];IF([.A78]=&quot;down&quot;;[.B78];0))" office:value-type="float" office:value="119" calcext:value-type="float">
            <text:p>119</text:p>
          </table:table-cell>
          <table:table-cell table:formula="of:=[.D77]+IF([.A78]=&quot;forward&quot;;[.B78];0)" office:value-type="float" office:value="177" calcext:value-type="float">
            <text:p>177</text:p>
          </table:table-cell>
          <table:table-cell table:formula="of:=[.E77]+IF([.A78]=&quot;forward&quot;;[.B78]*[.C78];0)" office:value-type="float" office:value="11885" calcext:value-type="float">
            <text:p>11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[.C78]+IF([.A79]=&quot;up&quot;;-[.B79];IF([.A79]=&quot;down&quot;;[.B79];0))" office:value-type="float" office:value="115" calcext:value-type="float">
            <text:p>115</text:p>
          </table:table-cell>
          <table:table-cell table:formula="of:=[.D78]+IF([.A79]=&quot;forward&quot;;[.B79];0)" office:value-type="float" office:value="177" calcext:value-type="float">
            <text:p>177</text:p>
          </table:table-cell>
          <table:table-cell table:formula="of:=[.E78]+IF([.A79]=&quot;forward&quot;;[.B79]*[.C79];0)" office:value-type="float" office:value="11885" calcext:value-type="float">
            <text:p>11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79]+IF([.A80]=&quot;up&quot;;-[.B80];IF([.A80]=&quot;down&quot;;[.B80];0))" office:value-type="float" office:value="115" calcext:value-type="float">
            <text:p>115</text:p>
          </table:table-cell>
          <table:table-cell table:formula="of:=[.D79]+IF([.A80]=&quot;forward&quot;;[.B80];0)" office:value-type="float" office:value="178" calcext:value-type="float">
            <text:p>178</text:p>
          </table:table-cell>
          <table:table-cell table:formula="of:=[.E79]+IF([.A80]=&quot;forward&quot;;[.B80]*[.C80];0)" office:value-type="float" office:value="12000" calcext:value-type="float">
            <text:p>1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80]+IF([.A81]=&quot;up&quot;;-[.B81];IF([.A81]=&quot;down&quot;;[.B81];0))" office:value-type="float" office:value="106" calcext:value-type="float">
            <text:p>106</text:p>
          </table:table-cell>
          <table:table-cell table:formula="of:=[.D80]+IF([.A81]=&quot;forward&quot;;[.B81];0)" office:value-type="float" office:value="178" calcext:value-type="float">
            <text:p>178</text:p>
          </table:table-cell>
          <table:table-cell table:formula="of:=[.E80]+IF([.A81]=&quot;forward&quot;;[.B81]*[.C81];0)" office:value-type="float" office:value="12000" calcext:value-type="float">
            <text:p>1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81]+IF([.A82]=&quot;up&quot;;-[.B82];IF([.A82]=&quot;down&quot;;[.B82];0))" office:value-type="float" office:value="108" calcext:value-type="float">
            <text:p>108</text:p>
          </table:table-cell>
          <table:table-cell table:formula="of:=[.D81]+IF([.A82]=&quot;forward&quot;;[.B82];0)" office:value-type="float" office:value="178" calcext:value-type="float">
            <text:p>178</text:p>
          </table:table-cell>
          <table:table-cell table:formula="of:=[.E81]+IF([.A82]=&quot;forward&quot;;[.B82]*[.C82];0)" office:value-type="float" office:value="12000" calcext:value-type="float">
            <text:p>1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82]+IF([.A83]=&quot;up&quot;;-[.B83];IF([.A83]=&quot;down&quot;;[.B83];0))" office:value-type="float" office:value="108" calcext:value-type="float">
            <text:p>108</text:p>
          </table:table-cell>
          <table:table-cell table:formula="of:=[.D82]+IF([.A83]=&quot;forward&quot;;[.B83];0)" office:value-type="float" office:value="186" calcext:value-type="float">
            <text:p>186</text:p>
          </table:table-cell>
          <table:table-cell table:formula="of:=[.E82]+IF([.A83]=&quot;forward&quot;;[.B83]*[.C83];0)" office:value-type="float" office:value="12864" calcext:value-type="float">
            <text:p>12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83]+IF([.A84]=&quot;up&quot;;-[.B84];IF([.A84]=&quot;down&quot;;[.B84];0))" office:value-type="float" office:value="116" calcext:value-type="float">
            <text:p>116</text:p>
          </table:table-cell>
          <table:table-cell table:formula="of:=[.D83]+IF([.A84]=&quot;forward&quot;;[.B84];0)" office:value-type="float" office:value="186" calcext:value-type="float">
            <text:p>186</text:p>
          </table:table-cell>
          <table:table-cell table:formula="of:=[.E83]+IF([.A84]=&quot;forward&quot;;[.B84]*[.C84];0)" office:value-type="float" office:value="12864" calcext:value-type="float">
            <text:p>12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84]+IF([.A85]=&quot;up&quot;;-[.B85];IF([.A85]=&quot;down&quot;;[.B85];0))" office:value-type="float" office:value="122" calcext:value-type="float">
            <text:p>122</text:p>
          </table:table-cell>
          <table:table-cell table:formula="of:=[.D84]+IF([.A85]=&quot;forward&quot;;[.B85];0)" office:value-type="float" office:value="186" calcext:value-type="float">
            <text:p>186</text:p>
          </table:table-cell>
          <table:table-cell table:formula="of:=[.E84]+IF([.A85]=&quot;forward&quot;;[.B85]*[.C85];0)" office:value-type="float" office:value="12864" calcext:value-type="float">
            <text:p>12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85]+IF([.A86]=&quot;up&quot;;-[.B86];IF([.A86]=&quot;down&quot;;[.B86];0))" office:value-type="float" office:value="122" calcext:value-type="float">
            <text:p>122</text:p>
          </table:table-cell>
          <table:table-cell table:formula="of:=[.D85]+IF([.A86]=&quot;forward&quot;;[.B86];0)" office:value-type="float" office:value="193" calcext:value-type="float">
            <text:p>193</text:p>
          </table:table-cell>
          <table:table-cell table:formula="of:=[.E85]+IF([.A86]=&quot;forward&quot;;[.B86]*[.C86];0)" office:value-type="float" office:value="13718" calcext:value-type="float">
            <text:p>137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86]+IF([.A87]=&quot;up&quot;;-[.B87];IF([.A87]=&quot;down&quot;;[.B87];0))" office:value-type="float" office:value="131" calcext:value-type="float">
            <text:p>131</text:p>
          </table:table-cell>
          <table:table-cell table:formula="of:=[.D86]+IF([.A87]=&quot;forward&quot;;[.B87];0)" office:value-type="float" office:value="193" calcext:value-type="float">
            <text:p>193</text:p>
          </table:table-cell>
          <table:table-cell table:formula="of:=[.E86]+IF([.A87]=&quot;forward&quot;;[.B87]*[.C87];0)" office:value-type="float" office:value="13718" calcext:value-type="float">
            <text:p>137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87]+IF([.A88]=&quot;up&quot;;-[.B88];IF([.A88]=&quot;down&quot;;[.B88];0))" office:value-type="float" office:value="134" calcext:value-type="float">
            <text:p>134</text:p>
          </table:table-cell>
          <table:table-cell table:formula="of:=[.D87]+IF([.A88]=&quot;forward&quot;;[.B88];0)" office:value-type="float" office:value="193" calcext:value-type="float">
            <text:p>193</text:p>
          </table:table-cell>
          <table:table-cell table:formula="of:=[.E87]+IF([.A88]=&quot;forward&quot;;[.B88]*[.C88];0)" office:value-type="float" office:value="13718" calcext:value-type="float">
            <text:p>137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88]+IF([.A89]=&quot;up&quot;;-[.B89];IF([.A89]=&quot;down&quot;;[.B89];0))" office:value-type="float" office:value="134" calcext:value-type="float">
            <text:p>134</text:p>
          </table:table-cell>
          <table:table-cell table:formula="of:=[.D88]+IF([.A89]=&quot;forward&quot;;[.B89];0)" office:value-type="float" office:value="201" calcext:value-type="float">
            <text:p>201</text:p>
          </table:table-cell>
          <table:table-cell table:formula="of:=[.E88]+IF([.A89]=&quot;forward&quot;;[.B89]*[.C89];0)" office:value-type="float" office:value="14790" calcext:value-type="float">
            <text:p>147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89]+IF([.A90]=&quot;up&quot;;-[.B90];IF([.A90]=&quot;down&quot;;[.B90];0))" office:value-type="float" office:value="134" calcext:value-type="float">
            <text:p>134</text:p>
          </table:table-cell>
          <table:table-cell table:formula="of:=[.D89]+IF([.A90]=&quot;forward&quot;;[.B90];0)" office:value-type="float" office:value="204" calcext:value-type="float">
            <text:p>204</text:p>
          </table:table-cell>
          <table:table-cell table:formula="of:=[.E89]+IF([.A90]=&quot;forward&quot;;[.B90]*[.C90];0)" office:value-type="float" office:value="15192" calcext:value-type="float">
            <text:p>15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90]+IF([.A91]=&quot;up&quot;;-[.B91];IF([.A91]=&quot;down&quot;;[.B91];0))" office:value-type="float" office:value="140" calcext:value-type="float">
            <text:p>140</text:p>
          </table:table-cell>
          <table:table-cell table:formula="of:=[.D90]+IF([.A91]=&quot;forward&quot;;[.B91];0)" office:value-type="float" office:value="204" calcext:value-type="float">
            <text:p>204</text:p>
          </table:table-cell>
          <table:table-cell table:formula="of:=[.E90]+IF([.A91]=&quot;forward&quot;;[.B91]*[.C91];0)" office:value-type="float" office:value="15192" calcext:value-type="float">
            <text:p>15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91]+IF([.A92]=&quot;up&quot;;-[.B92];IF([.A92]=&quot;down&quot;;[.B92];0))" office:value-type="float" office:value="147" calcext:value-type="float">
            <text:p>147</text:p>
          </table:table-cell>
          <table:table-cell table:formula="of:=[.D91]+IF([.A92]=&quot;forward&quot;;[.B92];0)" office:value-type="float" office:value="204" calcext:value-type="float">
            <text:p>204</text:p>
          </table:table-cell>
          <table:table-cell table:formula="of:=[.E91]+IF([.A92]=&quot;forward&quot;;[.B92]*[.C92];0)" office:value-type="float" office:value="15192" calcext:value-type="float">
            <text:p>15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92]+IF([.A93]=&quot;up&quot;;-[.B93];IF([.A93]=&quot;down&quot;;[.B93];0))" office:value-type="float" office:value="151" calcext:value-type="float">
            <text:p>151</text:p>
          </table:table-cell>
          <table:table-cell table:formula="of:=[.D92]+IF([.A93]=&quot;forward&quot;;[.B93];0)" office:value-type="float" office:value="204" calcext:value-type="float">
            <text:p>204</text:p>
          </table:table-cell>
          <table:table-cell table:formula="of:=[.E92]+IF([.A93]=&quot;forward&quot;;[.B93]*[.C93];0)" office:value-type="float" office:value="15192" calcext:value-type="float">
            <text:p>15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93]+IF([.A94]=&quot;up&quot;;-[.B94];IF([.A94]=&quot;down&quot;;[.B94];0))" office:value-type="float" office:value="151" calcext:value-type="float">
            <text:p>151</text:p>
          </table:table-cell>
          <table:table-cell table:formula="of:=[.D93]+IF([.A94]=&quot;forward&quot;;[.B94];0)" office:value-type="float" office:value="207" calcext:value-type="float">
            <text:p>207</text:p>
          </table:table-cell>
          <table:table-cell table:formula="of:=[.E93]+IF([.A94]=&quot;forward&quot;;[.B94]*[.C94];0)" office:value-type="float" office:value="15645" calcext:value-type="float">
            <text:p>15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94]+IF([.A95]=&quot;up&quot;;-[.B95];IF([.A95]=&quot;down&quot;;[.B95];0))" office:value-type="float" office:value="154" calcext:value-type="float">
            <text:p>154</text:p>
          </table:table-cell>
          <table:table-cell table:formula="of:=[.D94]+IF([.A95]=&quot;forward&quot;;[.B95];0)" office:value-type="float" office:value="207" calcext:value-type="float">
            <text:p>207</text:p>
          </table:table-cell>
          <table:table-cell table:formula="of:=[.E94]+IF([.A95]=&quot;forward&quot;;[.B95]*[.C95];0)" office:value-type="float" office:value="15645" calcext:value-type="float">
            <text:p>15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95]+IF([.A96]=&quot;up&quot;;-[.B96];IF([.A96]=&quot;down&quot;;[.B96];0))" office:value-type="float" office:value="163" calcext:value-type="float">
            <text:p>163</text:p>
          </table:table-cell>
          <table:table-cell table:formula="of:=[.D95]+IF([.A96]=&quot;forward&quot;;[.B96];0)" office:value-type="float" office:value="207" calcext:value-type="float">
            <text:p>207</text:p>
          </table:table-cell>
          <table:table-cell table:formula="of:=[.E95]+IF([.A96]=&quot;forward&quot;;[.B96]*[.C96];0)" office:value-type="float" office:value="15645" calcext:value-type="float">
            <text:p>15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96]+IF([.A97]=&quot;up&quot;;-[.B97];IF([.A97]=&quot;down&quot;;[.B97];0))" office:value-type="float" office:value="163" calcext:value-type="float">
            <text:p>163</text:p>
          </table:table-cell>
          <table:table-cell table:formula="of:=[.D96]+IF([.A97]=&quot;forward&quot;;[.B97];0)" office:value-type="float" office:value="215" calcext:value-type="float">
            <text:p>215</text:p>
          </table:table-cell>
          <table:table-cell table:formula="of:=[.E96]+IF([.A97]=&quot;forward&quot;;[.B97]*[.C97];0)" office:value-type="float" office:value="16949" calcext:value-type="float">
            <text:p>16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97]+IF([.A98]=&quot;up&quot;;-[.B98];IF([.A98]=&quot;down&quot;;[.B98];0))" office:value-type="float" office:value="163" calcext:value-type="float">
            <text:p>163</text:p>
          </table:table-cell>
          <table:table-cell table:formula="of:=[.D97]+IF([.A98]=&quot;forward&quot;;[.B98];0)" office:value-type="float" office:value="224" calcext:value-type="float">
            <text:p>224</text:p>
          </table:table-cell>
          <table:table-cell table:formula="of:=[.E97]+IF([.A98]=&quot;forward&quot;;[.B98]*[.C98];0)" office:value-type="float" office:value="18416" calcext:value-type="float">
            <text:p>18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98]+IF([.A99]=&quot;up&quot;;-[.B99];IF([.A99]=&quot;down&quot;;[.B99];0))" office:value-type="float" office:value="158" calcext:value-type="float">
            <text:p>158</text:p>
          </table:table-cell>
          <table:table-cell table:formula="of:=[.D98]+IF([.A99]=&quot;forward&quot;;[.B99];0)" office:value-type="float" office:value="224" calcext:value-type="float">
            <text:p>224</text:p>
          </table:table-cell>
          <table:table-cell table:formula="of:=[.E98]+IF([.A99]=&quot;forward&quot;;[.B99]*[.C99];0)" office:value-type="float" office:value="18416" calcext:value-type="float">
            <text:p>18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99]+IF([.A100]=&quot;up&quot;;-[.B100];IF([.A100]=&quot;down&quot;;[.B100];0))" office:value-type="float" office:value="158" calcext:value-type="float">
            <text:p>158</text:p>
          </table:table-cell>
          <table:table-cell table:formula="of:=[.D99]+IF([.A100]=&quot;forward&quot;;[.B100];0)" office:value-type="float" office:value="225" calcext:value-type="float">
            <text:p>225</text:p>
          </table:table-cell>
          <table:table-cell table:formula="of:=[.E99]+IF([.A100]=&quot;forward&quot;;[.B100]*[.C100];0)" office:value-type="float" office:value="18574" calcext:value-type="float">
            <text:p>18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100]+IF([.A101]=&quot;up&quot;;-[.B101];IF([.A101]=&quot;down&quot;;[.B101];0))" office:value-type="float" office:value="161" calcext:value-type="float">
            <text:p>161</text:p>
          </table:table-cell>
          <table:table-cell table:formula="of:=[.D100]+IF([.A101]=&quot;forward&quot;;[.B101];0)" office:value-type="float" office:value="225" calcext:value-type="float">
            <text:p>225</text:p>
          </table:table-cell>
          <table:table-cell table:formula="of:=[.E100]+IF([.A101]=&quot;forward&quot;;[.B101]*[.C101];0)" office:value-type="float" office:value="18574" calcext:value-type="float">
            <text:p>18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101]+IF([.A102]=&quot;up&quot;;-[.B102];IF([.A102]=&quot;down&quot;;[.B102];0))" office:value-type="float" office:value="164" calcext:value-type="float">
            <text:p>164</text:p>
          </table:table-cell>
          <table:table-cell table:formula="of:=[.D101]+IF([.A102]=&quot;forward&quot;;[.B102];0)" office:value-type="float" office:value="225" calcext:value-type="float">
            <text:p>225</text:p>
          </table:table-cell>
          <table:table-cell table:formula="of:=[.E101]+IF([.A102]=&quot;forward&quot;;[.B102]*[.C102];0)" office:value-type="float" office:value="18574" calcext:value-type="float">
            <text:p>18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102]+IF([.A103]=&quot;up&quot;;-[.B103];IF([.A103]=&quot;down&quot;;[.B103];0))" office:value-type="float" office:value="167" calcext:value-type="float">
            <text:p>167</text:p>
          </table:table-cell>
          <table:table-cell table:formula="of:=[.D102]+IF([.A103]=&quot;forward&quot;;[.B103];0)" office:value-type="float" office:value="225" calcext:value-type="float">
            <text:p>225</text:p>
          </table:table-cell>
          <table:table-cell table:formula="of:=[.E102]+IF([.A103]=&quot;forward&quot;;[.B103]*[.C103];0)" office:value-type="float" office:value="18574" calcext:value-type="float">
            <text:p>18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103]+IF([.A104]=&quot;up&quot;;-[.B104];IF([.A104]=&quot;down&quot;;[.B104];0))" office:value-type="float" office:value="176" calcext:value-type="float">
            <text:p>176</text:p>
          </table:table-cell>
          <table:table-cell table:formula="of:=[.D103]+IF([.A104]=&quot;forward&quot;;[.B104];0)" office:value-type="float" office:value="225" calcext:value-type="float">
            <text:p>225</text:p>
          </table:table-cell>
          <table:table-cell table:formula="of:=[.E103]+IF([.A104]=&quot;forward&quot;;[.B104]*[.C104];0)" office:value-type="float" office:value="18574" calcext:value-type="float">
            <text:p>18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104]+IF([.A105]=&quot;up&quot;;-[.B105];IF([.A105]=&quot;down&quot;;[.B105];0))" office:value-type="float" office:value="178" calcext:value-type="float">
            <text:p>178</text:p>
          </table:table-cell>
          <table:table-cell table:formula="of:=[.D104]+IF([.A105]=&quot;forward&quot;;[.B105];0)" office:value-type="float" office:value="225" calcext:value-type="float">
            <text:p>225</text:p>
          </table:table-cell>
          <table:table-cell table:formula="of:=[.E104]+IF([.A105]=&quot;forward&quot;;[.B105]*[.C105];0)" office:value-type="float" office:value="18574" calcext:value-type="float">
            <text:p>18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105]+IF([.A106]=&quot;up&quot;;-[.B106];IF([.A106]=&quot;down&quot;;[.B106];0))" office:value-type="float" office:value="187" calcext:value-type="float">
            <text:p>187</text:p>
          </table:table-cell>
          <table:table-cell table:formula="of:=[.D105]+IF([.A106]=&quot;forward&quot;;[.B106];0)" office:value-type="float" office:value="225" calcext:value-type="float">
            <text:p>225</text:p>
          </table:table-cell>
          <table:table-cell table:formula="of:=[.E105]+IF([.A106]=&quot;forward&quot;;[.B106]*[.C106];0)" office:value-type="float" office:value="18574" calcext:value-type="float">
            <text:p>18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106]+IF([.A107]=&quot;up&quot;;-[.B107];IF([.A107]=&quot;down&quot;;[.B107];0))" office:value-type="float" office:value="187" calcext:value-type="float">
            <text:p>187</text:p>
          </table:table-cell>
          <table:table-cell table:formula="of:=[.D106]+IF([.A107]=&quot;forward&quot;;[.B107];0)" office:value-type="float" office:value="230" calcext:value-type="float">
            <text:p>230</text:p>
          </table:table-cell>
          <table:table-cell table:formula="of:=[.E106]+IF([.A107]=&quot;forward&quot;;[.B107]*[.C107];0)" office:value-type="float" office:value="19509" calcext:value-type="float">
            <text:p>19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107]+IF([.A108]=&quot;up&quot;;-[.B108];IF([.A108]=&quot;down&quot;;[.B108];0))" office:value-type="float" office:value="184" calcext:value-type="float">
            <text:p>184</text:p>
          </table:table-cell>
          <table:table-cell table:formula="of:=[.D107]+IF([.A108]=&quot;forward&quot;;[.B108];0)" office:value-type="float" office:value="230" calcext:value-type="float">
            <text:p>230</text:p>
          </table:table-cell>
          <table:table-cell table:formula="of:=[.E107]+IF([.A108]=&quot;forward&quot;;[.B108]*[.C108];0)" office:value-type="float" office:value="19509" calcext:value-type="float">
            <text:p>19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108]+IF([.A109]=&quot;up&quot;;-[.B109];IF([.A109]=&quot;down&quot;;[.B109];0))" office:value-type="float" office:value="179" calcext:value-type="float">
            <text:p>179</text:p>
          </table:table-cell>
          <table:table-cell table:formula="of:=[.D108]+IF([.A109]=&quot;forward&quot;;[.B109];0)" office:value-type="float" office:value="230" calcext:value-type="float">
            <text:p>230</text:p>
          </table:table-cell>
          <table:table-cell table:formula="of:=[.E108]+IF([.A109]=&quot;forward&quot;;[.B109]*[.C109];0)" office:value-type="float" office:value="19509" calcext:value-type="float">
            <text:p>19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109]+IF([.A110]=&quot;up&quot;;-[.B110];IF([.A110]=&quot;down&quot;;[.B110];0))" office:value-type="float" office:value="172" calcext:value-type="float">
            <text:p>172</text:p>
          </table:table-cell>
          <table:table-cell table:formula="of:=[.D109]+IF([.A110]=&quot;forward&quot;;[.B110];0)" office:value-type="float" office:value="230" calcext:value-type="float">
            <text:p>230</text:p>
          </table:table-cell>
          <table:table-cell table:formula="of:=[.E109]+IF([.A110]=&quot;forward&quot;;[.B110]*[.C110];0)" office:value-type="float" office:value="19509" calcext:value-type="float">
            <text:p>19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110]+IF([.A111]=&quot;up&quot;;-[.B111];IF([.A111]=&quot;down&quot;;[.B111];0))" office:value-type="float" office:value="174" calcext:value-type="float">
            <text:p>174</text:p>
          </table:table-cell>
          <table:table-cell table:formula="of:=[.D110]+IF([.A111]=&quot;forward&quot;;[.B111];0)" office:value-type="float" office:value="230" calcext:value-type="float">
            <text:p>230</text:p>
          </table:table-cell>
          <table:table-cell table:formula="of:=[.E110]+IF([.A111]=&quot;forward&quot;;[.B111]*[.C111];0)" office:value-type="float" office:value="19509" calcext:value-type="float">
            <text:p>19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111]+IF([.A112]=&quot;up&quot;;-[.B112];IF([.A112]=&quot;down&quot;;[.B112];0))" office:value-type="float" office:value="181" calcext:value-type="float">
            <text:p>181</text:p>
          </table:table-cell>
          <table:table-cell table:formula="of:=[.D111]+IF([.A112]=&quot;forward&quot;;[.B112];0)" office:value-type="float" office:value="230" calcext:value-type="float">
            <text:p>230</text:p>
          </table:table-cell>
          <table:table-cell table:formula="of:=[.E111]+IF([.A112]=&quot;forward&quot;;[.B112]*[.C112];0)" office:value-type="float" office:value="19509" calcext:value-type="float">
            <text:p>19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112]+IF([.A113]=&quot;up&quot;;-[.B113];IF([.A113]=&quot;down&quot;;[.B113];0))" office:value-type="float" office:value="190" calcext:value-type="float">
            <text:p>190</text:p>
          </table:table-cell>
          <table:table-cell table:formula="of:=[.D112]+IF([.A113]=&quot;forward&quot;;[.B113];0)" office:value-type="float" office:value="230" calcext:value-type="float">
            <text:p>230</text:p>
          </table:table-cell>
          <table:table-cell table:formula="of:=[.E112]+IF([.A113]=&quot;forward&quot;;[.B113]*[.C113];0)" office:value-type="float" office:value="19509" calcext:value-type="float">
            <text:p>19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113]+IF([.A114]=&quot;up&quot;;-[.B114];IF([.A114]=&quot;down&quot;;[.B114];0))" office:value-type="float" office:value="195" calcext:value-type="float">
            <text:p>195</text:p>
          </table:table-cell>
          <table:table-cell table:formula="of:=[.D113]+IF([.A114]=&quot;forward&quot;;[.B114];0)" office:value-type="float" office:value="230" calcext:value-type="float">
            <text:p>230</text:p>
          </table:table-cell>
          <table:table-cell table:formula="of:=[.E113]+IF([.A114]=&quot;forward&quot;;[.B114]*[.C114];0)" office:value-type="float" office:value="19509" calcext:value-type="float">
            <text:p>19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114]+IF([.A115]=&quot;up&quot;;-[.B115];IF([.A115]=&quot;down&quot;;[.B115];0))" office:value-type="float" office:value="199" calcext:value-type="float">
            <text:p>199</text:p>
          </table:table-cell>
          <table:table-cell table:formula="of:=[.D114]+IF([.A115]=&quot;forward&quot;;[.B115];0)" office:value-type="float" office:value="230" calcext:value-type="float">
            <text:p>230</text:p>
          </table:table-cell>
          <table:table-cell table:formula="of:=[.E114]+IF([.A115]=&quot;forward&quot;;[.B115]*[.C115];0)" office:value-type="float" office:value="19509" calcext:value-type="float">
            <text:p>19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115]+IF([.A116]=&quot;up&quot;;-[.B116];IF([.A116]=&quot;down&quot;;[.B116];0))" office:value-type="float" office:value="207" calcext:value-type="float">
            <text:p>207</text:p>
          </table:table-cell>
          <table:table-cell table:formula="of:=[.D115]+IF([.A116]=&quot;forward&quot;;[.B116];0)" office:value-type="float" office:value="230" calcext:value-type="float">
            <text:p>230</text:p>
          </table:table-cell>
          <table:table-cell table:formula="of:=[.E115]+IF([.A116]=&quot;forward&quot;;[.B116]*[.C116];0)" office:value-type="float" office:value="19509" calcext:value-type="float">
            <text:p>19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116]+IF([.A117]=&quot;up&quot;;-[.B117];IF([.A117]=&quot;down&quot;;[.B117];0))" office:value-type="float" office:value="207" calcext:value-type="float">
            <text:p>207</text:p>
          </table:table-cell>
          <table:table-cell table:formula="of:=[.D116]+IF([.A117]=&quot;forward&quot;;[.B117];0)" office:value-type="float" office:value="231" calcext:value-type="float">
            <text:p>231</text:p>
          </table:table-cell>
          <table:table-cell table:formula="of:=[.E116]+IF([.A117]=&quot;forward&quot;;[.B117]*[.C117];0)" office:value-type="float" office:value="19716" calcext:value-type="float">
            <text:p>19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117]+IF([.A118]=&quot;up&quot;;-[.B118];IF([.A118]=&quot;down&quot;;[.B118];0))" office:value-type="float" office:value="199" calcext:value-type="float">
            <text:p>199</text:p>
          </table:table-cell>
          <table:table-cell table:formula="of:=[.D117]+IF([.A118]=&quot;forward&quot;;[.B118];0)" office:value-type="float" office:value="231" calcext:value-type="float">
            <text:p>231</text:p>
          </table:table-cell>
          <table:table-cell table:formula="of:=[.E117]+IF([.A118]=&quot;forward&quot;;[.B118]*[.C118];0)" office:value-type="float" office:value="19716" calcext:value-type="float">
            <text:p>19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118]+IF([.A119]=&quot;up&quot;;-[.B119];IF([.A119]=&quot;down&quot;;[.B119];0))" office:value-type="float" office:value="196" calcext:value-type="float">
            <text:p>196</text:p>
          </table:table-cell>
          <table:table-cell table:formula="of:=[.D118]+IF([.A119]=&quot;forward&quot;;[.B119];0)" office:value-type="float" office:value="231" calcext:value-type="float">
            <text:p>231</text:p>
          </table:table-cell>
          <table:table-cell table:formula="of:=[.E118]+IF([.A119]=&quot;forward&quot;;[.B119]*[.C119];0)" office:value-type="float" office:value="19716" calcext:value-type="float">
            <text:p>19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119]+IF([.A120]=&quot;up&quot;;-[.B120];IF([.A120]=&quot;down&quot;;[.B120];0))" office:value-type="float" office:value="196" calcext:value-type="float">
            <text:p>196</text:p>
          </table:table-cell>
          <table:table-cell table:formula="of:=[.D119]+IF([.A120]=&quot;forward&quot;;[.B120];0)" office:value-type="float" office:value="232" calcext:value-type="float">
            <text:p>232</text:p>
          </table:table-cell>
          <table:table-cell table:formula="of:=[.E119]+IF([.A120]=&quot;forward&quot;;[.B120]*[.C120];0)" office:value-type="float" office:value="19912" calcext:value-type="float">
            <text:p>19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120]+IF([.A121]=&quot;up&quot;;-[.B121];IF([.A121]=&quot;down&quot;;[.B121];0))" office:value-type="float" office:value="196" calcext:value-type="float">
            <text:p>196</text:p>
          </table:table-cell>
          <table:table-cell table:formula="of:=[.D120]+IF([.A121]=&quot;forward&quot;;[.B121];0)" office:value-type="float" office:value="237" calcext:value-type="float">
            <text:p>237</text:p>
          </table:table-cell>
          <table:table-cell table:formula="of:=[.E120]+IF([.A121]=&quot;forward&quot;;[.B121]*[.C121];0)" office:value-type="float" office:value="20892" calcext:value-type="float">
            <text:p>20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121]+IF([.A122]=&quot;up&quot;;-[.B122];IF([.A122]=&quot;down&quot;;[.B122];0))" office:value-type="float" office:value="196" calcext:value-type="float">
            <text:p>196</text:p>
          </table:table-cell>
          <table:table-cell table:formula="of:=[.D121]+IF([.A122]=&quot;forward&quot;;[.B122];0)" office:value-type="float" office:value="240" calcext:value-type="float">
            <text:p>240</text:p>
          </table:table-cell>
          <table:table-cell table:formula="of:=[.E121]+IF([.A122]=&quot;forward&quot;;[.B122]*[.C122];0)" office:value-type="float" office:value="21480" calcext:value-type="float">
            <text:p>214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122]+IF([.A123]=&quot;up&quot;;-[.B123];IF([.A123]=&quot;down&quot;;[.B123];0))" office:value-type="float" office:value="189" calcext:value-type="float">
            <text:p>189</text:p>
          </table:table-cell>
          <table:table-cell table:formula="of:=[.D122]+IF([.A123]=&quot;forward&quot;;[.B123];0)" office:value-type="float" office:value="240" calcext:value-type="float">
            <text:p>240</text:p>
          </table:table-cell>
          <table:table-cell table:formula="of:=[.E122]+IF([.A123]=&quot;forward&quot;;[.B123]*[.C123];0)" office:value-type="float" office:value="21480" calcext:value-type="float">
            <text:p>214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123]+IF([.A124]=&quot;up&quot;;-[.B124];IF([.A124]=&quot;down&quot;;[.B124];0))" office:value-type="float" office:value="198" calcext:value-type="float">
            <text:p>198</text:p>
          </table:table-cell>
          <table:table-cell table:formula="of:=[.D123]+IF([.A124]=&quot;forward&quot;;[.B124];0)" office:value-type="float" office:value="240" calcext:value-type="float">
            <text:p>240</text:p>
          </table:table-cell>
          <table:table-cell table:formula="of:=[.E123]+IF([.A124]=&quot;forward&quot;;[.B124]*[.C124];0)" office:value-type="float" office:value="21480" calcext:value-type="float">
            <text:p>214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124]+IF([.A125]=&quot;up&quot;;-[.B125];IF([.A125]=&quot;down&quot;;[.B125];0))" office:value-type="float" office:value="207" calcext:value-type="float">
            <text:p>207</text:p>
          </table:table-cell>
          <table:table-cell table:formula="of:=[.D124]+IF([.A125]=&quot;forward&quot;;[.B125];0)" office:value-type="float" office:value="240" calcext:value-type="float">
            <text:p>240</text:p>
          </table:table-cell>
          <table:table-cell table:formula="of:=[.E124]+IF([.A125]=&quot;forward&quot;;[.B125]*[.C125];0)" office:value-type="float" office:value="21480" calcext:value-type="float">
            <text:p>214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125]+IF([.A126]=&quot;up&quot;;-[.B126];IF([.A126]=&quot;down&quot;;[.B126];0))" office:value-type="float" office:value="207" calcext:value-type="float">
            <text:p>207</text:p>
          </table:table-cell>
          <table:table-cell table:formula="of:=[.D125]+IF([.A126]=&quot;forward&quot;;[.B126];0)" office:value-type="float" office:value="247" calcext:value-type="float">
            <text:p>247</text:p>
          </table:table-cell>
          <table:table-cell table:formula="of:=[.E125]+IF([.A126]=&quot;forward&quot;;[.B126]*[.C126];0)" office:value-type="float" office:value="22929" calcext:value-type="float">
            <text:p>22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126]+IF([.A127]=&quot;up&quot;;-[.B127];IF([.A127]=&quot;down&quot;;[.B127];0))" office:value-type="float" office:value="208" calcext:value-type="float">
            <text:p>208</text:p>
          </table:table-cell>
          <table:table-cell table:formula="of:=[.D126]+IF([.A127]=&quot;forward&quot;;[.B127];0)" office:value-type="float" office:value="247" calcext:value-type="float">
            <text:p>247</text:p>
          </table:table-cell>
          <table:table-cell table:formula="of:=[.E126]+IF([.A127]=&quot;forward&quot;;[.B127]*[.C127];0)" office:value-type="float" office:value="22929" calcext:value-type="float">
            <text:p>22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127]+IF([.A128]=&quot;up&quot;;-[.B128];IF([.A128]=&quot;down&quot;;[.B128];0))" office:value-type="float" office:value="208" calcext:value-type="float">
            <text:p>208</text:p>
          </table:table-cell>
          <table:table-cell table:formula="of:=[.D127]+IF([.A128]=&quot;forward&quot;;[.B128];0)" office:value-type="float" office:value="248" calcext:value-type="float">
            <text:p>248</text:p>
          </table:table-cell>
          <table:table-cell table:formula="of:=[.E127]+IF([.A128]=&quot;forward&quot;;[.B128]*[.C128];0)" office:value-type="float" office:value="23137" calcext:value-type="float">
            <text:p>23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128]+IF([.A129]=&quot;up&quot;;-[.B129];IF([.A129]=&quot;down&quot;;[.B129];0))" office:value-type="float" office:value="208" calcext:value-type="float">
            <text:p>208</text:p>
          </table:table-cell>
          <table:table-cell table:formula="of:=[.D128]+IF([.A129]=&quot;forward&quot;;[.B129];0)" office:value-type="float" office:value="256" calcext:value-type="float">
            <text:p>256</text:p>
          </table:table-cell>
          <table:table-cell table:formula="of:=[.E128]+IF([.A129]=&quot;forward&quot;;[.B129]*[.C129];0)" office:value-type="float" office:value="24801" calcext:value-type="float">
            <text:p>24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129]+IF([.A130]=&quot;up&quot;;-[.B130];IF([.A130]=&quot;down&quot;;[.B130];0))" office:value-type="float" office:value="208" calcext:value-type="float">
            <text:p>208</text:p>
          </table:table-cell>
          <table:table-cell table:formula="of:=[.D129]+IF([.A130]=&quot;forward&quot;;[.B130];0)" office:value-type="float" office:value="262" calcext:value-type="float">
            <text:p>262</text:p>
          </table:table-cell>
          <table:table-cell table:formula="of:=[.E129]+IF([.A130]=&quot;forward&quot;;[.B130]*[.C130];0)" office:value-type="float" office:value="26049" calcext:value-type="float">
            <text:p>26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130]+IF([.A131]=&quot;up&quot;;-[.B131];IF([.A131]=&quot;down&quot;;[.B131];0))" office:value-type="float" office:value="209" calcext:value-type="float">
            <text:p>209</text:p>
          </table:table-cell>
          <table:table-cell table:formula="of:=[.D130]+IF([.A131]=&quot;forward&quot;;[.B131];0)" office:value-type="float" office:value="262" calcext:value-type="float">
            <text:p>262</text:p>
          </table:table-cell>
          <table:table-cell table:formula="of:=[.E130]+IF([.A131]=&quot;forward&quot;;[.B131]*[.C131];0)" office:value-type="float" office:value="26049" calcext:value-type="float">
            <text:p>26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131]+IF([.A132]=&quot;up&quot;;-[.B132];IF([.A132]=&quot;down&quot;;[.B132];0))" office:value-type="float" office:value="216" calcext:value-type="float">
            <text:p>216</text:p>
          </table:table-cell>
          <table:table-cell table:formula="of:=[.D131]+IF([.A132]=&quot;forward&quot;;[.B132];0)" office:value-type="float" office:value="262" calcext:value-type="float">
            <text:p>262</text:p>
          </table:table-cell>
          <table:table-cell table:formula="of:=[.E131]+IF([.A132]=&quot;forward&quot;;[.B132]*[.C132];0)" office:value-type="float" office:value="26049" calcext:value-type="float">
            <text:p>26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132]+IF([.A133]=&quot;up&quot;;-[.B133];IF([.A133]=&quot;down&quot;;[.B133];0))" office:value-type="float" office:value="216" calcext:value-type="float">
            <text:p>216</text:p>
          </table:table-cell>
          <table:table-cell table:formula="of:=[.D132]+IF([.A133]=&quot;forward&quot;;[.B133];0)" office:value-type="float" office:value="271" calcext:value-type="float">
            <text:p>271</text:p>
          </table:table-cell>
          <table:table-cell table:formula="of:=[.E132]+IF([.A133]=&quot;forward&quot;;[.B133]*[.C133];0)" office:value-type="float" office:value="27993" calcext:value-type="float">
            <text:p>27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[.C133]+IF([.A134]=&quot;up&quot;;-[.B134];IF([.A134]=&quot;down&quot;;[.B134];0))" office:value-type="float" office:value="212" calcext:value-type="float">
            <text:p>212</text:p>
          </table:table-cell>
          <table:table-cell table:formula="of:=[.D133]+IF([.A134]=&quot;forward&quot;;[.B134];0)" office:value-type="float" office:value="271" calcext:value-type="float">
            <text:p>271</text:p>
          </table:table-cell>
          <table:table-cell table:formula="of:=[.E133]+IF([.A134]=&quot;forward&quot;;[.B134]*[.C134];0)" office:value-type="float" office:value="27993" calcext:value-type="float">
            <text:p>27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134]+IF([.A135]=&quot;up&quot;;-[.B135];IF([.A135]=&quot;down&quot;;[.B135];0))" office:value-type="float" office:value="212" calcext:value-type="float">
            <text:p>212</text:p>
          </table:table-cell>
          <table:table-cell table:formula="of:=[.D134]+IF([.A135]=&quot;forward&quot;;[.B135];0)" office:value-type="float" office:value="279" calcext:value-type="float">
            <text:p>279</text:p>
          </table:table-cell>
          <table:table-cell table:formula="of:=[.E134]+IF([.A135]=&quot;forward&quot;;[.B135]*[.C135];0)" office:value-type="float" office:value="29689" calcext:value-type="float">
            <text:p>29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135]+IF([.A136]=&quot;up&quot;;-[.B136];IF([.A136]=&quot;down&quot;;[.B136];0))" office:value-type="float" office:value="206" calcext:value-type="float">
            <text:p>206</text:p>
          </table:table-cell>
          <table:table-cell table:formula="of:=[.D135]+IF([.A136]=&quot;forward&quot;;[.B136];0)" office:value-type="float" office:value="279" calcext:value-type="float">
            <text:p>279</text:p>
          </table:table-cell>
          <table:table-cell table:formula="of:=[.E135]+IF([.A136]=&quot;forward&quot;;[.B136]*[.C136];0)" office:value-type="float" office:value="29689" calcext:value-type="float">
            <text:p>29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136]+IF([.A137]=&quot;up&quot;;-[.B137];IF([.A137]=&quot;down&quot;;[.B137];0))" office:value-type="float" office:value="206" calcext:value-type="float">
            <text:p>206</text:p>
          </table:table-cell>
          <table:table-cell table:formula="of:=[.D136]+IF([.A137]=&quot;forward&quot;;[.B137];0)" office:value-type="float" office:value="282" calcext:value-type="float">
            <text:p>282</text:p>
          </table:table-cell>
          <table:table-cell table:formula="of:=[.E136]+IF([.A137]=&quot;forward&quot;;[.B137]*[.C137];0)" office:value-type="float" office:value="30307" calcext:value-type="float">
            <text:p>30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137]+IF([.A138]=&quot;up&quot;;-[.B138];IF([.A138]=&quot;down&quot;;[.B138];0))" office:value-type="float" office:value="209" calcext:value-type="float">
            <text:p>209</text:p>
          </table:table-cell>
          <table:table-cell table:formula="of:=[.D137]+IF([.A138]=&quot;forward&quot;;[.B138];0)" office:value-type="float" office:value="282" calcext:value-type="float">
            <text:p>282</text:p>
          </table:table-cell>
          <table:table-cell table:formula="of:=[.E137]+IF([.A138]=&quot;forward&quot;;[.B138]*[.C138];0)" office:value-type="float" office:value="30307" calcext:value-type="float">
            <text:p>30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138]+IF([.A139]=&quot;up&quot;;-[.B139];IF([.A139]=&quot;down&quot;;[.B139];0))" office:value-type="float" office:value="218" calcext:value-type="float">
            <text:p>218</text:p>
          </table:table-cell>
          <table:table-cell table:formula="of:=[.D138]+IF([.A139]=&quot;forward&quot;;[.B139];0)" office:value-type="float" office:value="282" calcext:value-type="float">
            <text:p>282</text:p>
          </table:table-cell>
          <table:table-cell table:formula="of:=[.E138]+IF([.A139]=&quot;forward&quot;;[.B139]*[.C139];0)" office:value-type="float" office:value="30307" calcext:value-type="float">
            <text:p>30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139]+IF([.A140]=&quot;up&quot;;-[.B140];IF([.A140]=&quot;down&quot;;[.B140];0))" office:value-type="float" office:value="218" calcext:value-type="float">
            <text:p>218</text:p>
          </table:table-cell>
          <table:table-cell table:formula="of:=[.D139]+IF([.A140]=&quot;forward&quot;;[.B140];0)" office:value-type="float" office:value="287" calcext:value-type="float">
            <text:p>287</text:p>
          </table:table-cell>
          <table:table-cell table:formula="of:=[.E139]+IF([.A140]=&quot;forward&quot;;[.B140]*[.C140];0)" office:value-type="float" office:value="31397" calcext:value-type="float">
            <text:p>31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140]+IF([.A141]=&quot;up&quot;;-[.B141];IF([.A141]=&quot;down&quot;;[.B141];0))" office:value-type="float" office:value="215" calcext:value-type="float">
            <text:p>215</text:p>
          </table:table-cell>
          <table:table-cell table:formula="of:=[.D140]+IF([.A141]=&quot;forward&quot;;[.B141];0)" office:value-type="float" office:value="287" calcext:value-type="float">
            <text:p>287</text:p>
          </table:table-cell>
          <table:table-cell table:formula="of:=[.E140]+IF([.A141]=&quot;forward&quot;;[.B141]*[.C141];0)" office:value-type="float" office:value="31397" calcext:value-type="float">
            <text:p>31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141]+IF([.A142]=&quot;up&quot;;-[.B142];IF([.A142]=&quot;down&quot;;[.B142];0))" office:value-type="float" office:value="222" calcext:value-type="float">
            <text:p>222</text:p>
          </table:table-cell>
          <table:table-cell table:formula="of:=[.D141]+IF([.A142]=&quot;forward&quot;;[.B142];0)" office:value-type="float" office:value="287" calcext:value-type="float">
            <text:p>287</text:p>
          </table:table-cell>
          <table:table-cell table:formula="of:=[.E141]+IF([.A142]=&quot;forward&quot;;[.B142]*[.C142];0)" office:value-type="float" office:value="31397" calcext:value-type="float">
            <text:p>31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142]+IF([.A143]=&quot;up&quot;;-[.B143];IF([.A143]=&quot;down&quot;;[.B143];0))" office:value-type="float" office:value="222" calcext:value-type="float">
            <text:p>222</text:p>
          </table:table-cell>
          <table:table-cell table:formula="of:=[.D142]+IF([.A143]=&quot;forward&quot;;[.B143];0)" office:value-type="float" office:value="296" calcext:value-type="float">
            <text:p>296</text:p>
          </table:table-cell>
          <table:table-cell table:formula="of:=[.E142]+IF([.A143]=&quot;forward&quot;;[.B143]*[.C143];0)" office:value-type="float" office:value="33395" calcext:value-type="float">
            <text:p>33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143]+IF([.A144]=&quot;up&quot;;-[.B144];IF([.A144]=&quot;down&quot;;[.B144];0))" office:value-type="float" office:value="222" calcext:value-type="float">
            <text:p>222</text:p>
          </table:table-cell>
          <table:table-cell table:formula="of:=[.D143]+IF([.A144]=&quot;forward&quot;;[.B144];0)" office:value-type="float" office:value="298" calcext:value-type="float">
            <text:p>298</text:p>
          </table:table-cell>
          <table:table-cell table:formula="of:=[.E143]+IF([.A144]=&quot;forward&quot;;[.B144]*[.C144];0)" office:value-type="float" office:value="33839" calcext:value-type="float">
            <text:p>33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[.C144]+IF([.A145]=&quot;up&quot;;-[.B145];IF([.A145]=&quot;down&quot;;[.B145];0))" office:value-type="float" office:value="221" calcext:value-type="float">
            <text:p>221</text:p>
          </table:table-cell>
          <table:table-cell table:formula="of:=[.D144]+IF([.A145]=&quot;forward&quot;;[.B145];0)" office:value-type="float" office:value="298" calcext:value-type="float">
            <text:p>298</text:p>
          </table:table-cell>
          <table:table-cell table:formula="of:=[.E144]+IF([.A145]=&quot;forward&quot;;[.B145]*[.C145];0)" office:value-type="float" office:value="33839" calcext:value-type="float">
            <text:p>33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145]+IF([.A146]=&quot;up&quot;;-[.B146];IF([.A146]=&quot;down&quot;;[.B146];0))" office:value-type="float" office:value="221" calcext:value-type="float">
            <text:p>221</text:p>
          </table:table-cell>
          <table:table-cell table:formula="of:=[.D145]+IF([.A146]=&quot;forward&quot;;[.B146];0)" office:value-type="float" office:value="305" calcext:value-type="float">
            <text:p>305</text:p>
          </table:table-cell>
          <table:table-cell table:formula="of:=[.E145]+IF([.A146]=&quot;forward&quot;;[.B146]*[.C146];0)" office:value-type="float" office:value="35386" calcext:value-type="float">
            <text:p>35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146]+IF([.A147]=&quot;up&quot;;-[.B147];IF([.A147]=&quot;down&quot;;[.B147];0))" office:value-type="float" office:value="213" calcext:value-type="float">
            <text:p>213</text:p>
          </table:table-cell>
          <table:table-cell table:formula="of:=[.D146]+IF([.A147]=&quot;forward&quot;;[.B147];0)" office:value-type="float" office:value="305" calcext:value-type="float">
            <text:p>305</text:p>
          </table:table-cell>
          <table:table-cell table:formula="of:=[.E146]+IF([.A147]=&quot;forward&quot;;[.B147]*[.C147];0)" office:value-type="float" office:value="35386" calcext:value-type="float">
            <text:p>35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147]+IF([.A148]=&quot;up&quot;;-[.B148];IF([.A148]=&quot;down&quot;;[.B148];0))" office:value-type="float" office:value="213" calcext:value-type="float">
            <text:p>213</text:p>
          </table:table-cell>
          <table:table-cell table:formula="of:=[.D147]+IF([.A148]=&quot;forward&quot;;[.B148];0)" office:value-type="float" office:value="312" calcext:value-type="float">
            <text:p>312</text:p>
          </table:table-cell>
          <table:table-cell table:formula="of:=[.E147]+IF([.A148]=&quot;forward&quot;;[.B148]*[.C148];0)" office:value-type="float" office:value="36877" calcext:value-type="float">
            <text:p>36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148]+IF([.A149]=&quot;up&quot;;-[.B149];IF([.A149]=&quot;down&quot;;[.B149];0))" office:value-type="float" office:value="213" calcext:value-type="float">
            <text:p>213</text:p>
          </table:table-cell>
          <table:table-cell table:formula="of:=[.D148]+IF([.A149]=&quot;forward&quot;;[.B149];0)" office:value-type="float" office:value="313" calcext:value-type="float">
            <text:p>313</text:p>
          </table:table-cell>
          <table:table-cell table:formula="of:=[.E148]+IF([.A149]=&quot;forward&quot;;[.B149]*[.C149];0)" office:value-type="float" office:value="37090" calcext:value-type="float">
            <text:p>370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149]+IF([.A150]=&quot;up&quot;;-[.B150];IF([.A150]=&quot;down&quot;;[.B150];0))" office:value-type="float" office:value="210" calcext:value-type="float">
            <text:p>210</text:p>
          </table:table-cell>
          <table:table-cell table:formula="of:=[.D149]+IF([.A150]=&quot;forward&quot;;[.B150];0)" office:value-type="float" office:value="313" calcext:value-type="float">
            <text:p>313</text:p>
          </table:table-cell>
          <table:table-cell table:formula="of:=[.E149]+IF([.A150]=&quot;forward&quot;;[.B150]*[.C150];0)" office:value-type="float" office:value="37090" calcext:value-type="float">
            <text:p>370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150]+IF([.A151]=&quot;up&quot;;-[.B151];IF([.A151]=&quot;down&quot;;[.B151];0))" office:value-type="float" office:value="203" calcext:value-type="float">
            <text:p>203</text:p>
          </table:table-cell>
          <table:table-cell table:formula="of:=[.D150]+IF([.A151]=&quot;forward&quot;;[.B151];0)" office:value-type="float" office:value="313" calcext:value-type="float">
            <text:p>313</text:p>
          </table:table-cell>
          <table:table-cell table:formula="of:=[.E150]+IF([.A151]=&quot;forward&quot;;[.B151]*[.C151];0)" office:value-type="float" office:value="37090" calcext:value-type="float">
            <text:p>370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151]+IF([.A152]=&quot;up&quot;;-[.B152];IF([.A152]=&quot;down&quot;;[.B152];0))" office:value-type="float" office:value="204" calcext:value-type="float">
            <text:p>204</text:p>
          </table:table-cell>
          <table:table-cell table:formula="of:=[.D151]+IF([.A152]=&quot;forward&quot;;[.B152];0)" office:value-type="float" office:value="313" calcext:value-type="float">
            <text:p>313</text:p>
          </table:table-cell>
          <table:table-cell table:formula="of:=[.E151]+IF([.A152]=&quot;forward&quot;;[.B152]*[.C152];0)" office:value-type="float" office:value="37090" calcext:value-type="float">
            <text:p>370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152]+IF([.A153]=&quot;up&quot;;-[.B153];IF([.A153]=&quot;down&quot;;[.B153];0))" office:value-type="float" office:value="204" calcext:value-type="float">
            <text:p>204</text:p>
          </table:table-cell>
          <table:table-cell table:formula="of:=[.D152]+IF([.A153]=&quot;forward&quot;;[.B153];0)" office:value-type="float" office:value="318" calcext:value-type="float">
            <text:p>318</text:p>
          </table:table-cell>
          <table:table-cell table:formula="of:=[.E152]+IF([.A153]=&quot;forward&quot;;[.B153]*[.C153];0)" office:value-type="float" office:value="38110" calcext:value-type="float">
            <text:p>38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153]+IF([.A154]=&quot;up&quot;;-[.B154];IF([.A154]=&quot;down&quot;;[.B154];0))" office:value-type="float" office:value="196" calcext:value-type="float">
            <text:p>196</text:p>
          </table:table-cell>
          <table:table-cell table:formula="of:=[.D153]+IF([.A154]=&quot;forward&quot;;[.B154];0)" office:value-type="float" office:value="318" calcext:value-type="float">
            <text:p>318</text:p>
          </table:table-cell>
          <table:table-cell table:formula="of:=[.E153]+IF([.A154]=&quot;forward&quot;;[.B154]*[.C154];0)" office:value-type="float" office:value="38110" calcext:value-type="float">
            <text:p>38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154]+IF([.A155]=&quot;up&quot;;-[.B155];IF([.A155]=&quot;down&quot;;[.B155];0))" office:value-type="float" office:value="198" calcext:value-type="float">
            <text:p>198</text:p>
          </table:table-cell>
          <table:table-cell table:formula="of:=[.D154]+IF([.A155]=&quot;forward&quot;;[.B155];0)" office:value-type="float" office:value="318" calcext:value-type="float">
            <text:p>318</text:p>
          </table:table-cell>
          <table:table-cell table:formula="of:=[.E154]+IF([.A155]=&quot;forward&quot;;[.B155]*[.C155];0)" office:value-type="float" office:value="38110" calcext:value-type="float">
            <text:p>38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155]+IF([.A156]=&quot;up&quot;;-[.B156];IF([.A156]=&quot;down&quot;;[.B156];0))" office:value-type="float" office:value="196" calcext:value-type="float">
            <text:p>196</text:p>
          </table:table-cell>
          <table:table-cell table:formula="of:=[.D155]+IF([.A156]=&quot;forward&quot;;[.B156];0)" office:value-type="float" office:value="318" calcext:value-type="float">
            <text:p>318</text:p>
          </table:table-cell>
          <table:table-cell table:formula="of:=[.E155]+IF([.A156]=&quot;forward&quot;;[.B156]*[.C156];0)" office:value-type="float" office:value="38110" calcext:value-type="float">
            <text:p>38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156]+IF([.A157]=&quot;up&quot;;-[.B157];IF([.A157]=&quot;down&quot;;[.B157];0))" office:value-type="float" office:value="193" calcext:value-type="float">
            <text:p>193</text:p>
          </table:table-cell>
          <table:table-cell table:formula="of:=[.D156]+IF([.A157]=&quot;forward&quot;;[.B157];0)" office:value-type="float" office:value="318" calcext:value-type="float">
            <text:p>318</text:p>
          </table:table-cell>
          <table:table-cell table:formula="of:=[.E156]+IF([.A157]=&quot;forward&quot;;[.B157]*[.C157];0)" office:value-type="float" office:value="38110" calcext:value-type="float">
            <text:p>38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157]+IF([.A158]=&quot;up&quot;;-[.B158];IF([.A158]=&quot;down&quot;;[.B158];0))" office:value-type="float" office:value="198" calcext:value-type="float">
            <text:p>198</text:p>
          </table:table-cell>
          <table:table-cell table:formula="of:=[.D157]+IF([.A158]=&quot;forward&quot;;[.B158];0)" office:value-type="float" office:value="318" calcext:value-type="float">
            <text:p>318</text:p>
          </table:table-cell>
          <table:table-cell table:formula="of:=[.E157]+IF([.A158]=&quot;forward&quot;;[.B158]*[.C158];0)" office:value-type="float" office:value="38110" calcext:value-type="float">
            <text:p>38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158]+IF([.A159]=&quot;up&quot;;-[.B159];IF([.A159]=&quot;down&quot;;[.B159];0))" office:value-type="float" office:value="198" calcext:value-type="float">
            <text:p>198</text:p>
          </table:table-cell>
          <table:table-cell table:formula="of:=[.D158]+IF([.A159]=&quot;forward&quot;;[.B159];0)" office:value-type="float" office:value="324" calcext:value-type="float">
            <text:p>324</text:p>
          </table:table-cell>
          <table:table-cell table:formula="of:=[.E158]+IF([.A159]=&quot;forward&quot;;[.B159]*[.C159];0)" office:value-type="float" office:value="39298" calcext:value-type="float">
            <text:p>39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159]+IF([.A160]=&quot;up&quot;;-[.B160];IF([.A160]=&quot;down&quot;;[.B160];0))" office:value-type="float" office:value="190" calcext:value-type="float">
            <text:p>190</text:p>
          </table:table-cell>
          <table:table-cell table:formula="of:=[.D159]+IF([.A160]=&quot;forward&quot;;[.B160];0)" office:value-type="float" office:value="324" calcext:value-type="float">
            <text:p>324</text:p>
          </table:table-cell>
          <table:table-cell table:formula="of:=[.E159]+IF([.A160]=&quot;forward&quot;;[.B160]*[.C160];0)" office:value-type="float" office:value="39298" calcext:value-type="float">
            <text:p>39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160]+IF([.A161]=&quot;up&quot;;-[.B161];IF([.A161]=&quot;down&quot;;[.B161];0))" office:value-type="float" office:value="197" calcext:value-type="float">
            <text:p>197</text:p>
          </table:table-cell>
          <table:table-cell table:formula="of:=[.D160]+IF([.A161]=&quot;forward&quot;;[.B161];0)" office:value-type="float" office:value="324" calcext:value-type="float">
            <text:p>324</text:p>
          </table:table-cell>
          <table:table-cell table:formula="of:=[.E160]+IF([.A161]=&quot;forward&quot;;[.B161]*[.C161];0)" office:value-type="float" office:value="39298" calcext:value-type="float">
            <text:p>39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161]+IF([.A162]=&quot;up&quot;;-[.B162];IF([.A162]=&quot;down&quot;;[.B162];0))" office:value-type="float" office:value="189" calcext:value-type="float">
            <text:p>189</text:p>
          </table:table-cell>
          <table:table-cell table:formula="of:=[.D161]+IF([.A162]=&quot;forward&quot;;[.B162];0)" office:value-type="float" office:value="324" calcext:value-type="float">
            <text:p>324</text:p>
          </table:table-cell>
          <table:table-cell table:formula="of:=[.E161]+IF([.A162]=&quot;forward&quot;;[.B162]*[.C162];0)" office:value-type="float" office:value="39298" calcext:value-type="float">
            <text:p>39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[.C162]+IF([.A163]=&quot;up&quot;;-[.B163];IF([.A163]=&quot;down&quot;;[.B163];0))" office:value-type="float" office:value="185" calcext:value-type="float">
            <text:p>185</text:p>
          </table:table-cell>
          <table:table-cell table:formula="of:=[.D162]+IF([.A163]=&quot;forward&quot;;[.B163];0)" office:value-type="float" office:value="324" calcext:value-type="float">
            <text:p>324</text:p>
          </table:table-cell>
          <table:table-cell table:formula="of:=[.E162]+IF([.A163]=&quot;forward&quot;;[.B163]*[.C163];0)" office:value-type="float" office:value="39298" calcext:value-type="float">
            <text:p>39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163]+IF([.A164]=&quot;up&quot;;-[.B164];IF([.A164]=&quot;down&quot;;[.B164];0))" office:value-type="float" office:value="193" calcext:value-type="float">
            <text:p>193</text:p>
          </table:table-cell>
          <table:table-cell table:formula="of:=[.D163]+IF([.A164]=&quot;forward&quot;;[.B164];0)" office:value-type="float" office:value="324" calcext:value-type="float">
            <text:p>324</text:p>
          </table:table-cell>
          <table:table-cell table:formula="of:=[.E163]+IF([.A164]=&quot;forward&quot;;[.B164]*[.C164];0)" office:value-type="float" office:value="39298" calcext:value-type="float">
            <text:p>39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164]+IF([.A165]=&quot;up&quot;;-[.B165];IF([.A165]=&quot;down&quot;;[.B165];0))" office:value-type="float" office:value="193" calcext:value-type="float">
            <text:p>193</text:p>
          </table:table-cell>
          <table:table-cell table:formula="of:=[.D164]+IF([.A165]=&quot;forward&quot;;[.B165];0)" office:value-type="float" office:value="333" calcext:value-type="float">
            <text:p>333</text:p>
          </table:table-cell>
          <table:table-cell table:formula="of:=[.E164]+IF([.A165]=&quot;forward&quot;;[.B165]*[.C165];0)" office:value-type="float" office:value="41035" calcext:value-type="float">
            <text:p>41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165]+IF([.A166]=&quot;up&quot;;-[.B166];IF([.A166]=&quot;down&quot;;[.B166];0))" office:value-type="float" office:value="201" calcext:value-type="float">
            <text:p>201</text:p>
          </table:table-cell>
          <table:table-cell table:formula="of:=[.D165]+IF([.A166]=&quot;forward&quot;;[.B166];0)" office:value-type="float" office:value="333" calcext:value-type="float">
            <text:p>333</text:p>
          </table:table-cell>
          <table:table-cell table:formula="of:=[.E165]+IF([.A166]=&quot;forward&quot;;[.B166]*[.C166];0)" office:value-type="float" office:value="41035" calcext:value-type="float">
            <text:p>41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166]+IF([.A167]=&quot;up&quot;;-[.B167];IF([.A167]=&quot;down&quot;;[.B167];0))" office:value-type="float" office:value="203" calcext:value-type="float">
            <text:p>203</text:p>
          </table:table-cell>
          <table:table-cell table:formula="of:=[.D166]+IF([.A167]=&quot;forward&quot;;[.B167];0)" office:value-type="float" office:value="333" calcext:value-type="float">
            <text:p>333</text:p>
          </table:table-cell>
          <table:table-cell table:formula="of:=[.E166]+IF([.A167]=&quot;forward&quot;;[.B167]*[.C167];0)" office:value-type="float" office:value="41035" calcext:value-type="float">
            <text:p>41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167]+IF([.A168]=&quot;up&quot;;-[.B168];IF([.A168]=&quot;down&quot;;[.B168];0))" office:value-type="float" office:value="196" calcext:value-type="float">
            <text:p>196</text:p>
          </table:table-cell>
          <table:table-cell table:formula="of:=[.D167]+IF([.A168]=&quot;forward&quot;;[.B168];0)" office:value-type="float" office:value="333" calcext:value-type="float">
            <text:p>333</text:p>
          </table:table-cell>
          <table:table-cell table:formula="of:=[.E167]+IF([.A168]=&quot;forward&quot;;[.B168]*[.C168];0)" office:value-type="float" office:value="41035" calcext:value-type="float">
            <text:p>41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168]+IF([.A169]=&quot;up&quot;;-[.B169];IF([.A169]=&quot;down&quot;;[.B169];0))" office:value-type="float" office:value="201" calcext:value-type="float">
            <text:p>201</text:p>
          </table:table-cell>
          <table:table-cell table:formula="of:=[.D168]+IF([.A169]=&quot;forward&quot;;[.B169];0)" office:value-type="float" office:value="333" calcext:value-type="float">
            <text:p>333</text:p>
          </table:table-cell>
          <table:table-cell table:formula="of:=[.E168]+IF([.A169]=&quot;forward&quot;;[.B169]*[.C169];0)" office:value-type="float" office:value="41035" calcext:value-type="float">
            <text:p>41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169]+IF([.A170]=&quot;up&quot;;-[.B170];IF([.A170]=&quot;down&quot;;[.B170];0))" office:value-type="float" office:value="201" calcext:value-type="float">
            <text:p>201</text:p>
          </table:table-cell>
          <table:table-cell table:formula="of:=[.D169]+IF([.A170]=&quot;forward&quot;;[.B170];0)" office:value-type="float" office:value="334" calcext:value-type="float">
            <text:p>334</text:p>
          </table:table-cell>
          <table:table-cell table:formula="of:=[.E169]+IF([.A170]=&quot;forward&quot;;[.B170]*[.C170];0)" office:value-type="float" office:value="41236" calcext:value-type="float">
            <text:p>41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[.C170]+IF([.A171]=&quot;up&quot;;-[.B171];IF([.A171]=&quot;down&quot;;[.B171];0))" office:value-type="float" office:value="200" calcext:value-type="float">
            <text:p>200</text:p>
          </table:table-cell>
          <table:table-cell table:formula="of:=[.D170]+IF([.A171]=&quot;forward&quot;;[.B171];0)" office:value-type="float" office:value="334" calcext:value-type="float">
            <text:p>334</text:p>
          </table:table-cell>
          <table:table-cell table:formula="of:=[.E170]+IF([.A171]=&quot;forward&quot;;[.B171]*[.C171];0)" office:value-type="float" office:value="41236" calcext:value-type="float">
            <text:p>41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171]+IF([.A172]=&quot;up&quot;;-[.B172];IF([.A172]=&quot;down&quot;;[.B172];0))" office:value-type="float" office:value="201" calcext:value-type="float">
            <text:p>201</text:p>
          </table:table-cell>
          <table:table-cell table:formula="of:=[.D171]+IF([.A172]=&quot;forward&quot;;[.B172];0)" office:value-type="float" office:value="334" calcext:value-type="float">
            <text:p>334</text:p>
          </table:table-cell>
          <table:table-cell table:formula="of:=[.E171]+IF([.A172]=&quot;forward&quot;;[.B172]*[.C172];0)" office:value-type="float" office:value="41236" calcext:value-type="float">
            <text:p>41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172]+IF([.A173]=&quot;up&quot;;-[.B173];IF([.A173]=&quot;down&quot;;[.B173];0))" office:value-type="float" office:value="201" calcext:value-type="float">
            <text:p>201</text:p>
          </table:table-cell>
          <table:table-cell table:formula="of:=[.D172]+IF([.A173]=&quot;forward&quot;;[.B173];0)" office:value-type="float" office:value="335" calcext:value-type="float">
            <text:p>335</text:p>
          </table:table-cell>
          <table:table-cell table:formula="of:=[.E172]+IF([.A173]=&quot;forward&quot;;[.B173]*[.C173];0)" office:value-type="float" office:value="41437" calcext:value-type="float">
            <text:p>41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173]+IF([.A174]=&quot;up&quot;;-[.B174];IF([.A174]=&quot;down&quot;;[.B174];0))" office:value-type="float" office:value="201" calcext:value-type="float">
            <text:p>201</text:p>
          </table:table-cell>
          <table:table-cell table:formula="of:=[.D173]+IF([.A174]=&quot;forward&quot;;[.B174];0)" office:value-type="float" office:value="336" calcext:value-type="float">
            <text:p>336</text:p>
          </table:table-cell>
          <table:table-cell table:formula="of:=[.E173]+IF([.A174]=&quot;forward&quot;;[.B174]*[.C174];0)" office:value-type="float" office:value="41638" calcext:value-type="float">
            <text:p>41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174]+IF([.A175]=&quot;up&quot;;-[.B175];IF([.A175]=&quot;down&quot;;[.B175];0))" office:value-type="float" office:value="201" calcext:value-type="float">
            <text:p>201</text:p>
          </table:table-cell>
          <table:table-cell table:formula="of:=[.D174]+IF([.A175]=&quot;forward&quot;;[.B175];0)" office:value-type="float" office:value="339" calcext:value-type="float">
            <text:p>339</text:p>
          </table:table-cell>
          <table:table-cell table:formula="of:=[.E174]+IF([.A175]=&quot;forward&quot;;[.B175]*[.C175];0)" office:value-type="float" office:value="42241" calcext:value-type="float">
            <text:p>42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175]+IF([.A176]=&quot;up&quot;;-[.B176];IF([.A176]=&quot;down&quot;;[.B176];0))" office:value-type="float" office:value="201" calcext:value-type="float">
            <text:p>201</text:p>
          </table:table-cell>
          <table:table-cell table:formula="of:=[.D175]+IF([.A176]=&quot;forward&quot;;[.B176];0)" office:value-type="float" office:value="347" calcext:value-type="float">
            <text:p>347</text:p>
          </table:table-cell>
          <table:table-cell table:formula="of:=[.E175]+IF([.A176]=&quot;forward&quot;;[.B176]*[.C176];0)" office:value-type="float" office:value="43849" calcext:value-type="float">
            <text:p>43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176]+IF([.A177]=&quot;up&quot;;-[.B177];IF([.A177]=&quot;down&quot;;[.B177];0))" office:value-type="float" office:value="205" calcext:value-type="float">
            <text:p>205</text:p>
          </table:table-cell>
          <table:table-cell table:formula="of:=[.D176]+IF([.A177]=&quot;forward&quot;;[.B177];0)" office:value-type="float" office:value="347" calcext:value-type="float">
            <text:p>347</text:p>
          </table:table-cell>
          <table:table-cell table:formula="of:=[.E176]+IF([.A177]=&quot;forward&quot;;[.B177]*[.C177];0)" office:value-type="float" office:value="43849" calcext:value-type="float">
            <text:p>43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177]+IF([.A178]=&quot;up&quot;;-[.B178];IF([.A178]=&quot;down&quot;;[.B178];0))" office:value-type="float" office:value="210" calcext:value-type="float">
            <text:p>210</text:p>
          </table:table-cell>
          <table:table-cell table:formula="of:=[.D177]+IF([.A178]=&quot;forward&quot;;[.B178];0)" office:value-type="float" office:value="347" calcext:value-type="float">
            <text:p>347</text:p>
          </table:table-cell>
          <table:table-cell table:formula="of:=[.E177]+IF([.A178]=&quot;forward&quot;;[.B178]*[.C178];0)" office:value-type="float" office:value="43849" calcext:value-type="float">
            <text:p>43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178]+IF([.A179]=&quot;up&quot;;-[.B179];IF([.A179]=&quot;down&quot;;[.B179];0))" office:value-type="float" office:value="210" calcext:value-type="float">
            <text:p>210</text:p>
          </table:table-cell>
          <table:table-cell table:formula="of:=[.D178]+IF([.A179]=&quot;forward&quot;;[.B179];0)" office:value-type="float" office:value="356" calcext:value-type="float">
            <text:p>356</text:p>
          </table:table-cell>
          <table:table-cell table:formula="of:=[.E178]+IF([.A179]=&quot;forward&quot;;[.B179]*[.C179];0)" office:value-type="float" office:value="45739" calcext:value-type="float">
            <text:p>45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179]+IF([.A180]=&quot;up&quot;;-[.B180];IF([.A180]=&quot;down&quot;;[.B180];0))" office:value-type="float" office:value="204" calcext:value-type="float">
            <text:p>204</text:p>
          </table:table-cell>
          <table:table-cell table:formula="of:=[.D179]+IF([.A180]=&quot;forward&quot;;[.B180];0)" office:value-type="float" office:value="356" calcext:value-type="float">
            <text:p>356</text:p>
          </table:table-cell>
          <table:table-cell table:formula="of:=[.E179]+IF([.A180]=&quot;forward&quot;;[.B180]*[.C180];0)" office:value-type="float" office:value="45739" calcext:value-type="float">
            <text:p>45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180]+IF([.A181]=&quot;up&quot;;-[.B181];IF([.A181]=&quot;down&quot;;[.B181];0))" office:value-type="float" office:value="197" calcext:value-type="float">
            <text:p>197</text:p>
          </table:table-cell>
          <table:table-cell table:formula="of:=[.D180]+IF([.A181]=&quot;forward&quot;;[.B181];0)" office:value-type="float" office:value="356" calcext:value-type="float">
            <text:p>356</text:p>
          </table:table-cell>
          <table:table-cell table:formula="of:=[.E180]+IF([.A181]=&quot;forward&quot;;[.B181]*[.C181];0)" office:value-type="float" office:value="45739" calcext:value-type="float">
            <text:p>45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181]+IF([.A182]=&quot;up&quot;;-[.B182];IF([.A182]=&quot;down&quot;;[.B182];0))" office:value-type="float" office:value="205" calcext:value-type="float">
            <text:p>205</text:p>
          </table:table-cell>
          <table:table-cell table:formula="of:=[.D181]+IF([.A182]=&quot;forward&quot;;[.B182];0)" office:value-type="float" office:value="356" calcext:value-type="float">
            <text:p>356</text:p>
          </table:table-cell>
          <table:table-cell table:formula="of:=[.E181]+IF([.A182]=&quot;forward&quot;;[.B182]*[.C182];0)" office:value-type="float" office:value="45739" calcext:value-type="float">
            <text:p>45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182]+IF([.A183]=&quot;up&quot;;-[.B183];IF([.A183]=&quot;down&quot;;[.B183];0))" office:value-type="float" office:value="205" calcext:value-type="float">
            <text:p>205</text:p>
          </table:table-cell>
          <table:table-cell table:formula="of:=[.D182]+IF([.A183]=&quot;forward&quot;;[.B183];0)" office:value-type="float" office:value="364" calcext:value-type="float">
            <text:p>364</text:p>
          </table:table-cell>
          <table:table-cell table:formula="of:=[.E182]+IF([.A183]=&quot;forward&quot;;[.B183]*[.C183];0)" office:value-type="float" office:value="47379" calcext:value-type="float">
            <text:p>47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183]+IF([.A184]=&quot;up&quot;;-[.B184];IF([.A184]=&quot;down&quot;;[.B184];0))" office:value-type="float" office:value="207" calcext:value-type="float">
            <text:p>207</text:p>
          </table:table-cell>
          <table:table-cell table:formula="of:=[.D183]+IF([.A184]=&quot;forward&quot;;[.B184];0)" office:value-type="float" office:value="364" calcext:value-type="float">
            <text:p>364</text:p>
          </table:table-cell>
          <table:table-cell table:formula="of:=[.E183]+IF([.A184]=&quot;forward&quot;;[.B184]*[.C184];0)" office:value-type="float" office:value="47379" calcext:value-type="float">
            <text:p>47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184]+IF([.A185]=&quot;up&quot;;-[.B185];IF([.A185]=&quot;down&quot;;[.B185];0))" office:value-type="float" office:value="207" calcext:value-type="float">
            <text:p>207</text:p>
          </table:table-cell>
          <table:table-cell table:formula="of:=[.D184]+IF([.A185]=&quot;forward&quot;;[.B185];0)" office:value-type="float" office:value="370" calcext:value-type="float">
            <text:p>370</text:p>
          </table:table-cell>
          <table:table-cell table:formula="of:=[.E184]+IF([.A185]=&quot;forward&quot;;[.B185]*[.C185];0)" office:value-type="float" office:value="48621" calcext:value-type="float">
            <text:p>48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185]+IF([.A186]=&quot;up&quot;;-[.B186];IF([.A186]=&quot;down&quot;;[.B186];0))" office:value-type="float" office:value="210" calcext:value-type="float">
            <text:p>210</text:p>
          </table:table-cell>
          <table:table-cell table:formula="of:=[.D185]+IF([.A186]=&quot;forward&quot;;[.B186];0)" office:value-type="float" office:value="370" calcext:value-type="float">
            <text:p>370</text:p>
          </table:table-cell>
          <table:table-cell table:formula="of:=[.E185]+IF([.A186]=&quot;forward&quot;;[.B186]*[.C186];0)" office:value-type="float" office:value="48621" calcext:value-type="float">
            <text:p>48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186]+IF([.A187]=&quot;up&quot;;-[.B187];IF([.A187]=&quot;down&quot;;[.B187];0))" office:value-type="float" office:value="210" calcext:value-type="float">
            <text:p>210</text:p>
          </table:table-cell>
          <table:table-cell table:formula="of:=[.D186]+IF([.A187]=&quot;forward&quot;;[.B187];0)" office:value-type="float" office:value="379" calcext:value-type="float">
            <text:p>379</text:p>
          </table:table-cell>
          <table:table-cell table:formula="of:=[.E186]+IF([.A187]=&quot;forward&quot;;[.B187]*[.C187];0)" office:value-type="float" office:value="50511" calcext:value-type="float">
            <text:p>50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187]+IF([.A188]=&quot;up&quot;;-[.B188];IF([.A188]=&quot;down&quot;;[.B188];0))" office:value-type="float" office:value="210" calcext:value-type="float">
            <text:p>210</text:p>
          </table:table-cell>
          <table:table-cell table:formula="of:=[.D187]+IF([.A188]=&quot;forward&quot;;[.B188];0)" office:value-type="float" office:value="384" calcext:value-type="float">
            <text:p>384</text:p>
          </table:table-cell>
          <table:table-cell table:formula="of:=[.E187]+IF([.A188]=&quot;forward&quot;;[.B188]*[.C188];0)" office:value-type="float" office:value="51561" calcext:value-type="float">
            <text:p>51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188]+IF([.A189]=&quot;up&quot;;-[.B189];IF([.A189]=&quot;down&quot;;[.B189];0))" office:value-type="float" office:value="203" calcext:value-type="float">
            <text:p>203</text:p>
          </table:table-cell>
          <table:table-cell table:formula="of:=[.D188]+IF([.A189]=&quot;forward&quot;;[.B189];0)" office:value-type="float" office:value="384" calcext:value-type="float">
            <text:p>384</text:p>
          </table:table-cell>
          <table:table-cell table:formula="of:=[.E188]+IF([.A189]=&quot;forward&quot;;[.B189]*[.C189];0)" office:value-type="float" office:value="51561" calcext:value-type="float">
            <text:p>51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189]+IF([.A190]=&quot;up&quot;;-[.B190];IF([.A190]=&quot;down&quot;;[.B190];0))" office:value-type="float" office:value="205" calcext:value-type="float">
            <text:p>205</text:p>
          </table:table-cell>
          <table:table-cell table:formula="of:=[.D189]+IF([.A190]=&quot;forward&quot;;[.B190];0)" office:value-type="float" office:value="384" calcext:value-type="float">
            <text:p>384</text:p>
          </table:table-cell>
          <table:table-cell table:formula="of:=[.E189]+IF([.A190]=&quot;forward&quot;;[.B190]*[.C190];0)" office:value-type="float" office:value="51561" calcext:value-type="float">
            <text:p>51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190]+IF([.A191]=&quot;up&quot;;-[.B191];IF([.A191]=&quot;down&quot;;[.B191];0))" office:value-type="float" office:value="199" calcext:value-type="float">
            <text:p>199</text:p>
          </table:table-cell>
          <table:table-cell table:formula="of:=[.D190]+IF([.A191]=&quot;forward&quot;;[.B191];0)" office:value-type="float" office:value="384" calcext:value-type="float">
            <text:p>384</text:p>
          </table:table-cell>
          <table:table-cell table:formula="of:=[.E190]+IF([.A191]=&quot;forward&quot;;[.B191]*[.C191];0)" office:value-type="float" office:value="51561" calcext:value-type="float">
            <text:p>51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191]+IF([.A192]=&quot;up&quot;;-[.B192];IF([.A192]=&quot;down&quot;;[.B192];0))" office:value-type="float" office:value="193" calcext:value-type="float">
            <text:p>193</text:p>
          </table:table-cell>
          <table:table-cell table:formula="of:=[.D191]+IF([.A192]=&quot;forward&quot;;[.B192];0)" office:value-type="float" office:value="384" calcext:value-type="float">
            <text:p>384</text:p>
          </table:table-cell>
          <table:table-cell table:formula="of:=[.E191]+IF([.A192]=&quot;forward&quot;;[.B192]*[.C192];0)" office:value-type="float" office:value="51561" calcext:value-type="float">
            <text:p>51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192]+IF([.A193]=&quot;up&quot;;-[.B193];IF([.A193]=&quot;down&quot;;[.B193];0))" office:value-type="float" office:value="202" calcext:value-type="float">
            <text:p>202</text:p>
          </table:table-cell>
          <table:table-cell table:formula="of:=[.D192]+IF([.A193]=&quot;forward&quot;;[.B193];0)" office:value-type="float" office:value="384" calcext:value-type="float">
            <text:p>384</text:p>
          </table:table-cell>
          <table:table-cell table:formula="of:=[.E192]+IF([.A193]=&quot;forward&quot;;[.B193]*[.C193];0)" office:value-type="float" office:value="51561" calcext:value-type="float">
            <text:p>51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193]+IF([.A194]=&quot;up&quot;;-[.B194];IF([.A194]=&quot;down&quot;;[.B194];0))" office:value-type="float" office:value="202" calcext:value-type="float">
            <text:p>202</text:p>
          </table:table-cell>
          <table:table-cell table:formula="of:=[.D193]+IF([.A194]=&quot;forward&quot;;[.B194];0)" office:value-type="float" office:value="387" calcext:value-type="float">
            <text:p>387</text:p>
          </table:table-cell>
          <table:table-cell table:formula="of:=[.E193]+IF([.A194]=&quot;forward&quot;;[.B194]*[.C194];0)" office:value-type="float" office:value="52167" calcext:value-type="float">
            <text:p>52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[.C194]+IF([.A195]=&quot;up&quot;;-[.B195];IF([.A195]=&quot;down&quot;;[.B195];0))" office:value-type="float" office:value="201" calcext:value-type="float">
            <text:p>201</text:p>
          </table:table-cell>
          <table:table-cell table:formula="of:=[.D194]+IF([.A195]=&quot;forward&quot;;[.B195];0)" office:value-type="float" office:value="387" calcext:value-type="float">
            <text:p>387</text:p>
          </table:table-cell>
          <table:table-cell table:formula="of:=[.E194]+IF([.A195]=&quot;forward&quot;;[.B195]*[.C195];0)" office:value-type="float" office:value="52167" calcext:value-type="float">
            <text:p>52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195]+IF([.A196]=&quot;up&quot;;-[.B196];IF([.A196]=&quot;down&quot;;[.B196];0))" office:value-type="float" office:value="199" calcext:value-type="float">
            <text:p>199</text:p>
          </table:table-cell>
          <table:table-cell table:formula="of:=[.D195]+IF([.A196]=&quot;forward&quot;;[.B196];0)" office:value-type="float" office:value="387" calcext:value-type="float">
            <text:p>387</text:p>
          </table:table-cell>
          <table:table-cell table:formula="of:=[.E195]+IF([.A196]=&quot;forward&quot;;[.B196]*[.C196];0)" office:value-type="float" office:value="52167" calcext:value-type="float">
            <text:p>52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196]+IF([.A197]=&quot;up&quot;;-[.B197];IF([.A197]=&quot;down&quot;;[.B197];0))" office:value-type="float" office:value="199" calcext:value-type="float">
            <text:p>199</text:p>
          </table:table-cell>
          <table:table-cell table:formula="of:=[.D196]+IF([.A197]=&quot;forward&quot;;[.B197];0)" office:value-type="float" office:value="396" calcext:value-type="float">
            <text:p>396</text:p>
          </table:table-cell>
          <table:table-cell table:formula="of:=[.E196]+IF([.A197]=&quot;forward&quot;;[.B197]*[.C197];0)" office:value-type="float" office:value="53958" calcext:value-type="float">
            <text:p>53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197]+IF([.A198]=&quot;up&quot;;-[.B198];IF([.A198]=&quot;down&quot;;[.B198];0))" office:value-type="float" office:value="200" calcext:value-type="float">
            <text:p>200</text:p>
          </table:table-cell>
          <table:table-cell table:formula="of:=[.D197]+IF([.A198]=&quot;forward&quot;;[.B198];0)" office:value-type="float" office:value="396" calcext:value-type="float">
            <text:p>396</text:p>
          </table:table-cell>
          <table:table-cell table:formula="of:=[.E197]+IF([.A198]=&quot;forward&quot;;[.B198]*[.C198];0)" office:value-type="float" office:value="53958" calcext:value-type="float">
            <text:p>53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198]+IF([.A199]=&quot;up&quot;;-[.B199];IF([.A199]=&quot;down&quot;;[.B199];0))" office:value-type="float" office:value="197" calcext:value-type="float">
            <text:p>197</text:p>
          </table:table-cell>
          <table:table-cell table:formula="of:=[.D198]+IF([.A199]=&quot;forward&quot;;[.B199];0)" office:value-type="float" office:value="396" calcext:value-type="float">
            <text:p>396</text:p>
          </table:table-cell>
          <table:table-cell table:formula="of:=[.E198]+IF([.A199]=&quot;forward&quot;;[.B199]*[.C199];0)" office:value-type="float" office:value="53958" calcext:value-type="float">
            <text:p>53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199]+IF([.A200]=&quot;up&quot;;-[.B200];IF([.A200]=&quot;down&quot;;[.B200];0))" office:value-type="float" office:value="197" calcext:value-type="float">
            <text:p>197</text:p>
          </table:table-cell>
          <table:table-cell table:formula="of:=[.D199]+IF([.A200]=&quot;forward&quot;;[.B200];0)" office:value-type="float" office:value="400" calcext:value-type="float">
            <text:p>400</text:p>
          </table:table-cell>
          <table:table-cell table:formula="of:=[.E199]+IF([.A200]=&quot;forward&quot;;[.B200]*[.C200];0)" office:value-type="float" office:value="54746" calcext:value-type="float">
            <text:p>54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200]+IF([.A201]=&quot;up&quot;;-[.B201];IF([.A201]=&quot;down&quot;;[.B201];0))" office:value-type="float" office:value="197" calcext:value-type="float">
            <text:p>197</text:p>
          </table:table-cell>
          <table:table-cell table:formula="of:=[.D200]+IF([.A201]=&quot;forward&quot;;[.B201];0)" office:value-type="float" office:value="409" calcext:value-type="float">
            <text:p>409</text:p>
          </table:table-cell>
          <table:table-cell table:formula="of:=[.E200]+IF([.A201]=&quot;forward&quot;;[.B201]*[.C201];0)" office:value-type="float" office:value="56519" calcext:value-type="float">
            <text:p>56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201]+IF([.A202]=&quot;up&quot;;-[.B202];IF([.A202]=&quot;down&quot;;[.B202];0))" office:value-type="float" office:value="200" calcext:value-type="float">
            <text:p>200</text:p>
          </table:table-cell>
          <table:table-cell table:formula="of:=[.D201]+IF([.A202]=&quot;forward&quot;;[.B202];0)" office:value-type="float" office:value="409" calcext:value-type="float">
            <text:p>409</text:p>
          </table:table-cell>
          <table:table-cell table:formula="of:=[.E201]+IF([.A202]=&quot;forward&quot;;[.B202]*[.C202];0)" office:value-type="float" office:value="56519" calcext:value-type="float">
            <text:p>56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202]+IF([.A203]=&quot;up&quot;;-[.B203];IF([.A203]=&quot;down&quot;;[.B203];0))" office:value-type="float" office:value="204" calcext:value-type="float">
            <text:p>204</text:p>
          </table:table-cell>
          <table:table-cell table:formula="of:=[.D202]+IF([.A203]=&quot;forward&quot;;[.B203];0)" office:value-type="float" office:value="409" calcext:value-type="float">
            <text:p>409</text:p>
          </table:table-cell>
          <table:table-cell table:formula="of:=[.E202]+IF([.A203]=&quot;forward&quot;;[.B203]*[.C203];0)" office:value-type="float" office:value="56519" calcext:value-type="float">
            <text:p>56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203]+IF([.A204]=&quot;up&quot;;-[.B204];IF([.A204]=&quot;down&quot;;[.B204];0))" office:value-type="float" office:value="204" calcext:value-type="float">
            <text:p>204</text:p>
          </table:table-cell>
          <table:table-cell table:formula="of:=[.D203]+IF([.A204]=&quot;forward&quot;;[.B204];0)" office:value-type="float" office:value="413" calcext:value-type="float">
            <text:p>413</text:p>
          </table:table-cell>
          <table:table-cell table:formula="of:=[.E203]+IF([.A204]=&quot;forward&quot;;[.B204]*[.C204];0)" office:value-type="float" office:value="57335" calcext:value-type="float">
            <text:p>57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204]+IF([.A205]=&quot;up&quot;;-[.B205];IF([.A205]=&quot;down&quot;;[.B205];0))" office:value-type="float" office:value="198" calcext:value-type="float">
            <text:p>198</text:p>
          </table:table-cell>
          <table:table-cell table:formula="of:=[.D204]+IF([.A205]=&quot;forward&quot;;[.B205];0)" office:value-type="float" office:value="413" calcext:value-type="float">
            <text:p>413</text:p>
          </table:table-cell>
          <table:table-cell table:formula="of:=[.E204]+IF([.A205]=&quot;forward&quot;;[.B205]*[.C205];0)" office:value-type="float" office:value="57335" calcext:value-type="float">
            <text:p>57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205]+IF([.A206]=&quot;up&quot;;-[.B206];IF([.A206]=&quot;down&quot;;[.B206];0))" office:value-type="float" office:value="193" calcext:value-type="float">
            <text:p>193</text:p>
          </table:table-cell>
          <table:table-cell table:formula="of:=[.D205]+IF([.A206]=&quot;forward&quot;;[.B206];0)" office:value-type="float" office:value="413" calcext:value-type="float">
            <text:p>413</text:p>
          </table:table-cell>
          <table:table-cell table:formula="of:=[.E205]+IF([.A206]=&quot;forward&quot;;[.B206]*[.C206];0)" office:value-type="float" office:value="57335" calcext:value-type="float">
            <text:p>57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206]+IF([.A207]=&quot;up&quot;;-[.B207];IF([.A207]=&quot;down&quot;;[.B207];0))" office:value-type="float" office:value="193" calcext:value-type="float">
            <text:p>193</text:p>
          </table:table-cell>
          <table:table-cell table:formula="of:=[.D206]+IF([.A207]=&quot;forward&quot;;[.B207];0)" office:value-type="float" office:value="415" calcext:value-type="float">
            <text:p>415</text:p>
          </table:table-cell>
          <table:table-cell table:formula="of:=[.E206]+IF([.A207]=&quot;forward&quot;;[.B207]*[.C207];0)" office:value-type="float" office:value="57721" calcext:value-type="float">
            <text:p>57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207]+IF([.A208]=&quot;up&quot;;-[.B208];IF([.A208]=&quot;down&quot;;[.B208];0))" office:value-type="float" office:value="198" calcext:value-type="float">
            <text:p>198</text:p>
          </table:table-cell>
          <table:table-cell table:formula="of:=[.D207]+IF([.A208]=&quot;forward&quot;;[.B208];0)" office:value-type="float" office:value="415" calcext:value-type="float">
            <text:p>415</text:p>
          </table:table-cell>
          <table:table-cell table:formula="of:=[.E207]+IF([.A208]=&quot;forward&quot;;[.B208]*[.C208];0)" office:value-type="float" office:value="57721" calcext:value-type="float">
            <text:p>57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208]+IF([.A209]=&quot;up&quot;;-[.B209];IF([.A209]=&quot;down&quot;;[.B209];0))" office:value-type="float" office:value="199" calcext:value-type="float">
            <text:p>199</text:p>
          </table:table-cell>
          <table:table-cell table:formula="of:=[.D208]+IF([.A209]=&quot;forward&quot;;[.B209];0)" office:value-type="float" office:value="415" calcext:value-type="float">
            <text:p>415</text:p>
          </table:table-cell>
          <table:table-cell table:formula="of:=[.E208]+IF([.A209]=&quot;forward&quot;;[.B209]*[.C209];0)" office:value-type="float" office:value="57721" calcext:value-type="float">
            <text:p>57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209]+IF([.A210]=&quot;up&quot;;-[.B210];IF([.A210]=&quot;down&quot;;[.B210];0))" office:value-type="float" office:value="199" calcext:value-type="float">
            <text:p>199</text:p>
          </table:table-cell>
          <table:table-cell table:formula="of:=[.D209]+IF([.A210]=&quot;forward&quot;;[.B210];0)" office:value-type="float" office:value="424" calcext:value-type="float">
            <text:p>424</text:p>
          </table:table-cell>
          <table:table-cell table:formula="of:=[.E209]+IF([.A210]=&quot;forward&quot;;[.B210]*[.C210];0)" office:value-type="float" office:value="59512" calcext:value-type="float">
            <text:p>59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210]+IF([.A211]=&quot;up&quot;;-[.B211];IF([.A211]=&quot;down&quot;;[.B211];0))" office:value-type="float" office:value="206" calcext:value-type="float">
            <text:p>206</text:p>
          </table:table-cell>
          <table:table-cell table:formula="of:=[.D210]+IF([.A211]=&quot;forward&quot;;[.B211];0)" office:value-type="float" office:value="424" calcext:value-type="float">
            <text:p>424</text:p>
          </table:table-cell>
          <table:table-cell table:formula="of:=[.E210]+IF([.A211]=&quot;forward&quot;;[.B211]*[.C211];0)" office:value-type="float" office:value="59512" calcext:value-type="float">
            <text:p>59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211]+IF([.A212]=&quot;up&quot;;-[.B212];IF([.A212]=&quot;down&quot;;[.B212];0))" office:value-type="float" office:value="200" calcext:value-type="float">
            <text:p>200</text:p>
          </table:table-cell>
          <table:table-cell table:formula="of:=[.D211]+IF([.A212]=&quot;forward&quot;;[.B212];0)" office:value-type="float" office:value="424" calcext:value-type="float">
            <text:p>424</text:p>
          </table:table-cell>
          <table:table-cell table:formula="of:=[.E211]+IF([.A212]=&quot;forward&quot;;[.B212]*[.C212];0)" office:value-type="float" office:value="59512" calcext:value-type="float">
            <text:p>59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212]+IF([.A213]=&quot;up&quot;;-[.B213];IF([.A213]=&quot;down&quot;;[.B213];0))" office:value-type="float" office:value="195" calcext:value-type="float">
            <text:p>195</text:p>
          </table:table-cell>
          <table:table-cell table:formula="of:=[.D212]+IF([.A213]=&quot;forward&quot;;[.B213];0)" office:value-type="float" office:value="424" calcext:value-type="float">
            <text:p>424</text:p>
          </table:table-cell>
          <table:table-cell table:formula="of:=[.E212]+IF([.A213]=&quot;forward&quot;;[.B213]*[.C213];0)" office:value-type="float" office:value="59512" calcext:value-type="float">
            <text:p>59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213]+IF([.A214]=&quot;up&quot;;-[.B214];IF([.A214]=&quot;down&quot;;[.B214];0))" office:value-type="float" office:value="195" calcext:value-type="float">
            <text:p>195</text:p>
          </table:table-cell>
          <table:table-cell table:formula="of:=[.D213]+IF([.A214]=&quot;forward&quot;;[.B214];0)" office:value-type="float" office:value="428" calcext:value-type="float">
            <text:p>428</text:p>
          </table:table-cell>
          <table:table-cell table:formula="of:=[.E213]+IF([.A214]=&quot;forward&quot;;[.B214]*[.C214];0)" office:value-type="float" office:value="60292" calcext:value-type="float">
            <text:p>60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214]+IF([.A215]=&quot;up&quot;;-[.B215];IF([.A215]=&quot;down&quot;;[.B215];0))" office:value-type="float" office:value="195" calcext:value-type="float">
            <text:p>195</text:p>
          </table:table-cell>
          <table:table-cell table:formula="of:=[.D214]+IF([.A215]=&quot;forward&quot;;[.B215];0)" office:value-type="float" office:value="437" calcext:value-type="float">
            <text:p>437</text:p>
          </table:table-cell>
          <table:table-cell table:formula="of:=[.E214]+IF([.A215]=&quot;forward&quot;;[.B215]*[.C215];0)" office:value-type="float" office:value="62047" calcext:value-type="float">
            <text:p>62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215]+IF([.A216]=&quot;up&quot;;-[.B216];IF([.A216]=&quot;down&quot;;[.B216];0))" office:value-type="float" office:value="201" calcext:value-type="float">
            <text:p>201</text:p>
          </table:table-cell>
          <table:table-cell table:formula="of:=[.D215]+IF([.A216]=&quot;forward&quot;;[.B216];0)" office:value-type="float" office:value="437" calcext:value-type="float">
            <text:p>437</text:p>
          </table:table-cell>
          <table:table-cell table:formula="of:=[.E215]+IF([.A216]=&quot;forward&quot;;[.B216]*[.C216];0)" office:value-type="float" office:value="62047" calcext:value-type="float">
            <text:p>62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216]+IF([.A217]=&quot;up&quot;;-[.B217];IF([.A217]=&quot;down&quot;;[.B217];0))" office:value-type="float" office:value="201" calcext:value-type="float">
            <text:p>201</text:p>
          </table:table-cell>
          <table:table-cell table:formula="of:=[.D216]+IF([.A217]=&quot;forward&quot;;[.B217];0)" office:value-type="float" office:value="438" calcext:value-type="float">
            <text:p>438</text:p>
          </table:table-cell>
          <table:table-cell table:formula="of:=[.E216]+IF([.A217]=&quot;forward&quot;;[.B217]*[.C217];0)" office:value-type="float" office:value="62248" calcext:value-type="float">
            <text:p>62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217]+IF([.A218]=&quot;up&quot;;-[.B218];IF([.A218]=&quot;down&quot;;[.B218];0))" office:value-type="float" office:value="195" calcext:value-type="float">
            <text:p>195</text:p>
          </table:table-cell>
          <table:table-cell table:formula="of:=[.D217]+IF([.A218]=&quot;forward&quot;;[.B218];0)" office:value-type="float" office:value="438" calcext:value-type="float">
            <text:p>438</text:p>
          </table:table-cell>
          <table:table-cell table:formula="of:=[.E217]+IF([.A218]=&quot;forward&quot;;[.B218]*[.C218];0)" office:value-type="float" office:value="62248" calcext:value-type="float">
            <text:p>62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218]+IF([.A219]=&quot;up&quot;;-[.B219];IF([.A219]=&quot;down&quot;;[.B219];0))" office:value-type="float" office:value="196" calcext:value-type="float">
            <text:p>196</text:p>
          </table:table-cell>
          <table:table-cell table:formula="of:=[.D218]+IF([.A219]=&quot;forward&quot;;[.B219];0)" office:value-type="float" office:value="438" calcext:value-type="float">
            <text:p>438</text:p>
          </table:table-cell>
          <table:table-cell table:formula="of:=[.E218]+IF([.A219]=&quot;forward&quot;;[.B219]*[.C219];0)" office:value-type="float" office:value="62248" calcext:value-type="float">
            <text:p>62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219]+IF([.A220]=&quot;up&quot;;-[.B220];IF([.A220]=&quot;down&quot;;[.B220];0))" office:value-type="float" office:value="196" calcext:value-type="float">
            <text:p>196</text:p>
          </table:table-cell>
          <table:table-cell table:formula="of:=[.D219]+IF([.A220]=&quot;forward&quot;;[.B220];0)" office:value-type="float" office:value="442" calcext:value-type="float">
            <text:p>442</text:p>
          </table:table-cell>
          <table:table-cell table:formula="of:=[.E219]+IF([.A220]=&quot;forward&quot;;[.B220]*[.C220];0)" office:value-type="float" office:value="63032" calcext:value-type="float">
            <text:p>63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220]+IF([.A221]=&quot;up&quot;;-[.B221];IF([.A221]=&quot;down&quot;;[.B221];0))" office:value-type="float" office:value="187" calcext:value-type="float">
            <text:p>187</text:p>
          </table:table-cell>
          <table:table-cell table:formula="of:=[.D220]+IF([.A221]=&quot;forward&quot;;[.B221];0)" office:value-type="float" office:value="442" calcext:value-type="float">
            <text:p>442</text:p>
          </table:table-cell>
          <table:table-cell table:formula="of:=[.E220]+IF([.A221]=&quot;forward&quot;;[.B221]*[.C221];0)" office:value-type="float" office:value="63032" calcext:value-type="float">
            <text:p>63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221]+IF([.A222]=&quot;up&quot;;-[.B222];IF([.A222]=&quot;down&quot;;[.B222];0))" office:value-type="float" office:value="193" calcext:value-type="float">
            <text:p>193</text:p>
          </table:table-cell>
          <table:table-cell table:formula="of:=[.D221]+IF([.A222]=&quot;forward&quot;;[.B222];0)" office:value-type="float" office:value="442" calcext:value-type="float">
            <text:p>442</text:p>
          </table:table-cell>
          <table:table-cell table:formula="of:=[.E221]+IF([.A222]=&quot;forward&quot;;[.B222]*[.C222];0)" office:value-type="float" office:value="63032" calcext:value-type="float">
            <text:p>63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222]+IF([.A223]=&quot;up&quot;;-[.B223];IF([.A223]=&quot;down&quot;;[.B223];0))" office:value-type="float" office:value="193" calcext:value-type="float">
            <text:p>193</text:p>
          </table:table-cell>
          <table:table-cell table:formula="of:=[.D222]+IF([.A223]=&quot;forward&quot;;[.B223];0)" office:value-type="float" office:value="447" calcext:value-type="float">
            <text:p>447</text:p>
          </table:table-cell>
          <table:table-cell table:formula="of:=[.E222]+IF([.A223]=&quot;forward&quot;;[.B223]*[.C223];0)" office:value-type="float" office:value="63997" calcext:value-type="float">
            <text:p>63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223]+IF([.A224]=&quot;up&quot;;-[.B224];IF([.A224]=&quot;down&quot;;[.B224];0))" office:value-type="float" office:value="195" calcext:value-type="float">
            <text:p>195</text:p>
          </table:table-cell>
          <table:table-cell table:formula="of:=[.D223]+IF([.A224]=&quot;forward&quot;;[.B224];0)" office:value-type="float" office:value="447" calcext:value-type="float">
            <text:p>447</text:p>
          </table:table-cell>
          <table:table-cell table:formula="of:=[.E223]+IF([.A224]=&quot;forward&quot;;[.B224]*[.C224];0)" office:value-type="float" office:value="63997" calcext:value-type="float">
            <text:p>63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224]+IF([.A225]=&quot;up&quot;;-[.B225];IF([.A225]=&quot;down&quot;;[.B225];0))" office:value-type="float" office:value="195" calcext:value-type="float">
            <text:p>195</text:p>
          </table:table-cell>
          <table:table-cell table:formula="of:=[.D224]+IF([.A225]=&quot;forward&quot;;[.B225];0)" office:value-type="float" office:value="455" calcext:value-type="float">
            <text:p>455</text:p>
          </table:table-cell>
          <table:table-cell table:formula="of:=[.E224]+IF([.A225]=&quot;forward&quot;;[.B225]*[.C225];0)" office:value-type="float" office:value="65557" calcext:value-type="float">
            <text:p>65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225]+IF([.A226]=&quot;up&quot;;-[.B226];IF([.A226]=&quot;down&quot;;[.B226];0))" office:value-type="float" office:value="195" calcext:value-type="float">
            <text:p>195</text:p>
          </table:table-cell>
          <table:table-cell table:formula="of:=[.D225]+IF([.A226]=&quot;forward&quot;;[.B226];0)" office:value-type="float" office:value="464" calcext:value-type="float">
            <text:p>464</text:p>
          </table:table-cell>
          <table:table-cell table:formula="of:=[.E225]+IF([.A226]=&quot;forward&quot;;[.B226]*[.C226];0)" office:value-type="float" office:value="67312" calcext:value-type="float">
            <text:p>67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226]+IF([.A227]=&quot;up&quot;;-[.B227];IF([.A227]=&quot;down&quot;;[.B227];0))" office:value-type="float" office:value="202" calcext:value-type="float">
            <text:p>202</text:p>
          </table:table-cell>
          <table:table-cell table:formula="of:=[.D226]+IF([.A227]=&quot;forward&quot;;[.B227];0)" office:value-type="float" office:value="464" calcext:value-type="float">
            <text:p>464</text:p>
          </table:table-cell>
          <table:table-cell table:formula="of:=[.E226]+IF([.A227]=&quot;forward&quot;;[.B227]*[.C227];0)" office:value-type="float" office:value="67312" calcext:value-type="float">
            <text:p>67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227]+IF([.A228]=&quot;up&quot;;-[.B228];IF([.A228]=&quot;down&quot;;[.B228];0))" office:value-type="float" office:value="206" calcext:value-type="float">
            <text:p>206</text:p>
          </table:table-cell>
          <table:table-cell table:formula="of:=[.D227]+IF([.A228]=&quot;forward&quot;;[.B228];0)" office:value-type="float" office:value="464" calcext:value-type="float">
            <text:p>464</text:p>
          </table:table-cell>
          <table:table-cell table:formula="of:=[.E227]+IF([.A228]=&quot;forward&quot;;[.B228]*[.C228];0)" office:value-type="float" office:value="67312" calcext:value-type="float">
            <text:p>67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228]+IF([.A229]=&quot;up&quot;;-[.B229];IF([.A229]=&quot;down&quot;;[.B229];0))" office:value-type="float" office:value="207" calcext:value-type="float">
            <text:p>207</text:p>
          </table:table-cell>
          <table:table-cell table:formula="of:=[.D228]+IF([.A229]=&quot;forward&quot;;[.B229];0)" office:value-type="float" office:value="464" calcext:value-type="float">
            <text:p>464</text:p>
          </table:table-cell>
          <table:table-cell table:formula="of:=[.E228]+IF([.A229]=&quot;forward&quot;;[.B229]*[.C229];0)" office:value-type="float" office:value="67312" calcext:value-type="float">
            <text:p>67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229]+IF([.A230]=&quot;up&quot;;-[.B230];IF([.A230]=&quot;down&quot;;[.B230];0))" office:value-type="float" office:value="207" calcext:value-type="float">
            <text:p>207</text:p>
          </table:table-cell>
          <table:table-cell table:formula="of:=[.D229]+IF([.A230]=&quot;forward&quot;;[.B230];0)" office:value-type="float" office:value="465" calcext:value-type="float">
            <text:p>465</text:p>
          </table:table-cell>
          <table:table-cell table:formula="of:=[.E229]+IF([.A230]=&quot;forward&quot;;[.B230]*[.C230];0)" office:value-type="float" office:value="67519" calcext:value-type="float">
            <text:p>67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230]+IF([.A231]=&quot;up&quot;;-[.B231];IF([.A231]=&quot;down&quot;;[.B231];0))" office:value-type="float" office:value="211" calcext:value-type="float">
            <text:p>211</text:p>
          </table:table-cell>
          <table:table-cell table:formula="of:=[.D230]+IF([.A231]=&quot;forward&quot;;[.B231];0)" office:value-type="float" office:value="465" calcext:value-type="float">
            <text:p>465</text:p>
          </table:table-cell>
          <table:table-cell table:formula="of:=[.E230]+IF([.A231]=&quot;forward&quot;;[.B231]*[.C231];0)" office:value-type="float" office:value="67519" calcext:value-type="float">
            <text:p>67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231]+IF([.A232]=&quot;up&quot;;-[.B232];IF([.A232]=&quot;down&quot;;[.B232];0))" office:value-type="float" office:value="217" calcext:value-type="float">
            <text:p>217</text:p>
          </table:table-cell>
          <table:table-cell table:formula="of:=[.D231]+IF([.A232]=&quot;forward&quot;;[.B232];0)" office:value-type="float" office:value="465" calcext:value-type="float">
            <text:p>465</text:p>
          </table:table-cell>
          <table:table-cell table:formula="of:=[.E231]+IF([.A232]=&quot;forward&quot;;[.B232]*[.C232];0)" office:value-type="float" office:value="67519" calcext:value-type="float">
            <text:p>67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232]+IF([.A233]=&quot;up&quot;;-[.B233];IF([.A233]=&quot;down&quot;;[.B233];0))" office:value-type="float" office:value="217" calcext:value-type="float">
            <text:p>217</text:p>
          </table:table-cell>
          <table:table-cell table:formula="of:=[.D232]+IF([.A233]=&quot;forward&quot;;[.B233];0)" office:value-type="float" office:value="470" calcext:value-type="float">
            <text:p>470</text:p>
          </table:table-cell>
          <table:table-cell table:formula="of:=[.E232]+IF([.A233]=&quot;forward&quot;;[.B233]*[.C233];0)" office:value-type="float" office:value="68604" calcext:value-type="float">
            <text:p>68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233]+IF([.A234]=&quot;up&quot;;-[.B234];IF([.A234]=&quot;down&quot;;[.B234];0))" office:value-type="float" office:value="217" calcext:value-type="float">
            <text:p>217</text:p>
          </table:table-cell>
          <table:table-cell table:formula="of:=[.D233]+IF([.A234]=&quot;forward&quot;;[.B234];0)" office:value-type="float" office:value="472" calcext:value-type="float">
            <text:p>472</text:p>
          </table:table-cell>
          <table:table-cell table:formula="of:=[.E233]+IF([.A234]=&quot;forward&quot;;[.B234]*[.C234];0)" office:value-type="float" office:value="69038" calcext:value-type="float">
            <text:p>69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234]+IF([.A235]=&quot;up&quot;;-[.B235];IF([.A235]=&quot;down&quot;;[.B235];0))" office:value-type="float" office:value="217" calcext:value-type="float">
            <text:p>217</text:p>
          </table:table-cell>
          <table:table-cell table:formula="of:=[.D234]+IF([.A235]=&quot;forward&quot;;[.B235];0)" office:value-type="float" office:value="480" calcext:value-type="float">
            <text:p>480</text:p>
          </table:table-cell>
          <table:table-cell table:formula="of:=[.E234]+IF([.A235]=&quot;forward&quot;;[.B235]*[.C235];0)" office:value-type="float" office:value="70774" calcext:value-type="float">
            <text:p>707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235]+IF([.A236]=&quot;up&quot;;-[.B236];IF([.A236]=&quot;down&quot;;[.B236];0))" office:value-type="float" office:value="217" calcext:value-type="float">
            <text:p>217</text:p>
          </table:table-cell>
          <table:table-cell table:formula="of:=[.D235]+IF([.A236]=&quot;forward&quot;;[.B236];0)" office:value-type="float" office:value="485" calcext:value-type="float">
            <text:p>485</text:p>
          </table:table-cell>
          <table:table-cell table:formula="of:=[.E235]+IF([.A236]=&quot;forward&quot;;[.B236]*[.C236];0)" office:value-type="float" office:value="71859" calcext:value-type="float">
            <text:p>71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236]+IF([.A237]=&quot;up&quot;;-[.B237];IF([.A237]=&quot;down&quot;;[.B237];0))" office:value-type="float" office:value="223" calcext:value-type="float">
            <text:p>223</text:p>
          </table:table-cell>
          <table:table-cell table:formula="of:=[.D236]+IF([.A237]=&quot;forward&quot;;[.B237];0)" office:value-type="float" office:value="485" calcext:value-type="float">
            <text:p>485</text:p>
          </table:table-cell>
          <table:table-cell table:formula="of:=[.E236]+IF([.A237]=&quot;forward&quot;;[.B237]*[.C237];0)" office:value-type="float" office:value="71859" calcext:value-type="float">
            <text:p>71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237]+IF([.A238]=&quot;up&quot;;-[.B238];IF([.A238]=&quot;down&quot;;[.B238];0))" office:value-type="float" office:value="214" calcext:value-type="float">
            <text:p>214</text:p>
          </table:table-cell>
          <table:table-cell table:formula="of:=[.D237]+IF([.A238]=&quot;forward&quot;;[.B238];0)" office:value-type="float" office:value="485" calcext:value-type="float">
            <text:p>485</text:p>
          </table:table-cell>
          <table:table-cell table:formula="of:=[.E237]+IF([.A238]=&quot;forward&quot;;[.B238]*[.C238];0)" office:value-type="float" office:value="71859" calcext:value-type="float">
            <text:p>71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238]+IF([.A239]=&quot;up&quot;;-[.B239];IF([.A239]=&quot;down&quot;;[.B239];0))" office:value-type="float" office:value="214" calcext:value-type="float">
            <text:p>214</text:p>
          </table:table-cell>
          <table:table-cell table:formula="of:=[.D238]+IF([.A239]=&quot;forward&quot;;[.B239];0)" office:value-type="float" office:value="487" calcext:value-type="float">
            <text:p>487</text:p>
          </table:table-cell>
          <table:table-cell table:formula="of:=[.E238]+IF([.A239]=&quot;forward&quot;;[.B239]*[.C239];0)" office:value-type="float" office:value="72287" calcext:value-type="float">
            <text:p>72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239]+IF([.A240]=&quot;up&quot;;-[.B240];IF([.A240]=&quot;down&quot;;[.B240];0))" office:value-type="float" office:value="215" calcext:value-type="float">
            <text:p>215</text:p>
          </table:table-cell>
          <table:table-cell table:formula="of:=[.D239]+IF([.A240]=&quot;forward&quot;;[.B240];0)" office:value-type="float" office:value="487" calcext:value-type="float">
            <text:p>487</text:p>
          </table:table-cell>
          <table:table-cell table:formula="of:=[.E239]+IF([.A240]=&quot;forward&quot;;[.B240]*[.C240];0)" office:value-type="float" office:value="72287" calcext:value-type="float">
            <text:p>72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240]+IF([.A241]=&quot;up&quot;;-[.B241];IF([.A241]=&quot;down&quot;;[.B241];0))" office:value-type="float" office:value="215" calcext:value-type="float">
            <text:p>215</text:p>
          </table:table-cell>
          <table:table-cell table:formula="of:=[.D240]+IF([.A241]=&quot;forward&quot;;[.B241];0)" office:value-type="float" office:value="493" calcext:value-type="float">
            <text:p>493</text:p>
          </table:table-cell>
          <table:table-cell table:formula="of:=[.E240]+IF([.A241]=&quot;forward&quot;;[.B241]*[.C241];0)" office:value-type="float" office:value="73577" calcext:value-type="float">
            <text:p>73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241]+IF([.A242]=&quot;up&quot;;-[.B242];IF([.A242]=&quot;down&quot;;[.B242];0))" office:value-type="float" office:value="215" calcext:value-type="float">
            <text:p>215</text:p>
          </table:table-cell>
          <table:table-cell table:formula="of:=[.D241]+IF([.A242]=&quot;forward&quot;;[.B242];0)" office:value-type="float" office:value="499" calcext:value-type="float">
            <text:p>499</text:p>
          </table:table-cell>
          <table:table-cell table:formula="of:=[.E241]+IF([.A242]=&quot;forward&quot;;[.B242]*[.C242];0)" office:value-type="float" office:value="74867" calcext:value-type="float">
            <text:p>74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242]+IF([.A243]=&quot;up&quot;;-[.B243];IF([.A243]=&quot;down&quot;;[.B243];0))" office:value-type="float" office:value="220" calcext:value-type="float">
            <text:p>220</text:p>
          </table:table-cell>
          <table:table-cell table:formula="of:=[.D242]+IF([.A243]=&quot;forward&quot;;[.B243];0)" office:value-type="float" office:value="499" calcext:value-type="float">
            <text:p>499</text:p>
          </table:table-cell>
          <table:table-cell table:formula="of:=[.E242]+IF([.A243]=&quot;forward&quot;;[.B243]*[.C243];0)" office:value-type="float" office:value="74867" calcext:value-type="float">
            <text:p>74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243]+IF([.A244]=&quot;up&quot;;-[.B244];IF([.A244]=&quot;down&quot;;[.B244];0))" office:value-type="float" office:value="220" calcext:value-type="float">
            <text:p>220</text:p>
          </table:table-cell>
          <table:table-cell table:formula="of:=[.D243]+IF([.A244]=&quot;forward&quot;;[.B244];0)" office:value-type="float" office:value="504" calcext:value-type="float">
            <text:p>504</text:p>
          </table:table-cell>
          <table:table-cell table:formula="of:=[.E243]+IF([.A244]=&quot;forward&quot;;[.B244]*[.C244];0)" office:value-type="float" office:value="75967" calcext:value-type="float">
            <text:p>759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244]+IF([.A245]=&quot;up&quot;;-[.B245];IF([.A245]=&quot;down&quot;;[.B245];0))" office:value-type="float" office:value="228" calcext:value-type="float">
            <text:p>228</text:p>
          </table:table-cell>
          <table:table-cell table:formula="of:=[.D244]+IF([.A245]=&quot;forward&quot;;[.B245];0)" office:value-type="float" office:value="504" calcext:value-type="float">
            <text:p>504</text:p>
          </table:table-cell>
          <table:table-cell table:formula="of:=[.E244]+IF([.A245]=&quot;forward&quot;;[.B245]*[.C245];0)" office:value-type="float" office:value="75967" calcext:value-type="float">
            <text:p>759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245]+IF([.A246]=&quot;up&quot;;-[.B246];IF([.A246]=&quot;down&quot;;[.B246];0))" office:value-type="float" office:value="228" calcext:value-type="float">
            <text:p>228</text:p>
          </table:table-cell>
          <table:table-cell table:formula="of:=[.D245]+IF([.A246]=&quot;forward&quot;;[.B246];0)" office:value-type="float" office:value="507" calcext:value-type="float">
            <text:p>507</text:p>
          </table:table-cell>
          <table:table-cell table:formula="of:=[.E245]+IF([.A246]=&quot;forward&quot;;[.B246]*[.C246];0)" office:value-type="float" office:value="76651" calcext:value-type="float">
            <text:p>766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246]+IF([.A247]=&quot;up&quot;;-[.B247];IF([.A247]=&quot;down&quot;;[.B247];0))" office:value-type="float" office:value="233" calcext:value-type="float">
            <text:p>233</text:p>
          </table:table-cell>
          <table:table-cell table:formula="of:=[.D246]+IF([.A247]=&quot;forward&quot;;[.B247];0)" office:value-type="float" office:value="507" calcext:value-type="float">
            <text:p>507</text:p>
          </table:table-cell>
          <table:table-cell table:formula="of:=[.E246]+IF([.A247]=&quot;forward&quot;;[.B247]*[.C247];0)" office:value-type="float" office:value="76651" calcext:value-type="float">
            <text:p>766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[.C247]+IF([.A248]=&quot;up&quot;;-[.B248];IF([.A248]=&quot;down&quot;;[.B248];0))" office:value-type="float" office:value="232" calcext:value-type="float">
            <text:p>232</text:p>
          </table:table-cell>
          <table:table-cell table:formula="of:=[.D247]+IF([.A248]=&quot;forward&quot;;[.B248];0)" office:value-type="float" office:value="507" calcext:value-type="float">
            <text:p>507</text:p>
          </table:table-cell>
          <table:table-cell table:formula="of:=[.E247]+IF([.A248]=&quot;forward&quot;;[.B248]*[.C248];0)" office:value-type="float" office:value="76651" calcext:value-type="float">
            <text:p>766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248]+IF([.A249]=&quot;up&quot;;-[.B249];IF([.A249]=&quot;down&quot;;[.B249];0))" office:value-type="float" office:value="232" calcext:value-type="float">
            <text:p>232</text:p>
          </table:table-cell>
          <table:table-cell table:formula="of:=[.D248]+IF([.A249]=&quot;forward&quot;;[.B249];0)" office:value-type="float" office:value="511" calcext:value-type="float">
            <text:p>511</text:p>
          </table:table-cell>
          <table:table-cell table:formula="of:=[.E248]+IF([.A249]=&quot;forward&quot;;[.B249]*[.C249];0)" office:value-type="float" office:value="77579" calcext:value-type="float">
            <text:p>77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249]+IF([.A250]=&quot;up&quot;;-[.B250];IF([.A250]=&quot;down&quot;;[.B250];0))" office:value-type="float" office:value="237" calcext:value-type="float">
            <text:p>237</text:p>
          </table:table-cell>
          <table:table-cell table:formula="of:=[.D249]+IF([.A250]=&quot;forward&quot;;[.B250];0)" office:value-type="float" office:value="511" calcext:value-type="float">
            <text:p>511</text:p>
          </table:table-cell>
          <table:table-cell table:formula="of:=[.E249]+IF([.A250]=&quot;forward&quot;;[.B250]*[.C250];0)" office:value-type="float" office:value="77579" calcext:value-type="float">
            <text:p>77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250]+IF([.A251]=&quot;up&quot;;-[.B251];IF([.A251]=&quot;down&quot;;[.B251];0))" office:value-type="float" office:value="241" calcext:value-type="float">
            <text:p>241</text:p>
          </table:table-cell>
          <table:table-cell table:formula="of:=[.D250]+IF([.A251]=&quot;forward&quot;;[.B251];0)" office:value-type="float" office:value="511" calcext:value-type="float">
            <text:p>511</text:p>
          </table:table-cell>
          <table:table-cell table:formula="of:=[.E250]+IF([.A251]=&quot;forward&quot;;[.B251]*[.C251];0)" office:value-type="float" office:value="77579" calcext:value-type="float">
            <text:p>77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251]+IF([.A252]=&quot;up&quot;;-[.B252];IF([.A252]=&quot;down&quot;;[.B252];0))" office:value-type="float" office:value="241" calcext:value-type="float">
            <text:p>241</text:p>
          </table:table-cell>
          <table:table-cell table:formula="of:=[.D251]+IF([.A252]=&quot;forward&quot;;[.B252];0)" office:value-type="float" office:value="515" calcext:value-type="float">
            <text:p>515</text:p>
          </table:table-cell>
          <table:table-cell table:formula="of:=[.E251]+IF([.A252]=&quot;forward&quot;;[.B252]*[.C252];0)" office:value-type="float" office:value="78543" calcext:value-type="float">
            <text:p>785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252]+IF([.A253]=&quot;up&quot;;-[.B253];IF([.A253]=&quot;down&quot;;[.B253];0))" office:value-type="float" office:value="244" calcext:value-type="float">
            <text:p>244</text:p>
          </table:table-cell>
          <table:table-cell table:formula="of:=[.D252]+IF([.A253]=&quot;forward&quot;;[.B253];0)" office:value-type="float" office:value="515" calcext:value-type="float">
            <text:p>515</text:p>
          </table:table-cell>
          <table:table-cell table:formula="of:=[.E252]+IF([.A253]=&quot;forward&quot;;[.B253]*[.C253];0)" office:value-type="float" office:value="78543" calcext:value-type="float">
            <text:p>785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253]+IF([.A254]=&quot;up&quot;;-[.B254];IF([.A254]=&quot;down&quot;;[.B254];0))" office:value-type="float" office:value="249" calcext:value-type="float">
            <text:p>249</text:p>
          </table:table-cell>
          <table:table-cell table:formula="of:=[.D253]+IF([.A254]=&quot;forward&quot;;[.B254];0)" office:value-type="float" office:value="515" calcext:value-type="float">
            <text:p>515</text:p>
          </table:table-cell>
          <table:table-cell table:formula="of:=[.E253]+IF([.A254]=&quot;forward&quot;;[.B254]*[.C254];0)" office:value-type="float" office:value="78543" calcext:value-type="float">
            <text:p>785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254]+IF([.A255]=&quot;up&quot;;-[.B255];IF([.A255]=&quot;down&quot;;[.B255];0))" office:value-type="float" office:value="256" calcext:value-type="float">
            <text:p>256</text:p>
          </table:table-cell>
          <table:table-cell table:formula="of:=[.D254]+IF([.A255]=&quot;forward&quot;;[.B255];0)" office:value-type="float" office:value="515" calcext:value-type="float">
            <text:p>515</text:p>
          </table:table-cell>
          <table:table-cell table:formula="of:=[.E254]+IF([.A255]=&quot;forward&quot;;[.B255]*[.C255];0)" office:value-type="float" office:value="78543" calcext:value-type="float">
            <text:p>785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255]+IF([.A256]=&quot;up&quot;;-[.B256];IF([.A256]=&quot;down&quot;;[.B256];0))" office:value-type="float" office:value="256" calcext:value-type="float">
            <text:p>256</text:p>
          </table:table-cell>
          <table:table-cell table:formula="of:=[.D255]+IF([.A256]=&quot;forward&quot;;[.B256];0)" office:value-type="float" office:value="520" calcext:value-type="float">
            <text:p>520</text:p>
          </table:table-cell>
          <table:table-cell table:formula="of:=[.E255]+IF([.A256]=&quot;forward&quot;;[.B256]*[.C256];0)" office:value-type="float" office:value="79823" calcext:value-type="float">
            <text:p>79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256]+IF([.A257]=&quot;up&quot;;-[.B257];IF([.A257]=&quot;down&quot;;[.B257];0))" office:value-type="float" office:value="256" calcext:value-type="float">
            <text:p>256</text:p>
          </table:table-cell>
          <table:table-cell table:formula="of:=[.D256]+IF([.A257]=&quot;forward&quot;;[.B257];0)" office:value-type="float" office:value="522" calcext:value-type="float">
            <text:p>522</text:p>
          </table:table-cell>
          <table:table-cell table:formula="of:=[.E256]+IF([.A257]=&quot;forward&quot;;[.B257]*[.C257];0)" office:value-type="float" office:value="80335" calcext:value-type="float">
            <text:p>80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257]+IF([.A258]=&quot;up&quot;;-[.B258];IF([.A258]=&quot;down&quot;;[.B258];0))" office:value-type="float" office:value="254" calcext:value-type="float">
            <text:p>254</text:p>
          </table:table-cell>
          <table:table-cell table:formula="of:=[.D257]+IF([.A258]=&quot;forward&quot;;[.B258];0)" office:value-type="float" office:value="522" calcext:value-type="float">
            <text:p>522</text:p>
          </table:table-cell>
          <table:table-cell table:formula="of:=[.E257]+IF([.A258]=&quot;forward&quot;;[.B258]*[.C258];0)" office:value-type="float" office:value="80335" calcext:value-type="float">
            <text:p>80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[.C258]+IF([.A259]=&quot;up&quot;;-[.B259];IF([.A259]=&quot;down&quot;;[.B259];0))" office:value-type="float" office:value="250" calcext:value-type="float">
            <text:p>250</text:p>
          </table:table-cell>
          <table:table-cell table:formula="of:=[.D258]+IF([.A259]=&quot;forward&quot;;[.B259];0)" office:value-type="float" office:value="522" calcext:value-type="float">
            <text:p>522</text:p>
          </table:table-cell>
          <table:table-cell table:formula="of:=[.E258]+IF([.A259]=&quot;forward&quot;;[.B259]*[.C259];0)" office:value-type="float" office:value="80335" calcext:value-type="float">
            <text:p>80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259]+IF([.A260]=&quot;up&quot;;-[.B260];IF([.A260]=&quot;down&quot;;[.B260];0))" office:value-type="float" office:value="250" calcext:value-type="float">
            <text:p>250</text:p>
          </table:table-cell>
          <table:table-cell table:formula="of:=[.D259]+IF([.A260]=&quot;forward&quot;;[.B260];0)" office:value-type="float" office:value="529" calcext:value-type="float">
            <text:p>529</text:p>
          </table:table-cell>
          <table:table-cell table:formula="of:=[.E259]+IF([.A260]=&quot;forward&quot;;[.B260]*[.C260];0)" office:value-type="float" office:value="82085" calcext:value-type="float">
            <text:p>82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260]+IF([.A261]=&quot;up&quot;;-[.B261];IF([.A261]=&quot;down&quot;;[.B261];0))" office:value-type="float" office:value="253" calcext:value-type="float">
            <text:p>253</text:p>
          </table:table-cell>
          <table:table-cell table:formula="of:=[.D260]+IF([.A261]=&quot;forward&quot;;[.B261];0)" office:value-type="float" office:value="529" calcext:value-type="float">
            <text:p>529</text:p>
          </table:table-cell>
          <table:table-cell table:formula="of:=[.E260]+IF([.A261]=&quot;forward&quot;;[.B261]*[.C261];0)" office:value-type="float" office:value="82085" calcext:value-type="float">
            <text:p>82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261]+IF([.A262]=&quot;up&quot;;-[.B262];IF([.A262]=&quot;down&quot;;[.B262];0))" office:value-type="float" office:value="254" calcext:value-type="float">
            <text:p>254</text:p>
          </table:table-cell>
          <table:table-cell table:formula="of:=[.D261]+IF([.A262]=&quot;forward&quot;;[.B262];0)" office:value-type="float" office:value="529" calcext:value-type="float">
            <text:p>529</text:p>
          </table:table-cell>
          <table:table-cell table:formula="of:=[.E261]+IF([.A262]=&quot;forward&quot;;[.B262]*[.C262];0)" office:value-type="float" office:value="82085" calcext:value-type="float">
            <text:p>82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262]+IF([.A263]=&quot;up&quot;;-[.B263];IF([.A263]=&quot;down&quot;;[.B263];0))" office:value-type="float" office:value="261" calcext:value-type="float">
            <text:p>261</text:p>
          </table:table-cell>
          <table:table-cell table:formula="of:=[.D262]+IF([.A263]=&quot;forward&quot;;[.B263];0)" office:value-type="float" office:value="529" calcext:value-type="float">
            <text:p>529</text:p>
          </table:table-cell>
          <table:table-cell table:formula="of:=[.E262]+IF([.A263]=&quot;forward&quot;;[.B263]*[.C263];0)" office:value-type="float" office:value="82085" calcext:value-type="float">
            <text:p>82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263]+IF([.A264]=&quot;up&quot;;-[.B264];IF([.A264]=&quot;down&quot;;[.B264];0))" office:value-type="float" office:value="253" calcext:value-type="float">
            <text:p>253</text:p>
          </table:table-cell>
          <table:table-cell table:formula="of:=[.D263]+IF([.A264]=&quot;forward&quot;;[.B264];0)" office:value-type="float" office:value="529" calcext:value-type="float">
            <text:p>529</text:p>
          </table:table-cell>
          <table:table-cell table:formula="of:=[.E263]+IF([.A264]=&quot;forward&quot;;[.B264]*[.C264];0)" office:value-type="float" office:value="82085" calcext:value-type="float">
            <text:p>82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264]+IF([.A265]=&quot;up&quot;;-[.B265];IF([.A265]=&quot;down&quot;;[.B265];0))" office:value-type="float" office:value="253" calcext:value-type="float">
            <text:p>253</text:p>
          </table:table-cell>
          <table:table-cell table:formula="of:=[.D264]+IF([.A265]=&quot;forward&quot;;[.B265];0)" office:value-type="float" office:value="535" calcext:value-type="float">
            <text:p>535</text:p>
          </table:table-cell>
          <table:table-cell table:formula="of:=[.E264]+IF([.A265]=&quot;forward&quot;;[.B265]*[.C265];0)" office:value-type="float" office:value="83603" calcext:value-type="float">
            <text:p>83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265]+IF([.A266]=&quot;up&quot;;-[.B266];IF([.A266]=&quot;down&quot;;[.B266];0))" office:value-type="float" office:value="253" calcext:value-type="float">
            <text:p>253</text:p>
          </table:table-cell>
          <table:table-cell table:formula="of:=[.D265]+IF([.A266]=&quot;forward&quot;;[.B266];0)" office:value-type="float" office:value="538" calcext:value-type="float">
            <text:p>538</text:p>
          </table:table-cell>
          <table:table-cell table:formula="of:=[.E265]+IF([.A266]=&quot;forward&quot;;[.B266]*[.C266];0)" office:value-type="float" office:value="84362" calcext:value-type="float">
            <text:p>84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266]+IF([.A267]=&quot;up&quot;;-[.B267];IF([.A267]=&quot;down&quot;;[.B267];0))" office:value-type="float" office:value="253" calcext:value-type="float">
            <text:p>253</text:p>
          </table:table-cell>
          <table:table-cell table:formula="of:=[.D266]+IF([.A267]=&quot;forward&quot;;[.B267];0)" office:value-type="float" office:value="545" calcext:value-type="float">
            <text:p>545</text:p>
          </table:table-cell>
          <table:table-cell table:formula="of:=[.E266]+IF([.A267]=&quot;forward&quot;;[.B267]*[.C267];0)" office:value-type="float" office:value="86133" calcext:value-type="float">
            <text:p>86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267]+IF([.A268]=&quot;up&quot;;-[.B268];IF([.A268]=&quot;down&quot;;[.B268];0))" office:value-type="float" office:value="253" calcext:value-type="float">
            <text:p>253</text:p>
          </table:table-cell>
          <table:table-cell table:formula="of:=[.D267]+IF([.A268]=&quot;forward&quot;;[.B268];0)" office:value-type="float" office:value="550" calcext:value-type="float">
            <text:p>550</text:p>
          </table:table-cell>
          <table:table-cell table:formula="of:=[.E267]+IF([.A268]=&quot;forward&quot;;[.B268]*[.C268];0)" office:value-type="float" office:value="87398" calcext:value-type="float">
            <text:p>87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268]+IF([.A269]=&quot;up&quot;;-[.B269];IF([.A269]=&quot;down&quot;;[.B269];0))" office:value-type="float" office:value="248" calcext:value-type="float">
            <text:p>248</text:p>
          </table:table-cell>
          <table:table-cell table:formula="of:=[.D268]+IF([.A269]=&quot;forward&quot;;[.B269];0)" office:value-type="float" office:value="550" calcext:value-type="float">
            <text:p>550</text:p>
          </table:table-cell>
          <table:table-cell table:formula="of:=[.E268]+IF([.A269]=&quot;forward&quot;;[.B269]*[.C269];0)" office:value-type="float" office:value="87398" calcext:value-type="float">
            <text:p>87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269]+IF([.A270]=&quot;up&quot;;-[.B270];IF([.A270]=&quot;down&quot;;[.B270];0))" office:value-type="float" office:value="251" calcext:value-type="float">
            <text:p>251</text:p>
          </table:table-cell>
          <table:table-cell table:formula="of:=[.D269]+IF([.A270]=&quot;forward&quot;;[.B270];0)" office:value-type="float" office:value="550" calcext:value-type="float">
            <text:p>550</text:p>
          </table:table-cell>
          <table:table-cell table:formula="of:=[.E269]+IF([.A270]=&quot;forward&quot;;[.B270]*[.C270];0)" office:value-type="float" office:value="87398" calcext:value-type="float">
            <text:p>87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270]+IF([.A271]=&quot;up&quot;;-[.B271];IF([.A271]=&quot;down&quot;;[.B271];0))" office:value-type="float" office:value="257" calcext:value-type="float">
            <text:p>257</text:p>
          </table:table-cell>
          <table:table-cell table:formula="of:=[.D270]+IF([.A271]=&quot;forward&quot;;[.B271];0)" office:value-type="float" office:value="550" calcext:value-type="float">
            <text:p>550</text:p>
          </table:table-cell>
          <table:table-cell table:formula="of:=[.E270]+IF([.A271]=&quot;forward&quot;;[.B271]*[.C271];0)" office:value-type="float" office:value="87398" calcext:value-type="float">
            <text:p>87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271]+IF([.A272]=&quot;up&quot;;-[.B272];IF([.A272]=&quot;down&quot;;[.B272];0))" office:value-type="float" office:value="257" calcext:value-type="float">
            <text:p>257</text:p>
          </table:table-cell>
          <table:table-cell table:formula="of:=[.D271]+IF([.A272]=&quot;forward&quot;;[.B272];0)" office:value-type="float" office:value="557" calcext:value-type="float">
            <text:p>557</text:p>
          </table:table-cell>
          <table:table-cell table:formula="of:=[.E271]+IF([.A272]=&quot;forward&quot;;[.B272]*[.C272];0)" office:value-type="float" office:value="89197" calcext:value-type="float">
            <text:p>89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272]+IF([.A273]=&quot;up&quot;;-[.B273];IF([.A273]=&quot;down&quot;;[.B273];0))" office:value-type="float" office:value="248" calcext:value-type="float">
            <text:p>248</text:p>
          </table:table-cell>
          <table:table-cell table:formula="of:=[.D272]+IF([.A273]=&quot;forward&quot;;[.B273];0)" office:value-type="float" office:value="557" calcext:value-type="float">
            <text:p>557</text:p>
          </table:table-cell>
          <table:table-cell table:formula="of:=[.E272]+IF([.A273]=&quot;forward&quot;;[.B273]*[.C273];0)" office:value-type="float" office:value="89197" calcext:value-type="float">
            <text:p>89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273]+IF([.A274]=&quot;up&quot;;-[.B274];IF([.A274]=&quot;down&quot;;[.B274];0))" office:value-type="float" office:value="243" calcext:value-type="float">
            <text:p>243</text:p>
          </table:table-cell>
          <table:table-cell table:formula="of:=[.D273]+IF([.A274]=&quot;forward&quot;;[.B274];0)" office:value-type="float" office:value="557" calcext:value-type="float">
            <text:p>557</text:p>
          </table:table-cell>
          <table:table-cell table:formula="of:=[.E273]+IF([.A274]=&quot;forward&quot;;[.B274]*[.C274];0)" office:value-type="float" office:value="89197" calcext:value-type="float">
            <text:p>89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274]+IF([.A275]=&quot;up&quot;;-[.B275];IF([.A275]=&quot;down&quot;;[.B275];0))" office:value-type="float" office:value="243" calcext:value-type="float">
            <text:p>243</text:p>
          </table:table-cell>
          <table:table-cell table:formula="of:=[.D274]+IF([.A275]=&quot;forward&quot;;[.B275];0)" office:value-type="float" office:value="559" calcext:value-type="float">
            <text:p>559</text:p>
          </table:table-cell>
          <table:table-cell table:formula="of:=[.E274]+IF([.A275]=&quot;forward&quot;;[.B275]*[.C275];0)" office:value-type="float" office:value="89683" calcext:value-type="float">
            <text:p>896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275]+IF([.A276]=&quot;up&quot;;-[.B276];IF([.A276]=&quot;down&quot;;[.B276];0))" office:value-type="float" office:value="252" calcext:value-type="float">
            <text:p>252</text:p>
          </table:table-cell>
          <table:table-cell table:formula="of:=[.D275]+IF([.A276]=&quot;forward&quot;;[.B276];0)" office:value-type="float" office:value="559" calcext:value-type="float">
            <text:p>559</text:p>
          </table:table-cell>
          <table:table-cell table:formula="of:=[.E275]+IF([.A276]=&quot;forward&quot;;[.B276]*[.C276];0)" office:value-type="float" office:value="89683" calcext:value-type="float">
            <text:p>896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276]+IF([.A277]=&quot;up&quot;;-[.B277];IF([.A277]=&quot;down&quot;;[.B277];0))" office:value-type="float" office:value="252" calcext:value-type="float">
            <text:p>252</text:p>
          </table:table-cell>
          <table:table-cell table:formula="of:=[.D276]+IF([.A277]=&quot;forward&quot;;[.B277];0)" office:value-type="float" office:value="567" calcext:value-type="float">
            <text:p>567</text:p>
          </table:table-cell>
          <table:table-cell table:formula="of:=[.E276]+IF([.A277]=&quot;forward&quot;;[.B277]*[.C277];0)" office:value-type="float" office:value="91699" calcext:value-type="float">
            <text:p>91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277]+IF([.A278]=&quot;up&quot;;-[.B278];IF([.A278]=&quot;down&quot;;[.B278];0))" office:value-type="float" office:value="252" calcext:value-type="float">
            <text:p>252</text:p>
          </table:table-cell>
          <table:table-cell table:formula="of:=[.D277]+IF([.A278]=&quot;forward&quot;;[.B278];0)" office:value-type="float" office:value="573" calcext:value-type="float">
            <text:p>573</text:p>
          </table:table-cell>
          <table:table-cell table:formula="of:=[.E277]+IF([.A278]=&quot;forward&quot;;[.B278]*[.C278];0)" office:value-type="float" office:value="93211" calcext:value-type="float">
            <text:p>93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278]+IF([.A279]=&quot;up&quot;;-[.B279];IF([.A279]=&quot;down&quot;;[.B279];0))" office:value-type="float" office:value="252" calcext:value-type="float">
            <text:p>252</text:p>
          </table:table-cell>
          <table:table-cell table:formula="of:=[.D278]+IF([.A279]=&quot;forward&quot;;[.B279];0)" office:value-type="float" office:value="578" calcext:value-type="float">
            <text:p>578</text:p>
          </table:table-cell>
          <table:table-cell table:formula="of:=[.E278]+IF([.A279]=&quot;forward&quot;;[.B279]*[.C279];0)" office:value-type="float" office:value="94471" calcext:value-type="float">
            <text:p>94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279]+IF([.A280]=&quot;up&quot;;-[.B280];IF([.A280]=&quot;down&quot;;[.B280];0))" office:value-type="float" office:value="247" calcext:value-type="float">
            <text:p>247</text:p>
          </table:table-cell>
          <table:table-cell table:formula="of:=[.D279]+IF([.A280]=&quot;forward&quot;;[.B280];0)" office:value-type="float" office:value="578" calcext:value-type="float">
            <text:p>578</text:p>
          </table:table-cell>
          <table:table-cell table:formula="of:=[.E279]+IF([.A280]=&quot;forward&quot;;[.B280]*[.C280];0)" office:value-type="float" office:value="94471" calcext:value-type="float">
            <text:p>94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280]+IF([.A281]=&quot;up&quot;;-[.B281];IF([.A281]=&quot;down&quot;;[.B281];0))" office:value-type="float" office:value="256" calcext:value-type="float">
            <text:p>256</text:p>
          </table:table-cell>
          <table:table-cell table:formula="of:=[.D280]+IF([.A281]=&quot;forward&quot;;[.B281];0)" office:value-type="float" office:value="578" calcext:value-type="float">
            <text:p>578</text:p>
          </table:table-cell>
          <table:table-cell table:formula="of:=[.E280]+IF([.A281]=&quot;forward&quot;;[.B281]*[.C281];0)" office:value-type="float" office:value="94471" calcext:value-type="float">
            <text:p>94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281]+IF([.A282]=&quot;up&quot;;-[.B282];IF([.A282]=&quot;down&quot;;[.B282];0))" office:value-type="float" office:value="264" calcext:value-type="float">
            <text:p>264</text:p>
          </table:table-cell>
          <table:table-cell table:formula="of:=[.D281]+IF([.A282]=&quot;forward&quot;;[.B282];0)" office:value-type="float" office:value="578" calcext:value-type="float">
            <text:p>578</text:p>
          </table:table-cell>
          <table:table-cell table:formula="of:=[.E281]+IF([.A282]=&quot;forward&quot;;[.B282]*[.C282];0)" office:value-type="float" office:value="94471" calcext:value-type="float">
            <text:p>94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282]+IF([.A283]=&quot;up&quot;;-[.B283];IF([.A283]=&quot;down&quot;;[.B283];0))" office:value-type="float" office:value="262" calcext:value-type="float">
            <text:p>262</text:p>
          </table:table-cell>
          <table:table-cell table:formula="of:=[.D282]+IF([.A283]=&quot;forward&quot;;[.B283];0)" office:value-type="float" office:value="578" calcext:value-type="float">
            <text:p>578</text:p>
          </table:table-cell>
          <table:table-cell table:formula="of:=[.E282]+IF([.A283]=&quot;forward&quot;;[.B283]*[.C283];0)" office:value-type="float" office:value="94471" calcext:value-type="float">
            <text:p>94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[.C283]+IF([.A284]=&quot;up&quot;;-[.B284];IF([.A284]=&quot;down&quot;;[.B284];0))" office:value-type="float" office:value="258" calcext:value-type="float">
            <text:p>258</text:p>
          </table:table-cell>
          <table:table-cell table:formula="of:=[.D283]+IF([.A284]=&quot;forward&quot;;[.B284];0)" office:value-type="float" office:value="578" calcext:value-type="float">
            <text:p>578</text:p>
          </table:table-cell>
          <table:table-cell table:formula="of:=[.E283]+IF([.A284]=&quot;forward&quot;;[.B284]*[.C284];0)" office:value-type="float" office:value="94471" calcext:value-type="float">
            <text:p>94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284]+IF([.A285]=&quot;up&quot;;-[.B285];IF([.A285]=&quot;down&quot;;[.B285];0))" office:value-type="float" office:value="258" calcext:value-type="float">
            <text:p>258</text:p>
          </table:table-cell>
          <table:table-cell table:formula="of:=[.D284]+IF([.A285]=&quot;forward&quot;;[.B285];0)" office:value-type="float" office:value="583" calcext:value-type="float">
            <text:p>583</text:p>
          </table:table-cell>
          <table:table-cell table:formula="of:=[.E284]+IF([.A285]=&quot;forward&quot;;[.B285]*[.C285];0)" office:value-type="float" office:value="95761" calcext:value-type="float">
            <text:p>95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285]+IF([.A286]=&quot;up&quot;;-[.B286];IF([.A286]=&quot;down&quot;;[.B286];0))" office:value-type="float" office:value="258" calcext:value-type="float">
            <text:p>258</text:p>
          </table:table-cell>
          <table:table-cell table:formula="of:=[.D285]+IF([.A286]=&quot;forward&quot;;[.B286];0)" office:value-type="float" office:value="585" calcext:value-type="float">
            <text:p>585</text:p>
          </table:table-cell>
          <table:table-cell table:formula="of:=[.E285]+IF([.A286]=&quot;forward&quot;;[.B286]*[.C286];0)" office:value-type="float" office:value="96277" calcext:value-type="float">
            <text:p>96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[.C286]+IF([.A287]=&quot;up&quot;;-[.B287];IF([.A287]=&quot;down&quot;;[.B287];0))" office:value-type="float" office:value="254" calcext:value-type="float">
            <text:p>254</text:p>
          </table:table-cell>
          <table:table-cell table:formula="of:=[.D286]+IF([.A287]=&quot;forward&quot;;[.B287];0)" office:value-type="float" office:value="585" calcext:value-type="float">
            <text:p>585</text:p>
          </table:table-cell>
          <table:table-cell table:formula="of:=[.E286]+IF([.A287]=&quot;forward&quot;;[.B287]*[.C287];0)" office:value-type="float" office:value="96277" calcext:value-type="float">
            <text:p>96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287]+IF([.A288]=&quot;up&quot;;-[.B288];IF([.A288]=&quot;down&quot;;[.B288];0))" office:value-type="float" office:value="254" calcext:value-type="float">
            <text:p>254</text:p>
          </table:table-cell>
          <table:table-cell table:formula="of:=[.D287]+IF([.A288]=&quot;forward&quot;;[.B288];0)" office:value-type="float" office:value="588" calcext:value-type="float">
            <text:p>588</text:p>
          </table:table-cell>
          <table:table-cell table:formula="of:=[.E287]+IF([.A288]=&quot;forward&quot;;[.B288]*[.C288];0)" office:value-type="float" office:value="97039" calcext:value-type="float">
            <text:p>97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288]+IF([.A289]=&quot;up&quot;;-[.B289];IF([.A289]=&quot;down&quot;;[.B289];0))" office:value-type="float" office:value="261" calcext:value-type="float">
            <text:p>261</text:p>
          </table:table-cell>
          <table:table-cell table:formula="of:=[.D288]+IF([.A289]=&quot;forward&quot;;[.B289];0)" office:value-type="float" office:value="588" calcext:value-type="float">
            <text:p>588</text:p>
          </table:table-cell>
          <table:table-cell table:formula="of:=[.E288]+IF([.A289]=&quot;forward&quot;;[.B289]*[.C289];0)" office:value-type="float" office:value="97039" calcext:value-type="float">
            <text:p>97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289]+IF([.A290]=&quot;up&quot;;-[.B290];IF([.A290]=&quot;down&quot;;[.B290];0))" office:value-type="float" office:value="261" calcext:value-type="float">
            <text:p>261</text:p>
          </table:table-cell>
          <table:table-cell table:formula="of:=[.D289]+IF([.A290]=&quot;forward&quot;;[.B290];0)" office:value-type="float" office:value="596" calcext:value-type="float">
            <text:p>596</text:p>
          </table:table-cell>
          <table:table-cell table:formula="of:=[.E289]+IF([.A290]=&quot;forward&quot;;[.B290]*[.C290];0)" office:value-type="float" office:value="99127" calcext:value-type="float">
            <text:p>99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290]+IF([.A291]=&quot;up&quot;;-[.B291];IF([.A291]=&quot;down&quot;;[.B291];0))" office:value-type="float" office:value="261" calcext:value-type="float">
            <text:p>261</text:p>
          </table:table-cell>
          <table:table-cell table:formula="of:=[.D290]+IF([.A291]=&quot;forward&quot;;[.B291];0)" office:value-type="float" office:value="597" calcext:value-type="float">
            <text:p>597</text:p>
          </table:table-cell>
          <table:table-cell table:formula="of:=[.E290]+IF([.A291]=&quot;forward&quot;;[.B291]*[.C291];0)" office:value-type="float" office:value="99388" calcext:value-type="float">
            <text:p>99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291]+IF([.A292]=&quot;up&quot;;-[.B292];IF([.A292]=&quot;down&quot;;[.B292];0))" office:value-type="float" office:value="261" calcext:value-type="float">
            <text:p>261</text:p>
          </table:table-cell>
          <table:table-cell table:formula="of:=[.D291]+IF([.A292]=&quot;forward&quot;;[.B292];0)" office:value-type="float" office:value="606" calcext:value-type="float">
            <text:p>606</text:p>
          </table:table-cell>
          <table:table-cell table:formula="of:=[.E291]+IF([.A292]=&quot;forward&quot;;[.B292]*[.C292];0)" office:value-type="float" office:value="101737" calcext:value-type="float">
            <text:p>101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292]+IF([.A293]=&quot;up&quot;;-[.B293];IF([.A293]=&quot;down&quot;;[.B293];0))" office:value-type="float" office:value="261" calcext:value-type="float">
            <text:p>261</text:p>
          </table:table-cell>
          <table:table-cell table:formula="of:=[.D292]+IF([.A293]=&quot;forward&quot;;[.B293];0)" office:value-type="float" office:value="612" calcext:value-type="float">
            <text:p>612</text:p>
          </table:table-cell>
          <table:table-cell table:formula="of:=[.E292]+IF([.A293]=&quot;forward&quot;;[.B293]*[.C293];0)" office:value-type="float" office:value="103303" calcext:value-type="float">
            <text:p>103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293]+IF([.A294]=&quot;up&quot;;-[.B294];IF([.A294]=&quot;down&quot;;[.B294];0))" office:value-type="float" office:value="254" calcext:value-type="float">
            <text:p>254</text:p>
          </table:table-cell>
          <table:table-cell table:formula="of:=[.D293]+IF([.A294]=&quot;forward&quot;;[.B294];0)" office:value-type="float" office:value="612" calcext:value-type="float">
            <text:p>612</text:p>
          </table:table-cell>
          <table:table-cell table:formula="of:=[.E293]+IF([.A294]=&quot;forward&quot;;[.B294]*[.C294];0)" office:value-type="float" office:value="103303" calcext:value-type="float">
            <text:p>103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294]+IF([.A295]=&quot;up&quot;;-[.B295];IF([.A295]=&quot;down&quot;;[.B295];0))" office:value-type="float" office:value="252" calcext:value-type="float">
            <text:p>252</text:p>
          </table:table-cell>
          <table:table-cell table:formula="of:=[.D294]+IF([.A295]=&quot;forward&quot;;[.B295];0)" office:value-type="float" office:value="612" calcext:value-type="float">
            <text:p>612</text:p>
          </table:table-cell>
          <table:table-cell table:formula="of:=[.E294]+IF([.A295]=&quot;forward&quot;;[.B295]*[.C295];0)" office:value-type="float" office:value="103303" calcext:value-type="float">
            <text:p>103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295]+IF([.A296]=&quot;up&quot;;-[.B296];IF([.A296]=&quot;down&quot;;[.B296];0))" office:value-type="float" office:value="252" calcext:value-type="float">
            <text:p>252</text:p>
          </table:table-cell>
          <table:table-cell table:formula="of:=[.D295]+IF([.A296]=&quot;forward&quot;;[.B296];0)" office:value-type="float" office:value="613" calcext:value-type="float">
            <text:p>613</text:p>
          </table:table-cell>
          <table:table-cell table:formula="of:=[.E295]+IF([.A296]=&quot;forward&quot;;[.B296]*[.C296];0)" office:value-type="float" office:value="103555" calcext:value-type="float">
            <text:p>103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296]+IF([.A297]=&quot;up&quot;;-[.B297];IF([.A297]=&quot;down&quot;;[.B297];0))" office:value-type="float" office:value="257" calcext:value-type="float">
            <text:p>257</text:p>
          </table:table-cell>
          <table:table-cell table:formula="of:=[.D296]+IF([.A297]=&quot;forward&quot;;[.B297];0)" office:value-type="float" office:value="613" calcext:value-type="float">
            <text:p>613</text:p>
          </table:table-cell>
          <table:table-cell table:formula="of:=[.E296]+IF([.A297]=&quot;forward&quot;;[.B297]*[.C297];0)" office:value-type="float" office:value="103555" calcext:value-type="float">
            <text:p>103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297]+IF([.A298]=&quot;up&quot;;-[.B298];IF([.A298]=&quot;down&quot;;[.B298];0))" office:value-type="float" office:value="257" calcext:value-type="float">
            <text:p>257</text:p>
          </table:table-cell>
          <table:table-cell table:formula="of:=[.D297]+IF([.A298]=&quot;forward&quot;;[.B298];0)" office:value-type="float" office:value="622" calcext:value-type="float">
            <text:p>622</text:p>
          </table:table-cell>
          <table:table-cell table:formula="of:=[.E297]+IF([.A298]=&quot;forward&quot;;[.B298]*[.C298];0)" office:value-type="float" office:value="105868" calcext:value-type="float">
            <text:p>1058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298]+IF([.A299]=&quot;up&quot;;-[.B299];IF([.A299]=&quot;down&quot;;[.B299];0))" office:value-type="float" office:value="265" calcext:value-type="float">
            <text:p>265</text:p>
          </table:table-cell>
          <table:table-cell table:formula="of:=[.D298]+IF([.A299]=&quot;forward&quot;;[.B299];0)" office:value-type="float" office:value="622" calcext:value-type="float">
            <text:p>622</text:p>
          </table:table-cell>
          <table:table-cell table:formula="of:=[.E298]+IF([.A299]=&quot;forward&quot;;[.B299]*[.C299];0)" office:value-type="float" office:value="105868" calcext:value-type="float">
            <text:p>1058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299]+IF([.A300]=&quot;up&quot;;-[.B300];IF([.A300]=&quot;down&quot;;[.B300];0))" office:value-type="float" office:value="269" calcext:value-type="float">
            <text:p>269</text:p>
          </table:table-cell>
          <table:table-cell table:formula="of:=[.D299]+IF([.A300]=&quot;forward&quot;;[.B300];0)" office:value-type="float" office:value="622" calcext:value-type="float">
            <text:p>622</text:p>
          </table:table-cell>
          <table:table-cell table:formula="of:=[.E299]+IF([.A300]=&quot;forward&quot;;[.B300]*[.C300];0)" office:value-type="float" office:value="105868" calcext:value-type="float">
            <text:p>1058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300]+IF([.A301]=&quot;up&quot;;-[.B301];IF([.A301]=&quot;down&quot;;[.B301];0))" office:value-type="float" office:value="276" calcext:value-type="float">
            <text:p>276</text:p>
          </table:table-cell>
          <table:table-cell table:formula="of:=[.D300]+IF([.A301]=&quot;forward&quot;;[.B301];0)" office:value-type="float" office:value="622" calcext:value-type="float">
            <text:p>622</text:p>
          </table:table-cell>
          <table:table-cell table:formula="of:=[.E300]+IF([.A301]=&quot;forward&quot;;[.B301]*[.C301];0)" office:value-type="float" office:value="105868" calcext:value-type="float">
            <text:p>1058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301]+IF([.A302]=&quot;up&quot;;-[.B302];IF([.A302]=&quot;down&quot;;[.B302];0))" office:value-type="float" office:value="274" calcext:value-type="float">
            <text:p>274</text:p>
          </table:table-cell>
          <table:table-cell table:formula="of:=[.D301]+IF([.A302]=&quot;forward&quot;;[.B302];0)" office:value-type="float" office:value="622" calcext:value-type="float">
            <text:p>622</text:p>
          </table:table-cell>
          <table:table-cell table:formula="of:=[.E301]+IF([.A302]=&quot;forward&quot;;[.B302]*[.C302];0)" office:value-type="float" office:value="105868" calcext:value-type="float">
            <text:p>1058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302]+IF([.A303]=&quot;up&quot;;-[.B303];IF([.A303]=&quot;down&quot;;[.B303];0))" office:value-type="float" office:value="279" calcext:value-type="float">
            <text:p>279</text:p>
          </table:table-cell>
          <table:table-cell table:formula="of:=[.D302]+IF([.A303]=&quot;forward&quot;;[.B303];0)" office:value-type="float" office:value="622" calcext:value-type="float">
            <text:p>622</text:p>
          </table:table-cell>
          <table:table-cell table:formula="of:=[.E302]+IF([.A303]=&quot;forward&quot;;[.B303]*[.C303];0)" office:value-type="float" office:value="105868" calcext:value-type="float">
            <text:p>1058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303]+IF([.A304]=&quot;up&quot;;-[.B304];IF([.A304]=&quot;down&quot;;[.B304];0))" office:value-type="float" office:value="279" calcext:value-type="float">
            <text:p>279</text:p>
          </table:table-cell>
          <table:table-cell table:formula="of:=[.D303]+IF([.A304]=&quot;forward&quot;;[.B304];0)" office:value-type="float" office:value="629" calcext:value-type="float">
            <text:p>629</text:p>
          </table:table-cell>
          <table:table-cell table:formula="of:=[.E303]+IF([.A304]=&quot;forward&quot;;[.B304]*[.C304];0)" office:value-type="float" office:value="107821" calcext:value-type="float">
            <text:p>1078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304]+IF([.A305]=&quot;up&quot;;-[.B305];IF([.A305]=&quot;down&quot;;[.B305];0))" office:value-type="float" office:value="276" calcext:value-type="float">
            <text:p>276</text:p>
          </table:table-cell>
          <table:table-cell table:formula="of:=[.D304]+IF([.A305]=&quot;forward&quot;;[.B305];0)" office:value-type="float" office:value="629" calcext:value-type="float">
            <text:p>629</text:p>
          </table:table-cell>
          <table:table-cell table:formula="of:=[.E304]+IF([.A305]=&quot;forward&quot;;[.B305]*[.C305];0)" office:value-type="float" office:value="107821" calcext:value-type="float">
            <text:p>1078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305]+IF([.A306]=&quot;up&quot;;-[.B306];IF([.A306]=&quot;down&quot;;[.B306];0))" office:value-type="float" office:value="276" calcext:value-type="float">
            <text:p>276</text:p>
          </table:table-cell>
          <table:table-cell table:formula="of:=[.D305]+IF([.A306]=&quot;forward&quot;;[.B306];0)" office:value-type="float" office:value="635" calcext:value-type="float">
            <text:p>635</text:p>
          </table:table-cell>
          <table:table-cell table:formula="of:=[.E305]+IF([.A306]=&quot;forward&quot;;[.B306]*[.C306];0)" office:value-type="float" office:value="109477" calcext:value-type="float">
            <text:p>109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306]+IF([.A307]=&quot;up&quot;;-[.B307];IF([.A307]=&quot;down&quot;;[.B307];0))" office:value-type="float" office:value="278" calcext:value-type="float">
            <text:p>278</text:p>
          </table:table-cell>
          <table:table-cell table:formula="of:=[.D306]+IF([.A307]=&quot;forward&quot;;[.B307];0)" office:value-type="float" office:value="635" calcext:value-type="float">
            <text:p>635</text:p>
          </table:table-cell>
          <table:table-cell table:formula="of:=[.E306]+IF([.A307]=&quot;forward&quot;;[.B307]*[.C307];0)" office:value-type="float" office:value="109477" calcext:value-type="float">
            <text:p>109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307]+IF([.A308]=&quot;up&quot;;-[.B308];IF([.A308]=&quot;down&quot;;[.B308];0))" office:value-type="float" office:value="278" calcext:value-type="float">
            <text:p>278</text:p>
          </table:table-cell>
          <table:table-cell table:formula="of:=[.D307]+IF([.A308]=&quot;forward&quot;;[.B308];0)" office:value-type="float" office:value="643" calcext:value-type="float">
            <text:p>643</text:p>
          </table:table-cell>
          <table:table-cell table:formula="of:=[.E307]+IF([.A308]=&quot;forward&quot;;[.B308]*[.C308];0)" office:value-type="float" office:value="111701" calcext:value-type="float">
            <text:p>111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308]+IF([.A309]=&quot;up&quot;;-[.B309];IF([.A309]=&quot;down&quot;;[.B309];0))" office:value-type="float" office:value="278" calcext:value-type="float">
            <text:p>278</text:p>
          </table:table-cell>
          <table:table-cell table:formula="of:=[.D308]+IF([.A309]=&quot;forward&quot;;[.B309];0)" office:value-type="float" office:value="651" calcext:value-type="float">
            <text:p>651</text:p>
          </table:table-cell>
          <table:table-cell table:formula="of:=[.E308]+IF([.A309]=&quot;forward&quot;;[.B309]*[.C309];0)" office:value-type="float" office:value="113925" calcext:value-type="float">
            <text:p>113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309]+IF([.A310]=&quot;up&quot;;-[.B310];IF([.A310]=&quot;down&quot;;[.B310];0))" office:value-type="float" office:value="275" calcext:value-type="float">
            <text:p>275</text:p>
          </table:table-cell>
          <table:table-cell table:formula="of:=[.D309]+IF([.A310]=&quot;forward&quot;;[.B310];0)" office:value-type="float" office:value="651" calcext:value-type="float">
            <text:p>651</text:p>
          </table:table-cell>
          <table:table-cell table:formula="of:=[.E309]+IF([.A310]=&quot;forward&quot;;[.B310]*[.C310];0)" office:value-type="float" office:value="113925" calcext:value-type="float">
            <text:p>113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310]+IF([.A311]=&quot;up&quot;;-[.B311];IF([.A311]=&quot;down&quot;;[.B311];0))" office:value-type="float" office:value="275" calcext:value-type="float">
            <text:p>275</text:p>
          </table:table-cell>
          <table:table-cell table:formula="of:=[.D310]+IF([.A311]=&quot;forward&quot;;[.B311];0)" office:value-type="float" office:value="657" calcext:value-type="float">
            <text:p>657</text:p>
          </table:table-cell>
          <table:table-cell table:formula="of:=[.E310]+IF([.A311]=&quot;forward&quot;;[.B311]*[.C311];0)" office:value-type="float" office:value="115575" calcext:value-type="float">
            <text:p>115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311]+IF([.A312]=&quot;up&quot;;-[.B312];IF([.A312]=&quot;down&quot;;[.B312];0))" office:value-type="float" office:value="275" calcext:value-type="float">
            <text:p>275</text:p>
          </table:table-cell>
          <table:table-cell table:formula="of:=[.D311]+IF([.A312]=&quot;forward&quot;;[.B312];0)" office:value-type="float" office:value="666" calcext:value-type="float">
            <text:p>666</text:p>
          </table:table-cell>
          <table:table-cell table:formula="of:=[.E311]+IF([.A312]=&quot;forward&quot;;[.B312]*[.C312];0)" office:value-type="float" office:value="118050" calcext:value-type="float">
            <text:p>118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312]+IF([.A313]=&quot;up&quot;;-[.B313];IF([.A313]=&quot;down&quot;;[.B313];0))" office:value-type="float" office:value="275" calcext:value-type="float">
            <text:p>275</text:p>
          </table:table-cell>
          <table:table-cell table:formula="of:=[.D312]+IF([.A313]=&quot;forward&quot;;[.B313];0)" office:value-type="float" office:value="674" calcext:value-type="float">
            <text:p>674</text:p>
          </table:table-cell>
          <table:table-cell table:formula="of:=[.E312]+IF([.A313]=&quot;forward&quot;;[.B313]*[.C313];0)" office:value-type="float" office:value="120250" calcext:value-type="float">
            <text:p>120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313]+IF([.A314]=&quot;up&quot;;-[.B314];IF([.A314]=&quot;down&quot;;[.B314];0))" office:value-type="float" office:value="275" calcext:value-type="float">
            <text:p>275</text:p>
          </table:table-cell>
          <table:table-cell table:formula="of:=[.D313]+IF([.A314]=&quot;forward&quot;;[.B314];0)" office:value-type="float" office:value="677" calcext:value-type="float">
            <text:p>677</text:p>
          </table:table-cell>
          <table:table-cell table:formula="of:=[.E313]+IF([.A314]=&quot;forward&quot;;[.B314]*[.C314];0)" office:value-type="float" office:value="121075" calcext:value-type="float">
            <text:p>121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314]+IF([.A315]=&quot;up&quot;;-[.B315];IF([.A315]=&quot;down&quot;;[.B315];0))" office:value-type="float" office:value="266" calcext:value-type="float">
            <text:p>266</text:p>
          </table:table-cell>
          <table:table-cell table:formula="of:=[.D314]+IF([.A315]=&quot;forward&quot;;[.B315];0)" office:value-type="float" office:value="677" calcext:value-type="float">
            <text:p>677</text:p>
          </table:table-cell>
          <table:table-cell table:formula="of:=[.E314]+IF([.A315]=&quot;forward&quot;;[.B315]*[.C315];0)" office:value-type="float" office:value="121075" calcext:value-type="float">
            <text:p>121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315]+IF([.A316]=&quot;up&quot;;-[.B316];IF([.A316]=&quot;down&quot;;[.B316];0))" office:value-type="float" office:value="266" calcext:value-type="float">
            <text:p>266</text:p>
          </table:table-cell>
          <table:table-cell table:formula="of:=[.D315]+IF([.A316]=&quot;forward&quot;;[.B316];0)" office:value-type="float" office:value="686" calcext:value-type="float">
            <text:p>686</text:p>
          </table:table-cell>
          <table:table-cell table:formula="of:=[.E315]+IF([.A316]=&quot;forward&quot;;[.B316]*[.C316];0)" office:value-type="float" office:value="123469" calcext:value-type="float">
            <text:p>123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316]+IF([.A317]=&quot;up&quot;;-[.B317];IF([.A317]=&quot;down&quot;;[.B317];0))" office:value-type="float" office:value="272" calcext:value-type="float">
            <text:p>272</text:p>
          </table:table-cell>
          <table:table-cell table:formula="of:=[.D316]+IF([.A317]=&quot;forward&quot;;[.B317];0)" office:value-type="float" office:value="686" calcext:value-type="float">
            <text:p>686</text:p>
          </table:table-cell>
          <table:table-cell table:formula="of:=[.E316]+IF([.A317]=&quot;forward&quot;;[.B317]*[.C317];0)" office:value-type="float" office:value="123469" calcext:value-type="float">
            <text:p>123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317]+IF([.A318]=&quot;up&quot;;-[.B318];IF([.A318]=&quot;down&quot;;[.B318];0))" office:value-type="float" office:value="272" calcext:value-type="float">
            <text:p>272</text:p>
          </table:table-cell>
          <table:table-cell table:formula="of:=[.D317]+IF([.A318]=&quot;forward&quot;;[.B318];0)" office:value-type="float" office:value="691" calcext:value-type="float">
            <text:p>691</text:p>
          </table:table-cell>
          <table:table-cell table:formula="of:=[.E317]+IF([.A318]=&quot;forward&quot;;[.B318]*[.C318];0)" office:value-type="float" office:value="124829" calcext:value-type="float">
            <text:p>124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318]+IF([.A319]=&quot;up&quot;;-[.B319];IF([.A319]=&quot;down&quot;;[.B319];0))" office:value-type="float" office:value="272" calcext:value-type="float">
            <text:p>272</text:p>
          </table:table-cell>
          <table:table-cell table:formula="of:=[.D318]+IF([.A319]=&quot;forward&quot;;[.B319];0)" office:value-type="float" office:value="699" calcext:value-type="float">
            <text:p>699</text:p>
          </table:table-cell>
          <table:table-cell table:formula="of:=[.E318]+IF([.A319]=&quot;forward&quot;;[.B319]*[.C319];0)" office:value-type="float" office:value="127005" calcext:value-type="float">
            <text:p>127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[.C319]+IF([.A320]=&quot;up&quot;;-[.B320];IF([.A320]=&quot;down&quot;;[.B320];0))" office:value-type="float" office:value="271" calcext:value-type="float">
            <text:p>271</text:p>
          </table:table-cell>
          <table:table-cell table:formula="of:=[.D319]+IF([.A320]=&quot;forward&quot;;[.B320];0)" office:value-type="float" office:value="699" calcext:value-type="float">
            <text:p>699</text:p>
          </table:table-cell>
          <table:table-cell table:formula="of:=[.E319]+IF([.A320]=&quot;forward&quot;;[.B320]*[.C320];0)" office:value-type="float" office:value="127005" calcext:value-type="float">
            <text:p>127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320]+IF([.A321]=&quot;up&quot;;-[.B321];IF([.A321]=&quot;down&quot;;[.B321];0))" office:value-type="float" office:value="271" calcext:value-type="float">
            <text:p>271</text:p>
          </table:table-cell>
          <table:table-cell table:formula="of:=[.D320]+IF([.A321]=&quot;forward&quot;;[.B321];0)" office:value-type="float" office:value="701" calcext:value-type="float">
            <text:p>701</text:p>
          </table:table-cell>
          <table:table-cell table:formula="of:=[.E320]+IF([.A321]=&quot;forward&quot;;[.B321]*[.C321];0)" office:value-type="float" office:value="127547" calcext:value-type="float">
            <text:p>127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321]+IF([.A322]=&quot;up&quot;;-[.B322];IF([.A322]=&quot;down&quot;;[.B322];0))" office:value-type="float" office:value="271" calcext:value-type="float">
            <text:p>271</text:p>
          </table:table-cell>
          <table:table-cell table:formula="of:=[.D321]+IF([.A322]=&quot;forward&quot;;[.B322];0)" office:value-type="float" office:value="707" calcext:value-type="float">
            <text:p>707</text:p>
          </table:table-cell>
          <table:table-cell table:formula="of:=[.E321]+IF([.A322]=&quot;forward&quot;;[.B322]*[.C322];0)" office:value-type="float" office:value="129173" calcext:value-type="float">
            <text:p>129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322]+IF([.A323]=&quot;up&quot;;-[.B323];IF([.A323]=&quot;down&quot;;[.B323];0))" office:value-type="float" office:value="271" calcext:value-type="float">
            <text:p>271</text:p>
          </table:table-cell>
          <table:table-cell table:formula="of:=[.D322]+IF([.A323]=&quot;forward&quot;;[.B323];0)" office:value-type="float" office:value="715" calcext:value-type="float">
            <text:p>715</text:p>
          </table:table-cell>
          <table:table-cell table:formula="of:=[.E322]+IF([.A323]=&quot;forward&quot;;[.B323]*[.C323];0)" office:value-type="float" office:value="131341" calcext:value-type="float">
            <text:p>131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323]+IF([.A324]=&quot;up&quot;;-[.B324];IF([.A324]=&quot;down&quot;;[.B324];0))" office:value-type="float" office:value="265" calcext:value-type="float">
            <text:p>265</text:p>
          </table:table-cell>
          <table:table-cell table:formula="of:=[.D323]+IF([.A324]=&quot;forward&quot;;[.B324];0)" office:value-type="float" office:value="715" calcext:value-type="float">
            <text:p>715</text:p>
          </table:table-cell>
          <table:table-cell table:formula="of:=[.E323]+IF([.A324]=&quot;forward&quot;;[.B324]*[.C324];0)" office:value-type="float" office:value="131341" calcext:value-type="float">
            <text:p>131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324]+IF([.A325]=&quot;up&quot;;-[.B325];IF([.A325]=&quot;down&quot;;[.B325];0))" office:value-type="float" office:value="268" calcext:value-type="float">
            <text:p>268</text:p>
          </table:table-cell>
          <table:table-cell table:formula="of:=[.D324]+IF([.A325]=&quot;forward&quot;;[.B325];0)" office:value-type="float" office:value="715" calcext:value-type="float">
            <text:p>715</text:p>
          </table:table-cell>
          <table:table-cell table:formula="of:=[.E324]+IF([.A325]=&quot;forward&quot;;[.B325]*[.C325];0)" office:value-type="float" office:value="131341" calcext:value-type="float">
            <text:p>131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325]+IF([.A326]=&quot;up&quot;;-[.B326];IF([.A326]=&quot;down&quot;;[.B326];0))" office:value-type="float" office:value="277" calcext:value-type="float">
            <text:p>277</text:p>
          </table:table-cell>
          <table:table-cell table:formula="of:=[.D325]+IF([.A326]=&quot;forward&quot;;[.B326];0)" office:value-type="float" office:value="715" calcext:value-type="float">
            <text:p>715</text:p>
          </table:table-cell>
          <table:table-cell table:formula="of:=[.E325]+IF([.A326]=&quot;forward&quot;;[.B326]*[.C326];0)" office:value-type="float" office:value="131341" calcext:value-type="float">
            <text:p>131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326]+IF([.A327]=&quot;up&quot;;-[.B327];IF([.A327]=&quot;down&quot;;[.B327];0))" office:value-type="float" office:value="283" calcext:value-type="float">
            <text:p>283</text:p>
          </table:table-cell>
          <table:table-cell table:formula="of:=[.D326]+IF([.A327]=&quot;forward&quot;;[.B327];0)" office:value-type="float" office:value="715" calcext:value-type="float">
            <text:p>715</text:p>
          </table:table-cell>
          <table:table-cell table:formula="of:=[.E326]+IF([.A327]=&quot;forward&quot;;[.B327]*[.C327];0)" office:value-type="float" office:value="131341" calcext:value-type="float">
            <text:p>131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327]+IF([.A328]=&quot;up&quot;;-[.B328];IF([.A328]=&quot;down&quot;;[.B328];0))" office:value-type="float" office:value="276" calcext:value-type="float">
            <text:p>276</text:p>
          </table:table-cell>
          <table:table-cell table:formula="of:=[.D327]+IF([.A328]=&quot;forward&quot;;[.B328];0)" office:value-type="float" office:value="715" calcext:value-type="float">
            <text:p>715</text:p>
          </table:table-cell>
          <table:table-cell table:formula="of:=[.E327]+IF([.A328]=&quot;forward&quot;;[.B328]*[.C328];0)" office:value-type="float" office:value="131341" calcext:value-type="float">
            <text:p>131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328]+IF([.A329]=&quot;up&quot;;-[.B329];IF([.A329]=&quot;down&quot;;[.B329];0))" office:value-type="float" office:value="276" calcext:value-type="float">
            <text:p>276</text:p>
          </table:table-cell>
          <table:table-cell table:formula="of:=[.D328]+IF([.A329]=&quot;forward&quot;;[.B329];0)" office:value-type="float" office:value="721" calcext:value-type="float">
            <text:p>721</text:p>
          </table:table-cell>
          <table:table-cell table:formula="of:=[.E328]+IF([.A329]=&quot;forward&quot;;[.B329]*[.C329];0)" office:value-type="float" office:value="132997" calcext:value-type="float">
            <text:p>132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329]+IF([.A330]=&quot;up&quot;;-[.B330];IF([.A330]=&quot;down&quot;;[.B330];0))" office:value-type="float" office:value="276" calcext:value-type="float">
            <text:p>276</text:p>
          </table:table-cell>
          <table:table-cell table:formula="of:=[.D329]+IF([.A330]=&quot;forward&quot;;[.B330];0)" office:value-type="float" office:value="722" calcext:value-type="float">
            <text:p>722</text:p>
          </table:table-cell>
          <table:table-cell table:formula="of:=[.E329]+IF([.A330]=&quot;forward&quot;;[.B330]*[.C330];0)" office:value-type="float" office:value="133273" calcext:value-type="float">
            <text:p>133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330]+IF([.A331]=&quot;up&quot;;-[.B331];IF([.A331]=&quot;down&quot;;[.B331];0))" office:value-type="float" office:value="276" calcext:value-type="float">
            <text:p>276</text:p>
          </table:table-cell>
          <table:table-cell table:formula="of:=[.D330]+IF([.A331]=&quot;forward&quot;;[.B331];0)" office:value-type="float" office:value="723" calcext:value-type="float">
            <text:p>723</text:p>
          </table:table-cell>
          <table:table-cell table:formula="of:=[.E330]+IF([.A331]=&quot;forward&quot;;[.B331]*[.C331];0)" office:value-type="float" office:value="133549" calcext:value-type="float">
            <text:p>1335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331]+IF([.A332]=&quot;up&quot;;-[.B332];IF([.A332]=&quot;down&quot;;[.B332];0))" office:value-type="float" office:value="276" calcext:value-type="float">
            <text:p>276</text:p>
          </table:table-cell>
          <table:table-cell table:formula="of:=[.D331]+IF([.A332]=&quot;forward&quot;;[.B332];0)" office:value-type="float" office:value="730" calcext:value-type="float">
            <text:p>730</text:p>
          </table:table-cell>
          <table:table-cell table:formula="of:=[.E331]+IF([.A332]=&quot;forward&quot;;[.B332]*[.C332];0)" office:value-type="float" office:value="135481" calcext:value-type="float">
            <text:p>135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332]+IF([.A333]=&quot;up&quot;;-[.B333];IF([.A333]=&quot;down&quot;;[.B333];0))" office:value-type="float" office:value="281" calcext:value-type="float">
            <text:p>281</text:p>
          </table:table-cell>
          <table:table-cell table:formula="of:=[.D332]+IF([.A333]=&quot;forward&quot;;[.B333];0)" office:value-type="float" office:value="730" calcext:value-type="float">
            <text:p>730</text:p>
          </table:table-cell>
          <table:table-cell table:formula="of:=[.E332]+IF([.A333]=&quot;forward&quot;;[.B333]*[.C333];0)" office:value-type="float" office:value="135481" calcext:value-type="float">
            <text:p>135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333]+IF([.A334]=&quot;up&quot;;-[.B334];IF([.A334]=&quot;down&quot;;[.B334];0))" office:value-type="float" office:value="290" calcext:value-type="float">
            <text:p>290</text:p>
          </table:table-cell>
          <table:table-cell table:formula="of:=[.D333]+IF([.A334]=&quot;forward&quot;;[.B334];0)" office:value-type="float" office:value="730" calcext:value-type="float">
            <text:p>730</text:p>
          </table:table-cell>
          <table:table-cell table:formula="of:=[.E333]+IF([.A334]=&quot;forward&quot;;[.B334]*[.C334];0)" office:value-type="float" office:value="135481" calcext:value-type="float">
            <text:p>135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334]+IF([.A335]=&quot;up&quot;;-[.B335];IF([.A335]=&quot;down&quot;;[.B335];0))" office:value-type="float" office:value="293" calcext:value-type="float">
            <text:p>293</text:p>
          </table:table-cell>
          <table:table-cell table:formula="of:=[.D334]+IF([.A335]=&quot;forward&quot;;[.B335];0)" office:value-type="float" office:value="730" calcext:value-type="float">
            <text:p>730</text:p>
          </table:table-cell>
          <table:table-cell table:formula="of:=[.E334]+IF([.A335]=&quot;forward&quot;;[.B335]*[.C335];0)" office:value-type="float" office:value="135481" calcext:value-type="float">
            <text:p>135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335]+IF([.A336]=&quot;up&quot;;-[.B336];IF([.A336]=&quot;down&quot;;[.B336];0))" office:value-type="float" office:value="290" calcext:value-type="float">
            <text:p>290</text:p>
          </table:table-cell>
          <table:table-cell table:formula="of:=[.D335]+IF([.A336]=&quot;forward&quot;;[.B336];0)" office:value-type="float" office:value="730" calcext:value-type="float">
            <text:p>730</text:p>
          </table:table-cell>
          <table:table-cell table:formula="of:=[.E335]+IF([.A336]=&quot;forward&quot;;[.B336]*[.C336];0)" office:value-type="float" office:value="135481" calcext:value-type="float">
            <text:p>135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336]+IF([.A337]=&quot;up&quot;;-[.B337];IF([.A337]=&quot;down&quot;;[.B337];0))" office:value-type="float" office:value="290" calcext:value-type="float">
            <text:p>290</text:p>
          </table:table-cell>
          <table:table-cell table:formula="of:=[.D336]+IF([.A337]=&quot;forward&quot;;[.B337];0)" office:value-type="float" office:value="733" calcext:value-type="float">
            <text:p>733</text:p>
          </table:table-cell>
          <table:table-cell table:formula="of:=[.E336]+IF([.A337]=&quot;forward&quot;;[.B337]*[.C337];0)" office:value-type="float" office:value="136351" calcext:value-type="float">
            <text:p>136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337]+IF([.A338]=&quot;up&quot;;-[.B338];IF([.A338]=&quot;down&quot;;[.B338];0))" office:value-type="float" office:value="290" calcext:value-type="float">
            <text:p>290</text:p>
          </table:table-cell>
          <table:table-cell table:formula="of:=[.D337]+IF([.A338]=&quot;forward&quot;;[.B338];0)" office:value-type="float" office:value="735" calcext:value-type="float">
            <text:p>735</text:p>
          </table:table-cell>
          <table:table-cell table:formula="of:=[.E337]+IF([.A338]=&quot;forward&quot;;[.B338]*[.C338];0)" office:value-type="float" office:value="136931" calcext:value-type="float">
            <text:p>136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338]+IF([.A339]=&quot;up&quot;;-[.B339];IF([.A339]=&quot;down&quot;;[.B339];0))" office:value-type="float" office:value="295" calcext:value-type="float">
            <text:p>295</text:p>
          </table:table-cell>
          <table:table-cell table:formula="of:=[.D338]+IF([.A339]=&quot;forward&quot;;[.B339];0)" office:value-type="float" office:value="735" calcext:value-type="float">
            <text:p>735</text:p>
          </table:table-cell>
          <table:table-cell table:formula="of:=[.E338]+IF([.A339]=&quot;forward&quot;;[.B339]*[.C339];0)" office:value-type="float" office:value="136931" calcext:value-type="float">
            <text:p>136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[.C339]+IF([.A340]=&quot;up&quot;;-[.B340];IF([.A340]=&quot;down&quot;;[.B340];0))" office:value-type="float" office:value="291" calcext:value-type="float">
            <text:p>291</text:p>
          </table:table-cell>
          <table:table-cell table:formula="of:=[.D339]+IF([.A340]=&quot;forward&quot;;[.B340];0)" office:value-type="float" office:value="735" calcext:value-type="float">
            <text:p>735</text:p>
          </table:table-cell>
          <table:table-cell table:formula="of:=[.E339]+IF([.A340]=&quot;forward&quot;;[.B340]*[.C340];0)" office:value-type="float" office:value="136931" calcext:value-type="float">
            <text:p>136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340]+IF([.A341]=&quot;up&quot;;-[.B341];IF([.A341]=&quot;down&quot;;[.B341];0))" office:value-type="float" office:value="291" calcext:value-type="float">
            <text:p>291</text:p>
          </table:table-cell>
          <table:table-cell table:formula="of:=[.D340]+IF([.A341]=&quot;forward&quot;;[.B341];0)" office:value-type="float" office:value="736" calcext:value-type="float">
            <text:p>736</text:p>
          </table:table-cell>
          <table:table-cell table:formula="of:=[.E340]+IF([.A341]=&quot;forward&quot;;[.B341]*[.C341];0)" office:value-type="float" office:value="137222" calcext:value-type="float">
            <text:p>137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341]+IF([.A342]=&quot;up&quot;;-[.B342];IF([.A342]=&quot;down&quot;;[.B342];0))" office:value-type="float" office:value="300" calcext:value-type="float">
            <text:p>300</text:p>
          </table:table-cell>
          <table:table-cell table:formula="of:=[.D341]+IF([.A342]=&quot;forward&quot;;[.B342];0)" office:value-type="float" office:value="736" calcext:value-type="float">
            <text:p>736</text:p>
          </table:table-cell>
          <table:table-cell table:formula="of:=[.E341]+IF([.A342]=&quot;forward&quot;;[.B342]*[.C342];0)" office:value-type="float" office:value="137222" calcext:value-type="float">
            <text:p>137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342]+IF([.A343]=&quot;up&quot;;-[.B343];IF([.A343]=&quot;down&quot;;[.B343];0))" office:value-type="float" office:value="300" calcext:value-type="float">
            <text:p>300</text:p>
          </table:table-cell>
          <table:table-cell table:formula="of:=[.D342]+IF([.A343]=&quot;forward&quot;;[.B343];0)" office:value-type="float" office:value="745" calcext:value-type="float">
            <text:p>745</text:p>
          </table:table-cell>
          <table:table-cell table:formula="of:=[.E342]+IF([.A343]=&quot;forward&quot;;[.B343]*[.C343];0)" office:value-type="float" office:value="139922" calcext:value-type="float">
            <text:p>139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343]+IF([.A344]=&quot;up&quot;;-[.B344];IF([.A344]=&quot;down&quot;;[.B344];0))" office:value-type="float" office:value="300" calcext:value-type="float">
            <text:p>300</text:p>
          </table:table-cell>
          <table:table-cell table:formula="of:=[.D343]+IF([.A344]=&quot;forward&quot;;[.B344];0)" office:value-type="float" office:value="746" calcext:value-type="float">
            <text:p>746</text:p>
          </table:table-cell>
          <table:table-cell table:formula="of:=[.E343]+IF([.A344]=&quot;forward&quot;;[.B344]*[.C344];0)" office:value-type="float" office:value="140222" calcext:value-type="float">
            <text:p>140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344]+IF([.A345]=&quot;up&quot;;-[.B345];IF([.A345]=&quot;down&quot;;[.B345];0))" office:value-type="float" office:value="300" calcext:value-type="float">
            <text:p>300</text:p>
          </table:table-cell>
          <table:table-cell table:formula="of:=[.D344]+IF([.A345]=&quot;forward&quot;;[.B345];0)" office:value-type="float" office:value="747" calcext:value-type="float">
            <text:p>747</text:p>
          </table:table-cell>
          <table:table-cell table:formula="of:=[.E344]+IF([.A345]=&quot;forward&quot;;[.B345]*[.C345];0)" office:value-type="float" office:value="140522" calcext:value-type="float">
            <text:p>140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345]+IF([.A346]=&quot;up&quot;;-[.B346];IF([.A346]=&quot;down&quot;;[.B346];0))" office:value-type="float" office:value="309" calcext:value-type="float">
            <text:p>309</text:p>
          </table:table-cell>
          <table:table-cell table:formula="of:=[.D345]+IF([.A346]=&quot;forward&quot;;[.B346];0)" office:value-type="float" office:value="747" calcext:value-type="float">
            <text:p>747</text:p>
          </table:table-cell>
          <table:table-cell table:formula="of:=[.E345]+IF([.A346]=&quot;forward&quot;;[.B346]*[.C346];0)" office:value-type="float" office:value="140522" calcext:value-type="float">
            <text:p>140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346]+IF([.A347]=&quot;up&quot;;-[.B347];IF([.A347]=&quot;down&quot;;[.B347];0))" office:value-type="float" office:value="311" calcext:value-type="float">
            <text:p>311</text:p>
          </table:table-cell>
          <table:table-cell table:formula="of:=[.D346]+IF([.A347]=&quot;forward&quot;;[.B347];0)" office:value-type="float" office:value="747" calcext:value-type="float">
            <text:p>747</text:p>
          </table:table-cell>
          <table:table-cell table:formula="of:=[.E346]+IF([.A347]=&quot;forward&quot;;[.B347]*[.C347];0)" office:value-type="float" office:value="140522" calcext:value-type="float">
            <text:p>140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347]+IF([.A348]=&quot;up&quot;;-[.B348];IF([.A348]=&quot;down&quot;;[.B348];0))" office:value-type="float" office:value="311" calcext:value-type="float">
            <text:p>311</text:p>
          </table:table-cell>
          <table:table-cell table:formula="of:=[.D347]+IF([.A348]=&quot;forward&quot;;[.B348];0)" office:value-type="float" office:value="751" calcext:value-type="float">
            <text:p>751</text:p>
          </table:table-cell>
          <table:table-cell table:formula="of:=[.E347]+IF([.A348]=&quot;forward&quot;;[.B348]*[.C348];0)" office:value-type="float" office:value="141766" calcext:value-type="float">
            <text:p>141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348]+IF([.A349]=&quot;up&quot;;-[.B349];IF([.A349]=&quot;down&quot;;[.B349];0))" office:value-type="float" office:value="311" calcext:value-type="float">
            <text:p>311</text:p>
          </table:table-cell>
          <table:table-cell table:formula="of:=[.D348]+IF([.A349]=&quot;forward&quot;;[.B349];0)" office:value-type="float" office:value="760" calcext:value-type="float">
            <text:p>760</text:p>
          </table:table-cell>
          <table:table-cell table:formula="of:=[.E348]+IF([.A349]=&quot;forward&quot;;[.B349]*[.C349];0)" office:value-type="float" office:value="144565" calcext:value-type="float">
            <text:p>144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349]+IF([.A350]=&quot;up&quot;;-[.B350];IF([.A350]=&quot;down&quot;;[.B350];0))" office:value-type="float" office:value="316" calcext:value-type="float">
            <text:p>316</text:p>
          </table:table-cell>
          <table:table-cell table:formula="of:=[.D349]+IF([.A350]=&quot;forward&quot;;[.B350];0)" office:value-type="float" office:value="760" calcext:value-type="float">
            <text:p>760</text:p>
          </table:table-cell>
          <table:table-cell table:formula="of:=[.E349]+IF([.A350]=&quot;forward&quot;;[.B350]*[.C350];0)" office:value-type="float" office:value="144565" calcext:value-type="float">
            <text:p>144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350]+IF([.A351]=&quot;up&quot;;-[.B351];IF([.A351]=&quot;down&quot;;[.B351];0))" office:value-type="float" office:value="311" calcext:value-type="float">
            <text:p>311</text:p>
          </table:table-cell>
          <table:table-cell table:formula="of:=[.D350]+IF([.A351]=&quot;forward&quot;;[.B351];0)" office:value-type="float" office:value="760" calcext:value-type="float">
            <text:p>760</text:p>
          </table:table-cell>
          <table:table-cell table:formula="of:=[.E350]+IF([.A351]=&quot;forward&quot;;[.B351]*[.C351];0)" office:value-type="float" office:value="144565" calcext:value-type="float">
            <text:p>144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351]+IF([.A352]=&quot;up&quot;;-[.B352];IF([.A352]=&quot;down&quot;;[.B352];0))" office:value-type="float" office:value="317" calcext:value-type="float">
            <text:p>317</text:p>
          </table:table-cell>
          <table:table-cell table:formula="of:=[.D351]+IF([.A352]=&quot;forward&quot;;[.B352];0)" office:value-type="float" office:value="760" calcext:value-type="float">
            <text:p>760</text:p>
          </table:table-cell>
          <table:table-cell table:formula="of:=[.E351]+IF([.A352]=&quot;forward&quot;;[.B352]*[.C352];0)" office:value-type="float" office:value="144565" calcext:value-type="float">
            <text:p>144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352]+IF([.A353]=&quot;up&quot;;-[.B353];IF([.A353]=&quot;down&quot;;[.B353];0))" office:value-type="float" office:value="317" calcext:value-type="float">
            <text:p>317</text:p>
          </table:table-cell>
          <table:table-cell table:formula="of:=[.D352]+IF([.A353]=&quot;forward&quot;;[.B353];0)" office:value-type="float" office:value="768" calcext:value-type="float">
            <text:p>768</text:p>
          </table:table-cell>
          <table:table-cell table:formula="of:=[.E352]+IF([.A353]=&quot;forward&quot;;[.B353]*[.C353];0)" office:value-type="float" office:value="147101" calcext:value-type="float">
            <text:p>147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353]+IF([.A354]=&quot;up&quot;;-[.B354];IF([.A354]=&quot;down&quot;;[.B354];0))" office:value-type="float" office:value="321" calcext:value-type="float">
            <text:p>321</text:p>
          </table:table-cell>
          <table:table-cell table:formula="of:=[.D353]+IF([.A354]=&quot;forward&quot;;[.B354];0)" office:value-type="float" office:value="768" calcext:value-type="float">
            <text:p>768</text:p>
          </table:table-cell>
          <table:table-cell table:formula="of:=[.E353]+IF([.A354]=&quot;forward&quot;;[.B354]*[.C354];0)" office:value-type="float" office:value="147101" calcext:value-type="float">
            <text:p>147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354]+IF([.A355]=&quot;up&quot;;-[.B355];IF([.A355]=&quot;down&quot;;[.B355];0))" office:value-type="float" office:value="322" calcext:value-type="float">
            <text:p>322</text:p>
          </table:table-cell>
          <table:table-cell table:formula="of:=[.D354]+IF([.A355]=&quot;forward&quot;;[.B355];0)" office:value-type="float" office:value="768" calcext:value-type="float">
            <text:p>768</text:p>
          </table:table-cell>
          <table:table-cell table:formula="of:=[.E354]+IF([.A355]=&quot;forward&quot;;[.B355]*[.C355];0)" office:value-type="float" office:value="147101" calcext:value-type="float">
            <text:p>147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355]+IF([.A356]=&quot;up&quot;;-[.B356];IF([.A356]=&quot;down&quot;;[.B356];0))" office:value-type="float" office:value="317" calcext:value-type="float">
            <text:p>317</text:p>
          </table:table-cell>
          <table:table-cell table:formula="of:=[.D355]+IF([.A356]=&quot;forward&quot;;[.B356];0)" office:value-type="float" office:value="768" calcext:value-type="float">
            <text:p>768</text:p>
          </table:table-cell>
          <table:table-cell table:formula="of:=[.E355]+IF([.A356]=&quot;forward&quot;;[.B356]*[.C356];0)" office:value-type="float" office:value="147101" calcext:value-type="float">
            <text:p>147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356]+IF([.A357]=&quot;up&quot;;-[.B357];IF([.A357]=&quot;down&quot;;[.B357];0))" office:value-type="float" office:value="314" calcext:value-type="float">
            <text:p>314</text:p>
          </table:table-cell>
          <table:table-cell table:formula="of:=[.D356]+IF([.A357]=&quot;forward&quot;;[.B357];0)" office:value-type="float" office:value="768" calcext:value-type="float">
            <text:p>768</text:p>
          </table:table-cell>
          <table:table-cell table:formula="of:=[.E356]+IF([.A357]=&quot;forward&quot;;[.B357]*[.C357];0)" office:value-type="float" office:value="147101" calcext:value-type="float">
            <text:p>147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357]+IF([.A358]=&quot;up&quot;;-[.B358];IF([.A358]=&quot;down&quot;;[.B358];0))" office:value-type="float" office:value="316" calcext:value-type="float">
            <text:p>316</text:p>
          </table:table-cell>
          <table:table-cell table:formula="of:=[.D357]+IF([.A358]=&quot;forward&quot;;[.B358];0)" office:value-type="float" office:value="768" calcext:value-type="float">
            <text:p>768</text:p>
          </table:table-cell>
          <table:table-cell table:formula="of:=[.E357]+IF([.A358]=&quot;forward&quot;;[.B358]*[.C358];0)" office:value-type="float" office:value="147101" calcext:value-type="float">
            <text:p>147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358]+IF([.A359]=&quot;up&quot;;-[.B359];IF([.A359]=&quot;down&quot;;[.B359];0))" office:value-type="float" office:value="319" calcext:value-type="float">
            <text:p>319</text:p>
          </table:table-cell>
          <table:table-cell table:formula="of:=[.D358]+IF([.A359]=&quot;forward&quot;;[.B359];0)" office:value-type="float" office:value="768" calcext:value-type="float">
            <text:p>768</text:p>
          </table:table-cell>
          <table:table-cell table:formula="of:=[.E358]+IF([.A359]=&quot;forward&quot;;[.B359]*[.C359];0)" office:value-type="float" office:value="147101" calcext:value-type="float">
            <text:p>147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359]+IF([.A360]=&quot;up&quot;;-[.B360];IF([.A360]=&quot;down&quot;;[.B360];0))" office:value-type="float" office:value="319" calcext:value-type="float">
            <text:p>319</text:p>
          </table:table-cell>
          <table:table-cell table:formula="of:=[.D359]+IF([.A360]=&quot;forward&quot;;[.B360];0)" office:value-type="float" office:value="776" calcext:value-type="float">
            <text:p>776</text:p>
          </table:table-cell>
          <table:table-cell table:formula="of:=[.E359]+IF([.A360]=&quot;forward&quot;;[.B360]*[.C360];0)" office:value-type="float" office:value="149653" calcext:value-type="float">
            <text:p>1496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360]+IF([.A361]=&quot;up&quot;;-[.B361];IF([.A361]=&quot;down&quot;;[.B361];0))" office:value-type="float" office:value="319" calcext:value-type="float">
            <text:p>319</text:p>
          </table:table-cell>
          <table:table-cell table:formula="of:=[.D360]+IF([.A361]=&quot;forward&quot;;[.B361];0)" office:value-type="float" office:value="781" calcext:value-type="float">
            <text:p>781</text:p>
          </table:table-cell>
          <table:table-cell table:formula="of:=[.E360]+IF([.A361]=&quot;forward&quot;;[.B361]*[.C361];0)" office:value-type="float" office:value="151248" calcext:value-type="float">
            <text:p>151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361]+IF([.A362]=&quot;up&quot;;-[.B362];IF([.A362]=&quot;down&quot;;[.B362];0))" office:value-type="float" office:value="319" calcext:value-type="float">
            <text:p>319</text:p>
          </table:table-cell>
          <table:table-cell table:formula="of:=[.D361]+IF([.A362]=&quot;forward&quot;;[.B362];0)" office:value-type="float" office:value="790" calcext:value-type="float">
            <text:p>790</text:p>
          </table:table-cell>
          <table:table-cell table:formula="of:=[.E361]+IF([.A362]=&quot;forward&quot;;[.B362]*[.C362];0)" office:value-type="float" office:value="154119" calcext:value-type="float">
            <text:p>154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362]+IF([.A363]=&quot;up&quot;;-[.B363];IF([.A363]=&quot;down&quot;;[.B363];0))" office:value-type="float" office:value="323" calcext:value-type="float">
            <text:p>323</text:p>
          </table:table-cell>
          <table:table-cell table:formula="of:=[.D362]+IF([.A363]=&quot;forward&quot;;[.B363];0)" office:value-type="float" office:value="790" calcext:value-type="float">
            <text:p>790</text:p>
          </table:table-cell>
          <table:table-cell table:formula="of:=[.E362]+IF([.A363]=&quot;forward&quot;;[.B363]*[.C363];0)" office:value-type="float" office:value="154119" calcext:value-type="float">
            <text:p>154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363]+IF([.A364]=&quot;up&quot;;-[.B364];IF([.A364]=&quot;down&quot;;[.B364];0))" office:value-type="float" office:value="314" calcext:value-type="float">
            <text:p>314</text:p>
          </table:table-cell>
          <table:table-cell table:formula="of:=[.D363]+IF([.A364]=&quot;forward&quot;;[.B364];0)" office:value-type="float" office:value="790" calcext:value-type="float">
            <text:p>790</text:p>
          </table:table-cell>
          <table:table-cell table:formula="of:=[.E363]+IF([.A364]=&quot;forward&quot;;[.B364]*[.C364];0)" office:value-type="float" office:value="154119" calcext:value-type="float">
            <text:p>154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364]+IF([.A365]=&quot;up&quot;;-[.B365];IF([.A365]=&quot;down&quot;;[.B365];0))" office:value-type="float" office:value="315" calcext:value-type="float">
            <text:p>315</text:p>
          </table:table-cell>
          <table:table-cell table:formula="of:=[.D364]+IF([.A365]=&quot;forward&quot;;[.B365];0)" office:value-type="float" office:value="790" calcext:value-type="float">
            <text:p>790</text:p>
          </table:table-cell>
          <table:table-cell table:formula="of:=[.E364]+IF([.A365]=&quot;forward&quot;;[.B365]*[.C365];0)" office:value-type="float" office:value="154119" calcext:value-type="float">
            <text:p>154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365]+IF([.A366]=&quot;up&quot;;-[.B366];IF([.A366]=&quot;down&quot;;[.B366];0))" office:value-type="float" office:value="315" calcext:value-type="float">
            <text:p>315</text:p>
          </table:table-cell>
          <table:table-cell table:formula="of:=[.D365]+IF([.A366]=&quot;forward&quot;;[.B366];0)" office:value-type="float" office:value="792" calcext:value-type="float">
            <text:p>792</text:p>
          </table:table-cell>
          <table:table-cell table:formula="of:=[.E365]+IF([.A366]=&quot;forward&quot;;[.B366]*[.C366];0)" office:value-type="float" office:value="154749" calcext:value-type="float">
            <text:p>154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366]+IF([.A367]=&quot;up&quot;;-[.B367];IF([.A367]=&quot;down&quot;;[.B367];0))" office:value-type="float" office:value="323" calcext:value-type="float">
            <text:p>323</text:p>
          </table:table-cell>
          <table:table-cell table:formula="of:=[.D366]+IF([.A367]=&quot;forward&quot;;[.B367];0)" office:value-type="float" office:value="792" calcext:value-type="float">
            <text:p>792</text:p>
          </table:table-cell>
          <table:table-cell table:formula="of:=[.E366]+IF([.A367]=&quot;forward&quot;;[.B367]*[.C367];0)" office:value-type="float" office:value="154749" calcext:value-type="float">
            <text:p>154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367]+IF([.A368]=&quot;up&quot;;-[.B368];IF([.A368]=&quot;down&quot;;[.B368];0))" office:value-type="float" office:value="321" calcext:value-type="float">
            <text:p>321</text:p>
          </table:table-cell>
          <table:table-cell table:formula="of:=[.D367]+IF([.A368]=&quot;forward&quot;;[.B368];0)" office:value-type="float" office:value="792" calcext:value-type="float">
            <text:p>792</text:p>
          </table:table-cell>
          <table:table-cell table:formula="of:=[.E367]+IF([.A368]=&quot;forward&quot;;[.B368]*[.C368];0)" office:value-type="float" office:value="154749" calcext:value-type="float">
            <text:p>154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368]+IF([.A369]=&quot;up&quot;;-[.B369];IF([.A369]=&quot;down&quot;;[.B369];0))" office:value-type="float" office:value="329" calcext:value-type="float">
            <text:p>329</text:p>
          </table:table-cell>
          <table:table-cell table:formula="of:=[.D368]+IF([.A369]=&quot;forward&quot;;[.B369];0)" office:value-type="float" office:value="792" calcext:value-type="float">
            <text:p>792</text:p>
          </table:table-cell>
          <table:table-cell table:formula="of:=[.E368]+IF([.A369]=&quot;forward&quot;;[.B369]*[.C369];0)" office:value-type="float" office:value="154749" calcext:value-type="float">
            <text:p>154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369]+IF([.A370]=&quot;up&quot;;-[.B370];IF([.A370]=&quot;down&quot;;[.B370];0))" office:value-type="float" office:value="323" calcext:value-type="float">
            <text:p>323</text:p>
          </table:table-cell>
          <table:table-cell table:formula="of:=[.D369]+IF([.A370]=&quot;forward&quot;;[.B370];0)" office:value-type="float" office:value="792" calcext:value-type="float">
            <text:p>792</text:p>
          </table:table-cell>
          <table:table-cell table:formula="of:=[.E369]+IF([.A370]=&quot;forward&quot;;[.B370]*[.C370];0)" office:value-type="float" office:value="154749" calcext:value-type="float">
            <text:p>154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370]+IF([.A371]=&quot;up&quot;;-[.B371];IF([.A371]=&quot;down&quot;;[.B371];0))" office:value-type="float" office:value="323" calcext:value-type="float">
            <text:p>323</text:p>
          </table:table-cell>
          <table:table-cell table:formula="of:=[.D370]+IF([.A371]=&quot;forward&quot;;[.B371];0)" office:value-type="float" office:value="799" calcext:value-type="float">
            <text:p>799</text:p>
          </table:table-cell>
          <table:table-cell table:formula="of:=[.E370]+IF([.A371]=&quot;forward&quot;;[.B371]*[.C371];0)" office:value-type="float" office:value="157010" calcext:value-type="float">
            <text:p>157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371]+IF([.A372]=&quot;up&quot;;-[.B372];IF([.A372]=&quot;down&quot;;[.B372];0))" office:value-type="float" office:value="324" calcext:value-type="float">
            <text:p>324</text:p>
          </table:table-cell>
          <table:table-cell table:formula="of:=[.D371]+IF([.A372]=&quot;forward&quot;;[.B372];0)" office:value-type="float" office:value="799" calcext:value-type="float">
            <text:p>799</text:p>
          </table:table-cell>
          <table:table-cell table:formula="of:=[.E371]+IF([.A372]=&quot;forward&quot;;[.B372]*[.C372];0)" office:value-type="float" office:value="157010" calcext:value-type="float">
            <text:p>157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372]+IF([.A373]=&quot;up&quot;;-[.B373];IF([.A373]=&quot;down&quot;;[.B373];0))" office:value-type="float" office:value="317" calcext:value-type="float">
            <text:p>317</text:p>
          </table:table-cell>
          <table:table-cell table:formula="of:=[.D372]+IF([.A373]=&quot;forward&quot;;[.B373];0)" office:value-type="float" office:value="799" calcext:value-type="float">
            <text:p>799</text:p>
          </table:table-cell>
          <table:table-cell table:formula="of:=[.E372]+IF([.A373]=&quot;forward&quot;;[.B373]*[.C373];0)" office:value-type="float" office:value="157010" calcext:value-type="float">
            <text:p>157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373]+IF([.A374]=&quot;up&quot;;-[.B374];IF([.A374]=&quot;down&quot;;[.B374];0))" office:value-type="float" office:value="326" calcext:value-type="float">
            <text:p>326</text:p>
          </table:table-cell>
          <table:table-cell table:formula="of:=[.D373]+IF([.A374]=&quot;forward&quot;;[.B374];0)" office:value-type="float" office:value="799" calcext:value-type="float">
            <text:p>799</text:p>
          </table:table-cell>
          <table:table-cell table:formula="of:=[.E373]+IF([.A374]=&quot;forward&quot;;[.B374]*[.C374];0)" office:value-type="float" office:value="157010" calcext:value-type="float">
            <text:p>157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374]+IF([.A375]=&quot;up&quot;;-[.B375];IF([.A375]=&quot;down&quot;;[.B375];0))" office:value-type="float" office:value="326" calcext:value-type="float">
            <text:p>326</text:p>
          </table:table-cell>
          <table:table-cell table:formula="of:=[.D374]+IF([.A375]=&quot;forward&quot;;[.B375];0)" office:value-type="float" office:value="808" calcext:value-type="float">
            <text:p>808</text:p>
          </table:table-cell>
          <table:table-cell table:formula="of:=[.E374]+IF([.A375]=&quot;forward&quot;;[.B375]*[.C375];0)" office:value-type="float" office:value="159944" calcext:value-type="float">
            <text:p>159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375]+IF([.A376]=&quot;up&quot;;-[.B376];IF([.A376]=&quot;down&quot;;[.B376];0))" office:value-type="float" office:value="335" calcext:value-type="float">
            <text:p>335</text:p>
          </table:table-cell>
          <table:table-cell table:formula="of:=[.D375]+IF([.A376]=&quot;forward&quot;;[.B376];0)" office:value-type="float" office:value="808" calcext:value-type="float">
            <text:p>808</text:p>
          </table:table-cell>
          <table:table-cell table:formula="of:=[.E375]+IF([.A376]=&quot;forward&quot;;[.B376]*[.C376];0)" office:value-type="float" office:value="159944" calcext:value-type="float">
            <text:p>159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376]+IF([.A377]=&quot;up&quot;;-[.B377];IF([.A377]=&quot;down&quot;;[.B377];0))" office:value-type="float" office:value="335" calcext:value-type="float">
            <text:p>335</text:p>
          </table:table-cell>
          <table:table-cell table:formula="of:=[.D376]+IF([.A377]=&quot;forward&quot;;[.B377];0)" office:value-type="float" office:value="815" calcext:value-type="float">
            <text:p>815</text:p>
          </table:table-cell>
          <table:table-cell table:formula="of:=[.E376]+IF([.A377]=&quot;forward&quot;;[.B377]*[.C377];0)" office:value-type="float" office:value="162289" calcext:value-type="float">
            <text:p>162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377]+IF([.A378]=&quot;up&quot;;-[.B378];IF([.A378]=&quot;down&quot;;[.B378];0))" office:value-type="float" office:value="335" calcext:value-type="float">
            <text:p>335</text:p>
          </table:table-cell>
          <table:table-cell table:formula="of:=[.D377]+IF([.A378]=&quot;forward&quot;;[.B378];0)" office:value-type="float" office:value="819" calcext:value-type="float">
            <text:p>819</text:p>
          </table:table-cell>
          <table:table-cell table:formula="of:=[.E377]+IF([.A378]=&quot;forward&quot;;[.B378]*[.C378];0)" office:value-type="float" office:value="163629" calcext:value-type="float">
            <text:p>163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378]+IF([.A379]=&quot;up&quot;;-[.B379];IF([.A379]=&quot;down&quot;;[.B379];0))" office:value-type="float" office:value="340" calcext:value-type="float">
            <text:p>340</text:p>
          </table:table-cell>
          <table:table-cell table:formula="of:=[.D378]+IF([.A379]=&quot;forward&quot;;[.B379];0)" office:value-type="float" office:value="819" calcext:value-type="float">
            <text:p>819</text:p>
          </table:table-cell>
          <table:table-cell table:formula="of:=[.E378]+IF([.A379]=&quot;forward&quot;;[.B379]*[.C379];0)" office:value-type="float" office:value="163629" calcext:value-type="float">
            <text:p>163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379]+IF([.A380]=&quot;up&quot;;-[.B380];IF([.A380]=&quot;down&quot;;[.B380];0))" office:value-type="float" office:value="337" calcext:value-type="float">
            <text:p>337</text:p>
          </table:table-cell>
          <table:table-cell table:formula="of:=[.D379]+IF([.A380]=&quot;forward&quot;;[.B380];0)" office:value-type="float" office:value="819" calcext:value-type="float">
            <text:p>819</text:p>
          </table:table-cell>
          <table:table-cell table:formula="of:=[.E379]+IF([.A380]=&quot;forward&quot;;[.B380]*[.C380];0)" office:value-type="float" office:value="163629" calcext:value-type="float">
            <text:p>163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380]+IF([.A381]=&quot;up&quot;;-[.B381];IF([.A381]=&quot;down&quot;;[.B381];0))" office:value-type="float" office:value="340" calcext:value-type="float">
            <text:p>340</text:p>
          </table:table-cell>
          <table:table-cell table:formula="of:=[.D380]+IF([.A381]=&quot;forward&quot;;[.B381];0)" office:value-type="float" office:value="819" calcext:value-type="float">
            <text:p>819</text:p>
          </table:table-cell>
          <table:table-cell table:formula="of:=[.E380]+IF([.A381]=&quot;forward&quot;;[.B381]*[.C381];0)" office:value-type="float" office:value="163629" calcext:value-type="float">
            <text:p>163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381]+IF([.A382]=&quot;up&quot;;-[.B382];IF([.A382]=&quot;down&quot;;[.B382];0))" office:value-type="float" office:value="340" calcext:value-type="float">
            <text:p>340</text:p>
          </table:table-cell>
          <table:table-cell table:formula="of:=[.D381]+IF([.A382]=&quot;forward&quot;;[.B382];0)" office:value-type="float" office:value="827" calcext:value-type="float">
            <text:p>827</text:p>
          </table:table-cell>
          <table:table-cell table:formula="of:=[.E381]+IF([.A382]=&quot;forward&quot;;[.B382]*[.C382];0)" office:value-type="float" office:value="166349" calcext:value-type="float">
            <text:p>166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382]+IF([.A383]=&quot;up&quot;;-[.B383];IF([.A383]=&quot;down&quot;;[.B383];0))" office:value-type="float" office:value="343" calcext:value-type="float">
            <text:p>343</text:p>
          </table:table-cell>
          <table:table-cell table:formula="of:=[.D382]+IF([.A383]=&quot;forward&quot;;[.B383];0)" office:value-type="float" office:value="827" calcext:value-type="float">
            <text:p>827</text:p>
          </table:table-cell>
          <table:table-cell table:formula="of:=[.E382]+IF([.A383]=&quot;forward&quot;;[.B383]*[.C383];0)" office:value-type="float" office:value="166349" calcext:value-type="float">
            <text:p>166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383]+IF([.A384]=&quot;up&quot;;-[.B384];IF([.A384]=&quot;down&quot;;[.B384];0))" office:value-type="float" office:value="347" calcext:value-type="float">
            <text:p>347</text:p>
          </table:table-cell>
          <table:table-cell table:formula="of:=[.D383]+IF([.A384]=&quot;forward&quot;;[.B384];0)" office:value-type="float" office:value="827" calcext:value-type="float">
            <text:p>827</text:p>
          </table:table-cell>
          <table:table-cell table:formula="of:=[.E383]+IF([.A384]=&quot;forward&quot;;[.B384]*[.C384];0)" office:value-type="float" office:value="166349" calcext:value-type="float">
            <text:p>166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384]+IF([.A385]=&quot;up&quot;;-[.B385];IF([.A385]=&quot;down&quot;;[.B385];0))" office:value-type="float" office:value="356" calcext:value-type="float">
            <text:p>356</text:p>
          </table:table-cell>
          <table:table-cell table:formula="of:=[.D384]+IF([.A385]=&quot;forward&quot;;[.B385];0)" office:value-type="float" office:value="827" calcext:value-type="float">
            <text:p>827</text:p>
          </table:table-cell>
          <table:table-cell table:formula="of:=[.E384]+IF([.A385]=&quot;forward&quot;;[.B385]*[.C385];0)" office:value-type="float" office:value="166349" calcext:value-type="float">
            <text:p>166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385]+IF([.A386]=&quot;up&quot;;-[.B386];IF([.A386]=&quot;down&quot;;[.B386];0))" office:value-type="float" office:value="356" calcext:value-type="float">
            <text:p>356</text:p>
          </table:table-cell>
          <table:table-cell table:formula="of:=[.D385]+IF([.A386]=&quot;forward&quot;;[.B386];0)" office:value-type="float" office:value="831" calcext:value-type="float">
            <text:p>831</text:p>
          </table:table-cell>
          <table:table-cell table:formula="of:=[.E385]+IF([.A386]=&quot;forward&quot;;[.B386]*[.C386];0)" office:value-type="float" office:value="167773" calcext:value-type="float">
            <text:p>167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[.C386]+IF([.A387]=&quot;up&quot;;-[.B387];IF([.A387]=&quot;down&quot;;[.B387];0))" office:value-type="float" office:value="352" calcext:value-type="float">
            <text:p>352</text:p>
          </table:table-cell>
          <table:table-cell table:formula="of:=[.D386]+IF([.A387]=&quot;forward&quot;;[.B387];0)" office:value-type="float" office:value="831" calcext:value-type="float">
            <text:p>831</text:p>
          </table:table-cell>
          <table:table-cell table:formula="of:=[.E386]+IF([.A387]=&quot;forward&quot;;[.B387]*[.C387];0)" office:value-type="float" office:value="167773" calcext:value-type="float">
            <text:p>167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387]+IF([.A388]=&quot;up&quot;;-[.B388];IF([.A388]=&quot;down&quot;;[.B388];0))" office:value-type="float" office:value="352" calcext:value-type="float">
            <text:p>352</text:p>
          </table:table-cell>
          <table:table-cell table:formula="of:=[.D387]+IF([.A388]=&quot;forward&quot;;[.B388];0)" office:value-type="float" office:value="837" calcext:value-type="float">
            <text:p>837</text:p>
          </table:table-cell>
          <table:table-cell table:formula="of:=[.E387]+IF([.A388]=&quot;forward&quot;;[.B388]*[.C388];0)" office:value-type="float" office:value="169885" calcext:value-type="float">
            <text:p>169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388]+IF([.A389]=&quot;up&quot;;-[.B389];IF([.A389]=&quot;down&quot;;[.B389];0))" office:value-type="float" office:value="353" calcext:value-type="float">
            <text:p>353</text:p>
          </table:table-cell>
          <table:table-cell table:formula="of:=[.D388]+IF([.A389]=&quot;forward&quot;;[.B389];0)" office:value-type="float" office:value="837" calcext:value-type="float">
            <text:p>837</text:p>
          </table:table-cell>
          <table:table-cell table:formula="of:=[.E388]+IF([.A389]=&quot;forward&quot;;[.B389]*[.C389];0)" office:value-type="float" office:value="169885" calcext:value-type="float">
            <text:p>169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389]+IF([.A390]=&quot;up&quot;;-[.B390];IF([.A390]=&quot;down&quot;;[.B390];0))" office:value-type="float" office:value="353" calcext:value-type="float">
            <text:p>353</text:p>
          </table:table-cell>
          <table:table-cell table:formula="of:=[.D389]+IF([.A390]=&quot;forward&quot;;[.B390];0)" office:value-type="float" office:value="842" calcext:value-type="float">
            <text:p>842</text:p>
          </table:table-cell>
          <table:table-cell table:formula="of:=[.E389]+IF([.A390]=&quot;forward&quot;;[.B390]*[.C390];0)" office:value-type="float" office:value="171650" calcext:value-type="float">
            <text:p>1716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390]+IF([.A391]=&quot;up&quot;;-[.B391];IF([.A391]=&quot;down&quot;;[.B391];0))" office:value-type="float" office:value="355" calcext:value-type="float">
            <text:p>355</text:p>
          </table:table-cell>
          <table:table-cell table:formula="of:=[.D390]+IF([.A391]=&quot;forward&quot;;[.B391];0)" office:value-type="float" office:value="842" calcext:value-type="float">
            <text:p>842</text:p>
          </table:table-cell>
          <table:table-cell table:formula="of:=[.E390]+IF([.A391]=&quot;forward&quot;;[.B391]*[.C391];0)" office:value-type="float" office:value="171650" calcext:value-type="float">
            <text:p>1716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391]+IF([.A392]=&quot;up&quot;;-[.B392];IF([.A392]=&quot;down&quot;;[.B392];0))" office:value-type="float" office:value="355" calcext:value-type="float">
            <text:p>355</text:p>
          </table:table-cell>
          <table:table-cell table:formula="of:=[.D391]+IF([.A392]=&quot;forward&quot;;[.B392];0)" office:value-type="float" office:value="848" calcext:value-type="float">
            <text:p>848</text:p>
          </table:table-cell>
          <table:table-cell table:formula="of:=[.E391]+IF([.A392]=&quot;forward&quot;;[.B392]*[.C392];0)" office:value-type="float" office:value="173780" calcext:value-type="float">
            <text:p>173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392]+IF([.A393]=&quot;up&quot;;-[.B393];IF([.A393]=&quot;down&quot;;[.B393];0))" office:value-type="float" office:value="359" calcext:value-type="float">
            <text:p>359</text:p>
          </table:table-cell>
          <table:table-cell table:formula="of:=[.D392]+IF([.A393]=&quot;forward&quot;;[.B393];0)" office:value-type="float" office:value="848" calcext:value-type="float">
            <text:p>848</text:p>
          </table:table-cell>
          <table:table-cell table:formula="of:=[.E392]+IF([.A393]=&quot;forward&quot;;[.B393]*[.C393];0)" office:value-type="float" office:value="173780" calcext:value-type="float">
            <text:p>173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393]+IF([.A394]=&quot;up&quot;;-[.B394];IF([.A394]=&quot;down&quot;;[.B394];0))" office:value-type="float" office:value="360" calcext:value-type="float">
            <text:p>360</text:p>
          </table:table-cell>
          <table:table-cell table:formula="of:=[.D393]+IF([.A394]=&quot;forward&quot;;[.B394];0)" office:value-type="float" office:value="848" calcext:value-type="float">
            <text:p>848</text:p>
          </table:table-cell>
          <table:table-cell table:formula="of:=[.E393]+IF([.A394]=&quot;forward&quot;;[.B394]*[.C394];0)" office:value-type="float" office:value="173780" calcext:value-type="float">
            <text:p>173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394]+IF([.A395]=&quot;up&quot;;-[.B395];IF([.A395]=&quot;down&quot;;[.B395];0))" office:value-type="float" office:value="360" calcext:value-type="float">
            <text:p>360</text:p>
          </table:table-cell>
          <table:table-cell table:formula="of:=[.D394]+IF([.A395]=&quot;forward&quot;;[.B395];0)" office:value-type="float" office:value="851" calcext:value-type="float">
            <text:p>851</text:p>
          </table:table-cell>
          <table:table-cell table:formula="of:=[.E394]+IF([.A395]=&quot;forward&quot;;[.B395]*[.C395];0)" office:value-type="float" office:value="174860" calcext:value-type="float">
            <text:p>1748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395]+IF([.A396]=&quot;up&quot;;-[.B396];IF([.A396]=&quot;down&quot;;[.B396];0))" office:value-type="float" office:value="357" calcext:value-type="float">
            <text:p>357</text:p>
          </table:table-cell>
          <table:table-cell table:formula="of:=[.D395]+IF([.A396]=&quot;forward&quot;;[.B396];0)" office:value-type="float" office:value="851" calcext:value-type="float">
            <text:p>851</text:p>
          </table:table-cell>
          <table:table-cell table:formula="of:=[.E395]+IF([.A396]=&quot;forward&quot;;[.B396]*[.C396];0)" office:value-type="float" office:value="174860" calcext:value-type="float">
            <text:p>1748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396]+IF([.A397]=&quot;up&quot;;-[.B397];IF([.A397]=&quot;down&quot;;[.B397];0))" office:value-type="float" office:value="354" calcext:value-type="float">
            <text:p>354</text:p>
          </table:table-cell>
          <table:table-cell table:formula="of:=[.D396]+IF([.A397]=&quot;forward&quot;;[.B397];0)" office:value-type="float" office:value="851" calcext:value-type="float">
            <text:p>851</text:p>
          </table:table-cell>
          <table:table-cell table:formula="of:=[.E396]+IF([.A397]=&quot;forward&quot;;[.B397]*[.C397];0)" office:value-type="float" office:value="174860" calcext:value-type="float">
            <text:p>1748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397]+IF([.A398]=&quot;up&quot;;-[.B398];IF([.A398]=&quot;down&quot;;[.B398];0))" office:value-type="float" office:value="354" calcext:value-type="float">
            <text:p>354</text:p>
          </table:table-cell>
          <table:table-cell table:formula="of:=[.D397]+IF([.A398]=&quot;forward&quot;;[.B398];0)" office:value-type="float" office:value="859" calcext:value-type="float">
            <text:p>859</text:p>
          </table:table-cell>
          <table:table-cell table:formula="of:=[.E397]+IF([.A398]=&quot;forward&quot;;[.B398]*[.C398];0)" office:value-type="float" office:value="177692" calcext:value-type="float">
            <text:p>17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398]+IF([.A399]=&quot;up&quot;;-[.B399];IF([.A399]=&quot;down&quot;;[.B399];0))" office:value-type="float" office:value="354" calcext:value-type="float">
            <text:p>354</text:p>
          </table:table-cell>
          <table:table-cell table:formula="of:=[.D398]+IF([.A399]=&quot;forward&quot;;[.B399];0)" office:value-type="float" office:value="865" calcext:value-type="float">
            <text:p>865</text:p>
          </table:table-cell>
          <table:table-cell table:formula="of:=[.E398]+IF([.A399]=&quot;forward&quot;;[.B399]*[.C399];0)" office:value-type="float" office:value="179816" calcext:value-type="float">
            <text:p>179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399]+IF([.A400]=&quot;up&quot;;-[.B400];IF([.A400]=&quot;down&quot;;[.B400];0))" office:value-type="float" office:value="354" calcext:value-type="float">
            <text:p>354</text:p>
          </table:table-cell>
          <table:table-cell table:formula="of:=[.D399]+IF([.A400]=&quot;forward&quot;;[.B400];0)" office:value-type="float" office:value="871" calcext:value-type="float">
            <text:p>871</text:p>
          </table:table-cell>
          <table:table-cell table:formula="of:=[.E399]+IF([.A400]=&quot;forward&quot;;[.B400]*[.C400];0)" office:value-type="float" office:value="181940" calcext:value-type="float">
            <text:p>1819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400]+IF([.A401]=&quot;up&quot;;-[.B401];IF([.A401]=&quot;down&quot;;[.B401];0))" office:value-type="float" office:value="363" calcext:value-type="float">
            <text:p>363</text:p>
          </table:table-cell>
          <table:table-cell table:formula="of:=[.D400]+IF([.A401]=&quot;forward&quot;;[.B401];0)" office:value-type="float" office:value="871" calcext:value-type="float">
            <text:p>871</text:p>
          </table:table-cell>
          <table:table-cell table:formula="of:=[.E400]+IF([.A401]=&quot;forward&quot;;[.B401]*[.C401];0)" office:value-type="float" office:value="181940" calcext:value-type="float">
            <text:p>1819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401]+IF([.A402]=&quot;up&quot;;-[.B402];IF([.A402]=&quot;down&quot;;[.B402];0))" office:value-type="float" office:value="363" calcext:value-type="float">
            <text:p>363</text:p>
          </table:table-cell>
          <table:table-cell table:formula="of:=[.D401]+IF([.A402]=&quot;forward&quot;;[.B402];0)" office:value-type="float" office:value="876" calcext:value-type="float">
            <text:p>876</text:p>
          </table:table-cell>
          <table:table-cell table:formula="of:=[.E401]+IF([.A402]=&quot;forward&quot;;[.B402]*[.C402];0)" office:value-type="float" office:value="183755" calcext:value-type="float">
            <text:p>183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402]+IF([.A403]=&quot;up&quot;;-[.B403];IF([.A403]=&quot;down&quot;;[.B403];0))" office:value-type="float" office:value="372" calcext:value-type="float">
            <text:p>372</text:p>
          </table:table-cell>
          <table:table-cell table:formula="of:=[.D402]+IF([.A403]=&quot;forward&quot;;[.B403];0)" office:value-type="float" office:value="876" calcext:value-type="float">
            <text:p>876</text:p>
          </table:table-cell>
          <table:table-cell table:formula="of:=[.E402]+IF([.A403]=&quot;forward&quot;;[.B403]*[.C403];0)" office:value-type="float" office:value="183755" calcext:value-type="float">
            <text:p>183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403]+IF([.A404]=&quot;up&quot;;-[.B404];IF([.A404]=&quot;down&quot;;[.B404];0))" office:value-type="float" office:value="372" calcext:value-type="float">
            <text:p>372</text:p>
          </table:table-cell>
          <table:table-cell table:formula="of:=[.D403]+IF([.A404]=&quot;forward&quot;;[.B404];0)" office:value-type="float" office:value="882" calcext:value-type="float">
            <text:p>882</text:p>
          </table:table-cell>
          <table:table-cell table:formula="of:=[.E403]+IF([.A404]=&quot;forward&quot;;[.B404]*[.C404];0)" office:value-type="float" office:value="185987" calcext:value-type="float">
            <text:p>185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404]+IF([.A405]=&quot;up&quot;;-[.B405];IF([.A405]=&quot;down&quot;;[.B405];0))" office:value-type="float" office:value="372" calcext:value-type="float">
            <text:p>372</text:p>
          </table:table-cell>
          <table:table-cell table:formula="of:=[.D404]+IF([.A405]=&quot;forward&quot;;[.B405];0)" office:value-type="float" office:value="885" calcext:value-type="float">
            <text:p>885</text:p>
          </table:table-cell>
          <table:table-cell table:formula="of:=[.E404]+IF([.A405]=&quot;forward&quot;;[.B405]*[.C405];0)" office:value-type="float" office:value="187103" calcext:value-type="float">
            <text:p>187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[.C405]+IF([.A406]=&quot;up&quot;;-[.B406];IF([.A406]=&quot;down&quot;;[.B406];0))" office:value-type="float" office:value="368" calcext:value-type="float">
            <text:p>368</text:p>
          </table:table-cell>
          <table:table-cell table:formula="of:=[.D405]+IF([.A406]=&quot;forward&quot;;[.B406];0)" office:value-type="float" office:value="885" calcext:value-type="float">
            <text:p>885</text:p>
          </table:table-cell>
          <table:table-cell table:formula="of:=[.E405]+IF([.A406]=&quot;forward&quot;;[.B406]*[.C406];0)" office:value-type="float" office:value="187103" calcext:value-type="float">
            <text:p>187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406]+IF([.A407]=&quot;up&quot;;-[.B407];IF([.A407]=&quot;down&quot;;[.B407];0))" office:value-type="float" office:value="368" calcext:value-type="float">
            <text:p>368</text:p>
          </table:table-cell>
          <table:table-cell table:formula="of:=[.D406]+IF([.A407]=&quot;forward&quot;;[.B407];0)" office:value-type="float" office:value="891" calcext:value-type="float">
            <text:p>891</text:p>
          </table:table-cell>
          <table:table-cell table:formula="of:=[.E406]+IF([.A407]=&quot;forward&quot;;[.B407]*[.C407];0)" office:value-type="float" office:value="189311" calcext:value-type="float">
            <text:p>189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407]+IF([.A408]=&quot;up&quot;;-[.B408];IF([.A408]=&quot;down&quot;;[.B408];0))" office:value-type="float" office:value="376" calcext:value-type="float">
            <text:p>376</text:p>
          </table:table-cell>
          <table:table-cell table:formula="of:=[.D407]+IF([.A408]=&quot;forward&quot;;[.B408];0)" office:value-type="float" office:value="891" calcext:value-type="float">
            <text:p>891</text:p>
          </table:table-cell>
          <table:table-cell table:formula="of:=[.E407]+IF([.A408]=&quot;forward&quot;;[.B408]*[.C408];0)" office:value-type="float" office:value="189311" calcext:value-type="float">
            <text:p>189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408]+IF([.A409]=&quot;up&quot;;-[.B409];IF([.A409]=&quot;down&quot;;[.B409];0))" office:value-type="float" office:value="373" calcext:value-type="float">
            <text:p>373</text:p>
          </table:table-cell>
          <table:table-cell table:formula="of:=[.D408]+IF([.A409]=&quot;forward&quot;;[.B409];0)" office:value-type="float" office:value="891" calcext:value-type="float">
            <text:p>891</text:p>
          </table:table-cell>
          <table:table-cell table:formula="of:=[.E408]+IF([.A409]=&quot;forward&quot;;[.B409]*[.C409];0)" office:value-type="float" office:value="189311" calcext:value-type="float">
            <text:p>189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409]+IF([.A410]=&quot;up&quot;;-[.B410];IF([.A410]=&quot;down&quot;;[.B410];0))" office:value-type="float" office:value="382" calcext:value-type="float">
            <text:p>382</text:p>
          </table:table-cell>
          <table:table-cell table:formula="of:=[.D409]+IF([.A410]=&quot;forward&quot;;[.B410];0)" office:value-type="float" office:value="891" calcext:value-type="float">
            <text:p>891</text:p>
          </table:table-cell>
          <table:table-cell table:formula="of:=[.E409]+IF([.A410]=&quot;forward&quot;;[.B410]*[.C410];0)" office:value-type="float" office:value="189311" calcext:value-type="float">
            <text:p>189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410]+IF([.A411]=&quot;up&quot;;-[.B411];IF([.A411]=&quot;down&quot;;[.B411];0))" office:value-type="float" office:value="385" calcext:value-type="float">
            <text:p>385</text:p>
          </table:table-cell>
          <table:table-cell table:formula="of:=[.D410]+IF([.A411]=&quot;forward&quot;;[.B411];0)" office:value-type="float" office:value="891" calcext:value-type="float">
            <text:p>891</text:p>
          </table:table-cell>
          <table:table-cell table:formula="of:=[.E410]+IF([.A411]=&quot;forward&quot;;[.B411]*[.C411];0)" office:value-type="float" office:value="189311" calcext:value-type="float">
            <text:p>189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411]+IF([.A412]=&quot;up&quot;;-[.B412];IF([.A412]=&quot;down&quot;;[.B412];0))" office:value-type="float" office:value="385" calcext:value-type="float">
            <text:p>385</text:p>
          </table:table-cell>
          <table:table-cell table:formula="of:=[.D411]+IF([.A412]=&quot;forward&quot;;[.B412];0)" office:value-type="float" office:value="897" calcext:value-type="float">
            <text:p>897</text:p>
          </table:table-cell>
          <table:table-cell table:formula="of:=[.E411]+IF([.A412]=&quot;forward&quot;;[.B412]*[.C412];0)" office:value-type="float" office:value="191621" calcext:value-type="float">
            <text:p>191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412]+IF([.A413]=&quot;up&quot;;-[.B413];IF([.A413]=&quot;down&quot;;[.B413];0))" office:value-type="float" office:value="389" calcext:value-type="float">
            <text:p>389</text:p>
          </table:table-cell>
          <table:table-cell table:formula="of:=[.D412]+IF([.A413]=&quot;forward&quot;;[.B413];0)" office:value-type="float" office:value="897" calcext:value-type="float">
            <text:p>897</text:p>
          </table:table-cell>
          <table:table-cell table:formula="of:=[.E412]+IF([.A413]=&quot;forward&quot;;[.B413]*[.C413];0)" office:value-type="float" office:value="191621" calcext:value-type="float">
            <text:p>191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413]+IF([.A414]=&quot;up&quot;;-[.B414];IF([.A414]=&quot;down&quot;;[.B414];0))" office:value-type="float" office:value="397" calcext:value-type="float">
            <text:p>397</text:p>
          </table:table-cell>
          <table:table-cell table:formula="of:=[.D413]+IF([.A414]=&quot;forward&quot;;[.B414];0)" office:value-type="float" office:value="897" calcext:value-type="float">
            <text:p>897</text:p>
          </table:table-cell>
          <table:table-cell table:formula="of:=[.E413]+IF([.A414]=&quot;forward&quot;;[.B414]*[.C414];0)" office:value-type="float" office:value="191621" calcext:value-type="float">
            <text:p>191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414]+IF([.A415]=&quot;up&quot;;-[.B415];IF([.A415]=&quot;down&quot;;[.B415];0))" office:value-type="float" office:value="403" calcext:value-type="float">
            <text:p>403</text:p>
          </table:table-cell>
          <table:table-cell table:formula="of:=[.D414]+IF([.A415]=&quot;forward&quot;;[.B415];0)" office:value-type="float" office:value="897" calcext:value-type="float">
            <text:p>897</text:p>
          </table:table-cell>
          <table:table-cell table:formula="of:=[.E414]+IF([.A415]=&quot;forward&quot;;[.B415]*[.C415];0)" office:value-type="float" office:value="191621" calcext:value-type="float">
            <text:p>191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415]+IF([.A416]=&quot;up&quot;;-[.B416];IF([.A416]=&quot;down&quot;;[.B416];0))" office:value-type="float" office:value="408" calcext:value-type="float">
            <text:p>408</text:p>
          </table:table-cell>
          <table:table-cell table:formula="of:=[.D415]+IF([.A416]=&quot;forward&quot;;[.B416];0)" office:value-type="float" office:value="897" calcext:value-type="float">
            <text:p>897</text:p>
          </table:table-cell>
          <table:table-cell table:formula="of:=[.E415]+IF([.A416]=&quot;forward&quot;;[.B416]*[.C416];0)" office:value-type="float" office:value="191621" calcext:value-type="float">
            <text:p>191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416]+IF([.A417]=&quot;up&quot;;-[.B417];IF([.A417]=&quot;down&quot;;[.B417];0))" office:value-type="float" office:value="408" calcext:value-type="float">
            <text:p>408</text:p>
          </table:table-cell>
          <table:table-cell table:formula="of:=[.D416]+IF([.A417]=&quot;forward&quot;;[.B417];0)" office:value-type="float" office:value="898" calcext:value-type="float">
            <text:p>898</text:p>
          </table:table-cell>
          <table:table-cell table:formula="of:=[.E416]+IF([.A417]=&quot;forward&quot;;[.B417]*[.C417];0)" office:value-type="float" office:value="192029" calcext:value-type="float">
            <text:p>192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417]+IF([.A418]=&quot;up&quot;;-[.B418];IF([.A418]=&quot;down&quot;;[.B418];0))" office:value-type="float" office:value="411" calcext:value-type="float">
            <text:p>411</text:p>
          </table:table-cell>
          <table:table-cell table:formula="of:=[.D417]+IF([.A418]=&quot;forward&quot;;[.B418];0)" office:value-type="float" office:value="898" calcext:value-type="float">
            <text:p>898</text:p>
          </table:table-cell>
          <table:table-cell table:formula="of:=[.E417]+IF([.A418]=&quot;forward&quot;;[.B418]*[.C418];0)" office:value-type="float" office:value="192029" calcext:value-type="float">
            <text:p>192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418]+IF([.A419]=&quot;up&quot;;-[.B419];IF([.A419]=&quot;down&quot;;[.B419];0))" office:value-type="float" office:value="411" calcext:value-type="float">
            <text:p>411</text:p>
          </table:table-cell>
          <table:table-cell table:formula="of:=[.D418]+IF([.A419]=&quot;forward&quot;;[.B419];0)" office:value-type="float" office:value="907" calcext:value-type="float">
            <text:p>907</text:p>
          </table:table-cell>
          <table:table-cell table:formula="of:=[.E418]+IF([.A419]=&quot;forward&quot;;[.B419]*[.C419];0)" office:value-type="float" office:value="195728" calcext:value-type="float">
            <text:p>195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419]+IF([.A420]=&quot;up&quot;;-[.B420];IF([.A420]=&quot;down&quot;;[.B420];0))" office:value-type="float" office:value="420" calcext:value-type="float">
            <text:p>420</text:p>
          </table:table-cell>
          <table:table-cell table:formula="of:=[.D419]+IF([.A420]=&quot;forward&quot;;[.B420];0)" office:value-type="float" office:value="907" calcext:value-type="float">
            <text:p>907</text:p>
          </table:table-cell>
          <table:table-cell table:formula="of:=[.E419]+IF([.A420]=&quot;forward&quot;;[.B420]*[.C420];0)" office:value-type="float" office:value="195728" calcext:value-type="float">
            <text:p>195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420]+IF([.A421]=&quot;up&quot;;-[.B421];IF([.A421]=&quot;down&quot;;[.B421];0))" office:value-type="float" office:value="423" calcext:value-type="float">
            <text:p>423</text:p>
          </table:table-cell>
          <table:table-cell table:formula="of:=[.D420]+IF([.A421]=&quot;forward&quot;;[.B421];0)" office:value-type="float" office:value="907" calcext:value-type="float">
            <text:p>907</text:p>
          </table:table-cell>
          <table:table-cell table:formula="of:=[.E420]+IF([.A421]=&quot;forward&quot;;[.B421]*[.C421];0)" office:value-type="float" office:value="195728" calcext:value-type="float">
            <text:p>195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421]+IF([.A422]=&quot;up&quot;;-[.B422];IF([.A422]=&quot;down&quot;;[.B422];0))" office:value-type="float" office:value="423" calcext:value-type="float">
            <text:p>423</text:p>
          </table:table-cell>
          <table:table-cell table:formula="of:=[.D421]+IF([.A422]=&quot;forward&quot;;[.B422];0)" office:value-type="float" office:value="916" calcext:value-type="float">
            <text:p>916</text:p>
          </table:table-cell>
          <table:table-cell table:formula="of:=[.E421]+IF([.A422]=&quot;forward&quot;;[.B422]*[.C422];0)" office:value-type="float" office:value="199535" calcext:value-type="float">
            <text:p>199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422]+IF([.A423]=&quot;up&quot;;-[.B423];IF([.A423]=&quot;down&quot;;[.B423];0))" office:value-type="float" office:value="425" calcext:value-type="float">
            <text:p>425</text:p>
          </table:table-cell>
          <table:table-cell table:formula="of:=[.D422]+IF([.A423]=&quot;forward&quot;;[.B423];0)" office:value-type="float" office:value="916" calcext:value-type="float">
            <text:p>916</text:p>
          </table:table-cell>
          <table:table-cell table:formula="of:=[.E422]+IF([.A423]=&quot;forward&quot;;[.B423]*[.C423];0)" office:value-type="float" office:value="199535" calcext:value-type="float">
            <text:p>199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423]+IF([.A424]=&quot;up&quot;;-[.B424];IF([.A424]=&quot;down&quot;;[.B424];0))" office:value-type="float" office:value="425" calcext:value-type="float">
            <text:p>425</text:p>
          </table:table-cell>
          <table:table-cell table:formula="of:=[.D423]+IF([.A424]=&quot;forward&quot;;[.B424];0)" office:value-type="float" office:value="919" calcext:value-type="float">
            <text:p>919</text:p>
          </table:table-cell>
          <table:table-cell table:formula="of:=[.E423]+IF([.A424]=&quot;forward&quot;;[.B424]*[.C424];0)" office:value-type="float" office:value="200810" calcext:value-type="float">
            <text:p>2008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424]+IF([.A425]=&quot;up&quot;;-[.B425];IF([.A425]=&quot;down&quot;;[.B425];0))" office:value-type="float" office:value="419" calcext:value-type="float">
            <text:p>419</text:p>
          </table:table-cell>
          <table:table-cell table:formula="of:=[.D424]+IF([.A425]=&quot;forward&quot;;[.B425];0)" office:value-type="float" office:value="919" calcext:value-type="float">
            <text:p>919</text:p>
          </table:table-cell>
          <table:table-cell table:formula="of:=[.E424]+IF([.A425]=&quot;forward&quot;;[.B425]*[.C425];0)" office:value-type="float" office:value="200810" calcext:value-type="float">
            <text:p>2008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425]+IF([.A426]=&quot;up&quot;;-[.B426];IF([.A426]=&quot;down&quot;;[.B426];0))" office:value-type="float" office:value="419" calcext:value-type="float">
            <text:p>419</text:p>
          </table:table-cell>
          <table:table-cell table:formula="of:=[.D425]+IF([.A426]=&quot;forward&quot;;[.B426];0)" office:value-type="float" office:value="921" calcext:value-type="float">
            <text:p>921</text:p>
          </table:table-cell>
          <table:table-cell table:formula="of:=[.E425]+IF([.A426]=&quot;forward&quot;;[.B426]*[.C426];0)" office:value-type="float" office:value="201648" calcext:value-type="float">
            <text:p>201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426]+IF([.A427]=&quot;up&quot;;-[.B427];IF([.A427]=&quot;down&quot;;[.B427];0))" office:value-type="float" office:value="419" calcext:value-type="float">
            <text:p>419</text:p>
          </table:table-cell>
          <table:table-cell table:formula="of:=[.D426]+IF([.A427]=&quot;forward&quot;;[.B427];0)" office:value-type="float" office:value="922" calcext:value-type="float">
            <text:p>922</text:p>
          </table:table-cell>
          <table:table-cell table:formula="of:=[.E426]+IF([.A427]=&quot;forward&quot;;[.B427]*[.C427];0)" office:value-type="float" office:value="202067" calcext:value-type="float">
            <text:p>202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427]+IF([.A428]=&quot;up&quot;;-[.B428];IF([.A428]=&quot;down&quot;;[.B428];0))" office:value-type="float" office:value="419" calcext:value-type="float">
            <text:p>419</text:p>
          </table:table-cell>
          <table:table-cell table:formula="of:=[.D427]+IF([.A428]=&quot;forward&quot;;[.B428];0)" office:value-type="float" office:value="930" calcext:value-type="float">
            <text:p>930</text:p>
          </table:table-cell>
          <table:table-cell table:formula="of:=[.E427]+IF([.A428]=&quot;forward&quot;;[.B428]*[.C428];0)" office:value-type="float" office:value="205419" calcext:value-type="float">
            <text:p>205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428]+IF([.A429]=&quot;up&quot;;-[.B429];IF([.A429]=&quot;down&quot;;[.B429];0))" office:value-type="float" office:value="421" calcext:value-type="float">
            <text:p>421</text:p>
          </table:table-cell>
          <table:table-cell table:formula="of:=[.D428]+IF([.A429]=&quot;forward&quot;;[.B429];0)" office:value-type="float" office:value="930" calcext:value-type="float">
            <text:p>930</text:p>
          </table:table-cell>
          <table:table-cell table:formula="of:=[.E428]+IF([.A429]=&quot;forward&quot;;[.B429]*[.C429];0)" office:value-type="float" office:value="205419" calcext:value-type="float">
            <text:p>205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429]+IF([.A430]=&quot;up&quot;;-[.B430];IF([.A430]=&quot;down&quot;;[.B430];0))" office:value-type="float" office:value="423" calcext:value-type="float">
            <text:p>423</text:p>
          </table:table-cell>
          <table:table-cell table:formula="of:=[.D429]+IF([.A430]=&quot;forward&quot;;[.B430];0)" office:value-type="float" office:value="930" calcext:value-type="float">
            <text:p>930</text:p>
          </table:table-cell>
          <table:table-cell table:formula="of:=[.E429]+IF([.A430]=&quot;forward&quot;;[.B430]*[.C430];0)" office:value-type="float" office:value="205419" calcext:value-type="float">
            <text:p>205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430]+IF([.A431]=&quot;up&quot;;-[.B431];IF([.A431]=&quot;down&quot;;[.B431];0))" office:value-type="float" office:value="430" calcext:value-type="float">
            <text:p>430</text:p>
          </table:table-cell>
          <table:table-cell table:formula="of:=[.D430]+IF([.A431]=&quot;forward&quot;;[.B431];0)" office:value-type="float" office:value="930" calcext:value-type="float">
            <text:p>930</text:p>
          </table:table-cell>
          <table:table-cell table:formula="of:=[.E430]+IF([.A431]=&quot;forward&quot;;[.B431]*[.C431];0)" office:value-type="float" office:value="205419" calcext:value-type="float">
            <text:p>205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431]+IF([.A432]=&quot;up&quot;;-[.B432];IF([.A432]=&quot;down&quot;;[.B432];0))" office:value-type="float" office:value="423" calcext:value-type="float">
            <text:p>423</text:p>
          </table:table-cell>
          <table:table-cell table:formula="of:=[.D431]+IF([.A432]=&quot;forward&quot;;[.B432];0)" office:value-type="float" office:value="930" calcext:value-type="float">
            <text:p>930</text:p>
          </table:table-cell>
          <table:table-cell table:formula="of:=[.E431]+IF([.A432]=&quot;forward&quot;;[.B432]*[.C432];0)" office:value-type="float" office:value="205419" calcext:value-type="float">
            <text:p>205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432]+IF([.A433]=&quot;up&quot;;-[.B433];IF([.A433]=&quot;down&quot;;[.B433];0))" office:value-type="float" office:value="423" calcext:value-type="float">
            <text:p>423</text:p>
          </table:table-cell>
          <table:table-cell table:formula="of:=[.D432]+IF([.A433]=&quot;forward&quot;;[.B433];0)" office:value-type="float" office:value="933" calcext:value-type="float">
            <text:p>933</text:p>
          </table:table-cell>
          <table:table-cell table:formula="of:=[.E432]+IF([.A433]=&quot;forward&quot;;[.B433]*[.C433];0)" office:value-type="float" office:value="206688" calcext:value-type="float">
            <text:p>206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433]+IF([.A434]=&quot;up&quot;;-[.B434];IF([.A434]=&quot;down&quot;;[.B434];0))" office:value-type="float" office:value="421" calcext:value-type="float">
            <text:p>421</text:p>
          </table:table-cell>
          <table:table-cell table:formula="of:=[.D433]+IF([.A434]=&quot;forward&quot;;[.B434];0)" office:value-type="float" office:value="933" calcext:value-type="float">
            <text:p>933</text:p>
          </table:table-cell>
          <table:table-cell table:formula="of:=[.E433]+IF([.A434]=&quot;forward&quot;;[.B434]*[.C434];0)" office:value-type="float" office:value="206688" calcext:value-type="float">
            <text:p>206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434]+IF([.A435]=&quot;up&quot;;-[.B435];IF([.A435]=&quot;down&quot;;[.B435];0))" office:value-type="float" office:value="415" calcext:value-type="float">
            <text:p>415</text:p>
          </table:table-cell>
          <table:table-cell table:formula="of:=[.D434]+IF([.A435]=&quot;forward&quot;;[.B435];0)" office:value-type="float" office:value="933" calcext:value-type="float">
            <text:p>933</text:p>
          </table:table-cell>
          <table:table-cell table:formula="of:=[.E434]+IF([.A435]=&quot;forward&quot;;[.B435]*[.C435];0)" office:value-type="float" office:value="206688" calcext:value-type="float">
            <text:p>206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435]+IF([.A436]=&quot;up&quot;;-[.B436];IF([.A436]=&quot;down&quot;;[.B436];0))" office:value-type="float" office:value="409" calcext:value-type="float">
            <text:p>409</text:p>
          </table:table-cell>
          <table:table-cell table:formula="of:=[.D435]+IF([.A436]=&quot;forward&quot;;[.B436];0)" office:value-type="float" office:value="933" calcext:value-type="float">
            <text:p>933</text:p>
          </table:table-cell>
          <table:table-cell table:formula="of:=[.E435]+IF([.A436]=&quot;forward&quot;;[.B436]*[.C436];0)" office:value-type="float" office:value="206688" calcext:value-type="float">
            <text:p>206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436]+IF([.A437]=&quot;up&quot;;-[.B437];IF([.A437]=&quot;down&quot;;[.B437];0))" office:value-type="float" office:value="411" calcext:value-type="float">
            <text:p>411</text:p>
          </table:table-cell>
          <table:table-cell table:formula="of:=[.D436]+IF([.A437]=&quot;forward&quot;;[.B437];0)" office:value-type="float" office:value="933" calcext:value-type="float">
            <text:p>933</text:p>
          </table:table-cell>
          <table:table-cell table:formula="of:=[.E436]+IF([.A437]=&quot;forward&quot;;[.B437]*[.C437];0)" office:value-type="float" office:value="206688" calcext:value-type="float">
            <text:p>206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437]+IF([.A438]=&quot;up&quot;;-[.B438];IF([.A438]=&quot;down&quot;;[.B438];0))" office:value-type="float" office:value="411" calcext:value-type="float">
            <text:p>411</text:p>
          </table:table-cell>
          <table:table-cell table:formula="of:=[.D437]+IF([.A438]=&quot;forward&quot;;[.B438];0)" office:value-type="float" office:value="935" calcext:value-type="float">
            <text:p>935</text:p>
          </table:table-cell>
          <table:table-cell table:formula="of:=[.E437]+IF([.A438]=&quot;forward&quot;;[.B438]*[.C438];0)" office:value-type="float" office:value="207510" calcext:value-type="float">
            <text:p>2075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438]+IF([.A439]=&quot;up&quot;;-[.B439];IF([.A439]=&quot;down&quot;;[.B439];0))" office:value-type="float" office:value="411" calcext:value-type="float">
            <text:p>411</text:p>
          </table:table-cell>
          <table:table-cell table:formula="of:=[.D438]+IF([.A439]=&quot;forward&quot;;[.B439];0)" office:value-type="float" office:value="937" calcext:value-type="float">
            <text:p>937</text:p>
          </table:table-cell>
          <table:table-cell table:formula="of:=[.E438]+IF([.A439]=&quot;forward&quot;;[.B439]*[.C439];0)" office:value-type="float" office:value="208332" calcext:value-type="float">
            <text:p>208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439]+IF([.A440]=&quot;up&quot;;-[.B440];IF([.A440]=&quot;down&quot;;[.B440];0))" office:value-type="float" office:value="417" calcext:value-type="float">
            <text:p>417</text:p>
          </table:table-cell>
          <table:table-cell table:formula="of:=[.D439]+IF([.A440]=&quot;forward&quot;;[.B440];0)" office:value-type="float" office:value="937" calcext:value-type="float">
            <text:p>937</text:p>
          </table:table-cell>
          <table:table-cell table:formula="of:=[.E439]+IF([.A440]=&quot;forward&quot;;[.B440]*[.C440];0)" office:value-type="float" office:value="208332" calcext:value-type="float">
            <text:p>208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440]+IF([.A441]=&quot;up&quot;;-[.B441];IF([.A441]=&quot;down&quot;;[.B441];0))" office:value-type="float" office:value="419" calcext:value-type="float">
            <text:p>419</text:p>
          </table:table-cell>
          <table:table-cell table:formula="of:=[.D440]+IF([.A441]=&quot;forward&quot;;[.B441];0)" office:value-type="float" office:value="937" calcext:value-type="float">
            <text:p>937</text:p>
          </table:table-cell>
          <table:table-cell table:formula="of:=[.E440]+IF([.A441]=&quot;forward&quot;;[.B441]*[.C441];0)" office:value-type="float" office:value="208332" calcext:value-type="float">
            <text:p>208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441]+IF([.A442]=&quot;up&quot;;-[.B442];IF([.A442]=&quot;down&quot;;[.B442];0))" office:value-type="float" office:value="413" calcext:value-type="float">
            <text:p>413</text:p>
          </table:table-cell>
          <table:table-cell table:formula="of:=[.D441]+IF([.A442]=&quot;forward&quot;;[.B442];0)" office:value-type="float" office:value="937" calcext:value-type="float">
            <text:p>937</text:p>
          </table:table-cell>
          <table:table-cell table:formula="of:=[.E441]+IF([.A442]=&quot;forward&quot;;[.B442]*[.C442];0)" office:value-type="float" office:value="208332" calcext:value-type="float">
            <text:p>208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442]+IF([.A443]=&quot;up&quot;;-[.B443];IF([.A443]=&quot;down&quot;;[.B443];0))" office:value-type="float" office:value="413" calcext:value-type="float">
            <text:p>413</text:p>
          </table:table-cell>
          <table:table-cell table:formula="of:=[.D442]+IF([.A443]=&quot;forward&quot;;[.B443];0)" office:value-type="float" office:value="941" calcext:value-type="float">
            <text:p>941</text:p>
          </table:table-cell>
          <table:table-cell table:formula="of:=[.E442]+IF([.A443]=&quot;forward&quot;;[.B443]*[.C443];0)" office:value-type="float" office:value="209984" calcext:value-type="float">
            <text:p>209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443]+IF([.A444]=&quot;up&quot;;-[.B444];IF([.A444]=&quot;down&quot;;[.B444];0))" office:value-type="float" office:value="422" calcext:value-type="float">
            <text:p>422</text:p>
          </table:table-cell>
          <table:table-cell table:formula="of:=[.D443]+IF([.A444]=&quot;forward&quot;;[.B444];0)" office:value-type="float" office:value="941" calcext:value-type="float">
            <text:p>941</text:p>
          </table:table-cell>
          <table:table-cell table:formula="of:=[.E443]+IF([.A444]=&quot;forward&quot;;[.B444]*[.C444];0)" office:value-type="float" office:value="209984" calcext:value-type="float">
            <text:p>209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444]+IF([.A445]=&quot;up&quot;;-[.B445];IF([.A445]=&quot;down&quot;;[.B445];0))" office:value-type="float" office:value="419" calcext:value-type="float">
            <text:p>419</text:p>
          </table:table-cell>
          <table:table-cell table:formula="of:=[.D444]+IF([.A445]=&quot;forward&quot;;[.B445];0)" office:value-type="float" office:value="941" calcext:value-type="float">
            <text:p>941</text:p>
          </table:table-cell>
          <table:table-cell table:formula="of:=[.E444]+IF([.A445]=&quot;forward&quot;;[.B445]*[.C445];0)" office:value-type="float" office:value="209984" calcext:value-type="float">
            <text:p>209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445]+IF([.A446]=&quot;up&quot;;-[.B446];IF([.A446]=&quot;down&quot;;[.B446];0))" office:value-type="float" office:value="423" calcext:value-type="float">
            <text:p>423</text:p>
          </table:table-cell>
          <table:table-cell table:formula="of:=[.D445]+IF([.A446]=&quot;forward&quot;;[.B446];0)" office:value-type="float" office:value="941" calcext:value-type="float">
            <text:p>941</text:p>
          </table:table-cell>
          <table:table-cell table:formula="of:=[.E445]+IF([.A446]=&quot;forward&quot;;[.B446]*[.C446];0)" office:value-type="float" office:value="209984" calcext:value-type="float">
            <text:p>209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446]+IF([.A447]=&quot;up&quot;;-[.B447];IF([.A447]=&quot;down&quot;;[.B447];0))" office:value-type="float" office:value="423" calcext:value-type="float">
            <text:p>423</text:p>
          </table:table-cell>
          <table:table-cell table:formula="of:=[.D446]+IF([.A447]=&quot;forward&quot;;[.B447];0)" office:value-type="float" office:value="948" calcext:value-type="float">
            <text:p>948</text:p>
          </table:table-cell>
          <table:table-cell table:formula="of:=[.E446]+IF([.A447]=&quot;forward&quot;;[.B447]*[.C447];0)" office:value-type="float" office:value="212945" calcext:value-type="float">
            <text:p>212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447]+IF([.A448]=&quot;up&quot;;-[.B448];IF([.A448]=&quot;down&quot;;[.B448];0))" office:value-type="float" office:value="417" calcext:value-type="float">
            <text:p>417</text:p>
          </table:table-cell>
          <table:table-cell table:formula="of:=[.D447]+IF([.A448]=&quot;forward&quot;;[.B448];0)" office:value-type="float" office:value="948" calcext:value-type="float">
            <text:p>948</text:p>
          </table:table-cell>
          <table:table-cell table:formula="of:=[.E447]+IF([.A448]=&quot;forward&quot;;[.B448]*[.C448];0)" office:value-type="float" office:value="212945" calcext:value-type="float">
            <text:p>212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448]+IF([.A449]=&quot;up&quot;;-[.B449];IF([.A449]=&quot;down&quot;;[.B449];0))" office:value-type="float" office:value="417" calcext:value-type="float">
            <text:p>417</text:p>
          </table:table-cell>
          <table:table-cell table:formula="of:=[.D448]+IF([.A449]=&quot;forward&quot;;[.B449];0)" office:value-type="float" office:value="951" calcext:value-type="float">
            <text:p>951</text:p>
          </table:table-cell>
          <table:table-cell table:formula="of:=[.E448]+IF([.A449]=&quot;forward&quot;;[.B449]*[.C449];0)" office:value-type="float" office:value="214196" calcext:value-type="float">
            <text:p>214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449]+IF([.A450]=&quot;up&quot;;-[.B450];IF([.A450]=&quot;down&quot;;[.B450];0))" office:value-type="float" office:value="417" calcext:value-type="float">
            <text:p>417</text:p>
          </table:table-cell>
          <table:table-cell table:formula="of:=[.D449]+IF([.A450]=&quot;forward&quot;;[.B450];0)" office:value-type="float" office:value="952" calcext:value-type="float">
            <text:p>952</text:p>
          </table:table-cell>
          <table:table-cell table:formula="of:=[.E449]+IF([.A450]=&quot;forward&quot;;[.B450]*[.C450];0)" office:value-type="float" office:value="214613" calcext:value-type="float">
            <text:p>214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450]+IF([.A451]=&quot;up&quot;;-[.B451];IF([.A451]=&quot;down&quot;;[.B451];0))" office:value-type="float" office:value="418" calcext:value-type="float">
            <text:p>418</text:p>
          </table:table-cell>
          <table:table-cell table:formula="of:=[.D450]+IF([.A451]=&quot;forward&quot;;[.B451];0)" office:value-type="float" office:value="952" calcext:value-type="float">
            <text:p>952</text:p>
          </table:table-cell>
          <table:table-cell table:formula="of:=[.E450]+IF([.A451]=&quot;forward&quot;;[.B451]*[.C451];0)" office:value-type="float" office:value="214613" calcext:value-type="float">
            <text:p>214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451]+IF([.A452]=&quot;up&quot;;-[.B452];IF([.A452]=&quot;down&quot;;[.B452];0))" office:value-type="float" office:value="426" calcext:value-type="float">
            <text:p>426</text:p>
          </table:table-cell>
          <table:table-cell table:formula="of:=[.D451]+IF([.A452]=&quot;forward&quot;;[.B452];0)" office:value-type="float" office:value="952" calcext:value-type="float">
            <text:p>952</text:p>
          </table:table-cell>
          <table:table-cell table:formula="of:=[.E451]+IF([.A452]=&quot;forward&quot;;[.B452]*[.C452];0)" office:value-type="float" office:value="214613" calcext:value-type="float">
            <text:p>214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452]+IF([.A453]=&quot;up&quot;;-[.B453];IF([.A453]=&quot;down&quot;;[.B453];0))" office:value-type="float" office:value="434" calcext:value-type="float">
            <text:p>434</text:p>
          </table:table-cell>
          <table:table-cell table:formula="of:=[.D452]+IF([.A453]=&quot;forward&quot;;[.B453];0)" office:value-type="float" office:value="952" calcext:value-type="float">
            <text:p>952</text:p>
          </table:table-cell>
          <table:table-cell table:formula="of:=[.E452]+IF([.A453]=&quot;forward&quot;;[.B453]*[.C453];0)" office:value-type="float" office:value="214613" calcext:value-type="float">
            <text:p>214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453]+IF([.A454]=&quot;up&quot;;-[.B454];IF([.A454]=&quot;down&quot;;[.B454];0))" office:value-type="float" office:value="435" calcext:value-type="float">
            <text:p>435</text:p>
          </table:table-cell>
          <table:table-cell table:formula="of:=[.D453]+IF([.A454]=&quot;forward&quot;;[.B454];0)" office:value-type="float" office:value="952" calcext:value-type="float">
            <text:p>952</text:p>
          </table:table-cell>
          <table:table-cell table:formula="of:=[.E453]+IF([.A454]=&quot;forward&quot;;[.B454]*[.C454];0)" office:value-type="float" office:value="214613" calcext:value-type="float">
            <text:p>214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454]+IF([.A455]=&quot;up&quot;;-[.B455];IF([.A455]=&quot;down&quot;;[.B455];0))" office:value-type="float" office:value="435" calcext:value-type="float">
            <text:p>435</text:p>
          </table:table-cell>
          <table:table-cell table:formula="of:=[.D454]+IF([.A455]=&quot;forward&quot;;[.B455];0)" office:value-type="float" office:value="954" calcext:value-type="float">
            <text:p>954</text:p>
          </table:table-cell>
          <table:table-cell table:formula="of:=[.E454]+IF([.A455]=&quot;forward&quot;;[.B455]*[.C455];0)" office:value-type="float" office:value="215483" calcext:value-type="float">
            <text:p>215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455]+IF([.A456]=&quot;up&quot;;-[.B456];IF([.A456]=&quot;down&quot;;[.B456];0))" office:value-type="float" office:value="441" calcext:value-type="float">
            <text:p>441</text:p>
          </table:table-cell>
          <table:table-cell table:formula="of:=[.D455]+IF([.A456]=&quot;forward&quot;;[.B456];0)" office:value-type="float" office:value="954" calcext:value-type="float">
            <text:p>954</text:p>
          </table:table-cell>
          <table:table-cell table:formula="of:=[.E455]+IF([.A456]=&quot;forward&quot;;[.B456]*[.C456];0)" office:value-type="float" office:value="215483" calcext:value-type="float">
            <text:p>215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456]+IF([.A457]=&quot;up&quot;;-[.B457];IF([.A457]=&quot;down&quot;;[.B457];0))" office:value-type="float" office:value="447" calcext:value-type="float">
            <text:p>447</text:p>
          </table:table-cell>
          <table:table-cell table:formula="of:=[.D456]+IF([.A457]=&quot;forward&quot;;[.B457];0)" office:value-type="float" office:value="954" calcext:value-type="float">
            <text:p>954</text:p>
          </table:table-cell>
          <table:table-cell table:formula="of:=[.E456]+IF([.A457]=&quot;forward&quot;;[.B457]*[.C457];0)" office:value-type="float" office:value="215483" calcext:value-type="float">
            <text:p>215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457]+IF([.A458]=&quot;up&quot;;-[.B458];IF([.A458]=&quot;down&quot;;[.B458];0))" office:value-type="float" office:value="447" calcext:value-type="float">
            <text:p>447</text:p>
          </table:table-cell>
          <table:table-cell table:formula="of:=[.D457]+IF([.A458]=&quot;forward&quot;;[.B458];0)" office:value-type="float" office:value="956" calcext:value-type="float">
            <text:p>956</text:p>
          </table:table-cell>
          <table:table-cell table:formula="of:=[.E457]+IF([.A458]=&quot;forward&quot;;[.B458]*[.C458];0)" office:value-type="float" office:value="216377" calcext:value-type="float">
            <text:p>216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458]+IF([.A459]=&quot;up&quot;;-[.B459];IF([.A459]=&quot;down&quot;;[.B459];0))" office:value-type="float" office:value="441" calcext:value-type="float">
            <text:p>441</text:p>
          </table:table-cell>
          <table:table-cell table:formula="of:=[.D458]+IF([.A459]=&quot;forward&quot;;[.B459];0)" office:value-type="float" office:value="956" calcext:value-type="float">
            <text:p>956</text:p>
          </table:table-cell>
          <table:table-cell table:formula="of:=[.E458]+IF([.A459]=&quot;forward&quot;;[.B459]*[.C459];0)" office:value-type="float" office:value="216377" calcext:value-type="float">
            <text:p>216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459]+IF([.A460]=&quot;up&quot;;-[.B460];IF([.A460]=&quot;down&quot;;[.B460];0))" office:value-type="float" office:value="443" calcext:value-type="float">
            <text:p>443</text:p>
          </table:table-cell>
          <table:table-cell table:formula="of:=[.D459]+IF([.A460]=&quot;forward&quot;;[.B460];0)" office:value-type="float" office:value="956" calcext:value-type="float">
            <text:p>956</text:p>
          </table:table-cell>
          <table:table-cell table:formula="of:=[.E459]+IF([.A460]=&quot;forward&quot;;[.B460]*[.C460];0)" office:value-type="float" office:value="216377" calcext:value-type="float">
            <text:p>216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[.C460]+IF([.A461]=&quot;up&quot;;-[.B461];IF([.A461]=&quot;down&quot;;[.B461];0))" office:value-type="float" office:value="439" calcext:value-type="float">
            <text:p>439</text:p>
          </table:table-cell>
          <table:table-cell table:formula="of:=[.D460]+IF([.A461]=&quot;forward&quot;;[.B461];0)" office:value-type="float" office:value="956" calcext:value-type="float">
            <text:p>956</text:p>
          </table:table-cell>
          <table:table-cell table:formula="of:=[.E460]+IF([.A461]=&quot;forward&quot;;[.B461]*[.C461];0)" office:value-type="float" office:value="216377" calcext:value-type="float">
            <text:p>216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461]+IF([.A462]=&quot;up&quot;;-[.B462];IF([.A462]=&quot;down&quot;;[.B462];0))" office:value-type="float" office:value="440" calcext:value-type="float">
            <text:p>440</text:p>
          </table:table-cell>
          <table:table-cell table:formula="of:=[.D461]+IF([.A462]=&quot;forward&quot;;[.B462];0)" office:value-type="float" office:value="956" calcext:value-type="float">
            <text:p>956</text:p>
          </table:table-cell>
          <table:table-cell table:formula="of:=[.E461]+IF([.A462]=&quot;forward&quot;;[.B462]*[.C462];0)" office:value-type="float" office:value="216377" calcext:value-type="float">
            <text:p>216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462]+IF([.A463]=&quot;up&quot;;-[.B463];IF([.A463]=&quot;down&quot;;[.B463];0))" office:value-type="float" office:value="432" calcext:value-type="float">
            <text:p>432</text:p>
          </table:table-cell>
          <table:table-cell table:formula="of:=[.D462]+IF([.A463]=&quot;forward&quot;;[.B463];0)" office:value-type="float" office:value="956" calcext:value-type="float">
            <text:p>956</text:p>
          </table:table-cell>
          <table:table-cell table:formula="of:=[.E462]+IF([.A463]=&quot;forward&quot;;[.B463]*[.C463];0)" office:value-type="float" office:value="216377" calcext:value-type="float">
            <text:p>216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463]+IF([.A464]=&quot;up&quot;;-[.B464];IF([.A464]=&quot;down&quot;;[.B464];0))" office:value-type="float" office:value="427" calcext:value-type="float">
            <text:p>427</text:p>
          </table:table-cell>
          <table:table-cell table:formula="of:=[.D463]+IF([.A464]=&quot;forward&quot;;[.B464];0)" office:value-type="float" office:value="956" calcext:value-type="float">
            <text:p>956</text:p>
          </table:table-cell>
          <table:table-cell table:formula="of:=[.E463]+IF([.A464]=&quot;forward&quot;;[.B464]*[.C464];0)" office:value-type="float" office:value="216377" calcext:value-type="float">
            <text:p>216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464]+IF([.A465]=&quot;up&quot;;-[.B465];IF([.A465]=&quot;down&quot;;[.B465];0))" office:value-type="float" office:value="431" calcext:value-type="float">
            <text:p>431</text:p>
          </table:table-cell>
          <table:table-cell table:formula="of:=[.D464]+IF([.A465]=&quot;forward&quot;;[.B465];0)" office:value-type="float" office:value="956" calcext:value-type="float">
            <text:p>956</text:p>
          </table:table-cell>
          <table:table-cell table:formula="of:=[.E464]+IF([.A465]=&quot;forward&quot;;[.B465]*[.C465];0)" office:value-type="float" office:value="216377" calcext:value-type="float">
            <text:p>216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465]+IF([.A466]=&quot;up&quot;;-[.B466];IF([.A466]=&quot;down&quot;;[.B466];0))" office:value-type="float" office:value="431" calcext:value-type="float">
            <text:p>431</text:p>
          </table:table-cell>
          <table:table-cell table:formula="of:=[.D465]+IF([.A466]=&quot;forward&quot;;[.B466];0)" office:value-type="float" office:value="958" calcext:value-type="float">
            <text:p>958</text:p>
          </table:table-cell>
          <table:table-cell table:formula="of:=[.E465]+IF([.A466]=&quot;forward&quot;;[.B466]*[.C466];0)" office:value-type="float" office:value="217239" calcext:value-type="float">
            <text:p>217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466]+IF([.A467]=&quot;up&quot;;-[.B467];IF([.A467]=&quot;down&quot;;[.B467];0))" office:value-type="float" office:value="431" calcext:value-type="float">
            <text:p>431</text:p>
          </table:table-cell>
          <table:table-cell table:formula="of:=[.D466]+IF([.A467]=&quot;forward&quot;;[.B467];0)" office:value-type="float" office:value="960" calcext:value-type="float">
            <text:p>960</text:p>
          </table:table-cell>
          <table:table-cell table:formula="of:=[.E466]+IF([.A467]=&quot;forward&quot;;[.B467]*[.C467];0)" office:value-type="float" office:value="218101" calcext:value-type="float">
            <text:p>218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467]+IF([.A468]=&quot;up&quot;;-[.B468];IF([.A468]=&quot;down&quot;;[.B468];0))" office:value-type="float" office:value="433" calcext:value-type="float">
            <text:p>433</text:p>
          </table:table-cell>
          <table:table-cell table:formula="of:=[.D467]+IF([.A468]=&quot;forward&quot;;[.B468];0)" office:value-type="float" office:value="960" calcext:value-type="float">
            <text:p>960</text:p>
          </table:table-cell>
          <table:table-cell table:formula="of:=[.E467]+IF([.A468]=&quot;forward&quot;;[.B468]*[.C468];0)" office:value-type="float" office:value="218101" calcext:value-type="float">
            <text:p>218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468]+IF([.A469]=&quot;up&quot;;-[.B469];IF([.A469]=&quot;down&quot;;[.B469];0))" office:value-type="float" office:value="433" calcext:value-type="float">
            <text:p>433</text:p>
          </table:table-cell>
          <table:table-cell table:formula="of:=[.D468]+IF([.A469]=&quot;forward&quot;;[.B469];0)" office:value-type="float" office:value="969" calcext:value-type="float">
            <text:p>969</text:p>
          </table:table-cell>
          <table:table-cell table:formula="of:=[.E468]+IF([.A469]=&quot;forward&quot;;[.B469]*[.C469];0)" office:value-type="float" office:value="221998" calcext:value-type="float">
            <text:p>221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469]+IF([.A470]=&quot;up&quot;;-[.B470];IF([.A470]=&quot;down&quot;;[.B470];0))" office:value-type="float" office:value="438" calcext:value-type="float">
            <text:p>438</text:p>
          </table:table-cell>
          <table:table-cell table:formula="of:=[.D469]+IF([.A470]=&quot;forward&quot;;[.B470];0)" office:value-type="float" office:value="969" calcext:value-type="float">
            <text:p>969</text:p>
          </table:table-cell>
          <table:table-cell table:formula="of:=[.E469]+IF([.A470]=&quot;forward&quot;;[.B470]*[.C470];0)" office:value-type="float" office:value="221998" calcext:value-type="float">
            <text:p>221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470]+IF([.A471]=&quot;up&quot;;-[.B471];IF([.A471]=&quot;down&quot;;[.B471];0))" office:value-type="float" office:value="447" calcext:value-type="float">
            <text:p>447</text:p>
          </table:table-cell>
          <table:table-cell table:formula="of:=[.D470]+IF([.A471]=&quot;forward&quot;;[.B471];0)" office:value-type="float" office:value="969" calcext:value-type="float">
            <text:p>969</text:p>
          </table:table-cell>
          <table:table-cell table:formula="of:=[.E470]+IF([.A471]=&quot;forward&quot;;[.B471]*[.C471];0)" office:value-type="float" office:value="221998" calcext:value-type="float">
            <text:p>221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471]+IF([.A472]=&quot;up&quot;;-[.B472];IF([.A472]=&quot;down&quot;;[.B472];0))" office:value-type="float" office:value="447" calcext:value-type="float">
            <text:p>447</text:p>
          </table:table-cell>
          <table:table-cell table:formula="of:=[.D471]+IF([.A472]=&quot;forward&quot;;[.B472];0)" office:value-type="float" office:value="975" calcext:value-type="float">
            <text:p>975</text:p>
          </table:table-cell>
          <table:table-cell table:formula="of:=[.E471]+IF([.A472]=&quot;forward&quot;;[.B472]*[.C472];0)" office:value-type="float" office:value="224680" calcext:value-type="float">
            <text:p>224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472]+IF([.A473]=&quot;up&quot;;-[.B473];IF([.A473]=&quot;down&quot;;[.B473];0))" office:value-type="float" office:value="456" calcext:value-type="float">
            <text:p>456</text:p>
          </table:table-cell>
          <table:table-cell table:formula="of:=[.D472]+IF([.A473]=&quot;forward&quot;;[.B473];0)" office:value-type="float" office:value="975" calcext:value-type="float">
            <text:p>975</text:p>
          </table:table-cell>
          <table:table-cell table:formula="of:=[.E472]+IF([.A473]=&quot;forward&quot;;[.B473]*[.C473];0)" office:value-type="float" office:value="224680" calcext:value-type="float">
            <text:p>224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473]+IF([.A474]=&quot;up&quot;;-[.B474];IF([.A474]=&quot;down&quot;;[.B474];0))" office:value-type="float" office:value="461" calcext:value-type="float">
            <text:p>461</text:p>
          </table:table-cell>
          <table:table-cell table:formula="of:=[.D473]+IF([.A474]=&quot;forward&quot;;[.B474];0)" office:value-type="float" office:value="975" calcext:value-type="float">
            <text:p>975</text:p>
          </table:table-cell>
          <table:table-cell table:formula="of:=[.E473]+IF([.A474]=&quot;forward&quot;;[.B474]*[.C474];0)" office:value-type="float" office:value="224680" calcext:value-type="float">
            <text:p>224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474]+IF([.A475]=&quot;up&quot;;-[.B475];IF([.A475]=&quot;down&quot;;[.B475];0))" office:value-type="float" office:value="468" calcext:value-type="float">
            <text:p>468</text:p>
          </table:table-cell>
          <table:table-cell table:formula="of:=[.D474]+IF([.A475]=&quot;forward&quot;;[.B475];0)" office:value-type="float" office:value="975" calcext:value-type="float">
            <text:p>975</text:p>
          </table:table-cell>
          <table:table-cell table:formula="of:=[.E474]+IF([.A475]=&quot;forward&quot;;[.B475]*[.C475];0)" office:value-type="float" office:value="224680" calcext:value-type="float">
            <text:p>224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475]+IF([.A476]=&quot;up&quot;;-[.B476];IF([.A476]=&quot;down&quot;;[.B476];0))" office:value-type="float" office:value="471" calcext:value-type="float">
            <text:p>471</text:p>
          </table:table-cell>
          <table:table-cell table:formula="of:=[.D475]+IF([.A476]=&quot;forward&quot;;[.B476];0)" office:value-type="float" office:value="975" calcext:value-type="float">
            <text:p>975</text:p>
          </table:table-cell>
          <table:table-cell table:formula="of:=[.E475]+IF([.A476]=&quot;forward&quot;;[.B476]*[.C476];0)" office:value-type="float" office:value="224680" calcext:value-type="float">
            <text:p>224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476]+IF([.A477]=&quot;up&quot;;-[.B477];IF([.A477]=&quot;down&quot;;[.B477];0))" office:value-type="float" office:value="462" calcext:value-type="float">
            <text:p>462</text:p>
          </table:table-cell>
          <table:table-cell table:formula="of:=[.D476]+IF([.A477]=&quot;forward&quot;;[.B477];0)" office:value-type="float" office:value="975" calcext:value-type="float">
            <text:p>975</text:p>
          </table:table-cell>
          <table:table-cell table:formula="of:=[.E476]+IF([.A477]=&quot;forward&quot;;[.B477]*[.C477];0)" office:value-type="float" office:value="224680" calcext:value-type="float">
            <text:p>224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477]+IF([.A478]=&quot;up&quot;;-[.B478];IF([.A478]=&quot;down&quot;;[.B478];0))" office:value-type="float" office:value="468" calcext:value-type="float">
            <text:p>468</text:p>
          </table:table-cell>
          <table:table-cell table:formula="of:=[.D477]+IF([.A478]=&quot;forward&quot;;[.B478];0)" office:value-type="float" office:value="975" calcext:value-type="float">
            <text:p>975</text:p>
          </table:table-cell>
          <table:table-cell table:formula="of:=[.E477]+IF([.A478]=&quot;forward&quot;;[.B478]*[.C478];0)" office:value-type="float" office:value="224680" calcext:value-type="float">
            <text:p>224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478]+IF([.A479]=&quot;up&quot;;-[.B479];IF([.A479]=&quot;down&quot;;[.B479];0))" office:value-type="float" office:value="462" calcext:value-type="float">
            <text:p>462</text:p>
          </table:table-cell>
          <table:table-cell table:formula="of:=[.D478]+IF([.A479]=&quot;forward&quot;;[.B479];0)" office:value-type="float" office:value="975" calcext:value-type="float">
            <text:p>975</text:p>
          </table:table-cell>
          <table:table-cell table:formula="of:=[.E478]+IF([.A479]=&quot;forward&quot;;[.B479]*[.C479];0)" office:value-type="float" office:value="224680" calcext:value-type="float">
            <text:p>224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479]+IF([.A480]=&quot;up&quot;;-[.B480];IF([.A480]=&quot;down&quot;;[.B480];0))" office:value-type="float" office:value="454" calcext:value-type="float">
            <text:p>454</text:p>
          </table:table-cell>
          <table:table-cell table:formula="of:=[.D479]+IF([.A480]=&quot;forward&quot;;[.B480];0)" office:value-type="float" office:value="975" calcext:value-type="float">
            <text:p>975</text:p>
          </table:table-cell>
          <table:table-cell table:formula="of:=[.E479]+IF([.A480]=&quot;forward&quot;;[.B480]*[.C480];0)" office:value-type="float" office:value="224680" calcext:value-type="float">
            <text:p>224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480]+IF([.A481]=&quot;up&quot;;-[.B481];IF([.A481]=&quot;down&quot;;[.B481];0))" office:value-type="float" office:value="454" calcext:value-type="float">
            <text:p>454</text:p>
          </table:table-cell>
          <table:table-cell table:formula="of:=[.D480]+IF([.A481]=&quot;forward&quot;;[.B481];0)" office:value-type="float" office:value="983" calcext:value-type="float">
            <text:p>983</text:p>
          </table:table-cell>
          <table:table-cell table:formula="of:=[.E480]+IF([.A481]=&quot;forward&quot;;[.B481]*[.C481];0)" office:value-type="float" office:value="228312" calcext:value-type="float">
            <text:p>228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481]+IF([.A482]=&quot;up&quot;;-[.B482];IF([.A482]=&quot;down&quot;;[.B482];0))" office:value-type="float" office:value="454" calcext:value-type="float">
            <text:p>454</text:p>
          </table:table-cell>
          <table:table-cell table:formula="of:=[.D481]+IF([.A482]=&quot;forward&quot;;[.B482];0)" office:value-type="float" office:value="991" calcext:value-type="float">
            <text:p>991</text:p>
          </table:table-cell>
          <table:table-cell table:formula="of:=[.E481]+IF([.A482]=&quot;forward&quot;;[.B482]*[.C482];0)" office:value-type="float" office:value="231944" calcext:value-type="float">
            <text:p>231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482]+IF([.A483]=&quot;up&quot;;-[.B483];IF([.A483]=&quot;down&quot;;[.B483];0))" office:value-type="float" office:value="457" calcext:value-type="float">
            <text:p>457</text:p>
          </table:table-cell>
          <table:table-cell table:formula="of:=[.D482]+IF([.A483]=&quot;forward&quot;;[.B483];0)" office:value-type="float" office:value="991" calcext:value-type="float">
            <text:p>991</text:p>
          </table:table-cell>
          <table:table-cell table:formula="of:=[.E482]+IF([.A483]=&quot;forward&quot;;[.B483]*[.C483];0)" office:value-type="float" office:value="231944" calcext:value-type="float">
            <text:p>231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483]+IF([.A484]=&quot;up&quot;;-[.B484];IF([.A484]=&quot;down&quot;;[.B484];0))" office:value-type="float" office:value="448" calcext:value-type="float">
            <text:p>448</text:p>
          </table:table-cell>
          <table:table-cell table:formula="of:=[.D483]+IF([.A484]=&quot;forward&quot;;[.B484];0)" office:value-type="float" office:value="991" calcext:value-type="float">
            <text:p>991</text:p>
          </table:table-cell>
          <table:table-cell table:formula="of:=[.E483]+IF([.A484]=&quot;forward&quot;;[.B484]*[.C484];0)" office:value-type="float" office:value="231944" calcext:value-type="float">
            <text:p>231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484]+IF([.A485]=&quot;up&quot;;-[.B485];IF([.A485]=&quot;down&quot;;[.B485];0))" office:value-type="float" office:value="448" calcext:value-type="float">
            <text:p>448</text:p>
          </table:table-cell>
          <table:table-cell table:formula="of:=[.D484]+IF([.A485]=&quot;forward&quot;;[.B485];0)" office:value-type="float" office:value="1000" calcext:value-type="float">
            <text:p>1000</text:p>
          </table:table-cell>
          <table:table-cell table:formula="of:=[.E484]+IF([.A485]=&quot;forward&quot;;[.B485]*[.C485];0)" office:value-type="float" office:value="235976" calcext:value-type="float">
            <text:p>235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485]+IF([.A486]=&quot;up&quot;;-[.B486];IF([.A486]=&quot;down&quot;;[.B486];0))" office:value-type="float" office:value="448" calcext:value-type="float">
            <text:p>448</text:p>
          </table:table-cell>
          <table:table-cell table:formula="of:=[.D485]+IF([.A486]=&quot;forward&quot;;[.B486];0)" office:value-type="float" office:value="1008" calcext:value-type="float">
            <text:p>1008</text:p>
          </table:table-cell>
          <table:table-cell table:formula="of:=[.E485]+IF([.A486]=&quot;forward&quot;;[.B486]*[.C486];0)" office:value-type="float" office:value="239560" calcext:value-type="float">
            <text:p>2395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486]+IF([.A487]=&quot;up&quot;;-[.B487];IF([.A487]=&quot;down&quot;;[.B487];0))" office:value-type="float" office:value="448" calcext:value-type="float">
            <text:p>448</text:p>
          </table:table-cell>
          <table:table-cell table:formula="of:=[.D486]+IF([.A487]=&quot;forward&quot;;[.B487];0)" office:value-type="float" office:value="1014" calcext:value-type="float">
            <text:p>1014</text:p>
          </table:table-cell>
          <table:table-cell table:formula="of:=[.E486]+IF([.A487]=&quot;forward&quot;;[.B487]*[.C487];0)" office:value-type="float" office:value="242248" calcext:value-type="float">
            <text:p>242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487]+IF([.A488]=&quot;up&quot;;-[.B488];IF([.A488]=&quot;down&quot;;[.B488];0))" office:value-type="float" office:value="452" calcext:value-type="float">
            <text:p>452</text:p>
          </table:table-cell>
          <table:table-cell table:formula="of:=[.D487]+IF([.A488]=&quot;forward&quot;;[.B488];0)" office:value-type="float" office:value="1014" calcext:value-type="float">
            <text:p>1014</text:p>
          </table:table-cell>
          <table:table-cell table:formula="of:=[.E487]+IF([.A488]=&quot;forward&quot;;[.B488]*[.C488];0)" office:value-type="float" office:value="242248" calcext:value-type="float">
            <text:p>242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488]+IF([.A489]=&quot;up&quot;;-[.B489];IF([.A489]=&quot;down&quot;;[.B489];0))" office:value-type="float" office:value="458" calcext:value-type="float">
            <text:p>458</text:p>
          </table:table-cell>
          <table:table-cell table:formula="of:=[.D488]+IF([.A489]=&quot;forward&quot;;[.B489];0)" office:value-type="float" office:value="1014" calcext:value-type="float">
            <text:p>1014</text:p>
          </table:table-cell>
          <table:table-cell table:formula="of:=[.E488]+IF([.A489]=&quot;forward&quot;;[.B489]*[.C489];0)" office:value-type="float" office:value="242248" calcext:value-type="float">
            <text:p>242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489]+IF([.A490]=&quot;up&quot;;-[.B490];IF([.A490]=&quot;down&quot;;[.B490];0))" office:value-type="float" office:value="449" calcext:value-type="float">
            <text:p>449</text:p>
          </table:table-cell>
          <table:table-cell table:formula="of:=[.D489]+IF([.A490]=&quot;forward&quot;;[.B490];0)" office:value-type="float" office:value="1014" calcext:value-type="float">
            <text:p>1014</text:p>
          </table:table-cell>
          <table:table-cell table:formula="of:=[.E489]+IF([.A490]=&quot;forward&quot;;[.B490]*[.C490];0)" office:value-type="float" office:value="242248" calcext:value-type="float">
            <text:p>242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490]+IF([.A491]=&quot;up&quot;;-[.B491];IF([.A491]=&quot;down&quot;;[.B491];0))" office:value-type="float" office:value="458" calcext:value-type="float">
            <text:p>458</text:p>
          </table:table-cell>
          <table:table-cell table:formula="of:=[.D490]+IF([.A491]=&quot;forward&quot;;[.B491];0)" office:value-type="float" office:value="1014" calcext:value-type="float">
            <text:p>1014</text:p>
          </table:table-cell>
          <table:table-cell table:formula="of:=[.E490]+IF([.A491]=&quot;forward&quot;;[.B491]*[.C491];0)" office:value-type="float" office:value="242248" calcext:value-type="float">
            <text:p>242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491]+IF([.A492]=&quot;up&quot;;-[.B492];IF([.A492]=&quot;down&quot;;[.B492];0))" office:value-type="float" office:value="463" calcext:value-type="float">
            <text:p>463</text:p>
          </table:table-cell>
          <table:table-cell table:formula="of:=[.D491]+IF([.A492]=&quot;forward&quot;;[.B492];0)" office:value-type="float" office:value="1014" calcext:value-type="float">
            <text:p>1014</text:p>
          </table:table-cell>
          <table:table-cell table:formula="of:=[.E491]+IF([.A492]=&quot;forward&quot;;[.B492]*[.C492];0)" office:value-type="float" office:value="242248" calcext:value-type="float">
            <text:p>242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492]+IF([.A493]=&quot;up&quot;;-[.B493];IF([.A493]=&quot;down&quot;;[.B493];0))" office:value-type="float" office:value="461" calcext:value-type="float">
            <text:p>461</text:p>
          </table:table-cell>
          <table:table-cell table:formula="of:=[.D492]+IF([.A493]=&quot;forward&quot;;[.B493];0)" office:value-type="float" office:value="1014" calcext:value-type="float">
            <text:p>1014</text:p>
          </table:table-cell>
          <table:table-cell table:formula="of:=[.E492]+IF([.A493]=&quot;forward&quot;;[.B493]*[.C493];0)" office:value-type="float" office:value="242248" calcext:value-type="float">
            <text:p>242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493]+IF([.A494]=&quot;up&quot;;-[.B494];IF([.A494]=&quot;down&quot;;[.B494];0))" office:value-type="float" office:value="459" calcext:value-type="float">
            <text:p>459</text:p>
          </table:table-cell>
          <table:table-cell table:formula="of:=[.D493]+IF([.A494]=&quot;forward&quot;;[.B494];0)" office:value-type="float" office:value="1014" calcext:value-type="float">
            <text:p>1014</text:p>
          </table:table-cell>
          <table:table-cell table:formula="of:=[.E493]+IF([.A494]=&quot;forward&quot;;[.B494]*[.C494];0)" office:value-type="float" office:value="242248" calcext:value-type="float">
            <text:p>242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494]+IF([.A495]=&quot;up&quot;;-[.B495];IF([.A495]=&quot;down&quot;;[.B495];0))" office:value-type="float" office:value="459" calcext:value-type="float">
            <text:p>459</text:p>
          </table:table-cell>
          <table:table-cell table:formula="of:=[.D494]+IF([.A495]=&quot;forward&quot;;[.B495];0)" office:value-type="float" office:value="1016" calcext:value-type="float">
            <text:p>1016</text:p>
          </table:table-cell>
          <table:table-cell table:formula="of:=[.E494]+IF([.A495]=&quot;forward&quot;;[.B495]*[.C495];0)" office:value-type="float" office:value="243166" calcext:value-type="float">
            <text:p>243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495]+IF([.A496]=&quot;up&quot;;-[.B496];IF([.A496]=&quot;down&quot;;[.B496];0))" office:value-type="float" office:value="459" calcext:value-type="float">
            <text:p>459</text:p>
          </table:table-cell>
          <table:table-cell table:formula="of:=[.D495]+IF([.A496]=&quot;forward&quot;;[.B496];0)" office:value-type="float" office:value="1017" calcext:value-type="float">
            <text:p>1017</text:p>
          </table:table-cell>
          <table:table-cell table:formula="of:=[.E495]+IF([.A496]=&quot;forward&quot;;[.B496]*[.C496];0)" office:value-type="float" office:value="243625" calcext:value-type="float">
            <text:p>243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496]+IF([.A497]=&quot;up&quot;;-[.B497];IF([.A497]=&quot;down&quot;;[.B497];0))" office:value-type="float" office:value="464" calcext:value-type="float">
            <text:p>464</text:p>
          </table:table-cell>
          <table:table-cell table:formula="of:=[.D496]+IF([.A497]=&quot;forward&quot;;[.B497];0)" office:value-type="float" office:value="1017" calcext:value-type="float">
            <text:p>1017</text:p>
          </table:table-cell>
          <table:table-cell table:formula="of:=[.E496]+IF([.A497]=&quot;forward&quot;;[.B497]*[.C497];0)" office:value-type="float" office:value="243625" calcext:value-type="float">
            <text:p>243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497]+IF([.A498]=&quot;up&quot;;-[.B498];IF([.A498]=&quot;down&quot;;[.B498];0))" office:value-type="float" office:value="472" calcext:value-type="float">
            <text:p>472</text:p>
          </table:table-cell>
          <table:table-cell table:formula="of:=[.D497]+IF([.A498]=&quot;forward&quot;;[.B498];0)" office:value-type="float" office:value="1017" calcext:value-type="float">
            <text:p>1017</text:p>
          </table:table-cell>
          <table:table-cell table:formula="of:=[.E497]+IF([.A498]=&quot;forward&quot;;[.B498]*[.C498];0)" office:value-type="float" office:value="243625" calcext:value-type="float">
            <text:p>243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498]+IF([.A499]=&quot;up&quot;;-[.B499];IF([.A499]=&quot;down&quot;;[.B499];0))" office:value-type="float" office:value="469" calcext:value-type="float">
            <text:p>469</text:p>
          </table:table-cell>
          <table:table-cell table:formula="of:=[.D498]+IF([.A499]=&quot;forward&quot;;[.B499];0)" office:value-type="float" office:value="1017" calcext:value-type="float">
            <text:p>1017</text:p>
          </table:table-cell>
          <table:table-cell table:formula="of:=[.E498]+IF([.A499]=&quot;forward&quot;;[.B499]*[.C499];0)" office:value-type="float" office:value="243625" calcext:value-type="float">
            <text:p>243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499]+IF([.A500]=&quot;up&quot;;-[.B500];IF([.A500]=&quot;down&quot;;[.B500];0))" office:value-type="float" office:value="469" calcext:value-type="float">
            <text:p>469</text:p>
          </table:table-cell>
          <table:table-cell table:formula="of:=[.D499]+IF([.A500]=&quot;forward&quot;;[.B500];0)" office:value-type="float" office:value="1019" calcext:value-type="float">
            <text:p>1019</text:p>
          </table:table-cell>
          <table:table-cell table:formula="of:=[.E499]+IF([.A500]=&quot;forward&quot;;[.B500]*[.C500];0)" office:value-type="float" office:value="244563" calcext:value-type="float">
            <text:p>244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500]+IF([.A501]=&quot;up&quot;;-[.B501];IF([.A501]=&quot;down&quot;;[.B501];0))" office:value-type="float" office:value="470" calcext:value-type="float">
            <text:p>470</text:p>
          </table:table-cell>
          <table:table-cell table:formula="of:=[.D500]+IF([.A501]=&quot;forward&quot;;[.B501];0)" office:value-type="float" office:value="1019" calcext:value-type="float">
            <text:p>1019</text:p>
          </table:table-cell>
          <table:table-cell table:formula="of:=[.E500]+IF([.A501]=&quot;forward&quot;;[.B501]*[.C501];0)" office:value-type="float" office:value="244563" calcext:value-type="float">
            <text:p>244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501]+IF([.A502]=&quot;up&quot;;-[.B502];IF([.A502]=&quot;down&quot;;[.B502];0))" office:value-type="float" office:value="479" calcext:value-type="float">
            <text:p>479</text:p>
          </table:table-cell>
          <table:table-cell table:formula="of:=[.D501]+IF([.A502]=&quot;forward&quot;;[.B502];0)" office:value-type="float" office:value="1019" calcext:value-type="float">
            <text:p>1019</text:p>
          </table:table-cell>
          <table:table-cell table:formula="of:=[.E501]+IF([.A502]=&quot;forward&quot;;[.B502]*[.C502];0)" office:value-type="float" office:value="244563" calcext:value-type="float">
            <text:p>244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502]+IF([.A503]=&quot;up&quot;;-[.B503];IF([.A503]=&quot;down&quot;;[.B503];0))" office:value-type="float" office:value="479" calcext:value-type="float">
            <text:p>479</text:p>
          </table:table-cell>
          <table:table-cell table:formula="of:=[.D502]+IF([.A503]=&quot;forward&quot;;[.B503];0)" office:value-type="float" office:value="1026" calcext:value-type="float">
            <text:p>1026</text:p>
          </table:table-cell>
          <table:table-cell table:formula="of:=[.E502]+IF([.A503]=&quot;forward&quot;;[.B503]*[.C503];0)" office:value-type="float" office:value="247916" calcext:value-type="float">
            <text:p>247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503]+IF([.A504]=&quot;up&quot;;-[.B504];IF([.A504]=&quot;down&quot;;[.B504];0))" office:value-type="float" office:value="479" calcext:value-type="float">
            <text:p>479</text:p>
          </table:table-cell>
          <table:table-cell table:formula="of:=[.D503]+IF([.A504]=&quot;forward&quot;;[.B504];0)" office:value-type="float" office:value="1031" calcext:value-type="float">
            <text:p>1031</text:p>
          </table:table-cell>
          <table:table-cell table:formula="of:=[.E503]+IF([.A504]=&quot;forward&quot;;[.B504]*[.C504];0)" office:value-type="float" office:value="250311" calcext:value-type="float">
            <text:p>250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504]+IF([.A505]=&quot;up&quot;;-[.B505];IF([.A505]=&quot;down&quot;;[.B505];0))" office:value-type="float" office:value="476" calcext:value-type="float">
            <text:p>476</text:p>
          </table:table-cell>
          <table:table-cell table:formula="of:=[.D504]+IF([.A505]=&quot;forward&quot;;[.B505];0)" office:value-type="float" office:value="1031" calcext:value-type="float">
            <text:p>1031</text:p>
          </table:table-cell>
          <table:table-cell table:formula="of:=[.E504]+IF([.A505]=&quot;forward&quot;;[.B505]*[.C505];0)" office:value-type="float" office:value="250311" calcext:value-type="float">
            <text:p>250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505]+IF([.A506]=&quot;up&quot;;-[.B506];IF([.A506]=&quot;down&quot;;[.B506];0))" office:value-type="float" office:value="470" calcext:value-type="float">
            <text:p>470</text:p>
          </table:table-cell>
          <table:table-cell table:formula="of:=[.D505]+IF([.A506]=&quot;forward&quot;;[.B506];0)" office:value-type="float" office:value="1031" calcext:value-type="float">
            <text:p>1031</text:p>
          </table:table-cell>
          <table:table-cell table:formula="of:=[.E505]+IF([.A506]=&quot;forward&quot;;[.B506]*[.C506];0)" office:value-type="float" office:value="250311" calcext:value-type="float">
            <text:p>250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506]+IF([.A507]=&quot;up&quot;;-[.B507];IF([.A507]=&quot;down&quot;;[.B507];0))" office:value-type="float" office:value="475" calcext:value-type="float">
            <text:p>475</text:p>
          </table:table-cell>
          <table:table-cell table:formula="of:=[.D506]+IF([.A507]=&quot;forward&quot;;[.B507];0)" office:value-type="float" office:value="1031" calcext:value-type="float">
            <text:p>1031</text:p>
          </table:table-cell>
          <table:table-cell table:formula="of:=[.E506]+IF([.A507]=&quot;forward&quot;;[.B507]*[.C507];0)" office:value-type="float" office:value="250311" calcext:value-type="float">
            <text:p>250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[.C507]+IF([.A508]=&quot;up&quot;;-[.B508];IF([.A508]=&quot;down&quot;;[.B508];0))" office:value-type="float" office:value="474" calcext:value-type="float">
            <text:p>474</text:p>
          </table:table-cell>
          <table:table-cell table:formula="of:=[.D507]+IF([.A508]=&quot;forward&quot;;[.B508];0)" office:value-type="float" office:value="1031" calcext:value-type="float">
            <text:p>1031</text:p>
          </table:table-cell>
          <table:table-cell table:formula="of:=[.E507]+IF([.A508]=&quot;forward&quot;;[.B508]*[.C508];0)" office:value-type="float" office:value="250311" calcext:value-type="float">
            <text:p>250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508]+IF([.A509]=&quot;up&quot;;-[.B509];IF([.A509]=&quot;down&quot;;[.B509];0))" office:value-type="float" office:value="476" calcext:value-type="float">
            <text:p>476</text:p>
          </table:table-cell>
          <table:table-cell table:formula="of:=[.D508]+IF([.A509]=&quot;forward&quot;;[.B509];0)" office:value-type="float" office:value="1031" calcext:value-type="float">
            <text:p>1031</text:p>
          </table:table-cell>
          <table:table-cell table:formula="of:=[.E508]+IF([.A509]=&quot;forward&quot;;[.B509]*[.C509];0)" office:value-type="float" office:value="250311" calcext:value-type="float">
            <text:p>250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509]+IF([.A510]=&quot;up&quot;;-[.B510];IF([.A510]=&quot;down&quot;;[.B510];0))" office:value-type="float" office:value="469" calcext:value-type="float">
            <text:p>469</text:p>
          </table:table-cell>
          <table:table-cell table:formula="of:=[.D509]+IF([.A510]=&quot;forward&quot;;[.B510];0)" office:value-type="float" office:value="1031" calcext:value-type="float">
            <text:p>1031</text:p>
          </table:table-cell>
          <table:table-cell table:formula="of:=[.E509]+IF([.A510]=&quot;forward&quot;;[.B510]*[.C510];0)" office:value-type="float" office:value="250311" calcext:value-type="float">
            <text:p>250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510]+IF([.A511]=&quot;up&quot;;-[.B511];IF([.A511]=&quot;down&quot;;[.B511];0))" office:value-type="float" office:value="469" calcext:value-type="float">
            <text:p>469</text:p>
          </table:table-cell>
          <table:table-cell table:formula="of:=[.D510]+IF([.A511]=&quot;forward&quot;;[.B511];0)" office:value-type="float" office:value="1032" calcext:value-type="float">
            <text:p>1032</text:p>
          </table:table-cell>
          <table:table-cell table:formula="of:=[.E510]+IF([.A511]=&quot;forward&quot;;[.B511]*[.C511];0)" office:value-type="float" office:value="250780" calcext:value-type="float">
            <text:p>250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511]+IF([.A512]=&quot;up&quot;;-[.B512];IF([.A512]=&quot;down&quot;;[.B512];0))" office:value-type="float" office:value="475" calcext:value-type="float">
            <text:p>475</text:p>
          </table:table-cell>
          <table:table-cell table:formula="of:=[.D511]+IF([.A512]=&quot;forward&quot;;[.B512];0)" office:value-type="float" office:value="1032" calcext:value-type="float">
            <text:p>1032</text:p>
          </table:table-cell>
          <table:table-cell table:formula="of:=[.E511]+IF([.A512]=&quot;forward&quot;;[.B512]*[.C512];0)" office:value-type="float" office:value="250780" calcext:value-type="float">
            <text:p>250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512]+IF([.A513]=&quot;up&quot;;-[.B513];IF([.A513]=&quot;down&quot;;[.B513];0))" office:value-type="float" office:value="469" calcext:value-type="float">
            <text:p>469</text:p>
          </table:table-cell>
          <table:table-cell table:formula="of:=[.D512]+IF([.A513]=&quot;forward&quot;;[.B513];0)" office:value-type="float" office:value="1032" calcext:value-type="float">
            <text:p>1032</text:p>
          </table:table-cell>
          <table:table-cell table:formula="of:=[.E512]+IF([.A513]=&quot;forward&quot;;[.B513]*[.C513];0)" office:value-type="float" office:value="250780" calcext:value-type="float">
            <text:p>250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[.C513]+IF([.A514]=&quot;up&quot;;-[.B514];IF([.A514]=&quot;down&quot;;[.B514];0))" office:value-type="float" office:value="468" calcext:value-type="float">
            <text:p>468</text:p>
          </table:table-cell>
          <table:table-cell table:formula="of:=[.D513]+IF([.A514]=&quot;forward&quot;;[.B514];0)" office:value-type="float" office:value="1032" calcext:value-type="float">
            <text:p>1032</text:p>
          </table:table-cell>
          <table:table-cell table:formula="of:=[.E513]+IF([.A514]=&quot;forward&quot;;[.B514]*[.C514];0)" office:value-type="float" office:value="250780" calcext:value-type="float">
            <text:p>250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514]+IF([.A515]=&quot;up&quot;;-[.B515];IF([.A515]=&quot;down&quot;;[.B515];0))" office:value-type="float" office:value="466" calcext:value-type="float">
            <text:p>466</text:p>
          </table:table-cell>
          <table:table-cell table:formula="of:=[.D514]+IF([.A515]=&quot;forward&quot;;[.B515];0)" office:value-type="float" office:value="1032" calcext:value-type="float">
            <text:p>1032</text:p>
          </table:table-cell>
          <table:table-cell table:formula="of:=[.E514]+IF([.A515]=&quot;forward&quot;;[.B515]*[.C515];0)" office:value-type="float" office:value="250780" calcext:value-type="float">
            <text:p>250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515]+IF([.A516]=&quot;up&quot;;-[.B516];IF([.A516]=&quot;down&quot;;[.B516];0))" office:value-type="float" office:value="466" calcext:value-type="float">
            <text:p>466</text:p>
          </table:table-cell>
          <table:table-cell table:formula="of:=[.D515]+IF([.A516]=&quot;forward&quot;;[.B516];0)" office:value-type="float" office:value="1034" calcext:value-type="float">
            <text:p>1034</text:p>
          </table:table-cell>
          <table:table-cell table:formula="of:=[.E515]+IF([.A516]=&quot;forward&quot;;[.B516]*[.C516];0)" office:value-type="float" office:value="251712" calcext:value-type="float">
            <text:p>251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516]+IF([.A517]=&quot;up&quot;;-[.B517];IF([.A517]=&quot;down&quot;;[.B517];0))" office:value-type="float" office:value="470" calcext:value-type="float">
            <text:p>470</text:p>
          </table:table-cell>
          <table:table-cell table:formula="of:=[.D516]+IF([.A517]=&quot;forward&quot;;[.B517];0)" office:value-type="float" office:value="1034" calcext:value-type="float">
            <text:p>1034</text:p>
          </table:table-cell>
          <table:table-cell table:formula="of:=[.E516]+IF([.A517]=&quot;forward&quot;;[.B517]*[.C517];0)" office:value-type="float" office:value="251712" calcext:value-type="float">
            <text:p>251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[.C517]+IF([.A518]=&quot;up&quot;;-[.B518];IF([.A518]=&quot;down&quot;;[.B518];0))" office:value-type="float" office:value="469" calcext:value-type="float">
            <text:p>469</text:p>
          </table:table-cell>
          <table:table-cell table:formula="of:=[.D517]+IF([.A518]=&quot;forward&quot;;[.B518];0)" office:value-type="float" office:value="1034" calcext:value-type="float">
            <text:p>1034</text:p>
          </table:table-cell>
          <table:table-cell table:formula="of:=[.E517]+IF([.A518]=&quot;forward&quot;;[.B518]*[.C518];0)" office:value-type="float" office:value="251712" calcext:value-type="float">
            <text:p>251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518]+IF([.A519]=&quot;up&quot;;-[.B519];IF([.A519]=&quot;down&quot;;[.B519];0))" office:value-type="float" office:value="466" calcext:value-type="float">
            <text:p>466</text:p>
          </table:table-cell>
          <table:table-cell table:formula="of:=[.D518]+IF([.A519]=&quot;forward&quot;;[.B519];0)" office:value-type="float" office:value="1034" calcext:value-type="float">
            <text:p>1034</text:p>
          </table:table-cell>
          <table:table-cell table:formula="of:=[.E518]+IF([.A519]=&quot;forward&quot;;[.B519]*[.C519];0)" office:value-type="float" office:value="251712" calcext:value-type="float">
            <text:p>251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519]+IF([.A520]=&quot;up&quot;;-[.B520];IF([.A520]=&quot;down&quot;;[.B520];0))" office:value-type="float" office:value="457" calcext:value-type="float">
            <text:p>457</text:p>
          </table:table-cell>
          <table:table-cell table:formula="of:=[.D519]+IF([.A520]=&quot;forward&quot;;[.B520];0)" office:value-type="float" office:value="1034" calcext:value-type="float">
            <text:p>1034</text:p>
          </table:table-cell>
          <table:table-cell table:formula="of:=[.E519]+IF([.A520]=&quot;forward&quot;;[.B520]*[.C520];0)" office:value-type="float" office:value="251712" calcext:value-type="float">
            <text:p>251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520]+IF([.A521]=&quot;up&quot;;-[.B521];IF([.A521]=&quot;down&quot;;[.B521];0))" office:value-type="float" office:value="450" calcext:value-type="float">
            <text:p>450</text:p>
          </table:table-cell>
          <table:table-cell table:formula="of:=[.D520]+IF([.A521]=&quot;forward&quot;;[.B521];0)" office:value-type="float" office:value="1034" calcext:value-type="float">
            <text:p>1034</text:p>
          </table:table-cell>
          <table:table-cell table:formula="of:=[.E520]+IF([.A521]=&quot;forward&quot;;[.B521]*[.C521];0)" office:value-type="float" office:value="251712" calcext:value-type="float">
            <text:p>251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521]+IF([.A522]=&quot;up&quot;;-[.B522];IF([.A522]=&quot;down&quot;;[.B522];0))" office:value-type="float" office:value="450" calcext:value-type="float">
            <text:p>450</text:p>
          </table:table-cell>
          <table:table-cell table:formula="of:=[.D521]+IF([.A522]=&quot;forward&quot;;[.B522];0)" office:value-type="float" office:value="1038" calcext:value-type="float">
            <text:p>1038</text:p>
          </table:table-cell>
          <table:table-cell table:formula="of:=[.E521]+IF([.A522]=&quot;forward&quot;;[.B522]*[.C522];0)" office:value-type="float" office:value="253512" calcext:value-type="float">
            <text:p>253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522]+IF([.A523]=&quot;up&quot;;-[.B523];IF([.A523]=&quot;down&quot;;[.B523];0))" office:value-type="float" office:value="455" calcext:value-type="float">
            <text:p>455</text:p>
          </table:table-cell>
          <table:table-cell table:formula="of:=[.D522]+IF([.A523]=&quot;forward&quot;;[.B523];0)" office:value-type="float" office:value="1038" calcext:value-type="float">
            <text:p>1038</text:p>
          </table:table-cell>
          <table:table-cell table:formula="of:=[.E522]+IF([.A523]=&quot;forward&quot;;[.B523]*[.C523];0)" office:value-type="float" office:value="253512" calcext:value-type="float">
            <text:p>253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523]+IF([.A524]=&quot;up&quot;;-[.B524];IF([.A524]=&quot;down&quot;;[.B524];0))" office:value-type="float" office:value="464" calcext:value-type="float">
            <text:p>464</text:p>
          </table:table-cell>
          <table:table-cell table:formula="of:=[.D523]+IF([.A524]=&quot;forward&quot;;[.B524];0)" office:value-type="float" office:value="1038" calcext:value-type="float">
            <text:p>1038</text:p>
          </table:table-cell>
          <table:table-cell table:formula="of:=[.E523]+IF([.A524]=&quot;forward&quot;;[.B524]*[.C524];0)" office:value-type="float" office:value="253512" calcext:value-type="float">
            <text:p>253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524]+IF([.A525]=&quot;up&quot;;-[.B525];IF([.A525]=&quot;down&quot;;[.B525];0))" office:value-type="float" office:value="472" calcext:value-type="float">
            <text:p>472</text:p>
          </table:table-cell>
          <table:table-cell table:formula="of:=[.D524]+IF([.A525]=&quot;forward&quot;;[.B525];0)" office:value-type="float" office:value="1038" calcext:value-type="float">
            <text:p>1038</text:p>
          </table:table-cell>
          <table:table-cell table:formula="of:=[.E524]+IF([.A525]=&quot;forward&quot;;[.B525]*[.C525];0)" office:value-type="float" office:value="253512" calcext:value-type="float">
            <text:p>253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525]+IF([.A526]=&quot;up&quot;;-[.B526];IF([.A526]=&quot;down&quot;;[.B526];0))" office:value-type="float" office:value="472" calcext:value-type="float">
            <text:p>472</text:p>
          </table:table-cell>
          <table:table-cell table:formula="of:=[.D525]+IF([.A526]=&quot;forward&quot;;[.B526];0)" office:value-type="float" office:value="1039" calcext:value-type="float">
            <text:p>1039</text:p>
          </table:table-cell>
          <table:table-cell table:formula="of:=[.E525]+IF([.A526]=&quot;forward&quot;;[.B526]*[.C526];0)" office:value-type="float" office:value="253984" calcext:value-type="float">
            <text:p>253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526]+IF([.A527]=&quot;up&quot;;-[.B527];IF([.A527]=&quot;down&quot;;[.B527];0))" office:value-type="float" office:value="476" calcext:value-type="float">
            <text:p>476</text:p>
          </table:table-cell>
          <table:table-cell table:formula="of:=[.D526]+IF([.A527]=&quot;forward&quot;;[.B527];0)" office:value-type="float" office:value="1039" calcext:value-type="float">
            <text:p>1039</text:p>
          </table:table-cell>
          <table:table-cell table:formula="of:=[.E526]+IF([.A527]=&quot;forward&quot;;[.B527]*[.C527];0)" office:value-type="float" office:value="253984" calcext:value-type="float">
            <text:p>253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527]+IF([.A528]=&quot;up&quot;;-[.B528];IF([.A528]=&quot;down&quot;;[.B528];0))" office:value-type="float" office:value="476" calcext:value-type="float">
            <text:p>476</text:p>
          </table:table-cell>
          <table:table-cell table:formula="of:=[.D527]+IF([.A528]=&quot;forward&quot;;[.B528];0)" office:value-type="float" office:value="1043" calcext:value-type="float">
            <text:p>1043</text:p>
          </table:table-cell>
          <table:table-cell table:formula="of:=[.E527]+IF([.A528]=&quot;forward&quot;;[.B528]*[.C528];0)" office:value-type="float" office:value="255888" calcext:value-type="float">
            <text:p>255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528]+IF([.A529]=&quot;up&quot;;-[.B529];IF([.A529]=&quot;down&quot;;[.B529];0))" office:value-type="float" office:value="476" calcext:value-type="float">
            <text:p>476</text:p>
          </table:table-cell>
          <table:table-cell table:formula="of:=[.D528]+IF([.A529]=&quot;forward&quot;;[.B529];0)" office:value-type="float" office:value="1051" calcext:value-type="float">
            <text:p>1051</text:p>
          </table:table-cell>
          <table:table-cell table:formula="of:=[.E528]+IF([.A529]=&quot;forward&quot;;[.B529]*[.C529];0)" office:value-type="float" office:value="259696" calcext:value-type="float">
            <text:p>259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[.C529]+IF([.A530]=&quot;up&quot;;-[.B530];IF([.A530]=&quot;down&quot;;[.B530];0))" office:value-type="float" office:value="472" calcext:value-type="float">
            <text:p>472</text:p>
          </table:table-cell>
          <table:table-cell table:formula="of:=[.D529]+IF([.A530]=&quot;forward&quot;;[.B530];0)" office:value-type="float" office:value="1051" calcext:value-type="float">
            <text:p>1051</text:p>
          </table:table-cell>
          <table:table-cell table:formula="of:=[.E529]+IF([.A530]=&quot;forward&quot;;[.B530]*[.C530];0)" office:value-type="float" office:value="259696" calcext:value-type="float">
            <text:p>259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530]+IF([.A531]=&quot;up&quot;;-[.B531];IF([.A531]=&quot;down&quot;;[.B531];0))" office:value-type="float" office:value="480" calcext:value-type="float">
            <text:p>480</text:p>
          </table:table-cell>
          <table:table-cell table:formula="of:=[.D530]+IF([.A531]=&quot;forward&quot;;[.B531];0)" office:value-type="float" office:value="1051" calcext:value-type="float">
            <text:p>1051</text:p>
          </table:table-cell>
          <table:table-cell table:formula="of:=[.E530]+IF([.A531]=&quot;forward&quot;;[.B531]*[.C531];0)" office:value-type="float" office:value="259696" calcext:value-type="float">
            <text:p>259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531]+IF([.A532]=&quot;up&quot;;-[.B532];IF([.A532]=&quot;down&quot;;[.B532];0))" office:value-type="float" office:value="481" calcext:value-type="float">
            <text:p>481</text:p>
          </table:table-cell>
          <table:table-cell table:formula="of:=[.D531]+IF([.A532]=&quot;forward&quot;;[.B532];0)" office:value-type="float" office:value="1051" calcext:value-type="float">
            <text:p>1051</text:p>
          </table:table-cell>
          <table:table-cell table:formula="of:=[.E531]+IF([.A532]=&quot;forward&quot;;[.B532]*[.C532];0)" office:value-type="float" office:value="259696" calcext:value-type="float">
            <text:p>259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532]+IF([.A533]=&quot;up&quot;;-[.B533];IF([.A533]=&quot;down&quot;;[.B533];0))" office:value-type="float" office:value="490" calcext:value-type="float">
            <text:p>490</text:p>
          </table:table-cell>
          <table:table-cell table:formula="of:=[.D532]+IF([.A533]=&quot;forward&quot;;[.B533];0)" office:value-type="float" office:value="1051" calcext:value-type="float">
            <text:p>1051</text:p>
          </table:table-cell>
          <table:table-cell table:formula="of:=[.E532]+IF([.A533]=&quot;forward&quot;;[.B533]*[.C533];0)" office:value-type="float" office:value="259696" calcext:value-type="float">
            <text:p>259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533]+IF([.A534]=&quot;up&quot;;-[.B534];IF([.A534]=&quot;down&quot;;[.B534];0))" office:value-type="float" office:value="495" calcext:value-type="float">
            <text:p>495</text:p>
          </table:table-cell>
          <table:table-cell table:formula="of:=[.D533]+IF([.A534]=&quot;forward&quot;;[.B534];0)" office:value-type="float" office:value="1051" calcext:value-type="float">
            <text:p>1051</text:p>
          </table:table-cell>
          <table:table-cell table:formula="of:=[.E533]+IF([.A534]=&quot;forward&quot;;[.B534]*[.C534];0)" office:value-type="float" office:value="259696" calcext:value-type="float">
            <text:p>259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534]+IF([.A535]=&quot;up&quot;;-[.B535];IF([.A535]=&quot;down&quot;;[.B535];0))" office:value-type="float" office:value="495" calcext:value-type="float">
            <text:p>495</text:p>
          </table:table-cell>
          <table:table-cell table:formula="of:=[.D534]+IF([.A535]=&quot;forward&quot;;[.B535];0)" office:value-type="float" office:value="1054" calcext:value-type="float">
            <text:p>1054</text:p>
          </table:table-cell>
          <table:table-cell table:formula="of:=[.E534]+IF([.A535]=&quot;forward&quot;;[.B535]*[.C535];0)" office:value-type="float" office:value="261181" calcext:value-type="float">
            <text:p>261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535]+IF([.A536]=&quot;up&quot;;-[.B536];IF([.A536]=&quot;down&quot;;[.B536];0))" office:value-type="float" office:value="495" calcext:value-type="float">
            <text:p>495</text:p>
          </table:table-cell>
          <table:table-cell table:formula="of:=[.D535]+IF([.A536]=&quot;forward&quot;;[.B536];0)" office:value-type="float" office:value="1062" calcext:value-type="float">
            <text:p>1062</text:p>
          </table:table-cell>
          <table:table-cell table:formula="of:=[.E535]+IF([.A536]=&quot;forward&quot;;[.B536]*[.C536];0)" office:value-type="float" office:value="265141" calcext:value-type="float">
            <text:p>265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536]+IF([.A537]=&quot;up&quot;;-[.B537];IF([.A537]=&quot;down&quot;;[.B537];0))" office:value-type="float" office:value="493" calcext:value-type="float">
            <text:p>493</text:p>
          </table:table-cell>
          <table:table-cell table:formula="of:=[.D536]+IF([.A537]=&quot;forward&quot;;[.B537];0)" office:value-type="float" office:value="1062" calcext:value-type="float">
            <text:p>1062</text:p>
          </table:table-cell>
          <table:table-cell table:formula="of:=[.E536]+IF([.A537]=&quot;forward&quot;;[.B537]*[.C537];0)" office:value-type="float" office:value="265141" calcext:value-type="float">
            <text:p>265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537]+IF([.A538]=&quot;up&quot;;-[.B538];IF([.A538]=&quot;down&quot;;[.B538];0))" office:value-type="float" office:value="499" calcext:value-type="float">
            <text:p>499</text:p>
          </table:table-cell>
          <table:table-cell table:formula="of:=[.D537]+IF([.A538]=&quot;forward&quot;;[.B538];0)" office:value-type="float" office:value="1062" calcext:value-type="float">
            <text:p>1062</text:p>
          </table:table-cell>
          <table:table-cell table:formula="of:=[.E537]+IF([.A538]=&quot;forward&quot;;[.B538]*[.C538];0)" office:value-type="float" office:value="265141" calcext:value-type="float">
            <text:p>265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538]+IF([.A539]=&quot;up&quot;;-[.B539];IF([.A539]=&quot;down&quot;;[.B539];0))" office:value-type="float" office:value="493" calcext:value-type="float">
            <text:p>493</text:p>
          </table:table-cell>
          <table:table-cell table:formula="of:=[.D538]+IF([.A539]=&quot;forward&quot;;[.B539];0)" office:value-type="float" office:value="1062" calcext:value-type="float">
            <text:p>1062</text:p>
          </table:table-cell>
          <table:table-cell table:formula="of:=[.E538]+IF([.A539]=&quot;forward&quot;;[.B539]*[.C539];0)" office:value-type="float" office:value="265141" calcext:value-type="float">
            <text:p>265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539]+IF([.A540]=&quot;up&quot;;-[.B540];IF([.A540]=&quot;down&quot;;[.B540];0))" office:value-type="float" office:value="493" calcext:value-type="float">
            <text:p>493</text:p>
          </table:table-cell>
          <table:table-cell table:formula="of:=[.D539]+IF([.A540]=&quot;forward&quot;;[.B540];0)" office:value-type="float" office:value="1067" calcext:value-type="float">
            <text:p>1067</text:p>
          </table:table-cell>
          <table:table-cell table:formula="of:=[.E539]+IF([.A540]=&quot;forward&quot;;[.B540]*[.C540];0)" office:value-type="float" office:value="267606" calcext:value-type="float">
            <text:p>267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540]+IF([.A541]=&quot;up&quot;;-[.B541];IF([.A541]=&quot;down&quot;;[.B541];0))" office:value-type="float" office:value="499" calcext:value-type="float">
            <text:p>499</text:p>
          </table:table-cell>
          <table:table-cell table:formula="of:=[.D540]+IF([.A541]=&quot;forward&quot;;[.B541];0)" office:value-type="float" office:value="1067" calcext:value-type="float">
            <text:p>1067</text:p>
          </table:table-cell>
          <table:table-cell table:formula="of:=[.E540]+IF([.A541]=&quot;forward&quot;;[.B541]*[.C541];0)" office:value-type="float" office:value="267606" calcext:value-type="float">
            <text:p>267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541]+IF([.A542]=&quot;up&quot;;-[.B542];IF([.A542]=&quot;down&quot;;[.B542];0))" office:value-type="float" office:value="507" calcext:value-type="float">
            <text:p>507</text:p>
          </table:table-cell>
          <table:table-cell table:formula="of:=[.D541]+IF([.A542]=&quot;forward&quot;;[.B542];0)" office:value-type="float" office:value="1067" calcext:value-type="float">
            <text:p>1067</text:p>
          </table:table-cell>
          <table:table-cell table:formula="of:=[.E541]+IF([.A542]=&quot;forward&quot;;[.B542]*[.C542];0)" office:value-type="float" office:value="267606" calcext:value-type="float">
            <text:p>267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542]+IF([.A543]=&quot;up&quot;;-[.B543];IF([.A543]=&quot;down&quot;;[.B543];0))" office:value-type="float" office:value="507" calcext:value-type="float">
            <text:p>507</text:p>
          </table:table-cell>
          <table:table-cell table:formula="of:=[.D542]+IF([.A543]=&quot;forward&quot;;[.B543];0)" office:value-type="float" office:value="1073" calcext:value-type="float">
            <text:p>1073</text:p>
          </table:table-cell>
          <table:table-cell table:formula="of:=[.E542]+IF([.A543]=&quot;forward&quot;;[.B543]*[.C543];0)" office:value-type="float" office:value="270648" calcext:value-type="float">
            <text:p>270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543]+IF([.A544]=&quot;up&quot;;-[.B544];IF([.A544]=&quot;down&quot;;[.B544];0))" office:value-type="float" office:value="513" calcext:value-type="float">
            <text:p>513</text:p>
          </table:table-cell>
          <table:table-cell table:formula="of:=[.D543]+IF([.A544]=&quot;forward&quot;;[.B544];0)" office:value-type="float" office:value="1073" calcext:value-type="float">
            <text:p>1073</text:p>
          </table:table-cell>
          <table:table-cell table:formula="of:=[.E543]+IF([.A544]=&quot;forward&quot;;[.B544]*[.C544];0)" office:value-type="float" office:value="270648" calcext:value-type="float">
            <text:p>270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544]+IF([.A545]=&quot;up&quot;;-[.B545];IF([.A545]=&quot;down&quot;;[.B545];0))" office:value-type="float" office:value="508" calcext:value-type="float">
            <text:p>508</text:p>
          </table:table-cell>
          <table:table-cell table:formula="of:=[.D544]+IF([.A545]=&quot;forward&quot;;[.B545];0)" office:value-type="float" office:value="1073" calcext:value-type="float">
            <text:p>1073</text:p>
          </table:table-cell>
          <table:table-cell table:formula="of:=[.E544]+IF([.A545]=&quot;forward&quot;;[.B545]*[.C545];0)" office:value-type="float" office:value="270648" calcext:value-type="float">
            <text:p>270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545]+IF([.A546]=&quot;up&quot;;-[.B546];IF([.A546]=&quot;down&quot;;[.B546];0))" office:value-type="float" office:value="510" calcext:value-type="float">
            <text:p>510</text:p>
          </table:table-cell>
          <table:table-cell table:formula="of:=[.D545]+IF([.A546]=&quot;forward&quot;;[.B546];0)" office:value-type="float" office:value="1073" calcext:value-type="float">
            <text:p>1073</text:p>
          </table:table-cell>
          <table:table-cell table:formula="of:=[.E545]+IF([.A546]=&quot;forward&quot;;[.B546]*[.C546];0)" office:value-type="float" office:value="270648" calcext:value-type="float">
            <text:p>270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546]+IF([.A547]=&quot;up&quot;;-[.B547];IF([.A547]=&quot;down&quot;;[.B547];0))" office:value-type="float" office:value="505" calcext:value-type="float">
            <text:p>505</text:p>
          </table:table-cell>
          <table:table-cell table:formula="of:=[.D546]+IF([.A547]=&quot;forward&quot;;[.B547];0)" office:value-type="float" office:value="1073" calcext:value-type="float">
            <text:p>1073</text:p>
          </table:table-cell>
          <table:table-cell table:formula="of:=[.E546]+IF([.A547]=&quot;forward&quot;;[.B547]*[.C547];0)" office:value-type="float" office:value="270648" calcext:value-type="float">
            <text:p>270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547]+IF([.A548]=&quot;up&quot;;-[.B548];IF([.A548]=&quot;down&quot;;[.B548];0))" office:value-type="float" office:value="512" calcext:value-type="float">
            <text:p>512</text:p>
          </table:table-cell>
          <table:table-cell table:formula="of:=[.D547]+IF([.A548]=&quot;forward&quot;;[.B548];0)" office:value-type="float" office:value="1073" calcext:value-type="float">
            <text:p>1073</text:p>
          </table:table-cell>
          <table:table-cell table:formula="of:=[.E547]+IF([.A548]=&quot;forward&quot;;[.B548]*[.C548];0)" office:value-type="float" office:value="270648" calcext:value-type="float">
            <text:p>270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548]+IF([.A549]=&quot;up&quot;;-[.B549];IF([.A549]=&quot;down&quot;;[.B549];0))" office:value-type="float" office:value="521" calcext:value-type="float">
            <text:p>521</text:p>
          </table:table-cell>
          <table:table-cell table:formula="of:=[.D548]+IF([.A549]=&quot;forward&quot;;[.B549];0)" office:value-type="float" office:value="1073" calcext:value-type="float">
            <text:p>1073</text:p>
          </table:table-cell>
          <table:table-cell table:formula="of:=[.E548]+IF([.A549]=&quot;forward&quot;;[.B549]*[.C549];0)" office:value-type="float" office:value="270648" calcext:value-type="float">
            <text:p>270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549]+IF([.A550]=&quot;up&quot;;-[.B550];IF([.A550]=&quot;down&quot;;[.B550];0))" office:value-type="float" office:value="521" calcext:value-type="float">
            <text:p>521</text:p>
          </table:table-cell>
          <table:table-cell table:formula="of:=[.D549]+IF([.A550]=&quot;forward&quot;;[.B550];0)" office:value-type="float" office:value="1076" calcext:value-type="float">
            <text:p>1076</text:p>
          </table:table-cell>
          <table:table-cell table:formula="of:=[.E549]+IF([.A550]=&quot;forward&quot;;[.B550]*[.C550];0)" office:value-type="float" office:value="272211" calcext:value-type="float">
            <text:p>272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550]+IF([.A551]=&quot;up&quot;;-[.B551];IF([.A551]=&quot;down&quot;;[.B551];0))" office:value-type="float" office:value="529" calcext:value-type="float">
            <text:p>529</text:p>
          </table:table-cell>
          <table:table-cell table:formula="of:=[.D550]+IF([.A551]=&quot;forward&quot;;[.B551];0)" office:value-type="float" office:value="1076" calcext:value-type="float">
            <text:p>1076</text:p>
          </table:table-cell>
          <table:table-cell table:formula="of:=[.E550]+IF([.A551]=&quot;forward&quot;;[.B551]*[.C551];0)" office:value-type="float" office:value="272211" calcext:value-type="float">
            <text:p>272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551]+IF([.A552]=&quot;up&quot;;-[.B552];IF([.A552]=&quot;down&quot;;[.B552];0))" office:value-type="float" office:value="529" calcext:value-type="float">
            <text:p>529</text:p>
          </table:table-cell>
          <table:table-cell table:formula="of:=[.D551]+IF([.A552]=&quot;forward&quot;;[.B552];0)" office:value-type="float" office:value="1077" calcext:value-type="float">
            <text:p>1077</text:p>
          </table:table-cell>
          <table:table-cell table:formula="of:=[.E551]+IF([.A552]=&quot;forward&quot;;[.B552]*[.C552];0)" office:value-type="float" office:value="272740" calcext:value-type="float">
            <text:p>2727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552]+IF([.A553]=&quot;up&quot;;-[.B553];IF([.A553]=&quot;down&quot;;[.B553];0))" office:value-type="float" office:value="529" calcext:value-type="float">
            <text:p>529</text:p>
          </table:table-cell>
          <table:table-cell table:formula="of:=[.D552]+IF([.A553]=&quot;forward&quot;;[.B553];0)" office:value-type="float" office:value="1082" calcext:value-type="float">
            <text:p>1082</text:p>
          </table:table-cell>
          <table:table-cell table:formula="of:=[.E552]+IF([.A553]=&quot;forward&quot;;[.B553]*[.C553];0)" office:value-type="float" office:value="275385" calcext:value-type="float">
            <text:p>27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553]+IF([.A554]=&quot;up&quot;;-[.B554];IF([.A554]=&quot;down&quot;;[.B554];0))" office:value-type="float" office:value="529" calcext:value-type="float">
            <text:p>529</text:p>
          </table:table-cell>
          <table:table-cell table:formula="of:=[.D553]+IF([.A554]=&quot;forward&quot;;[.B554];0)" office:value-type="float" office:value="1084" calcext:value-type="float">
            <text:p>1084</text:p>
          </table:table-cell>
          <table:table-cell table:formula="of:=[.E553]+IF([.A554]=&quot;forward&quot;;[.B554]*[.C554];0)" office:value-type="float" office:value="276443" calcext:value-type="float">
            <text:p>276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554]+IF([.A555]=&quot;up&quot;;-[.B555];IF([.A555]=&quot;down&quot;;[.B555];0))" office:value-type="float" office:value="533" calcext:value-type="float">
            <text:p>533</text:p>
          </table:table-cell>
          <table:table-cell table:formula="of:=[.D554]+IF([.A555]=&quot;forward&quot;;[.B555];0)" office:value-type="float" office:value="1084" calcext:value-type="float">
            <text:p>1084</text:p>
          </table:table-cell>
          <table:table-cell table:formula="of:=[.E554]+IF([.A555]=&quot;forward&quot;;[.B555]*[.C555];0)" office:value-type="float" office:value="276443" calcext:value-type="float">
            <text:p>276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555]+IF([.A556]=&quot;up&quot;;-[.B556];IF([.A556]=&quot;down&quot;;[.B556];0))" office:value-type="float" office:value="533" calcext:value-type="float">
            <text:p>533</text:p>
          </table:table-cell>
          <table:table-cell table:formula="of:=[.D555]+IF([.A556]=&quot;forward&quot;;[.B556];0)" office:value-type="float" office:value="1086" calcext:value-type="float">
            <text:p>1086</text:p>
          </table:table-cell>
          <table:table-cell table:formula="of:=[.E555]+IF([.A556]=&quot;forward&quot;;[.B556]*[.C556];0)" office:value-type="float" office:value="277509" calcext:value-type="float">
            <text:p>277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556]+IF([.A557]=&quot;up&quot;;-[.B557];IF([.A557]=&quot;down&quot;;[.B557];0))" office:value-type="float" office:value="533" calcext:value-type="float">
            <text:p>533</text:p>
          </table:table-cell>
          <table:table-cell table:formula="of:=[.D556]+IF([.A557]=&quot;forward&quot;;[.B557];0)" office:value-type="float" office:value="1093" calcext:value-type="float">
            <text:p>1093</text:p>
          </table:table-cell>
          <table:table-cell table:formula="of:=[.E556]+IF([.A557]=&quot;forward&quot;;[.B557]*[.C557];0)" office:value-type="float" office:value="281240" calcext:value-type="float">
            <text:p>281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557]+IF([.A558]=&quot;up&quot;;-[.B558];IF([.A558]=&quot;down&quot;;[.B558];0))" office:value-type="float" office:value="526" calcext:value-type="float">
            <text:p>526</text:p>
          </table:table-cell>
          <table:table-cell table:formula="of:=[.D557]+IF([.A558]=&quot;forward&quot;;[.B558];0)" office:value-type="float" office:value="1093" calcext:value-type="float">
            <text:p>1093</text:p>
          </table:table-cell>
          <table:table-cell table:formula="of:=[.E557]+IF([.A558]=&quot;forward&quot;;[.B558]*[.C558];0)" office:value-type="float" office:value="281240" calcext:value-type="float">
            <text:p>281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558]+IF([.A559]=&quot;up&quot;;-[.B559];IF([.A559]=&quot;down&quot;;[.B559];0))" office:value-type="float" office:value="523" calcext:value-type="float">
            <text:p>523</text:p>
          </table:table-cell>
          <table:table-cell table:formula="of:=[.D558]+IF([.A559]=&quot;forward&quot;;[.B559];0)" office:value-type="float" office:value="1093" calcext:value-type="float">
            <text:p>1093</text:p>
          </table:table-cell>
          <table:table-cell table:formula="of:=[.E558]+IF([.A559]=&quot;forward&quot;;[.B559]*[.C559];0)" office:value-type="float" office:value="281240" calcext:value-type="float">
            <text:p>281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559]+IF([.A560]=&quot;up&quot;;-[.B560];IF([.A560]=&quot;down&quot;;[.B560];0))" office:value-type="float" office:value="525" calcext:value-type="float">
            <text:p>525</text:p>
          </table:table-cell>
          <table:table-cell table:formula="of:=[.D559]+IF([.A560]=&quot;forward&quot;;[.B560];0)" office:value-type="float" office:value="1093" calcext:value-type="float">
            <text:p>1093</text:p>
          </table:table-cell>
          <table:table-cell table:formula="of:=[.E559]+IF([.A560]=&quot;forward&quot;;[.B560]*[.C560];0)" office:value-type="float" office:value="281240" calcext:value-type="float">
            <text:p>281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560]+IF([.A561]=&quot;up&quot;;-[.B561];IF([.A561]=&quot;down&quot;;[.B561];0))" office:value-type="float" office:value="525" calcext:value-type="float">
            <text:p>525</text:p>
          </table:table-cell>
          <table:table-cell table:formula="of:=[.D560]+IF([.A561]=&quot;forward&quot;;[.B561];0)" office:value-type="float" office:value="1100" calcext:value-type="float">
            <text:p>1100</text:p>
          </table:table-cell>
          <table:table-cell table:formula="of:=[.E560]+IF([.A561]=&quot;forward&quot;;[.B561]*[.C561];0)" office:value-type="float" office:value="284915" calcext:value-type="float">
            <text:p>284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561]+IF([.A562]=&quot;up&quot;;-[.B562];IF([.A562]=&quot;down&quot;;[.B562];0))" office:value-type="float" office:value="519" calcext:value-type="float">
            <text:p>519</text:p>
          </table:table-cell>
          <table:table-cell table:formula="of:=[.D561]+IF([.A562]=&quot;forward&quot;;[.B562];0)" office:value-type="float" office:value="1100" calcext:value-type="float">
            <text:p>1100</text:p>
          </table:table-cell>
          <table:table-cell table:formula="of:=[.E561]+IF([.A562]=&quot;forward&quot;;[.B562]*[.C562];0)" office:value-type="float" office:value="284915" calcext:value-type="float">
            <text:p>284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562]+IF([.A563]=&quot;up&quot;;-[.B563];IF([.A563]=&quot;down&quot;;[.B563];0))" office:value-type="float" office:value="519" calcext:value-type="float">
            <text:p>519</text:p>
          </table:table-cell>
          <table:table-cell table:formula="of:=[.D562]+IF([.A563]=&quot;forward&quot;;[.B563];0)" office:value-type="float" office:value="1106" calcext:value-type="float">
            <text:p>1106</text:p>
          </table:table-cell>
          <table:table-cell table:formula="of:=[.E562]+IF([.A563]=&quot;forward&quot;;[.B563]*[.C563];0)" office:value-type="float" office:value="288029" calcext:value-type="float">
            <text:p>288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563]+IF([.A564]=&quot;up&quot;;-[.B564];IF([.A564]=&quot;down&quot;;[.B564];0))" office:value-type="float" office:value="519" calcext:value-type="float">
            <text:p>519</text:p>
          </table:table-cell>
          <table:table-cell table:formula="of:=[.D563]+IF([.A564]=&quot;forward&quot;;[.B564];0)" office:value-type="float" office:value="1107" calcext:value-type="float">
            <text:p>1107</text:p>
          </table:table-cell>
          <table:table-cell table:formula="of:=[.E563]+IF([.A564]=&quot;forward&quot;;[.B564]*[.C564];0)" office:value-type="float" office:value="288548" calcext:value-type="float">
            <text:p>2885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564]+IF([.A565]=&quot;up&quot;;-[.B565];IF([.A565]=&quot;down&quot;;[.B565];0))" office:value-type="float" office:value="523" calcext:value-type="float">
            <text:p>523</text:p>
          </table:table-cell>
          <table:table-cell table:formula="of:=[.D564]+IF([.A565]=&quot;forward&quot;;[.B565];0)" office:value-type="float" office:value="1107" calcext:value-type="float">
            <text:p>1107</text:p>
          </table:table-cell>
          <table:table-cell table:formula="of:=[.E564]+IF([.A565]=&quot;forward&quot;;[.B565]*[.C565];0)" office:value-type="float" office:value="288548" calcext:value-type="float">
            <text:p>2885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565]+IF([.A566]=&quot;up&quot;;-[.B566];IF([.A566]=&quot;down&quot;;[.B566];0))" office:value-type="float" office:value="525" calcext:value-type="float">
            <text:p>525</text:p>
          </table:table-cell>
          <table:table-cell table:formula="of:=[.D565]+IF([.A566]=&quot;forward&quot;;[.B566];0)" office:value-type="float" office:value="1107" calcext:value-type="float">
            <text:p>1107</text:p>
          </table:table-cell>
          <table:table-cell table:formula="of:=[.E565]+IF([.A566]=&quot;forward&quot;;[.B566]*[.C566];0)" office:value-type="float" office:value="288548" calcext:value-type="float">
            <text:p>2885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566]+IF([.A567]=&quot;up&quot;;-[.B567];IF([.A567]=&quot;down&quot;;[.B567];0))" office:value-type="float" office:value="531" calcext:value-type="float">
            <text:p>531</text:p>
          </table:table-cell>
          <table:table-cell table:formula="of:=[.D566]+IF([.A567]=&quot;forward&quot;;[.B567];0)" office:value-type="float" office:value="1107" calcext:value-type="float">
            <text:p>1107</text:p>
          </table:table-cell>
          <table:table-cell table:formula="of:=[.E566]+IF([.A567]=&quot;forward&quot;;[.B567]*[.C567];0)" office:value-type="float" office:value="288548" calcext:value-type="float">
            <text:p>2885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567]+IF([.A568]=&quot;up&quot;;-[.B568];IF([.A568]=&quot;down&quot;;[.B568];0))" office:value-type="float" office:value="532" calcext:value-type="float">
            <text:p>532</text:p>
          </table:table-cell>
          <table:table-cell table:formula="of:=[.D567]+IF([.A568]=&quot;forward&quot;;[.B568];0)" office:value-type="float" office:value="1107" calcext:value-type="float">
            <text:p>1107</text:p>
          </table:table-cell>
          <table:table-cell table:formula="of:=[.E567]+IF([.A568]=&quot;forward&quot;;[.B568]*[.C568];0)" office:value-type="float" office:value="288548" calcext:value-type="float">
            <text:p>2885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568]+IF([.A569]=&quot;up&quot;;-[.B569];IF([.A569]=&quot;down&quot;;[.B569];0))" office:value-type="float" office:value="532" calcext:value-type="float">
            <text:p>532</text:p>
          </table:table-cell>
          <table:table-cell table:formula="of:=[.D568]+IF([.A569]=&quot;forward&quot;;[.B569];0)" office:value-type="float" office:value="1108" calcext:value-type="float">
            <text:p>1108</text:p>
          </table:table-cell>
          <table:table-cell table:formula="of:=[.E568]+IF([.A569]=&quot;forward&quot;;[.B569]*[.C569];0)" office:value-type="float" office:value="289080" calcext:value-type="float">
            <text:p>289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569]+IF([.A570]=&quot;up&quot;;-[.B570];IF([.A570]=&quot;down&quot;;[.B570];0))" office:value-type="float" office:value="532" calcext:value-type="float">
            <text:p>532</text:p>
          </table:table-cell>
          <table:table-cell table:formula="of:=[.D569]+IF([.A570]=&quot;forward&quot;;[.B570];0)" office:value-type="float" office:value="1116" calcext:value-type="float">
            <text:p>1116</text:p>
          </table:table-cell>
          <table:table-cell table:formula="of:=[.E569]+IF([.A570]=&quot;forward&quot;;[.B570]*[.C570];0)" office:value-type="float" office:value="293336" calcext:value-type="float">
            <text:p>293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570]+IF([.A571]=&quot;up&quot;;-[.B571];IF([.A571]=&quot;down&quot;;[.B571];0))" office:value-type="float" office:value="533" calcext:value-type="float">
            <text:p>533</text:p>
          </table:table-cell>
          <table:table-cell table:formula="of:=[.D570]+IF([.A571]=&quot;forward&quot;;[.B571];0)" office:value-type="float" office:value="1116" calcext:value-type="float">
            <text:p>1116</text:p>
          </table:table-cell>
          <table:table-cell table:formula="of:=[.E570]+IF([.A571]=&quot;forward&quot;;[.B571]*[.C571];0)" office:value-type="float" office:value="293336" calcext:value-type="float">
            <text:p>293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571]+IF([.A572]=&quot;up&quot;;-[.B572];IF([.A572]=&quot;down&quot;;[.B572];0))" office:value-type="float" office:value="531" calcext:value-type="float">
            <text:p>531</text:p>
          </table:table-cell>
          <table:table-cell table:formula="of:=[.D571]+IF([.A572]=&quot;forward&quot;;[.B572];0)" office:value-type="float" office:value="1116" calcext:value-type="float">
            <text:p>1116</text:p>
          </table:table-cell>
          <table:table-cell table:formula="of:=[.E571]+IF([.A572]=&quot;forward&quot;;[.B572]*[.C572];0)" office:value-type="float" office:value="293336" calcext:value-type="float">
            <text:p>293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572]+IF([.A573]=&quot;up&quot;;-[.B573];IF([.A573]=&quot;down&quot;;[.B573];0))" office:value-type="float" office:value="533" calcext:value-type="float">
            <text:p>533</text:p>
          </table:table-cell>
          <table:table-cell table:formula="of:=[.D572]+IF([.A573]=&quot;forward&quot;;[.B573];0)" office:value-type="float" office:value="1116" calcext:value-type="float">
            <text:p>1116</text:p>
          </table:table-cell>
          <table:table-cell table:formula="of:=[.E572]+IF([.A573]=&quot;forward&quot;;[.B573]*[.C573];0)" office:value-type="float" office:value="293336" calcext:value-type="float">
            <text:p>293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573]+IF([.A574]=&quot;up&quot;;-[.B574];IF([.A574]=&quot;down&quot;;[.B574];0))" office:value-type="float" office:value="534" calcext:value-type="float">
            <text:p>534</text:p>
          </table:table-cell>
          <table:table-cell table:formula="of:=[.D573]+IF([.A574]=&quot;forward&quot;;[.B574];0)" office:value-type="float" office:value="1116" calcext:value-type="float">
            <text:p>1116</text:p>
          </table:table-cell>
          <table:table-cell table:formula="of:=[.E573]+IF([.A574]=&quot;forward&quot;;[.B574]*[.C574];0)" office:value-type="float" office:value="293336" calcext:value-type="float">
            <text:p>293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574]+IF([.A575]=&quot;up&quot;;-[.B575];IF([.A575]=&quot;down&quot;;[.B575];0))" office:value-type="float" office:value="540" calcext:value-type="float">
            <text:p>540</text:p>
          </table:table-cell>
          <table:table-cell table:formula="of:=[.D574]+IF([.A575]=&quot;forward&quot;;[.B575];0)" office:value-type="float" office:value="1116" calcext:value-type="float">
            <text:p>1116</text:p>
          </table:table-cell>
          <table:table-cell table:formula="of:=[.E574]+IF([.A575]=&quot;forward&quot;;[.B575]*[.C575];0)" office:value-type="float" office:value="293336" calcext:value-type="float">
            <text:p>293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575]+IF([.A576]=&quot;up&quot;;-[.B576];IF([.A576]=&quot;down&quot;;[.B576];0))" office:value-type="float" office:value="540" calcext:value-type="float">
            <text:p>540</text:p>
          </table:table-cell>
          <table:table-cell table:formula="of:=[.D575]+IF([.A576]=&quot;forward&quot;;[.B576];0)" office:value-type="float" office:value="1123" calcext:value-type="float">
            <text:p>1123</text:p>
          </table:table-cell>
          <table:table-cell table:formula="of:=[.E575]+IF([.A576]=&quot;forward&quot;;[.B576]*[.C576];0)" office:value-type="float" office:value="297116" calcext:value-type="float">
            <text:p>297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576]+IF([.A577]=&quot;up&quot;;-[.B577];IF([.A577]=&quot;down&quot;;[.B577];0))" office:value-type="float" office:value="540" calcext:value-type="float">
            <text:p>540</text:p>
          </table:table-cell>
          <table:table-cell table:formula="of:=[.D576]+IF([.A577]=&quot;forward&quot;;[.B577];0)" office:value-type="float" office:value="1129" calcext:value-type="float">
            <text:p>1129</text:p>
          </table:table-cell>
          <table:table-cell table:formula="of:=[.E576]+IF([.A577]=&quot;forward&quot;;[.B577]*[.C577];0)" office:value-type="float" office:value="300356" calcext:value-type="float">
            <text:p>300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577]+IF([.A578]=&quot;up&quot;;-[.B578];IF([.A578]=&quot;down&quot;;[.B578];0))" office:value-type="float" office:value="540" calcext:value-type="float">
            <text:p>540</text:p>
          </table:table-cell>
          <table:table-cell table:formula="of:=[.D577]+IF([.A578]=&quot;forward&quot;;[.B578];0)" office:value-type="float" office:value="1134" calcext:value-type="float">
            <text:p>1134</text:p>
          </table:table-cell>
          <table:table-cell table:formula="of:=[.E577]+IF([.A578]=&quot;forward&quot;;[.B578]*[.C578];0)" office:value-type="float" office:value="303056" calcext:value-type="float">
            <text:p>303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578]+IF([.A579]=&quot;up&quot;;-[.B579];IF([.A579]=&quot;down&quot;;[.B579];0))" office:value-type="float" office:value="541" calcext:value-type="float">
            <text:p>541</text:p>
          </table:table-cell>
          <table:table-cell table:formula="of:=[.D578]+IF([.A579]=&quot;forward&quot;;[.B579];0)" office:value-type="float" office:value="1134" calcext:value-type="float">
            <text:p>1134</text:p>
          </table:table-cell>
          <table:table-cell table:formula="of:=[.E578]+IF([.A579]=&quot;forward&quot;;[.B579]*[.C579];0)" office:value-type="float" office:value="303056" calcext:value-type="float">
            <text:p>303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579]+IF([.A580]=&quot;up&quot;;-[.B580];IF([.A580]=&quot;down&quot;;[.B580];0))" office:value-type="float" office:value="549" calcext:value-type="float">
            <text:p>549</text:p>
          </table:table-cell>
          <table:table-cell table:formula="of:=[.D579]+IF([.A580]=&quot;forward&quot;;[.B580];0)" office:value-type="float" office:value="1134" calcext:value-type="float">
            <text:p>1134</text:p>
          </table:table-cell>
          <table:table-cell table:formula="of:=[.E579]+IF([.A580]=&quot;forward&quot;;[.B580]*[.C580];0)" office:value-type="float" office:value="303056" calcext:value-type="float">
            <text:p>303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580]+IF([.A581]=&quot;up&quot;;-[.B581];IF([.A581]=&quot;down&quot;;[.B581];0))" office:value-type="float" office:value="550" calcext:value-type="float">
            <text:p>550</text:p>
          </table:table-cell>
          <table:table-cell table:formula="of:=[.D580]+IF([.A581]=&quot;forward&quot;;[.B581];0)" office:value-type="float" office:value="1134" calcext:value-type="float">
            <text:p>1134</text:p>
          </table:table-cell>
          <table:table-cell table:formula="of:=[.E580]+IF([.A581]=&quot;forward&quot;;[.B581]*[.C581];0)" office:value-type="float" office:value="303056" calcext:value-type="float">
            <text:p>303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581]+IF([.A582]=&quot;up&quot;;-[.B582];IF([.A582]=&quot;down&quot;;[.B582];0))" office:value-type="float" office:value="545" calcext:value-type="float">
            <text:p>545</text:p>
          </table:table-cell>
          <table:table-cell table:formula="of:=[.D581]+IF([.A582]=&quot;forward&quot;;[.B582];0)" office:value-type="float" office:value="1134" calcext:value-type="float">
            <text:p>1134</text:p>
          </table:table-cell>
          <table:table-cell table:formula="of:=[.E581]+IF([.A582]=&quot;forward&quot;;[.B582]*[.C582];0)" office:value-type="float" office:value="303056" calcext:value-type="float">
            <text:p>303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582]+IF([.A583]=&quot;up&quot;;-[.B583];IF([.A583]=&quot;down&quot;;[.B583];0))" office:value-type="float" office:value="545" calcext:value-type="float">
            <text:p>545</text:p>
          </table:table-cell>
          <table:table-cell table:formula="of:=[.D582]+IF([.A583]=&quot;forward&quot;;[.B583];0)" office:value-type="float" office:value="1140" calcext:value-type="float">
            <text:p>1140</text:p>
          </table:table-cell>
          <table:table-cell table:formula="of:=[.E582]+IF([.A583]=&quot;forward&quot;;[.B583]*[.C583];0)" office:value-type="float" office:value="306326" calcext:value-type="float">
            <text:p>306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583]+IF([.A584]=&quot;up&quot;;-[.B584];IF([.A584]=&quot;down&quot;;[.B584];0))" office:value-type="float" office:value="545" calcext:value-type="float">
            <text:p>545</text:p>
          </table:table-cell>
          <table:table-cell table:formula="of:=[.D583]+IF([.A584]=&quot;forward&quot;;[.B584];0)" office:value-type="float" office:value="1145" calcext:value-type="float">
            <text:p>1145</text:p>
          </table:table-cell>
          <table:table-cell table:formula="of:=[.E583]+IF([.A584]=&quot;forward&quot;;[.B584]*[.C584];0)" office:value-type="float" office:value="309051" calcext:value-type="float">
            <text:p>309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584]+IF([.A585]=&quot;up&quot;;-[.B585];IF([.A585]=&quot;down&quot;;[.B585];0))" office:value-type="float" office:value="540" calcext:value-type="float">
            <text:p>540</text:p>
          </table:table-cell>
          <table:table-cell table:formula="of:=[.D584]+IF([.A585]=&quot;forward&quot;;[.B585];0)" office:value-type="float" office:value="1145" calcext:value-type="float">
            <text:p>1145</text:p>
          </table:table-cell>
          <table:table-cell table:formula="of:=[.E584]+IF([.A585]=&quot;forward&quot;;[.B585]*[.C585];0)" office:value-type="float" office:value="309051" calcext:value-type="float">
            <text:p>309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585]+IF([.A586]=&quot;up&quot;;-[.B586];IF([.A586]=&quot;down&quot;;[.B586];0))" office:value-type="float" office:value="540" calcext:value-type="float">
            <text:p>540</text:p>
          </table:table-cell>
          <table:table-cell table:formula="of:=[.D585]+IF([.A586]=&quot;forward&quot;;[.B586];0)" office:value-type="float" office:value="1150" calcext:value-type="float">
            <text:p>1150</text:p>
          </table:table-cell>
          <table:table-cell table:formula="of:=[.E585]+IF([.A586]=&quot;forward&quot;;[.B586]*[.C586];0)" office:value-type="float" office:value="311751" calcext:value-type="float">
            <text:p>311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586]+IF([.A587]=&quot;up&quot;;-[.B587];IF([.A587]=&quot;down&quot;;[.B587];0))" office:value-type="float" office:value="532" calcext:value-type="float">
            <text:p>532</text:p>
          </table:table-cell>
          <table:table-cell table:formula="of:=[.D586]+IF([.A587]=&quot;forward&quot;;[.B587];0)" office:value-type="float" office:value="1150" calcext:value-type="float">
            <text:p>1150</text:p>
          </table:table-cell>
          <table:table-cell table:formula="of:=[.E586]+IF([.A587]=&quot;forward&quot;;[.B587]*[.C587];0)" office:value-type="float" office:value="311751" calcext:value-type="float">
            <text:p>311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587]+IF([.A588]=&quot;up&quot;;-[.B588];IF([.A588]=&quot;down&quot;;[.B588];0))" office:value-type="float" office:value="535" calcext:value-type="float">
            <text:p>535</text:p>
          </table:table-cell>
          <table:table-cell table:formula="of:=[.D587]+IF([.A588]=&quot;forward&quot;;[.B588];0)" office:value-type="float" office:value="1150" calcext:value-type="float">
            <text:p>1150</text:p>
          </table:table-cell>
          <table:table-cell table:formula="of:=[.E587]+IF([.A588]=&quot;forward&quot;;[.B588]*[.C588];0)" office:value-type="float" office:value="311751" calcext:value-type="float">
            <text:p>311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588]+IF([.A589]=&quot;up&quot;;-[.B589];IF([.A589]=&quot;down&quot;;[.B589];0))" office:value-type="float" office:value="535" calcext:value-type="float">
            <text:p>535</text:p>
          </table:table-cell>
          <table:table-cell table:formula="of:=[.D588]+IF([.A589]=&quot;forward&quot;;[.B589];0)" office:value-type="float" office:value="1151" calcext:value-type="float">
            <text:p>1151</text:p>
          </table:table-cell>
          <table:table-cell table:formula="of:=[.E588]+IF([.A589]=&quot;forward&quot;;[.B589]*[.C589];0)" office:value-type="float" office:value="312286" calcext:value-type="float">
            <text:p>312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589]+IF([.A590]=&quot;up&quot;;-[.B590];IF([.A590]=&quot;down&quot;;[.B590];0))" office:value-type="float" office:value="535" calcext:value-type="float">
            <text:p>535</text:p>
          </table:table-cell>
          <table:table-cell table:formula="of:=[.D589]+IF([.A590]=&quot;forward&quot;;[.B590];0)" office:value-type="float" office:value="1157" calcext:value-type="float">
            <text:p>1157</text:p>
          </table:table-cell>
          <table:table-cell table:formula="of:=[.E589]+IF([.A590]=&quot;forward&quot;;[.B590]*[.C590];0)" office:value-type="float" office:value="315496" calcext:value-type="float">
            <text:p>315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590]+IF([.A591]=&quot;up&quot;;-[.B591];IF([.A591]=&quot;down&quot;;[.B591];0))" office:value-type="float" office:value="527" calcext:value-type="float">
            <text:p>527</text:p>
          </table:table-cell>
          <table:table-cell table:formula="of:=[.D590]+IF([.A591]=&quot;forward&quot;;[.B591];0)" office:value-type="float" office:value="1157" calcext:value-type="float">
            <text:p>1157</text:p>
          </table:table-cell>
          <table:table-cell table:formula="of:=[.E590]+IF([.A591]=&quot;forward&quot;;[.B591]*[.C591];0)" office:value-type="float" office:value="315496" calcext:value-type="float">
            <text:p>315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591]+IF([.A592]=&quot;up&quot;;-[.B592];IF([.A592]=&quot;down&quot;;[.B592];0))" office:value-type="float" office:value="518" calcext:value-type="float">
            <text:p>518</text:p>
          </table:table-cell>
          <table:table-cell table:formula="of:=[.D591]+IF([.A592]=&quot;forward&quot;;[.B592];0)" office:value-type="float" office:value="1157" calcext:value-type="float">
            <text:p>1157</text:p>
          </table:table-cell>
          <table:table-cell table:formula="of:=[.E591]+IF([.A592]=&quot;forward&quot;;[.B592]*[.C592];0)" office:value-type="float" office:value="315496" calcext:value-type="float">
            <text:p>315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592]+IF([.A593]=&quot;up&quot;;-[.B593];IF([.A593]=&quot;down&quot;;[.B593];0))" office:value-type="float" office:value="525" calcext:value-type="float">
            <text:p>525</text:p>
          </table:table-cell>
          <table:table-cell table:formula="of:=[.D592]+IF([.A593]=&quot;forward&quot;;[.B593];0)" office:value-type="float" office:value="1157" calcext:value-type="float">
            <text:p>1157</text:p>
          </table:table-cell>
          <table:table-cell table:formula="of:=[.E592]+IF([.A593]=&quot;forward&quot;;[.B593]*[.C593];0)" office:value-type="float" office:value="315496" calcext:value-type="float">
            <text:p>315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593]+IF([.A594]=&quot;up&quot;;-[.B594];IF([.A594]=&quot;down&quot;;[.B594];0))" office:value-type="float" office:value="526" calcext:value-type="float">
            <text:p>526</text:p>
          </table:table-cell>
          <table:table-cell table:formula="of:=[.D593]+IF([.A594]=&quot;forward&quot;;[.B594];0)" office:value-type="float" office:value="1157" calcext:value-type="float">
            <text:p>1157</text:p>
          </table:table-cell>
          <table:table-cell table:formula="of:=[.E593]+IF([.A594]=&quot;forward&quot;;[.B594]*[.C594];0)" office:value-type="float" office:value="315496" calcext:value-type="float">
            <text:p>315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594]+IF([.A595]=&quot;up&quot;;-[.B595];IF([.A595]=&quot;down&quot;;[.B595];0))" office:value-type="float" office:value="526" calcext:value-type="float">
            <text:p>526</text:p>
          </table:table-cell>
          <table:table-cell table:formula="of:=[.D594]+IF([.A595]=&quot;forward&quot;;[.B595];0)" office:value-type="float" office:value="1159" calcext:value-type="float">
            <text:p>1159</text:p>
          </table:table-cell>
          <table:table-cell table:formula="of:=[.E594]+IF([.A595]=&quot;forward&quot;;[.B595]*[.C595];0)" office:value-type="float" office:value="316548" calcext:value-type="float">
            <text:p>3165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595]+IF([.A596]=&quot;up&quot;;-[.B596];IF([.A596]=&quot;down&quot;;[.B596];0))" office:value-type="float" office:value="526" calcext:value-type="float">
            <text:p>526</text:p>
          </table:table-cell>
          <table:table-cell table:formula="of:=[.D595]+IF([.A596]=&quot;forward&quot;;[.B596];0)" office:value-type="float" office:value="1160" calcext:value-type="float">
            <text:p>1160</text:p>
          </table:table-cell>
          <table:table-cell table:formula="of:=[.E595]+IF([.A596]=&quot;forward&quot;;[.B596]*[.C596];0)" office:value-type="float" office:value="317074" calcext:value-type="float">
            <text:p>317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596]+IF([.A597]=&quot;up&quot;;-[.B597];IF([.A597]=&quot;down&quot;;[.B597];0))" office:value-type="float" office:value="526" calcext:value-type="float">
            <text:p>526</text:p>
          </table:table-cell>
          <table:table-cell table:formula="of:=[.D596]+IF([.A597]=&quot;forward&quot;;[.B597];0)" office:value-type="float" office:value="1169" calcext:value-type="float">
            <text:p>1169</text:p>
          </table:table-cell>
          <table:table-cell table:formula="of:=[.E596]+IF([.A597]=&quot;forward&quot;;[.B597]*[.C597];0)" office:value-type="float" office:value="321808" calcext:value-type="float">
            <text:p>321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597]+IF([.A598]=&quot;up&quot;;-[.B598];IF([.A598]=&quot;down&quot;;[.B598];0))" office:value-type="float" office:value="526" calcext:value-type="float">
            <text:p>526</text:p>
          </table:table-cell>
          <table:table-cell table:formula="of:=[.D597]+IF([.A598]=&quot;forward&quot;;[.B598];0)" office:value-type="float" office:value="1172" calcext:value-type="float">
            <text:p>1172</text:p>
          </table:table-cell>
          <table:table-cell table:formula="of:=[.E597]+IF([.A598]=&quot;forward&quot;;[.B598]*[.C598];0)" office:value-type="float" office:value="323386" calcext:value-type="float">
            <text:p>323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598]+IF([.A599]=&quot;up&quot;;-[.B599];IF([.A599]=&quot;down&quot;;[.B599];0))" office:value-type="float" office:value="526" calcext:value-type="float">
            <text:p>526</text:p>
          </table:table-cell>
          <table:table-cell table:formula="of:=[.D598]+IF([.A599]=&quot;forward&quot;;[.B599];0)" office:value-type="float" office:value="1179" calcext:value-type="float">
            <text:p>1179</text:p>
          </table:table-cell>
          <table:table-cell table:formula="of:=[.E598]+IF([.A599]=&quot;forward&quot;;[.B599]*[.C599];0)" office:value-type="float" office:value="327068" calcext:value-type="float">
            <text:p>327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599]+IF([.A600]=&quot;up&quot;;-[.B600];IF([.A600]=&quot;down&quot;;[.B600];0))" office:value-type="float" office:value="526" calcext:value-type="float">
            <text:p>526</text:p>
          </table:table-cell>
          <table:table-cell table:formula="of:=[.D599]+IF([.A600]=&quot;forward&quot;;[.B600];0)" office:value-type="float" office:value="1187" calcext:value-type="float">
            <text:p>1187</text:p>
          </table:table-cell>
          <table:table-cell table:formula="of:=[.E599]+IF([.A600]=&quot;forward&quot;;[.B600]*[.C600];0)" office:value-type="float" office:value="331276" calcext:value-type="float">
            <text:p>331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600]+IF([.A601]=&quot;up&quot;;-[.B601];IF([.A601]=&quot;down&quot;;[.B601];0))" office:value-type="float" office:value="532" calcext:value-type="float">
            <text:p>532</text:p>
          </table:table-cell>
          <table:table-cell table:formula="of:=[.D600]+IF([.A601]=&quot;forward&quot;;[.B601];0)" office:value-type="float" office:value="1187" calcext:value-type="float">
            <text:p>1187</text:p>
          </table:table-cell>
          <table:table-cell table:formula="of:=[.E600]+IF([.A601]=&quot;forward&quot;;[.B601]*[.C601];0)" office:value-type="float" office:value="331276" calcext:value-type="float">
            <text:p>331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601]+IF([.A602]=&quot;up&quot;;-[.B602];IF([.A602]=&quot;down&quot;;[.B602];0))" office:value-type="float" office:value="527" calcext:value-type="float">
            <text:p>527</text:p>
          </table:table-cell>
          <table:table-cell table:formula="of:=[.D601]+IF([.A602]=&quot;forward&quot;;[.B602];0)" office:value-type="float" office:value="1187" calcext:value-type="float">
            <text:p>1187</text:p>
          </table:table-cell>
          <table:table-cell table:formula="of:=[.E601]+IF([.A602]=&quot;forward&quot;;[.B602]*[.C602];0)" office:value-type="float" office:value="331276" calcext:value-type="float">
            <text:p>331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602]+IF([.A603]=&quot;up&quot;;-[.B603];IF([.A603]=&quot;down&quot;;[.B603];0))" office:value-type="float" office:value="528" calcext:value-type="float">
            <text:p>528</text:p>
          </table:table-cell>
          <table:table-cell table:formula="of:=[.D602]+IF([.A603]=&quot;forward&quot;;[.B603];0)" office:value-type="float" office:value="1187" calcext:value-type="float">
            <text:p>1187</text:p>
          </table:table-cell>
          <table:table-cell table:formula="of:=[.E602]+IF([.A603]=&quot;forward&quot;;[.B603]*[.C603];0)" office:value-type="float" office:value="331276" calcext:value-type="float">
            <text:p>331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603]+IF([.A604]=&quot;up&quot;;-[.B604];IF([.A604]=&quot;down&quot;;[.B604];0))" office:value-type="float" office:value="528" calcext:value-type="float">
            <text:p>528</text:p>
          </table:table-cell>
          <table:table-cell table:formula="of:=[.D603]+IF([.A604]=&quot;forward&quot;;[.B604];0)" office:value-type="float" office:value="1188" calcext:value-type="float">
            <text:p>1188</text:p>
          </table:table-cell>
          <table:table-cell table:formula="of:=[.E603]+IF([.A604]=&quot;forward&quot;;[.B604]*[.C604];0)" office:value-type="float" office:value="331804" calcext:value-type="float">
            <text:p>331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604]+IF([.A605]=&quot;up&quot;;-[.B605];IF([.A605]=&quot;down&quot;;[.B605];0))" office:value-type="float" office:value="528" calcext:value-type="float">
            <text:p>528</text:p>
          </table:table-cell>
          <table:table-cell table:formula="of:=[.D604]+IF([.A605]=&quot;forward&quot;;[.B605];0)" office:value-type="float" office:value="1196" calcext:value-type="float">
            <text:p>1196</text:p>
          </table:table-cell>
          <table:table-cell table:formula="of:=[.E604]+IF([.A605]=&quot;forward&quot;;[.B605]*[.C605];0)" office:value-type="float" office:value="336028" calcext:value-type="float">
            <text:p>336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605]+IF([.A606]=&quot;up&quot;;-[.B606];IF([.A606]=&quot;down&quot;;[.B606];0))" office:value-type="float" office:value="534" calcext:value-type="float">
            <text:p>534</text:p>
          </table:table-cell>
          <table:table-cell table:formula="of:=[.D605]+IF([.A606]=&quot;forward&quot;;[.B606];0)" office:value-type="float" office:value="1196" calcext:value-type="float">
            <text:p>1196</text:p>
          </table:table-cell>
          <table:table-cell table:formula="of:=[.E605]+IF([.A606]=&quot;forward&quot;;[.B606]*[.C606];0)" office:value-type="float" office:value="336028" calcext:value-type="float">
            <text:p>336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606]+IF([.A607]=&quot;up&quot;;-[.B607];IF([.A607]=&quot;down&quot;;[.B607];0))" office:value-type="float" office:value="534" calcext:value-type="float">
            <text:p>534</text:p>
          </table:table-cell>
          <table:table-cell table:formula="of:=[.D606]+IF([.A607]=&quot;forward&quot;;[.B607];0)" office:value-type="float" office:value="1203" calcext:value-type="float">
            <text:p>1203</text:p>
          </table:table-cell>
          <table:table-cell table:formula="of:=[.E606]+IF([.A607]=&quot;forward&quot;;[.B607]*[.C607];0)" office:value-type="float" office:value="339766" calcext:value-type="float">
            <text:p>339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607]+IF([.A608]=&quot;up&quot;;-[.B608];IF([.A608]=&quot;down&quot;;[.B608];0))" office:value-type="float" office:value="534" calcext:value-type="float">
            <text:p>534</text:p>
          </table:table-cell>
          <table:table-cell table:formula="of:=[.D607]+IF([.A608]=&quot;forward&quot;;[.B608];0)" office:value-type="float" office:value="1211" calcext:value-type="float">
            <text:p>1211</text:p>
          </table:table-cell>
          <table:table-cell table:formula="of:=[.E607]+IF([.A608]=&quot;forward&quot;;[.B608]*[.C608];0)" office:value-type="float" office:value="344038" calcext:value-type="float">
            <text:p>344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608]+IF([.A609]=&quot;up&quot;;-[.B609];IF([.A609]=&quot;down&quot;;[.B609];0))" office:value-type="float" office:value="541" calcext:value-type="float">
            <text:p>541</text:p>
          </table:table-cell>
          <table:table-cell table:formula="of:=[.D608]+IF([.A609]=&quot;forward&quot;;[.B609];0)" office:value-type="float" office:value="1211" calcext:value-type="float">
            <text:p>1211</text:p>
          </table:table-cell>
          <table:table-cell table:formula="of:=[.E608]+IF([.A609]=&quot;forward&quot;;[.B609]*[.C609];0)" office:value-type="float" office:value="344038" calcext:value-type="float">
            <text:p>344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609]+IF([.A610]=&quot;up&quot;;-[.B610];IF([.A610]=&quot;down&quot;;[.B610];0))" office:value-type="float" office:value="546" calcext:value-type="float">
            <text:p>546</text:p>
          </table:table-cell>
          <table:table-cell table:formula="of:=[.D609]+IF([.A610]=&quot;forward&quot;;[.B610];0)" office:value-type="float" office:value="1211" calcext:value-type="float">
            <text:p>1211</text:p>
          </table:table-cell>
          <table:table-cell table:formula="of:=[.E609]+IF([.A610]=&quot;forward&quot;;[.B610]*[.C610];0)" office:value-type="float" office:value="344038" calcext:value-type="float">
            <text:p>344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610]+IF([.A611]=&quot;up&quot;;-[.B611];IF([.A611]=&quot;down&quot;;[.B611];0))" office:value-type="float" office:value="553" calcext:value-type="float">
            <text:p>553</text:p>
          </table:table-cell>
          <table:table-cell table:formula="of:=[.D610]+IF([.A611]=&quot;forward&quot;;[.B611];0)" office:value-type="float" office:value="1211" calcext:value-type="float">
            <text:p>1211</text:p>
          </table:table-cell>
          <table:table-cell table:formula="of:=[.E610]+IF([.A611]=&quot;forward&quot;;[.B611]*[.C611];0)" office:value-type="float" office:value="344038" calcext:value-type="float">
            <text:p>344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611]+IF([.A612]=&quot;up&quot;;-[.B612];IF([.A612]=&quot;down&quot;;[.B612];0))" office:value-type="float" office:value="546" calcext:value-type="float">
            <text:p>546</text:p>
          </table:table-cell>
          <table:table-cell table:formula="of:=[.D611]+IF([.A612]=&quot;forward&quot;;[.B612];0)" office:value-type="float" office:value="1211" calcext:value-type="float">
            <text:p>1211</text:p>
          </table:table-cell>
          <table:table-cell table:formula="of:=[.E611]+IF([.A612]=&quot;forward&quot;;[.B612]*[.C612];0)" office:value-type="float" office:value="344038" calcext:value-type="float">
            <text:p>344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612]+IF([.A613]=&quot;up&quot;;-[.B613];IF([.A613]=&quot;down&quot;;[.B613];0))" office:value-type="float" office:value="551" calcext:value-type="float">
            <text:p>551</text:p>
          </table:table-cell>
          <table:table-cell table:formula="of:=[.D612]+IF([.A613]=&quot;forward&quot;;[.B613];0)" office:value-type="float" office:value="1211" calcext:value-type="float">
            <text:p>1211</text:p>
          </table:table-cell>
          <table:table-cell table:formula="of:=[.E612]+IF([.A613]=&quot;forward&quot;;[.B613]*[.C613];0)" office:value-type="float" office:value="344038" calcext:value-type="float">
            <text:p>344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613]+IF([.A614]=&quot;up&quot;;-[.B614];IF([.A614]=&quot;down&quot;;[.B614];0))" office:value-type="float" office:value="551" calcext:value-type="float">
            <text:p>551</text:p>
          </table:table-cell>
          <table:table-cell table:formula="of:=[.D613]+IF([.A614]=&quot;forward&quot;;[.B614];0)" office:value-type="float" office:value="1216" calcext:value-type="float">
            <text:p>1216</text:p>
          </table:table-cell>
          <table:table-cell table:formula="of:=[.E613]+IF([.A614]=&quot;forward&quot;;[.B614]*[.C614];0)" office:value-type="float" office:value="346793" calcext:value-type="float">
            <text:p>346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614]+IF([.A615]=&quot;up&quot;;-[.B615];IF([.A615]=&quot;down&quot;;[.B615];0))" office:value-type="float" office:value="555" calcext:value-type="float">
            <text:p>555</text:p>
          </table:table-cell>
          <table:table-cell table:formula="of:=[.D614]+IF([.A615]=&quot;forward&quot;;[.B615];0)" office:value-type="float" office:value="1216" calcext:value-type="float">
            <text:p>1216</text:p>
          </table:table-cell>
          <table:table-cell table:formula="of:=[.E614]+IF([.A615]=&quot;forward&quot;;[.B615]*[.C615];0)" office:value-type="float" office:value="346793" calcext:value-type="float">
            <text:p>346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615]+IF([.A616]=&quot;up&quot;;-[.B616];IF([.A616]=&quot;down&quot;;[.B616];0))" office:value-type="float" office:value="562" calcext:value-type="float">
            <text:p>562</text:p>
          </table:table-cell>
          <table:table-cell table:formula="of:=[.D615]+IF([.A616]=&quot;forward&quot;;[.B616];0)" office:value-type="float" office:value="1216" calcext:value-type="float">
            <text:p>1216</text:p>
          </table:table-cell>
          <table:table-cell table:formula="of:=[.E615]+IF([.A616]=&quot;forward&quot;;[.B616]*[.C616];0)" office:value-type="float" office:value="346793" calcext:value-type="float">
            <text:p>346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616]+IF([.A617]=&quot;up&quot;;-[.B617];IF([.A617]=&quot;down&quot;;[.B617];0))" office:value-type="float" office:value="562" calcext:value-type="float">
            <text:p>562</text:p>
          </table:table-cell>
          <table:table-cell table:formula="of:=[.D616]+IF([.A617]=&quot;forward&quot;;[.B617];0)" office:value-type="float" office:value="1222" calcext:value-type="float">
            <text:p>1222</text:p>
          </table:table-cell>
          <table:table-cell table:formula="of:=[.E616]+IF([.A617]=&quot;forward&quot;;[.B617]*[.C617];0)" office:value-type="float" office:value="350165" calcext:value-type="float">
            <text:p>350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617]+IF([.A618]=&quot;up&quot;;-[.B618];IF([.A618]=&quot;down&quot;;[.B618];0))" office:value-type="float" office:value="562" calcext:value-type="float">
            <text:p>562</text:p>
          </table:table-cell>
          <table:table-cell table:formula="of:=[.D617]+IF([.A618]=&quot;forward&quot;;[.B618];0)" office:value-type="float" office:value="1227" calcext:value-type="float">
            <text:p>1227</text:p>
          </table:table-cell>
          <table:table-cell table:formula="of:=[.E617]+IF([.A618]=&quot;forward&quot;;[.B618]*[.C618];0)" office:value-type="float" office:value="352975" calcext:value-type="float">
            <text:p>352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618]+IF([.A619]=&quot;up&quot;;-[.B619];IF([.A619]=&quot;down&quot;;[.B619];0))" office:value-type="float" office:value="562" calcext:value-type="float">
            <text:p>562</text:p>
          </table:table-cell>
          <table:table-cell table:formula="of:=[.D618]+IF([.A619]=&quot;forward&quot;;[.B619];0)" office:value-type="float" office:value="1233" calcext:value-type="float">
            <text:p>1233</text:p>
          </table:table-cell>
          <table:table-cell table:formula="of:=[.E618]+IF([.A619]=&quot;forward&quot;;[.B619]*[.C619];0)" office:value-type="float" office:value="356347" calcext:value-type="float">
            <text:p>356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619]+IF([.A620]=&quot;up&quot;;-[.B620];IF([.A620]=&quot;down&quot;;[.B620];0))" office:value-type="float" office:value="562" calcext:value-type="float">
            <text:p>562</text:p>
          </table:table-cell>
          <table:table-cell table:formula="of:=[.D619]+IF([.A620]=&quot;forward&quot;;[.B620];0)" office:value-type="float" office:value="1240" calcext:value-type="float">
            <text:p>1240</text:p>
          </table:table-cell>
          <table:table-cell table:formula="of:=[.E619]+IF([.A620]=&quot;forward&quot;;[.B620]*[.C620];0)" office:value-type="float" office:value="360281" calcext:value-type="float">
            <text:p>360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620]+IF([.A621]=&quot;up&quot;;-[.B621];IF([.A621]=&quot;down&quot;;[.B621];0))" office:value-type="float" office:value="553" calcext:value-type="float">
            <text:p>553</text:p>
          </table:table-cell>
          <table:table-cell table:formula="of:=[.D620]+IF([.A621]=&quot;forward&quot;;[.B621];0)" office:value-type="float" office:value="1240" calcext:value-type="float">
            <text:p>1240</text:p>
          </table:table-cell>
          <table:table-cell table:formula="of:=[.E620]+IF([.A621]=&quot;forward&quot;;[.B621]*[.C621];0)" office:value-type="float" office:value="360281" calcext:value-type="float">
            <text:p>360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621]+IF([.A622]=&quot;up&quot;;-[.B622];IF([.A622]=&quot;down&quot;;[.B622];0))" office:value-type="float" office:value="555" calcext:value-type="float">
            <text:p>555</text:p>
          </table:table-cell>
          <table:table-cell table:formula="of:=[.D621]+IF([.A622]=&quot;forward&quot;;[.B622];0)" office:value-type="float" office:value="1240" calcext:value-type="float">
            <text:p>1240</text:p>
          </table:table-cell>
          <table:table-cell table:formula="of:=[.E621]+IF([.A622]=&quot;forward&quot;;[.B622]*[.C622];0)" office:value-type="float" office:value="360281" calcext:value-type="float">
            <text:p>360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622]+IF([.A623]=&quot;up&quot;;-[.B623];IF([.A623]=&quot;down&quot;;[.B623];0))" office:value-type="float" office:value="557" calcext:value-type="float">
            <text:p>557</text:p>
          </table:table-cell>
          <table:table-cell table:formula="of:=[.D622]+IF([.A623]=&quot;forward&quot;;[.B623];0)" office:value-type="float" office:value="1240" calcext:value-type="float">
            <text:p>1240</text:p>
          </table:table-cell>
          <table:table-cell table:formula="of:=[.E622]+IF([.A623]=&quot;forward&quot;;[.B623]*[.C623];0)" office:value-type="float" office:value="360281" calcext:value-type="float">
            <text:p>360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623]+IF([.A624]=&quot;up&quot;;-[.B624];IF([.A624]=&quot;down&quot;;[.B624];0))" office:value-type="float" office:value="561" calcext:value-type="float">
            <text:p>561</text:p>
          </table:table-cell>
          <table:table-cell table:formula="of:=[.D623]+IF([.A624]=&quot;forward&quot;;[.B624];0)" office:value-type="float" office:value="1240" calcext:value-type="float">
            <text:p>1240</text:p>
          </table:table-cell>
          <table:table-cell table:formula="of:=[.E623]+IF([.A624]=&quot;forward&quot;;[.B624]*[.C624];0)" office:value-type="float" office:value="360281" calcext:value-type="float">
            <text:p>360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624]+IF([.A625]=&quot;up&quot;;-[.B625];IF([.A625]=&quot;down&quot;;[.B625];0))" office:value-type="float" office:value="569" calcext:value-type="float">
            <text:p>569</text:p>
          </table:table-cell>
          <table:table-cell table:formula="of:=[.D624]+IF([.A625]=&quot;forward&quot;;[.B625];0)" office:value-type="float" office:value="1240" calcext:value-type="float">
            <text:p>1240</text:p>
          </table:table-cell>
          <table:table-cell table:formula="of:=[.E624]+IF([.A625]=&quot;forward&quot;;[.B625]*[.C625];0)" office:value-type="float" office:value="360281" calcext:value-type="float">
            <text:p>360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625]+IF([.A626]=&quot;up&quot;;-[.B626];IF([.A626]=&quot;down&quot;;[.B626];0))" office:value-type="float" office:value="566" calcext:value-type="float">
            <text:p>566</text:p>
          </table:table-cell>
          <table:table-cell table:formula="of:=[.D625]+IF([.A626]=&quot;forward&quot;;[.B626];0)" office:value-type="float" office:value="1240" calcext:value-type="float">
            <text:p>1240</text:p>
          </table:table-cell>
          <table:table-cell table:formula="of:=[.E625]+IF([.A626]=&quot;forward&quot;;[.B626]*[.C626];0)" office:value-type="float" office:value="360281" calcext:value-type="float">
            <text:p>360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626]+IF([.A627]=&quot;up&quot;;-[.B627];IF([.A627]=&quot;down&quot;;[.B627];0))" office:value-type="float" office:value="573" calcext:value-type="float">
            <text:p>573</text:p>
          </table:table-cell>
          <table:table-cell table:formula="of:=[.D626]+IF([.A627]=&quot;forward&quot;;[.B627];0)" office:value-type="float" office:value="1240" calcext:value-type="float">
            <text:p>1240</text:p>
          </table:table-cell>
          <table:table-cell table:formula="of:=[.E626]+IF([.A627]=&quot;forward&quot;;[.B627]*[.C627];0)" office:value-type="float" office:value="360281" calcext:value-type="float">
            <text:p>360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627]+IF([.A628]=&quot;up&quot;;-[.B628];IF([.A628]=&quot;down&quot;;[.B628];0))" office:value-type="float" office:value="578" calcext:value-type="float">
            <text:p>578</text:p>
          </table:table-cell>
          <table:table-cell table:formula="of:=[.D627]+IF([.A628]=&quot;forward&quot;;[.B628];0)" office:value-type="float" office:value="1240" calcext:value-type="float">
            <text:p>1240</text:p>
          </table:table-cell>
          <table:table-cell table:formula="of:=[.E627]+IF([.A628]=&quot;forward&quot;;[.B628]*[.C628];0)" office:value-type="float" office:value="360281" calcext:value-type="float">
            <text:p>360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628]+IF([.A629]=&quot;up&quot;;-[.B629];IF([.A629]=&quot;down&quot;;[.B629];0))" office:value-type="float" office:value="578" calcext:value-type="float">
            <text:p>578</text:p>
          </table:table-cell>
          <table:table-cell table:formula="of:=[.D628]+IF([.A629]=&quot;forward&quot;;[.B629];0)" office:value-type="float" office:value="1246" calcext:value-type="float">
            <text:p>1246</text:p>
          </table:table-cell>
          <table:table-cell table:formula="of:=[.E628]+IF([.A629]=&quot;forward&quot;;[.B629]*[.C629];0)" office:value-type="float" office:value="363749" calcext:value-type="float">
            <text:p>363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629]+IF([.A630]=&quot;up&quot;;-[.B630];IF([.A630]=&quot;down&quot;;[.B630];0))" office:value-type="float" office:value="587" calcext:value-type="float">
            <text:p>587</text:p>
          </table:table-cell>
          <table:table-cell table:formula="of:=[.D629]+IF([.A630]=&quot;forward&quot;;[.B630];0)" office:value-type="float" office:value="1246" calcext:value-type="float">
            <text:p>1246</text:p>
          </table:table-cell>
          <table:table-cell table:formula="of:=[.E629]+IF([.A630]=&quot;forward&quot;;[.B630]*[.C630];0)" office:value-type="float" office:value="363749" calcext:value-type="float">
            <text:p>363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630]+IF([.A631]=&quot;up&quot;;-[.B631];IF([.A631]=&quot;down&quot;;[.B631];0))" office:value-type="float" office:value="592" calcext:value-type="float">
            <text:p>592</text:p>
          </table:table-cell>
          <table:table-cell table:formula="of:=[.D630]+IF([.A631]=&quot;forward&quot;;[.B631];0)" office:value-type="float" office:value="1246" calcext:value-type="float">
            <text:p>1246</text:p>
          </table:table-cell>
          <table:table-cell table:formula="of:=[.E630]+IF([.A631]=&quot;forward&quot;;[.B631]*[.C631];0)" office:value-type="float" office:value="363749" calcext:value-type="float">
            <text:p>363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631]+IF([.A632]=&quot;up&quot;;-[.B632];IF([.A632]=&quot;down&quot;;[.B632];0))" office:value-type="float" office:value="601" calcext:value-type="float">
            <text:p>601</text:p>
          </table:table-cell>
          <table:table-cell table:formula="of:=[.D631]+IF([.A632]=&quot;forward&quot;;[.B632];0)" office:value-type="float" office:value="1246" calcext:value-type="float">
            <text:p>1246</text:p>
          </table:table-cell>
          <table:table-cell table:formula="of:=[.E631]+IF([.A632]=&quot;forward&quot;;[.B632]*[.C632];0)" office:value-type="float" office:value="363749" calcext:value-type="float">
            <text:p>363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632]+IF([.A633]=&quot;up&quot;;-[.B633];IF([.A633]=&quot;down&quot;;[.B633];0))" office:value-type="float" office:value="602" calcext:value-type="float">
            <text:p>602</text:p>
          </table:table-cell>
          <table:table-cell table:formula="of:=[.D632]+IF([.A633]=&quot;forward&quot;;[.B633];0)" office:value-type="float" office:value="1246" calcext:value-type="float">
            <text:p>1246</text:p>
          </table:table-cell>
          <table:table-cell table:formula="of:=[.E632]+IF([.A633]=&quot;forward&quot;;[.B633]*[.C633];0)" office:value-type="float" office:value="363749" calcext:value-type="float">
            <text:p>363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633]+IF([.A634]=&quot;up&quot;;-[.B634];IF([.A634]=&quot;down&quot;;[.B634];0))" office:value-type="float" office:value="602" calcext:value-type="float">
            <text:p>602</text:p>
          </table:table-cell>
          <table:table-cell table:formula="of:=[.D633]+IF([.A634]=&quot;forward&quot;;[.B634];0)" office:value-type="float" office:value="1252" calcext:value-type="float">
            <text:p>1252</text:p>
          </table:table-cell>
          <table:table-cell table:formula="of:=[.E633]+IF([.A634]=&quot;forward&quot;;[.B634]*[.C634];0)" office:value-type="float" office:value="367361" calcext:value-type="float">
            <text:p>367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634]+IF([.A635]=&quot;up&quot;;-[.B635];IF([.A635]=&quot;down&quot;;[.B635];0))" office:value-type="float" office:value="595" calcext:value-type="float">
            <text:p>595</text:p>
          </table:table-cell>
          <table:table-cell table:formula="of:=[.D634]+IF([.A635]=&quot;forward&quot;;[.B635];0)" office:value-type="float" office:value="1252" calcext:value-type="float">
            <text:p>1252</text:p>
          </table:table-cell>
          <table:table-cell table:formula="of:=[.E634]+IF([.A635]=&quot;forward&quot;;[.B635]*[.C635];0)" office:value-type="float" office:value="367361" calcext:value-type="float">
            <text:p>367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635]+IF([.A636]=&quot;up&quot;;-[.B636];IF([.A636]=&quot;down&quot;;[.B636];0))" office:value-type="float" office:value="597" calcext:value-type="float">
            <text:p>597</text:p>
          </table:table-cell>
          <table:table-cell table:formula="of:=[.D635]+IF([.A636]=&quot;forward&quot;;[.B636];0)" office:value-type="float" office:value="1252" calcext:value-type="float">
            <text:p>1252</text:p>
          </table:table-cell>
          <table:table-cell table:formula="of:=[.E635]+IF([.A636]=&quot;forward&quot;;[.B636]*[.C636];0)" office:value-type="float" office:value="367361" calcext:value-type="float">
            <text:p>367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636]+IF([.A637]=&quot;up&quot;;-[.B637];IF([.A637]=&quot;down&quot;;[.B637];0))" office:value-type="float" office:value="599" calcext:value-type="float">
            <text:p>599</text:p>
          </table:table-cell>
          <table:table-cell table:formula="of:=[.D636]+IF([.A637]=&quot;forward&quot;;[.B637];0)" office:value-type="float" office:value="1252" calcext:value-type="float">
            <text:p>1252</text:p>
          </table:table-cell>
          <table:table-cell table:formula="of:=[.E636]+IF([.A637]=&quot;forward&quot;;[.B637]*[.C637];0)" office:value-type="float" office:value="367361" calcext:value-type="float">
            <text:p>367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637]+IF([.A638]=&quot;up&quot;;-[.B638];IF([.A638]=&quot;down&quot;;[.B638];0))" office:value-type="float" office:value="599" calcext:value-type="float">
            <text:p>599</text:p>
          </table:table-cell>
          <table:table-cell table:formula="of:=[.D637]+IF([.A638]=&quot;forward&quot;;[.B638];0)" office:value-type="float" office:value="1260" calcext:value-type="float">
            <text:p>1260</text:p>
          </table:table-cell>
          <table:table-cell table:formula="of:=[.E637]+IF([.A638]=&quot;forward&quot;;[.B638]*[.C638];0)" office:value-type="float" office:value="372153" calcext:value-type="float">
            <text:p>372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638]+IF([.A639]=&quot;up&quot;;-[.B639];IF([.A639]=&quot;down&quot;;[.B639];0))" office:value-type="float" office:value="599" calcext:value-type="float">
            <text:p>599</text:p>
          </table:table-cell>
          <table:table-cell table:formula="of:=[.D638]+IF([.A639]=&quot;forward&quot;;[.B639];0)" office:value-type="float" office:value="1261" calcext:value-type="float">
            <text:p>1261</text:p>
          </table:table-cell>
          <table:table-cell table:formula="of:=[.E638]+IF([.A639]=&quot;forward&quot;;[.B639]*[.C639];0)" office:value-type="float" office:value="372752" calcext:value-type="float">
            <text:p>372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639]+IF([.A640]=&quot;up&quot;;-[.B640];IF([.A640]=&quot;down&quot;;[.B640];0))" office:value-type="float" office:value="602" calcext:value-type="float">
            <text:p>602</text:p>
          </table:table-cell>
          <table:table-cell table:formula="of:=[.D639]+IF([.A640]=&quot;forward&quot;;[.B640];0)" office:value-type="float" office:value="1261" calcext:value-type="float">
            <text:p>1261</text:p>
          </table:table-cell>
          <table:table-cell table:formula="of:=[.E639]+IF([.A640]=&quot;forward&quot;;[.B640]*[.C640];0)" office:value-type="float" office:value="372752" calcext:value-type="float">
            <text:p>372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640]+IF([.A641]=&quot;up&quot;;-[.B641];IF([.A641]=&quot;down&quot;;[.B641];0))" office:value-type="float" office:value="606" calcext:value-type="float">
            <text:p>606</text:p>
          </table:table-cell>
          <table:table-cell table:formula="of:=[.D640]+IF([.A641]=&quot;forward&quot;;[.B641];0)" office:value-type="float" office:value="1261" calcext:value-type="float">
            <text:p>1261</text:p>
          </table:table-cell>
          <table:table-cell table:formula="of:=[.E640]+IF([.A641]=&quot;forward&quot;;[.B641]*[.C641];0)" office:value-type="float" office:value="372752" calcext:value-type="float">
            <text:p>372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641]+IF([.A642]=&quot;up&quot;;-[.B642];IF([.A642]=&quot;down&quot;;[.B642];0))" office:value-type="float" office:value="606" calcext:value-type="float">
            <text:p>606</text:p>
          </table:table-cell>
          <table:table-cell table:formula="of:=[.D641]+IF([.A642]=&quot;forward&quot;;[.B642];0)" office:value-type="float" office:value="1264" calcext:value-type="float">
            <text:p>1264</text:p>
          </table:table-cell>
          <table:table-cell table:formula="of:=[.E641]+IF([.A642]=&quot;forward&quot;;[.B642]*[.C642];0)" office:value-type="float" office:value="374570" calcext:value-type="float">
            <text:p>3745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642]+IF([.A643]=&quot;up&quot;;-[.B643];IF([.A643]=&quot;down&quot;;[.B643];0))" office:value-type="float" office:value="606" calcext:value-type="float">
            <text:p>606</text:p>
          </table:table-cell>
          <table:table-cell table:formula="of:=[.D642]+IF([.A643]=&quot;forward&quot;;[.B643];0)" office:value-type="float" office:value="1268" calcext:value-type="float">
            <text:p>1268</text:p>
          </table:table-cell>
          <table:table-cell table:formula="of:=[.E642]+IF([.A643]=&quot;forward&quot;;[.B643]*[.C643];0)" office:value-type="float" office:value="376994" calcext:value-type="float">
            <text:p>376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643]+IF([.A644]=&quot;up&quot;;-[.B644];IF([.A644]=&quot;down&quot;;[.B644];0))" office:value-type="float" office:value="607" calcext:value-type="float">
            <text:p>607</text:p>
          </table:table-cell>
          <table:table-cell table:formula="of:=[.D643]+IF([.A644]=&quot;forward&quot;;[.B644];0)" office:value-type="float" office:value="1268" calcext:value-type="float">
            <text:p>1268</text:p>
          </table:table-cell>
          <table:table-cell table:formula="of:=[.E643]+IF([.A644]=&quot;forward&quot;;[.B644]*[.C644];0)" office:value-type="float" office:value="376994" calcext:value-type="float">
            <text:p>376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644]+IF([.A645]=&quot;up&quot;;-[.B645];IF([.A645]=&quot;down&quot;;[.B645];0))" office:value-type="float" office:value="607" calcext:value-type="float">
            <text:p>607</text:p>
          </table:table-cell>
          <table:table-cell table:formula="of:=[.D644]+IF([.A645]=&quot;forward&quot;;[.B645];0)" office:value-type="float" office:value="1277" calcext:value-type="float">
            <text:p>1277</text:p>
          </table:table-cell>
          <table:table-cell table:formula="of:=[.E644]+IF([.A645]=&quot;forward&quot;;[.B645]*[.C645];0)" office:value-type="float" office:value="382457" calcext:value-type="float">
            <text:p>382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645]+IF([.A646]=&quot;up&quot;;-[.B646];IF([.A646]=&quot;down&quot;;[.B646];0))" office:value-type="float" office:value="600" calcext:value-type="float">
            <text:p>600</text:p>
          </table:table-cell>
          <table:table-cell table:formula="of:=[.D645]+IF([.A646]=&quot;forward&quot;;[.B646];0)" office:value-type="float" office:value="1277" calcext:value-type="float">
            <text:p>1277</text:p>
          </table:table-cell>
          <table:table-cell table:formula="of:=[.E645]+IF([.A646]=&quot;forward&quot;;[.B646]*[.C646];0)" office:value-type="float" office:value="382457" calcext:value-type="float">
            <text:p>382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646]+IF([.A647]=&quot;up&quot;;-[.B647];IF([.A647]=&quot;down&quot;;[.B647];0))" office:value-type="float" office:value="600" calcext:value-type="float">
            <text:p>600</text:p>
          </table:table-cell>
          <table:table-cell table:formula="of:=[.D646]+IF([.A647]=&quot;forward&quot;;[.B647];0)" office:value-type="float" office:value="1285" calcext:value-type="float">
            <text:p>1285</text:p>
          </table:table-cell>
          <table:table-cell table:formula="of:=[.E646]+IF([.A647]=&quot;forward&quot;;[.B647]*[.C647];0)" office:value-type="float" office:value="387257" calcext:value-type="float">
            <text:p>387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647]+IF([.A648]=&quot;up&quot;;-[.B648];IF([.A648]=&quot;down&quot;;[.B648];0))" office:value-type="float" office:value="609" calcext:value-type="float">
            <text:p>609</text:p>
          </table:table-cell>
          <table:table-cell table:formula="of:=[.D647]+IF([.A648]=&quot;forward&quot;;[.B648];0)" office:value-type="float" office:value="1285" calcext:value-type="float">
            <text:p>1285</text:p>
          </table:table-cell>
          <table:table-cell table:formula="of:=[.E647]+IF([.A648]=&quot;forward&quot;;[.B648]*[.C648];0)" office:value-type="float" office:value="387257" calcext:value-type="float">
            <text:p>387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648]+IF([.A649]=&quot;up&quot;;-[.B649];IF([.A649]=&quot;down&quot;;[.B649];0))" office:value-type="float" office:value="609" calcext:value-type="float">
            <text:p>609</text:p>
          </table:table-cell>
          <table:table-cell table:formula="of:=[.D648]+IF([.A649]=&quot;forward&quot;;[.B649];0)" office:value-type="float" office:value="1292" calcext:value-type="float">
            <text:p>1292</text:p>
          </table:table-cell>
          <table:table-cell table:formula="of:=[.E648]+IF([.A649]=&quot;forward&quot;;[.B649]*[.C649];0)" office:value-type="float" office:value="391520" calcext:value-type="float">
            <text:p>3915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649]+IF([.A650]=&quot;up&quot;;-[.B650];IF([.A650]=&quot;down&quot;;[.B650];0))" office:value-type="float" office:value="609" calcext:value-type="float">
            <text:p>609</text:p>
          </table:table-cell>
          <table:table-cell table:formula="of:=[.D649]+IF([.A650]=&quot;forward&quot;;[.B650];0)" office:value-type="float" office:value="1298" calcext:value-type="float">
            <text:p>1298</text:p>
          </table:table-cell>
          <table:table-cell table:formula="of:=[.E649]+IF([.A650]=&quot;forward&quot;;[.B650]*[.C650];0)" office:value-type="float" office:value="395174" calcext:value-type="float">
            <text:p>395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650]+IF([.A651]=&quot;up&quot;;-[.B651];IF([.A651]=&quot;down&quot;;[.B651];0))" office:value-type="float" office:value="609" calcext:value-type="float">
            <text:p>609</text:p>
          </table:table-cell>
          <table:table-cell table:formula="of:=[.D650]+IF([.A651]=&quot;forward&quot;;[.B651];0)" office:value-type="float" office:value="1300" calcext:value-type="float">
            <text:p>1300</text:p>
          </table:table-cell>
          <table:table-cell table:formula="of:=[.E650]+IF([.A651]=&quot;forward&quot;;[.B651]*[.C651];0)" office:value-type="float" office:value="396392" calcext:value-type="float">
            <text:p>396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651]+IF([.A652]=&quot;up&quot;;-[.B652];IF([.A652]=&quot;down&quot;;[.B652];0))" office:value-type="float" office:value="617" calcext:value-type="float">
            <text:p>617</text:p>
          </table:table-cell>
          <table:table-cell table:formula="of:=[.D651]+IF([.A652]=&quot;forward&quot;;[.B652];0)" office:value-type="float" office:value="1300" calcext:value-type="float">
            <text:p>1300</text:p>
          </table:table-cell>
          <table:table-cell table:formula="of:=[.E651]+IF([.A652]=&quot;forward&quot;;[.B652]*[.C652];0)" office:value-type="float" office:value="396392" calcext:value-type="float">
            <text:p>396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652]+IF([.A653]=&quot;up&quot;;-[.B653];IF([.A653]=&quot;down&quot;;[.B653];0))" office:value-type="float" office:value="608" calcext:value-type="float">
            <text:p>608</text:p>
          </table:table-cell>
          <table:table-cell table:formula="of:=[.D652]+IF([.A653]=&quot;forward&quot;;[.B653];0)" office:value-type="float" office:value="1300" calcext:value-type="float">
            <text:p>1300</text:p>
          </table:table-cell>
          <table:table-cell table:formula="of:=[.E652]+IF([.A653]=&quot;forward&quot;;[.B653]*[.C653];0)" office:value-type="float" office:value="396392" calcext:value-type="float">
            <text:p>396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653]+IF([.A654]=&quot;up&quot;;-[.B654];IF([.A654]=&quot;down&quot;;[.B654];0))" office:value-type="float" office:value="610" calcext:value-type="float">
            <text:p>610</text:p>
          </table:table-cell>
          <table:table-cell table:formula="of:=[.D653]+IF([.A654]=&quot;forward&quot;;[.B654];0)" office:value-type="float" office:value="1300" calcext:value-type="float">
            <text:p>1300</text:p>
          </table:table-cell>
          <table:table-cell table:formula="of:=[.E653]+IF([.A654]=&quot;forward&quot;;[.B654]*[.C654];0)" office:value-type="float" office:value="396392" calcext:value-type="float">
            <text:p>396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654]+IF([.A655]=&quot;up&quot;;-[.B655];IF([.A655]=&quot;down&quot;;[.B655];0))" office:value-type="float" office:value="610" calcext:value-type="float">
            <text:p>610</text:p>
          </table:table-cell>
          <table:table-cell table:formula="of:=[.D654]+IF([.A655]=&quot;forward&quot;;[.B655];0)" office:value-type="float" office:value="1308" calcext:value-type="float">
            <text:p>1308</text:p>
          </table:table-cell>
          <table:table-cell table:formula="of:=[.E654]+IF([.A655]=&quot;forward&quot;;[.B655]*[.C655];0)" office:value-type="float" office:value="401272" calcext:value-type="float">
            <text:p>401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655]+IF([.A656]=&quot;up&quot;;-[.B656];IF([.A656]=&quot;down&quot;;[.B656];0))" office:value-type="float" office:value="603" calcext:value-type="float">
            <text:p>603</text:p>
          </table:table-cell>
          <table:table-cell table:formula="of:=[.D655]+IF([.A656]=&quot;forward&quot;;[.B656];0)" office:value-type="float" office:value="1308" calcext:value-type="float">
            <text:p>1308</text:p>
          </table:table-cell>
          <table:table-cell table:formula="of:=[.E655]+IF([.A656]=&quot;forward&quot;;[.B656]*[.C656];0)" office:value-type="float" office:value="401272" calcext:value-type="float">
            <text:p>401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656]+IF([.A657]=&quot;up&quot;;-[.B657];IF([.A657]=&quot;down&quot;;[.B657];0))" office:value-type="float" office:value="608" calcext:value-type="float">
            <text:p>608</text:p>
          </table:table-cell>
          <table:table-cell table:formula="of:=[.D656]+IF([.A657]=&quot;forward&quot;;[.B657];0)" office:value-type="float" office:value="1308" calcext:value-type="float">
            <text:p>1308</text:p>
          </table:table-cell>
          <table:table-cell table:formula="of:=[.E656]+IF([.A657]=&quot;forward&quot;;[.B657]*[.C657];0)" office:value-type="float" office:value="401272" calcext:value-type="float">
            <text:p>401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657]+IF([.A658]=&quot;up&quot;;-[.B658];IF([.A658]=&quot;down&quot;;[.B658];0))" office:value-type="float" office:value="617" calcext:value-type="float">
            <text:p>617</text:p>
          </table:table-cell>
          <table:table-cell table:formula="of:=[.D657]+IF([.A658]=&quot;forward&quot;;[.B658];0)" office:value-type="float" office:value="1308" calcext:value-type="float">
            <text:p>1308</text:p>
          </table:table-cell>
          <table:table-cell table:formula="of:=[.E657]+IF([.A658]=&quot;forward&quot;;[.B658]*[.C658];0)" office:value-type="float" office:value="401272" calcext:value-type="float">
            <text:p>401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658]+IF([.A659]=&quot;up&quot;;-[.B659];IF([.A659]=&quot;down&quot;;[.B659];0))" office:value-type="float" office:value="620" calcext:value-type="float">
            <text:p>620</text:p>
          </table:table-cell>
          <table:table-cell table:formula="of:=[.D658]+IF([.A659]=&quot;forward&quot;;[.B659];0)" office:value-type="float" office:value="1308" calcext:value-type="float">
            <text:p>1308</text:p>
          </table:table-cell>
          <table:table-cell table:formula="of:=[.E658]+IF([.A659]=&quot;forward&quot;;[.B659]*[.C659];0)" office:value-type="float" office:value="401272" calcext:value-type="float">
            <text:p>401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659]+IF([.A660]=&quot;up&quot;;-[.B660];IF([.A660]=&quot;down&quot;;[.B660];0))" office:value-type="float" office:value="626" calcext:value-type="float">
            <text:p>626</text:p>
          </table:table-cell>
          <table:table-cell table:formula="of:=[.D659]+IF([.A660]=&quot;forward&quot;;[.B660];0)" office:value-type="float" office:value="1308" calcext:value-type="float">
            <text:p>1308</text:p>
          </table:table-cell>
          <table:table-cell table:formula="of:=[.E659]+IF([.A660]=&quot;forward&quot;;[.B660]*[.C660];0)" office:value-type="float" office:value="401272" calcext:value-type="float">
            <text:p>401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660]+IF([.A661]=&quot;up&quot;;-[.B661];IF([.A661]=&quot;down&quot;;[.B661];0))" office:value-type="float" office:value="630" calcext:value-type="float">
            <text:p>630</text:p>
          </table:table-cell>
          <table:table-cell table:formula="of:=[.D660]+IF([.A661]=&quot;forward&quot;;[.B661];0)" office:value-type="float" office:value="1308" calcext:value-type="float">
            <text:p>1308</text:p>
          </table:table-cell>
          <table:table-cell table:formula="of:=[.E660]+IF([.A661]=&quot;forward&quot;;[.B661]*[.C661];0)" office:value-type="float" office:value="401272" calcext:value-type="float">
            <text:p>401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661]+IF([.A662]=&quot;up&quot;;-[.B662];IF([.A662]=&quot;down&quot;;[.B662];0))" office:value-type="float" office:value="628" calcext:value-type="float">
            <text:p>628</text:p>
          </table:table-cell>
          <table:table-cell table:formula="of:=[.D661]+IF([.A662]=&quot;forward&quot;;[.B662];0)" office:value-type="float" office:value="1308" calcext:value-type="float">
            <text:p>1308</text:p>
          </table:table-cell>
          <table:table-cell table:formula="of:=[.E661]+IF([.A662]=&quot;forward&quot;;[.B662]*[.C662];0)" office:value-type="float" office:value="401272" calcext:value-type="float">
            <text:p>401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662]+IF([.A663]=&quot;up&quot;;-[.B663];IF([.A663]=&quot;down&quot;;[.B663];0))" office:value-type="float" office:value="631" calcext:value-type="float">
            <text:p>631</text:p>
          </table:table-cell>
          <table:table-cell table:formula="of:=[.D662]+IF([.A663]=&quot;forward&quot;;[.B663];0)" office:value-type="float" office:value="1308" calcext:value-type="float">
            <text:p>1308</text:p>
          </table:table-cell>
          <table:table-cell table:formula="of:=[.E662]+IF([.A663]=&quot;forward&quot;;[.B663]*[.C663];0)" office:value-type="float" office:value="401272" calcext:value-type="float">
            <text:p>401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663]+IF([.A664]=&quot;up&quot;;-[.B664];IF([.A664]=&quot;down&quot;;[.B664];0))" office:value-type="float" office:value="632" calcext:value-type="float">
            <text:p>632</text:p>
          </table:table-cell>
          <table:table-cell table:formula="of:=[.D663]+IF([.A664]=&quot;forward&quot;;[.B664];0)" office:value-type="float" office:value="1308" calcext:value-type="float">
            <text:p>1308</text:p>
          </table:table-cell>
          <table:table-cell table:formula="of:=[.E663]+IF([.A664]=&quot;forward&quot;;[.B664]*[.C664];0)" office:value-type="float" office:value="401272" calcext:value-type="float">
            <text:p>401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[.C664]+IF([.A665]=&quot;up&quot;;-[.B665];IF([.A665]=&quot;down&quot;;[.B665];0))" office:value-type="float" office:value="631" calcext:value-type="float">
            <text:p>631</text:p>
          </table:table-cell>
          <table:table-cell table:formula="of:=[.D664]+IF([.A665]=&quot;forward&quot;;[.B665];0)" office:value-type="float" office:value="1308" calcext:value-type="float">
            <text:p>1308</text:p>
          </table:table-cell>
          <table:table-cell table:formula="of:=[.E664]+IF([.A665]=&quot;forward&quot;;[.B665]*[.C665];0)" office:value-type="float" office:value="401272" calcext:value-type="float">
            <text:p>401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665]+IF([.A666]=&quot;up&quot;;-[.B666];IF([.A666]=&quot;down&quot;;[.B666];0))" office:value-type="float" office:value="625" calcext:value-type="float">
            <text:p>625</text:p>
          </table:table-cell>
          <table:table-cell table:formula="of:=[.D665]+IF([.A666]=&quot;forward&quot;;[.B666];0)" office:value-type="float" office:value="1308" calcext:value-type="float">
            <text:p>1308</text:p>
          </table:table-cell>
          <table:table-cell table:formula="of:=[.E665]+IF([.A666]=&quot;forward&quot;;[.B666]*[.C666];0)" office:value-type="float" office:value="401272" calcext:value-type="float">
            <text:p>401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666]+IF([.A667]=&quot;up&quot;;-[.B667];IF([.A667]=&quot;down&quot;;[.B667];0))" office:value-type="float" office:value="625" calcext:value-type="float">
            <text:p>625</text:p>
          </table:table-cell>
          <table:table-cell table:formula="of:=[.D666]+IF([.A667]=&quot;forward&quot;;[.B667];0)" office:value-type="float" office:value="1312" calcext:value-type="float">
            <text:p>1312</text:p>
          </table:table-cell>
          <table:table-cell table:formula="of:=[.E666]+IF([.A667]=&quot;forward&quot;;[.B667]*[.C667];0)" office:value-type="float" office:value="403772" calcext:value-type="float">
            <text:p>4037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667]+IF([.A668]=&quot;up&quot;;-[.B668];IF([.A668]=&quot;down&quot;;[.B668];0))" office:value-type="float" office:value="626" calcext:value-type="float">
            <text:p>626</text:p>
          </table:table-cell>
          <table:table-cell table:formula="of:=[.D667]+IF([.A668]=&quot;forward&quot;;[.B668];0)" office:value-type="float" office:value="1312" calcext:value-type="float">
            <text:p>1312</text:p>
          </table:table-cell>
          <table:table-cell table:formula="of:=[.E667]+IF([.A668]=&quot;forward&quot;;[.B668]*[.C668];0)" office:value-type="float" office:value="403772" calcext:value-type="float">
            <text:p>4037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668]+IF([.A669]=&quot;up&quot;;-[.B669];IF([.A669]=&quot;down&quot;;[.B669];0))" office:value-type="float" office:value="626" calcext:value-type="float">
            <text:p>626</text:p>
          </table:table-cell>
          <table:table-cell table:formula="of:=[.D668]+IF([.A669]=&quot;forward&quot;;[.B669];0)" office:value-type="float" office:value="1313" calcext:value-type="float">
            <text:p>1313</text:p>
          </table:table-cell>
          <table:table-cell table:formula="of:=[.E668]+IF([.A669]=&quot;forward&quot;;[.B669]*[.C669];0)" office:value-type="float" office:value="404398" calcext:value-type="float">
            <text:p>404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[.C669]+IF([.A670]=&quot;up&quot;;-[.B670];IF([.A670]=&quot;down&quot;;[.B670];0))" office:value-type="float" office:value="622" calcext:value-type="float">
            <text:p>622</text:p>
          </table:table-cell>
          <table:table-cell table:formula="of:=[.D669]+IF([.A670]=&quot;forward&quot;;[.B670];0)" office:value-type="float" office:value="1313" calcext:value-type="float">
            <text:p>1313</text:p>
          </table:table-cell>
          <table:table-cell table:formula="of:=[.E669]+IF([.A670]=&quot;forward&quot;;[.B670]*[.C670];0)" office:value-type="float" office:value="404398" calcext:value-type="float">
            <text:p>404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670]+IF([.A671]=&quot;up&quot;;-[.B671];IF([.A671]=&quot;down&quot;;[.B671];0))" office:value-type="float" office:value="622" calcext:value-type="float">
            <text:p>622</text:p>
          </table:table-cell>
          <table:table-cell table:formula="of:=[.D670]+IF([.A671]=&quot;forward&quot;;[.B671];0)" office:value-type="float" office:value="1317" calcext:value-type="float">
            <text:p>1317</text:p>
          </table:table-cell>
          <table:table-cell table:formula="of:=[.E670]+IF([.A671]=&quot;forward&quot;;[.B671]*[.C671];0)" office:value-type="float" office:value="406886" calcext:value-type="float">
            <text:p>406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671]+IF([.A672]=&quot;up&quot;;-[.B672];IF([.A672]=&quot;down&quot;;[.B672];0))" office:value-type="float" office:value="622" calcext:value-type="float">
            <text:p>622</text:p>
          </table:table-cell>
          <table:table-cell table:formula="of:=[.D671]+IF([.A672]=&quot;forward&quot;;[.B672];0)" office:value-type="float" office:value="1320" calcext:value-type="float">
            <text:p>1320</text:p>
          </table:table-cell>
          <table:table-cell table:formula="of:=[.E671]+IF([.A672]=&quot;forward&quot;;[.B672]*[.C672];0)" office:value-type="float" office:value="408752" calcext:value-type="float">
            <text:p>408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672]+IF([.A673]=&quot;up&quot;;-[.B673];IF([.A673]=&quot;down&quot;;[.B673];0))" office:value-type="float" office:value="622" calcext:value-type="float">
            <text:p>622</text:p>
          </table:table-cell>
          <table:table-cell table:formula="of:=[.D672]+IF([.A673]=&quot;forward&quot;;[.B673];0)" office:value-type="float" office:value="1328" calcext:value-type="float">
            <text:p>1328</text:p>
          </table:table-cell>
          <table:table-cell table:formula="of:=[.E672]+IF([.A673]=&quot;forward&quot;;[.B673]*[.C673];0)" office:value-type="float" office:value="413728" calcext:value-type="float">
            <text:p>413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673]+IF([.A674]=&quot;up&quot;;-[.B674];IF([.A674]=&quot;down&quot;;[.B674];0))" office:value-type="float" office:value="622" calcext:value-type="float">
            <text:p>622</text:p>
          </table:table-cell>
          <table:table-cell table:formula="of:=[.D673]+IF([.A674]=&quot;forward&quot;;[.B674];0)" office:value-type="float" office:value="1337" calcext:value-type="float">
            <text:p>1337</text:p>
          </table:table-cell>
          <table:table-cell table:formula="of:=[.E673]+IF([.A674]=&quot;forward&quot;;[.B674]*[.C674];0)" office:value-type="float" office:value="419326" calcext:value-type="float">
            <text:p>419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674]+IF([.A675]=&quot;up&quot;;-[.B675];IF([.A675]=&quot;down&quot;;[.B675];0))" office:value-type="float" office:value="622" calcext:value-type="float">
            <text:p>622</text:p>
          </table:table-cell>
          <table:table-cell table:formula="of:=[.D674]+IF([.A675]=&quot;forward&quot;;[.B675];0)" office:value-type="float" office:value="1346" calcext:value-type="float">
            <text:p>1346</text:p>
          </table:table-cell>
          <table:table-cell table:formula="of:=[.E674]+IF([.A675]=&quot;forward&quot;;[.B675]*[.C675];0)" office:value-type="float" office:value="424924" calcext:value-type="float">
            <text:p>424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675]+IF([.A676]=&quot;up&quot;;-[.B676];IF([.A676]=&quot;down&quot;;[.B676];0))" office:value-type="float" office:value="624" calcext:value-type="float">
            <text:p>624</text:p>
          </table:table-cell>
          <table:table-cell table:formula="of:=[.D675]+IF([.A676]=&quot;forward&quot;;[.B676];0)" office:value-type="float" office:value="1346" calcext:value-type="float">
            <text:p>1346</text:p>
          </table:table-cell>
          <table:table-cell table:formula="of:=[.E675]+IF([.A676]=&quot;forward&quot;;[.B676]*[.C676];0)" office:value-type="float" office:value="424924" calcext:value-type="float">
            <text:p>424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676]+IF([.A677]=&quot;up&quot;;-[.B677];IF([.A677]=&quot;down&quot;;[.B677];0))" office:value-type="float" office:value="629" calcext:value-type="float">
            <text:p>629</text:p>
          </table:table-cell>
          <table:table-cell table:formula="of:=[.D676]+IF([.A677]=&quot;forward&quot;;[.B677];0)" office:value-type="float" office:value="1346" calcext:value-type="float">
            <text:p>1346</text:p>
          </table:table-cell>
          <table:table-cell table:formula="of:=[.E676]+IF([.A677]=&quot;forward&quot;;[.B677]*[.C677];0)" office:value-type="float" office:value="424924" calcext:value-type="float">
            <text:p>424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677]+IF([.A678]=&quot;up&quot;;-[.B678];IF([.A678]=&quot;down&quot;;[.B678];0))" office:value-type="float" office:value="621" calcext:value-type="float">
            <text:p>621</text:p>
          </table:table-cell>
          <table:table-cell table:formula="of:=[.D677]+IF([.A678]=&quot;forward&quot;;[.B678];0)" office:value-type="float" office:value="1346" calcext:value-type="float">
            <text:p>1346</text:p>
          </table:table-cell>
          <table:table-cell table:formula="of:=[.E677]+IF([.A678]=&quot;forward&quot;;[.B678]*[.C678];0)" office:value-type="float" office:value="424924" calcext:value-type="float">
            <text:p>424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[.C678]+IF([.A679]=&quot;up&quot;;-[.B679];IF([.A679]=&quot;down&quot;;[.B679];0))" office:value-type="float" office:value="620" calcext:value-type="float">
            <text:p>620</text:p>
          </table:table-cell>
          <table:table-cell table:formula="of:=[.D678]+IF([.A679]=&quot;forward&quot;;[.B679];0)" office:value-type="float" office:value="1346" calcext:value-type="float">
            <text:p>1346</text:p>
          </table:table-cell>
          <table:table-cell table:formula="of:=[.E678]+IF([.A679]=&quot;forward&quot;;[.B679]*[.C679];0)" office:value-type="float" office:value="424924" calcext:value-type="float">
            <text:p>424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679]+IF([.A680]=&quot;up&quot;;-[.B680];IF([.A680]=&quot;down&quot;;[.B680];0))" office:value-type="float" office:value="629" calcext:value-type="float">
            <text:p>629</text:p>
          </table:table-cell>
          <table:table-cell table:formula="of:=[.D679]+IF([.A680]=&quot;forward&quot;;[.B680];0)" office:value-type="float" office:value="1346" calcext:value-type="float">
            <text:p>1346</text:p>
          </table:table-cell>
          <table:table-cell table:formula="of:=[.E679]+IF([.A680]=&quot;forward&quot;;[.B680]*[.C680];0)" office:value-type="float" office:value="424924" calcext:value-type="float">
            <text:p>424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680]+IF([.A681]=&quot;up&quot;;-[.B681];IF([.A681]=&quot;down&quot;;[.B681];0))" office:value-type="float" office:value="629" calcext:value-type="float">
            <text:p>629</text:p>
          </table:table-cell>
          <table:table-cell table:formula="of:=[.D680]+IF([.A681]=&quot;forward&quot;;[.B681];0)" office:value-type="float" office:value="1351" calcext:value-type="float">
            <text:p>1351</text:p>
          </table:table-cell>
          <table:table-cell table:formula="of:=[.E680]+IF([.A681]=&quot;forward&quot;;[.B681]*[.C681];0)" office:value-type="float" office:value="428069" calcext:value-type="float">
            <text:p>428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681]+IF([.A682]=&quot;up&quot;;-[.B682];IF([.A682]=&quot;down&quot;;[.B682];0))" office:value-type="float" office:value="630" calcext:value-type="float">
            <text:p>630</text:p>
          </table:table-cell>
          <table:table-cell table:formula="of:=[.D681]+IF([.A682]=&quot;forward&quot;;[.B682];0)" office:value-type="float" office:value="1351" calcext:value-type="float">
            <text:p>1351</text:p>
          </table:table-cell>
          <table:table-cell table:formula="of:=[.E681]+IF([.A682]=&quot;forward&quot;;[.B682]*[.C682];0)" office:value-type="float" office:value="428069" calcext:value-type="float">
            <text:p>428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682]+IF([.A683]=&quot;up&quot;;-[.B683];IF([.A683]=&quot;down&quot;;[.B683];0))" office:value-type="float" office:value="625" calcext:value-type="float">
            <text:p>625</text:p>
          </table:table-cell>
          <table:table-cell table:formula="of:=[.D682]+IF([.A683]=&quot;forward&quot;;[.B683];0)" office:value-type="float" office:value="1351" calcext:value-type="float">
            <text:p>1351</text:p>
          </table:table-cell>
          <table:table-cell table:formula="of:=[.E682]+IF([.A683]=&quot;forward&quot;;[.B683]*[.C683];0)" office:value-type="float" office:value="428069" calcext:value-type="float">
            <text:p>428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683]+IF([.A684]=&quot;up&quot;;-[.B684];IF([.A684]=&quot;down&quot;;[.B684];0))" office:value-type="float" office:value="629" calcext:value-type="float">
            <text:p>629</text:p>
          </table:table-cell>
          <table:table-cell table:formula="of:=[.D683]+IF([.A684]=&quot;forward&quot;;[.B684];0)" office:value-type="float" office:value="1351" calcext:value-type="float">
            <text:p>1351</text:p>
          </table:table-cell>
          <table:table-cell table:formula="of:=[.E683]+IF([.A684]=&quot;forward&quot;;[.B684]*[.C684];0)" office:value-type="float" office:value="428069" calcext:value-type="float">
            <text:p>428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684]+IF([.A685]=&quot;up&quot;;-[.B685];IF([.A685]=&quot;down&quot;;[.B685];0))" office:value-type="float" office:value="626" calcext:value-type="float">
            <text:p>626</text:p>
          </table:table-cell>
          <table:table-cell table:formula="of:=[.D684]+IF([.A685]=&quot;forward&quot;;[.B685];0)" office:value-type="float" office:value="1351" calcext:value-type="float">
            <text:p>1351</text:p>
          </table:table-cell>
          <table:table-cell table:formula="of:=[.E684]+IF([.A685]=&quot;forward&quot;;[.B685]*[.C685];0)" office:value-type="float" office:value="428069" calcext:value-type="float">
            <text:p>428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685]+IF([.A686]=&quot;up&quot;;-[.B686];IF([.A686]=&quot;down&quot;;[.B686];0))" office:value-type="float" office:value="626" calcext:value-type="float">
            <text:p>626</text:p>
          </table:table-cell>
          <table:table-cell table:formula="of:=[.D685]+IF([.A686]=&quot;forward&quot;;[.B686];0)" office:value-type="float" office:value="1360" calcext:value-type="float">
            <text:p>1360</text:p>
          </table:table-cell>
          <table:table-cell table:formula="of:=[.E685]+IF([.A686]=&quot;forward&quot;;[.B686]*[.C686];0)" office:value-type="float" office:value="433703" calcext:value-type="float">
            <text:p>4337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686]+IF([.A687]=&quot;up&quot;;-[.B687];IF([.A687]=&quot;down&quot;;[.B687];0))" office:value-type="float" office:value="619" calcext:value-type="float">
            <text:p>619</text:p>
          </table:table-cell>
          <table:table-cell table:formula="of:=[.D686]+IF([.A687]=&quot;forward&quot;;[.B687];0)" office:value-type="float" office:value="1360" calcext:value-type="float">
            <text:p>1360</text:p>
          </table:table-cell>
          <table:table-cell table:formula="of:=[.E686]+IF([.A687]=&quot;forward&quot;;[.B687]*[.C687];0)" office:value-type="float" office:value="433703" calcext:value-type="float">
            <text:p>4337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687]+IF([.A688]=&quot;up&quot;;-[.B688];IF([.A688]=&quot;down&quot;;[.B688];0))" office:value-type="float" office:value="619" calcext:value-type="float">
            <text:p>619</text:p>
          </table:table-cell>
          <table:table-cell table:formula="of:=[.D687]+IF([.A688]=&quot;forward&quot;;[.B688];0)" office:value-type="float" office:value="1369" calcext:value-type="float">
            <text:p>1369</text:p>
          </table:table-cell>
          <table:table-cell table:formula="of:=[.E687]+IF([.A688]=&quot;forward&quot;;[.B688]*[.C688];0)" office:value-type="float" office:value="439274" calcext:value-type="float">
            <text:p>439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[.C688]+IF([.A689]=&quot;up&quot;;-[.B689];IF([.A689]=&quot;down&quot;;[.B689];0))" office:value-type="float" office:value="618" calcext:value-type="float">
            <text:p>618</text:p>
          </table:table-cell>
          <table:table-cell table:formula="of:=[.D688]+IF([.A689]=&quot;forward&quot;;[.B689];0)" office:value-type="float" office:value="1369" calcext:value-type="float">
            <text:p>1369</text:p>
          </table:table-cell>
          <table:table-cell table:formula="of:=[.E688]+IF([.A689]=&quot;forward&quot;;[.B689]*[.C689];0)" office:value-type="float" office:value="439274" calcext:value-type="float">
            <text:p>439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689]+IF([.A690]=&quot;up&quot;;-[.B690];IF([.A690]=&quot;down&quot;;[.B690];0))" office:value-type="float" office:value="618" calcext:value-type="float">
            <text:p>618</text:p>
          </table:table-cell>
          <table:table-cell table:formula="of:=[.D689]+IF([.A690]=&quot;forward&quot;;[.B690];0)" office:value-type="float" office:value="1373" calcext:value-type="float">
            <text:p>1373</text:p>
          </table:table-cell>
          <table:table-cell table:formula="of:=[.E689]+IF([.A690]=&quot;forward&quot;;[.B690]*[.C690];0)" office:value-type="float" office:value="441746" calcext:value-type="float">
            <text:p>441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690]+IF([.A691]=&quot;up&quot;;-[.B691];IF([.A691]=&quot;down&quot;;[.B691];0))" office:value-type="float" office:value="618" calcext:value-type="float">
            <text:p>618</text:p>
          </table:table-cell>
          <table:table-cell table:formula="of:=[.D690]+IF([.A691]=&quot;forward&quot;;[.B691];0)" office:value-type="float" office:value="1381" calcext:value-type="float">
            <text:p>1381</text:p>
          </table:table-cell>
          <table:table-cell table:formula="of:=[.E690]+IF([.A691]=&quot;forward&quot;;[.B691]*[.C691];0)" office:value-type="float" office:value="446690" calcext:value-type="float">
            <text:p>4466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691]+IF([.A692]=&quot;up&quot;;-[.B692];IF([.A692]=&quot;down&quot;;[.B692];0))" office:value-type="float" office:value="612" calcext:value-type="float">
            <text:p>612</text:p>
          </table:table-cell>
          <table:table-cell table:formula="of:=[.D691]+IF([.A692]=&quot;forward&quot;;[.B692];0)" office:value-type="float" office:value="1381" calcext:value-type="float">
            <text:p>1381</text:p>
          </table:table-cell>
          <table:table-cell table:formula="of:=[.E691]+IF([.A692]=&quot;forward&quot;;[.B692]*[.C692];0)" office:value-type="float" office:value="446690" calcext:value-type="float">
            <text:p>4466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692]+IF([.A693]=&quot;up&quot;;-[.B693];IF([.A693]=&quot;down&quot;;[.B693];0))" office:value-type="float" office:value="618" calcext:value-type="float">
            <text:p>618</text:p>
          </table:table-cell>
          <table:table-cell table:formula="of:=[.D692]+IF([.A693]=&quot;forward&quot;;[.B693];0)" office:value-type="float" office:value="1381" calcext:value-type="float">
            <text:p>1381</text:p>
          </table:table-cell>
          <table:table-cell table:formula="of:=[.E692]+IF([.A693]=&quot;forward&quot;;[.B693]*[.C693];0)" office:value-type="float" office:value="446690" calcext:value-type="float">
            <text:p>4466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693]+IF([.A694]=&quot;up&quot;;-[.B694];IF([.A694]=&quot;down&quot;;[.B694];0))" office:value-type="float" office:value="626" calcext:value-type="float">
            <text:p>626</text:p>
          </table:table-cell>
          <table:table-cell table:formula="of:=[.D693]+IF([.A694]=&quot;forward&quot;;[.B694];0)" office:value-type="float" office:value="1381" calcext:value-type="float">
            <text:p>1381</text:p>
          </table:table-cell>
          <table:table-cell table:formula="of:=[.E693]+IF([.A694]=&quot;forward&quot;;[.B694]*[.C694];0)" office:value-type="float" office:value="446690" calcext:value-type="float">
            <text:p>4466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694]+IF([.A695]=&quot;up&quot;;-[.B695];IF([.A695]=&quot;down&quot;;[.B695];0))" office:value-type="float" office:value="634" calcext:value-type="float">
            <text:p>634</text:p>
          </table:table-cell>
          <table:table-cell table:formula="of:=[.D694]+IF([.A695]=&quot;forward&quot;;[.B695];0)" office:value-type="float" office:value="1381" calcext:value-type="float">
            <text:p>1381</text:p>
          </table:table-cell>
          <table:table-cell table:formula="of:=[.E694]+IF([.A695]=&quot;forward&quot;;[.B695]*[.C695];0)" office:value-type="float" office:value="446690" calcext:value-type="float">
            <text:p>4466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695]+IF([.A696]=&quot;up&quot;;-[.B696];IF([.A696]=&quot;down&quot;;[.B696];0))" office:value-type="float" office:value="643" calcext:value-type="float">
            <text:p>643</text:p>
          </table:table-cell>
          <table:table-cell table:formula="of:=[.D695]+IF([.A696]=&quot;forward&quot;;[.B696];0)" office:value-type="float" office:value="1381" calcext:value-type="float">
            <text:p>1381</text:p>
          </table:table-cell>
          <table:table-cell table:formula="of:=[.E695]+IF([.A696]=&quot;forward&quot;;[.B696]*[.C696];0)" office:value-type="float" office:value="446690" calcext:value-type="float">
            <text:p>4466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696]+IF([.A697]=&quot;up&quot;;-[.B697];IF([.A697]=&quot;down&quot;;[.B697];0))" office:value-type="float" office:value="645" calcext:value-type="float">
            <text:p>645</text:p>
          </table:table-cell>
          <table:table-cell table:formula="of:=[.D696]+IF([.A697]=&quot;forward&quot;;[.B697];0)" office:value-type="float" office:value="1381" calcext:value-type="float">
            <text:p>1381</text:p>
          </table:table-cell>
          <table:table-cell table:formula="of:=[.E696]+IF([.A697]=&quot;forward&quot;;[.B697]*[.C697];0)" office:value-type="float" office:value="446690" calcext:value-type="float">
            <text:p>4466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697]+IF([.A698]=&quot;up&quot;;-[.B698];IF([.A698]=&quot;down&quot;;[.B698];0))" office:value-type="float" office:value="638" calcext:value-type="float">
            <text:p>638</text:p>
          </table:table-cell>
          <table:table-cell table:formula="of:=[.D697]+IF([.A698]=&quot;forward&quot;;[.B698];0)" office:value-type="float" office:value="1381" calcext:value-type="float">
            <text:p>1381</text:p>
          </table:table-cell>
          <table:table-cell table:formula="of:=[.E697]+IF([.A698]=&quot;forward&quot;;[.B698]*[.C698];0)" office:value-type="float" office:value="446690" calcext:value-type="float">
            <text:p>4466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698]+IF([.A699]=&quot;up&quot;;-[.B699];IF([.A699]=&quot;down&quot;;[.B699];0))" office:value-type="float" office:value="638" calcext:value-type="float">
            <text:p>638</text:p>
          </table:table-cell>
          <table:table-cell table:formula="of:=[.D698]+IF([.A699]=&quot;forward&quot;;[.B699];0)" office:value-type="float" office:value="1390" calcext:value-type="float">
            <text:p>1390</text:p>
          </table:table-cell>
          <table:table-cell table:formula="of:=[.E698]+IF([.A699]=&quot;forward&quot;;[.B699]*[.C699];0)" office:value-type="float" office:value="452432" calcext:value-type="float">
            <text:p>452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699]+IF([.A700]=&quot;up&quot;;-[.B700];IF([.A700]=&quot;down&quot;;[.B700];0))" office:value-type="float" office:value="630" calcext:value-type="float">
            <text:p>630</text:p>
          </table:table-cell>
          <table:table-cell table:formula="of:=[.D699]+IF([.A700]=&quot;forward&quot;;[.B700];0)" office:value-type="float" office:value="1390" calcext:value-type="float">
            <text:p>1390</text:p>
          </table:table-cell>
          <table:table-cell table:formula="of:=[.E699]+IF([.A700]=&quot;forward&quot;;[.B700]*[.C700];0)" office:value-type="float" office:value="452432" calcext:value-type="float">
            <text:p>452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700]+IF([.A701]=&quot;up&quot;;-[.B701];IF([.A701]=&quot;down&quot;;[.B701];0))" office:value-type="float" office:value="639" calcext:value-type="float">
            <text:p>639</text:p>
          </table:table-cell>
          <table:table-cell table:formula="of:=[.D700]+IF([.A701]=&quot;forward&quot;;[.B701];0)" office:value-type="float" office:value="1390" calcext:value-type="float">
            <text:p>1390</text:p>
          </table:table-cell>
          <table:table-cell table:formula="of:=[.E700]+IF([.A701]=&quot;forward&quot;;[.B701]*[.C701];0)" office:value-type="float" office:value="452432" calcext:value-type="float">
            <text:p>452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701]+IF([.A702]=&quot;up&quot;;-[.B702];IF([.A702]=&quot;down&quot;;[.B702];0))" office:value-type="float" office:value="633" calcext:value-type="float">
            <text:p>633</text:p>
          </table:table-cell>
          <table:table-cell table:formula="of:=[.D701]+IF([.A702]=&quot;forward&quot;;[.B702];0)" office:value-type="float" office:value="1390" calcext:value-type="float">
            <text:p>1390</text:p>
          </table:table-cell>
          <table:table-cell table:formula="of:=[.E701]+IF([.A702]=&quot;forward&quot;;[.B702]*[.C702];0)" office:value-type="float" office:value="452432" calcext:value-type="float">
            <text:p>452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702]+IF([.A703]=&quot;up&quot;;-[.B703];IF([.A703]=&quot;down&quot;;[.B703];0))" office:value-type="float" office:value="633" calcext:value-type="float">
            <text:p>633</text:p>
          </table:table-cell>
          <table:table-cell table:formula="of:=[.D702]+IF([.A703]=&quot;forward&quot;;[.B703];0)" office:value-type="float" office:value="1394" calcext:value-type="float">
            <text:p>1394</text:p>
          </table:table-cell>
          <table:table-cell table:formula="of:=[.E702]+IF([.A703]=&quot;forward&quot;;[.B703]*[.C703];0)" office:value-type="float" office:value="454964" calcext:value-type="float">
            <text:p>4549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703]+IF([.A704]=&quot;up&quot;;-[.B704];IF([.A704]=&quot;down&quot;;[.B704];0))" office:value-type="float" office:value="626" calcext:value-type="float">
            <text:p>626</text:p>
          </table:table-cell>
          <table:table-cell table:formula="of:=[.D703]+IF([.A704]=&quot;forward&quot;;[.B704];0)" office:value-type="float" office:value="1394" calcext:value-type="float">
            <text:p>1394</text:p>
          </table:table-cell>
          <table:table-cell table:formula="of:=[.E703]+IF([.A704]=&quot;forward&quot;;[.B704]*[.C704];0)" office:value-type="float" office:value="454964" calcext:value-type="float">
            <text:p>4549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704]+IF([.A705]=&quot;up&quot;;-[.B705];IF([.A705]=&quot;down&quot;;[.B705];0))" office:value-type="float" office:value="632" calcext:value-type="float">
            <text:p>632</text:p>
          </table:table-cell>
          <table:table-cell table:formula="of:=[.D704]+IF([.A705]=&quot;forward&quot;;[.B705];0)" office:value-type="float" office:value="1394" calcext:value-type="float">
            <text:p>1394</text:p>
          </table:table-cell>
          <table:table-cell table:formula="of:=[.E704]+IF([.A705]=&quot;forward&quot;;[.B705]*[.C705];0)" office:value-type="float" office:value="454964" calcext:value-type="float">
            <text:p>4549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705]+IF([.A706]=&quot;up&quot;;-[.B706];IF([.A706]=&quot;down&quot;;[.B706];0))" office:value-type="float" office:value="625" calcext:value-type="float">
            <text:p>625</text:p>
          </table:table-cell>
          <table:table-cell table:formula="of:=[.D705]+IF([.A706]=&quot;forward&quot;;[.B706];0)" office:value-type="float" office:value="1394" calcext:value-type="float">
            <text:p>1394</text:p>
          </table:table-cell>
          <table:table-cell table:formula="of:=[.E705]+IF([.A706]=&quot;forward&quot;;[.B706]*[.C706];0)" office:value-type="float" office:value="454964" calcext:value-type="float">
            <text:p>4549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706]+IF([.A707]=&quot;up&quot;;-[.B707];IF([.A707]=&quot;down&quot;;[.B707];0))" office:value-type="float" office:value="629" calcext:value-type="float">
            <text:p>629</text:p>
          </table:table-cell>
          <table:table-cell table:formula="of:=[.D706]+IF([.A707]=&quot;forward&quot;;[.B707];0)" office:value-type="float" office:value="1394" calcext:value-type="float">
            <text:p>1394</text:p>
          </table:table-cell>
          <table:table-cell table:formula="of:=[.E706]+IF([.A707]=&quot;forward&quot;;[.B707]*[.C707];0)" office:value-type="float" office:value="454964" calcext:value-type="float">
            <text:p>4549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707]+IF([.A708]=&quot;up&quot;;-[.B708];IF([.A708]=&quot;down&quot;;[.B708];0))" office:value-type="float" office:value="629" calcext:value-type="float">
            <text:p>629</text:p>
          </table:table-cell>
          <table:table-cell table:formula="of:=[.D707]+IF([.A708]=&quot;forward&quot;;[.B708];0)" office:value-type="float" office:value="1396" calcext:value-type="float">
            <text:p>1396</text:p>
          </table:table-cell>
          <table:table-cell table:formula="of:=[.E707]+IF([.A708]=&quot;forward&quot;;[.B708]*[.C708];0)" office:value-type="float" office:value="456222" calcext:value-type="float">
            <text:p>456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708]+IF([.A709]=&quot;up&quot;;-[.B709];IF([.A709]=&quot;down&quot;;[.B709];0))" office:value-type="float" office:value="629" calcext:value-type="float">
            <text:p>629</text:p>
          </table:table-cell>
          <table:table-cell table:formula="of:=[.D708]+IF([.A709]=&quot;forward&quot;;[.B709];0)" office:value-type="float" office:value="1405" calcext:value-type="float">
            <text:p>1405</text:p>
          </table:table-cell>
          <table:table-cell table:formula="of:=[.E708]+IF([.A709]=&quot;forward&quot;;[.B709]*[.C709];0)" office:value-type="float" office:value="461883" calcext:value-type="float">
            <text:p>461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709]+IF([.A710]=&quot;up&quot;;-[.B710];IF([.A710]=&quot;down&quot;;[.B710];0))" office:value-type="float" office:value="635" calcext:value-type="float">
            <text:p>635</text:p>
          </table:table-cell>
          <table:table-cell table:formula="of:=[.D709]+IF([.A710]=&quot;forward&quot;;[.B710];0)" office:value-type="float" office:value="1405" calcext:value-type="float">
            <text:p>1405</text:p>
          </table:table-cell>
          <table:table-cell table:formula="of:=[.E709]+IF([.A710]=&quot;forward&quot;;[.B710]*[.C710];0)" office:value-type="float" office:value="461883" calcext:value-type="float">
            <text:p>461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710]+IF([.A711]=&quot;up&quot;;-[.B711];IF([.A711]=&quot;down&quot;;[.B711];0))" office:value-type="float" office:value="643" calcext:value-type="float">
            <text:p>643</text:p>
          </table:table-cell>
          <table:table-cell table:formula="of:=[.D710]+IF([.A711]=&quot;forward&quot;;[.B711];0)" office:value-type="float" office:value="1405" calcext:value-type="float">
            <text:p>1405</text:p>
          </table:table-cell>
          <table:table-cell table:formula="of:=[.E710]+IF([.A711]=&quot;forward&quot;;[.B711]*[.C711];0)" office:value-type="float" office:value="461883" calcext:value-type="float">
            <text:p>461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711]+IF([.A712]=&quot;up&quot;;-[.B712];IF([.A712]=&quot;down&quot;;[.B712];0))" office:value-type="float" office:value="643" calcext:value-type="float">
            <text:p>643</text:p>
          </table:table-cell>
          <table:table-cell table:formula="of:=[.D711]+IF([.A712]=&quot;forward&quot;;[.B712];0)" office:value-type="float" office:value="1411" calcext:value-type="float">
            <text:p>1411</text:p>
          </table:table-cell>
          <table:table-cell table:formula="of:=[.E711]+IF([.A712]=&quot;forward&quot;;[.B712]*[.C712];0)" office:value-type="float" office:value="465741" calcext:value-type="float">
            <text:p>465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712]+IF([.A713]=&quot;up&quot;;-[.B713];IF([.A713]=&quot;down&quot;;[.B713];0))" office:value-type="float" office:value="643" calcext:value-type="float">
            <text:p>643</text:p>
          </table:table-cell>
          <table:table-cell table:formula="of:=[.D712]+IF([.A713]=&quot;forward&quot;;[.B713];0)" office:value-type="float" office:value="1414" calcext:value-type="float">
            <text:p>1414</text:p>
          </table:table-cell>
          <table:table-cell table:formula="of:=[.E712]+IF([.A713]=&quot;forward&quot;;[.B713]*[.C713];0)" office:value-type="float" office:value="467670" calcext:value-type="float">
            <text:p>4676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713]+IF([.A714]=&quot;up&quot;;-[.B714];IF([.A714]=&quot;down&quot;;[.B714];0))" office:value-type="float" office:value="646" calcext:value-type="float">
            <text:p>646</text:p>
          </table:table-cell>
          <table:table-cell table:formula="of:=[.D713]+IF([.A714]=&quot;forward&quot;;[.B714];0)" office:value-type="float" office:value="1414" calcext:value-type="float">
            <text:p>1414</text:p>
          </table:table-cell>
          <table:table-cell table:formula="of:=[.E713]+IF([.A714]=&quot;forward&quot;;[.B714]*[.C714];0)" office:value-type="float" office:value="467670" calcext:value-type="float">
            <text:p>4676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714]+IF([.A715]=&quot;up&quot;;-[.B715];IF([.A715]=&quot;down&quot;;[.B715];0))" office:value-type="float" office:value="646" calcext:value-type="float">
            <text:p>646</text:p>
          </table:table-cell>
          <table:table-cell table:formula="of:=[.D714]+IF([.A715]=&quot;forward&quot;;[.B715];0)" office:value-type="float" office:value="1417" calcext:value-type="float">
            <text:p>1417</text:p>
          </table:table-cell>
          <table:table-cell table:formula="of:=[.E714]+IF([.A715]=&quot;forward&quot;;[.B715]*[.C715];0)" office:value-type="float" office:value="469608" calcext:value-type="float">
            <text:p>469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715]+IF([.A716]=&quot;up&quot;;-[.B716];IF([.A716]=&quot;down&quot;;[.B716];0))" office:value-type="float" office:value="646" calcext:value-type="float">
            <text:p>646</text:p>
          </table:table-cell>
          <table:table-cell table:formula="of:=[.D715]+IF([.A716]=&quot;forward&quot;;[.B716];0)" office:value-type="float" office:value="1424" calcext:value-type="float">
            <text:p>1424</text:p>
          </table:table-cell>
          <table:table-cell table:formula="of:=[.E715]+IF([.A716]=&quot;forward&quot;;[.B716]*[.C716];0)" office:value-type="float" office:value="474130" calcext:value-type="float">
            <text:p>474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716]+IF([.A717]=&quot;up&quot;;-[.B717];IF([.A717]=&quot;down&quot;;[.B717];0))" office:value-type="float" office:value="644" calcext:value-type="float">
            <text:p>644</text:p>
          </table:table-cell>
          <table:table-cell table:formula="of:=[.D716]+IF([.A717]=&quot;forward&quot;;[.B717];0)" office:value-type="float" office:value="1424" calcext:value-type="float">
            <text:p>1424</text:p>
          </table:table-cell>
          <table:table-cell table:formula="of:=[.E716]+IF([.A717]=&quot;forward&quot;;[.B717]*[.C717];0)" office:value-type="float" office:value="474130" calcext:value-type="float">
            <text:p>474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717]+IF([.A718]=&quot;up&quot;;-[.B718];IF([.A718]=&quot;down&quot;;[.B718];0))" office:value-type="float" office:value="652" calcext:value-type="float">
            <text:p>652</text:p>
          </table:table-cell>
          <table:table-cell table:formula="of:=[.D717]+IF([.A718]=&quot;forward&quot;;[.B718];0)" office:value-type="float" office:value="1424" calcext:value-type="float">
            <text:p>1424</text:p>
          </table:table-cell>
          <table:table-cell table:formula="of:=[.E717]+IF([.A718]=&quot;forward&quot;;[.B718]*[.C718];0)" office:value-type="float" office:value="474130" calcext:value-type="float">
            <text:p>474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718]+IF([.A719]=&quot;up&quot;;-[.B719];IF([.A719]=&quot;down&quot;;[.B719];0))" office:value-type="float" office:value="652" calcext:value-type="float">
            <text:p>652</text:p>
          </table:table-cell>
          <table:table-cell table:formula="of:=[.D718]+IF([.A719]=&quot;forward&quot;;[.B719];0)" office:value-type="float" office:value="1431" calcext:value-type="float">
            <text:p>1431</text:p>
          </table:table-cell>
          <table:table-cell table:formula="of:=[.E718]+IF([.A719]=&quot;forward&quot;;[.B719]*[.C719];0)" office:value-type="float" office:value="478694" calcext:value-type="float">
            <text:p>478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719]+IF([.A720]=&quot;up&quot;;-[.B720];IF([.A720]=&quot;down&quot;;[.B720];0))" office:value-type="float" office:value="657" calcext:value-type="float">
            <text:p>657</text:p>
          </table:table-cell>
          <table:table-cell table:formula="of:=[.D719]+IF([.A720]=&quot;forward&quot;;[.B720];0)" office:value-type="float" office:value="1431" calcext:value-type="float">
            <text:p>1431</text:p>
          </table:table-cell>
          <table:table-cell table:formula="of:=[.E719]+IF([.A720]=&quot;forward&quot;;[.B720]*[.C720];0)" office:value-type="float" office:value="478694" calcext:value-type="float">
            <text:p>478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720]+IF([.A721]=&quot;up&quot;;-[.B721];IF([.A721]=&quot;down&quot;;[.B721];0))" office:value-type="float" office:value="658" calcext:value-type="float">
            <text:p>658</text:p>
          </table:table-cell>
          <table:table-cell table:formula="of:=[.D720]+IF([.A721]=&quot;forward&quot;;[.B721];0)" office:value-type="float" office:value="1431" calcext:value-type="float">
            <text:p>1431</text:p>
          </table:table-cell>
          <table:table-cell table:formula="of:=[.E720]+IF([.A721]=&quot;forward&quot;;[.B721]*[.C721];0)" office:value-type="float" office:value="478694" calcext:value-type="float">
            <text:p>478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721]+IF([.A722]=&quot;up&quot;;-[.B722];IF([.A722]=&quot;down&quot;;[.B722];0))" office:value-type="float" office:value="664" calcext:value-type="float">
            <text:p>664</text:p>
          </table:table-cell>
          <table:table-cell table:formula="of:=[.D721]+IF([.A722]=&quot;forward&quot;;[.B722];0)" office:value-type="float" office:value="1431" calcext:value-type="float">
            <text:p>1431</text:p>
          </table:table-cell>
          <table:table-cell table:formula="of:=[.E721]+IF([.A722]=&quot;forward&quot;;[.B722]*[.C722];0)" office:value-type="float" office:value="478694" calcext:value-type="float">
            <text:p>478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722]+IF([.A723]=&quot;up&quot;;-[.B723];IF([.A723]=&quot;down&quot;;[.B723];0))" office:value-type="float" office:value="669" calcext:value-type="float">
            <text:p>669</text:p>
          </table:table-cell>
          <table:table-cell table:formula="of:=[.D722]+IF([.A723]=&quot;forward&quot;;[.B723];0)" office:value-type="float" office:value="1431" calcext:value-type="float">
            <text:p>1431</text:p>
          </table:table-cell>
          <table:table-cell table:formula="of:=[.E722]+IF([.A723]=&quot;forward&quot;;[.B723]*[.C723];0)" office:value-type="float" office:value="478694" calcext:value-type="float">
            <text:p>478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723]+IF([.A724]=&quot;up&quot;;-[.B724];IF([.A724]=&quot;down&quot;;[.B724];0))" office:value-type="float" office:value="671" calcext:value-type="float">
            <text:p>671</text:p>
          </table:table-cell>
          <table:table-cell table:formula="of:=[.D723]+IF([.A724]=&quot;forward&quot;;[.B724];0)" office:value-type="float" office:value="1431" calcext:value-type="float">
            <text:p>1431</text:p>
          </table:table-cell>
          <table:table-cell table:formula="of:=[.E723]+IF([.A724]=&quot;forward&quot;;[.B724]*[.C724];0)" office:value-type="float" office:value="478694" calcext:value-type="float">
            <text:p>478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724]+IF([.A725]=&quot;up&quot;;-[.B725];IF([.A725]=&quot;down&quot;;[.B725];0))" office:value-type="float" office:value="665" calcext:value-type="float">
            <text:p>665</text:p>
          </table:table-cell>
          <table:table-cell table:formula="of:=[.D724]+IF([.A725]=&quot;forward&quot;;[.B725];0)" office:value-type="float" office:value="1431" calcext:value-type="float">
            <text:p>1431</text:p>
          </table:table-cell>
          <table:table-cell table:formula="of:=[.E724]+IF([.A725]=&quot;forward&quot;;[.B725]*[.C725];0)" office:value-type="float" office:value="478694" calcext:value-type="float">
            <text:p>478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725]+IF([.A726]=&quot;up&quot;;-[.B726];IF([.A726]=&quot;down&quot;;[.B726];0))" office:value-type="float" office:value="665" calcext:value-type="float">
            <text:p>665</text:p>
          </table:table-cell>
          <table:table-cell table:formula="of:=[.D725]+IF([.A726]=&quot;forward&quot;;[.B726];0)" office:value-type="float" office:value="1438" calcext:value-type="float">
            <text:p>1438</text:p>
          </table:table-cell>
          <table:table-cell table:formula="of:=[.E725]+IF([.A726]=&quot;forward&quot;;[.B726]*[.C726];0)" office:value-type="float" office:value="483349" calcext:value-type="float">
            <text:p>483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726]+IF([.A727]=&quot;up&quot;;-[.B727];IF([.A727]=&quot;down&quot;;[.B727];0))" office:value-type="float" office:value="665" calcext:value-type="float">
            <text:p>665</text:p>
          </table:table-cell>
          <table:table-cell table:formula="of:=[.D726]+IF([.A727]=&quot;forward&quot;;[.B727];0)" office:value-type="float" office:value="1444" calcext:value-type="float">
            <text:p>1444</text:p>
          </table:table-cell>
          <table:table-cell table:formula="of:=[.E726]+IF([.A727]=&quot;forward&quot;;[.B727]*[.C727];0)" office:value-type="float" office:value="487339" calcext:value-type="float">
            <text:p>487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727]+IF([.A728]=&quot;up&quot;;-[.B728];IF([.A728]=&quot;down&quot;;[.B728];0))" office:value-type="float" office:value="666" calcext:value-type="float">
            <text:p>666</text:p>
          </table:table-cell>
          <table:table-cell table:formula="of:=[.D727]+IF([.A728]=&quot;forward&quot;;[.B728];0)" office:value-type="float" office:value="1444" calcext:value-type="float">
            <text:p>1444</text:p>
          </table:table-cell>
          <table:table-cell table:formula="of:=[.E727]+IF([.A728]=&quot;forward&quot;;[.B728]*[.C728];0)" office:value-type="float" office:value="487339" calcext:value-type="float">
            <text:p>487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728]+IF([.A729]=&quot;up&quot;;-[.B729];IF([.A729]=&quot;down&quot;;[.B729];0))" office:value-type="float" office:value="671" calcext:value-type="float">
            <text:p>671</text:p>
          </table:table-cell>
          <table:table-cell table:formula="of:=[.D728]+IF([.A729]=&quot;forward&quot;;[.B729];0)" office:value-type="float" office:value="1444" calcext:value-type="float">
            <text:p>1444</text:p>
          </table:table-cell>
          <table:table-cell table:formula="of:=[.E728]+IF([.A729]=&quot;forward&quot;;[.B729]*[.C729];0)" office:value-type="float" office:value="487339" calcext:value-type="float">
            <text:p>487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729]+IF([.A730]=&quot;up&quot;;-[.B730];IF([.A730]=&quot;down&quot;;[.B730];0))" office:value-type="float" office:value="671" calcext:value-type="float">
            <text:p>671</text:p>
          </table:table-cell>
          <table:table-cell table:formula="of:=[.D729]+IF([.A730]=&quot;forward&quot;;[.B730];0)" office:value-type="float" office:value="1451" calcext:value-type="float">
            <text:p>1451</text:p>
          </table:table-cell>
          <table:table-cell table:formula="of:=[.E729]+IF([.A730]=&quot;forward&quot;;[.B730]*[.C730];0)" office:value-type="float" office:value="492036" calcext:value-type="float">
            <text:p>492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730]+IF([.A731]=&quot;up&quot;;-[.B731];IF([.A731]=&quot;down&quot;;[.B731];0))" office:value-type="float" office:value="671" calcext:value-type="float">
            <text:p>671</text:p>
          </table:table-cell>
          <table:table-cell table:formula="of:=[.D730]+IF([.A731]=&quot;forward&quot;;[.B731];0)" office:value-type="float" office:value="1454" calcext:value-type="float">
            <text:p>1454</text:p>
          </table:table-cell>
          <table:table-cell table:formula="of:=[.E730]+IF([.A731]=&quot;forward&quot;;[.B731]*[.C731];0)" office:value-type="float" office:value="494049" calcext:value-type="float">
            <text:p>494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731]+IF([.A732]=&quot;up&quot;;-[.B732];IF([.A732]=&quot;down&quot;;[.B732];0))" office:value-type="float" office:value="680" calcext:value-type="float">
            <text:p>680</text:p>
          </table:table-cell>
          <table:table-cell table:formula="of:=[.D731]+IF([.A732]=&quot;forward&quot;;[.B732];0)" office:value-type="float" office:value="1454" calcext:value-type="float">
            <text:p>1454</text:p>
          </table:table-cell>
          <table:table-cell table:formula="of:=[.E731]+IF([.A732]=&quot;forward&quot;;[.B732]*[.C732];0)" office:value-type="float" office:value="494049" calcext:value-type="float">
            <text:p>494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732]+IF([.A733]=&quot;up&quot;;-[.B733];IF([.A733]=&quot;down&quot;;[.B733];0))" office:value-type="float" office:value="688" calcext:value-type="float">
            <text:p>688</text:p>
          </table:table-cell>
          <table:table-cell table:formula="of:=[.D732]+IF([.A733]=&quot;forward&quot;;[.B733];0)" office:value-type="float" office:value="1454" calcext:value-type="float">
            <text:p>1454</text:p>
          </table:table-cell>
          <table:table-cell table:formula="of:=[.E732]+IF([.A733]=&quot;forward&quot;;[.B733]*[.C733];0)" office:value-type="float" office:value="494049" calcext:value-type="float">
            <text:p>494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733]+IF([.A734]=&quot;up&quot;;-[.B734];IF([.A734]=&quot;down&quot;;[.B734];0))" office:value-type="float" office:value="688" calcext:value-type="float">
            <text:p>688</text:p>
          </table:table-cell>
          <table:table-cell table:formula="of:=[.D733]+IF([.A734]=&quot;forward&quot;;[.B734];0)" office:value-type="float" office:value="1459" calcext:value-type="float">
            <text:p>1459</text:p>
          </table:table-cell>
          <table:table-cell table:formula="of:=[.E733]+IF([.A734]=&quot;forward&quot;;[.B734]*[.C734];0)" office:value-type="float" office:value="497489" calcext:value-type="float">
            <text:p>497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734]+IF([.A735]=&quot;up&quot;;-[.B735];IF([.A735]=&quot;down&quot;;[.B735];0))" office:value-type="float" office:value="681" calcext:value-type="float">
            <text:p>681</text:p>
          </table:table-cell>
          <table:table-cell table:formula="of:=[.D734]+IF([.A735]=&quot;forward&quot;;[.B735];0)" office:value-type="float" office:value="1459" calcext:value-type="float">
            <text:p>1459</text:p>
          </table:table-cell>
          <table:table-cell table:formula="of:=[.E734]+IF([.A735]=&quot;forward&quot;;[.B735]*[.C735];0)" office:value-type="float" office:value="497489" calcext:value-type="float">
            <text:p>497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735]+IF([.A736]=&quot;up&quot;;-[.B736];IF([.A736]=&quot;down&quot;;[.B736];0))" office:value-type="float" office:value="681" calcext:value-type="float">
            <text:p>681</text:p>
          </table:table-cell>
          <table:table-cell table:formula="of:=[.D735]+IF([.A736]=&quot;forward&quot;;[.B736];0)" office:value-type="float" office:value="1460" calcext:value-type="float">
            <text:p>1460</text:p>
          </table:table-cell>
          <table:table-cell table:formula="of:=[.E735]+IF([.A736]=&quot;forward&quot;;[.B736]*[.C736];0)" office:value-type="float" office:value="498170" calcext:value-type="float">
            <text:p>498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736]+IF([.A737]=&quot;up&quot;;-[.B737];IF([.A737]=&quot;down&quot;;[.B737];0))" office:value-type="float" office:value="676" calcext:value-type="float">
            <text:p>676</text:p>
          </table:table-cell>
          <table:table-cell table:formula="of:=[.D736]+IF([.A737]=&quot;forward&quot;;[.B737];0)" office:value-type="float" office:value="1460" calcext:value-type="float">
            <text:p>1460</text:p>
          </table:table-cell>
          <table:table-cell table:formula="of:=[.E736]+IF([.A737]=&quot;forward&quot;;[.B737]*[.C737];0)" office:value-type="float" office:value="498170" calcext:value-type="float">
            <text:p>498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737]+IF([.A738]=&quot;up&quot;;-[.B738];IF([.A738]=&quot;down&quot;;[.B738];0))" office:value-type="float" office:value="683" calcext:value-type="float">
            <text:p>683</text:p>
          </table:table-cell>
          <table:table-cell table:formula="of:=[.D737]+IF([.A738]=&quot;forward&quot;;[.B738];0)" office:value-type="float" office:value="1460" calcext:value-type="float">
            <text:p>1460</text:p>
          </table:table-cell>
          <table:table-cell table:formula="of:=[.E737]+IF([.A738]=&quot;forward&quot;;[.B738]*[.C738];0)" office:value-type="float" office:value="498170" calcext:value-type="float">
            <text:p>498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738]+IF([.A739]=&quot;up&quot;;-[.B739];IF([.A739]=&quot;down&quot;;[.B739];0))" office:value-type="float" office:value="683" calcext:value-type="float">
            <text:p>683</text:p>
          </table:table-cell>
          <table:table-cell table:formula="of:=[.D738]+IF([.A739]=&quot;forward&quot;;[.B739];0)" office:value-type="float" office:value="1468" calcext:value-type="float">
            <text:p>1468</text:p>
          </table:table-cell>
          <table:table-cell table:formula="of:=[.E738]+IF([.A739]=&quot;forward&quot;;[.B739]*[.C739];0)" office:value-type="float" office:value="503634" calcext:value-type="float">
            <text:p>5036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739]+IF([.A740]=&quot;up&quot;;-[.B740];IF([.A740]=&quot;down&quot;;[.B740];0))" office:value-type="float" office:value="683" calcext:value-type="float">
            <text:p>683</text:p>
          </table:table-cell>
          <table:table-cell table:formula="of:=[.D739]+IF([.A740]=&quot;forward&quot;;[.B740];0)" office:value-type="float" office:value="1474" calcext:value-type="float">
            <text:p>1474</text:p>
          </table:table-cell>
          <table:table-cell table:formula="of:=[.E739]+IF([.A740]=&quot;forward&quot;;[.B740]*[.C740];0)" office:value-type="float" office:value="507732" calcext:value-type="float">
            <text:p>5077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740]+IF([.A741]=&quot;up&quot;;-[.B741];IF([.A741]=&quot;down&quot;;[.B741];0))" office:value-type="float" office:value="683" calcext:value-type="float">
            <text:p>683</text:p>
          </table:table-cell>
          <table:table-cell table:formula="of:=[.D740]+IF([.A741]=&quot;forward&quot;;[.B741];0)" office:value-type="float" office:value="1476" calcext:value-type="float">
            <text:p>1476</text:p>
          </table:table-cell>
          <table:table-cell table:formula="of:=[.E740]+IF([.A741]=&quot;forward&quot;;[.B741]*[.C741];0)" office:value-type="float" office:value="509098" calcext:value-type="float">
            <text:p>50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741]+IF([.A742]=&quot;up&quot;;-[.B742];IF([.A742]=&quot;down&quot;;[.B742];0))" office:value-type="float" office:value="684" calcext:value-type="float">
            <text:p>684</text:p>
          </table:table-cell>
          <table:table-cell table:formula="of:=[.D741]+IF([.A742]=&quot;forward&quot;;[.B742];0)" office:value-type="float" office:value="1476" calcext:value-type="float">
            <text:p>1476</text:p>
          </table:table-cell>
          <table:table-cell table:formula="of:=[.E741]+IF([.A742]=&quot;forward&quot;;[.B742]*[.C742];0)" office:value-type="float" office:value="509098" calcext:value-type="float">
            <text:p>50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742]+IF([.A743]=&quot;up&quot;;-[.B743];IF([.A743]=&quot;down&quot;;[.B743];0))" office:value-type="float" office:value="693" calcext:value-type="float">
            <text:p>693</text:p>
          </table:table-cell>
          <table:table-cell table:formula="of:=[.D742]+IF([.A743]=&quot;forward&quot;;[.B743];0)" office:value-type="float" office:value="1476" calcext:value-type="float">
            <text:p>1476</text:p>
          </table:table-cell>
          <table:table-cell table:formula="of:=[.E742]+IF([.A743]=&quot;forward&quot;;[.B743]*[.C743];0)" office:value-type="float" office:value="509098" calcext:value-type="float">
            <text:p>50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[.C743]+IF([.A744]=&quot;up&quot;;-[.B744];IF([.A744]=&quot;down&quot;;[.B744];0))" office:value-type="float" office:value="692" calcext:value-type="float">
            <text:p>692</text:p>
          </table:table-cell>
          <table:table-cell table:formula="of:=[.D743]+IF([.A744]=&quot;forward&quot;;[.B744];0)" office:value-type="float" office:value="1476" calcext:value-type="float">
            <text:p>1476</text:p>
          </table:table-cell>
          <table:table-cell table:formula="of:=[.E743]+IF([.A744]=&quot;forward&quot;;[.B744]*[.C744];0)" office:value-type="float" office:value="509098" calcext:value-type="float">
            <text:p>50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744]+IF([.A745]=&quot;up&quot;;-[.B745];IF([.A745]=&quot;down&quot;;[.B745];0))" office:value-type="float" office:value="694" calcext:value-type="float">
            <text:p>694</text:p>
          </table:table-cell>
          <table:table-cell table:formula="of:=[.D744]+IF([.A745]=&quot;forward&quot;;[.B745];0)" office:value-type="float" office:value="1476" calcext:value-type="float">
            <text:p>1476</text:p>
          </table:table-cell>
          <table:table-cell table:formula="of:=[.E744]+IF([.A745]=&quot;forward&quot;;[.B745]*[.C745];0)" office:value-type="float" office:value="509098" calcext:value-type="float">
            <text:p>50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745]+IF([.A746]=&quot;up&quot;;-[.B746];IF([.A746]=&quot;down&quot;;[.B746];0))" office:value-type="float" office:value="696" calcext:value-type="float">
            <text:p>696</text:p>
          </table:table-cell>
          <table:table-cell table:formula="of:=[.D745]+IF([.A746]=&quot;forward&quot;;[.B746];0)" office:value-type="float" office:value="1476" calcext:value-type="float">
            <text:p>1476</text:p>
          </table:table-cell>
          <table:table-cell table:formula="of:=[.E745]+IF([.A746]=&quot;forward&quot;;[.B746]*[.C746];0)" office:value-type="float" office:value="509098" calcext:value-type="float">
            <text:p>50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746]+IF([.A747]=&quot;up&quot;;-[.B747];IF([.A747]=&quot;down&quot;;[.B747];0))" office:value-type="float" office:value="703" calcext:value-type="float">
            <text:p>703</text:p>
          </table:table-cell>
          <table:table-cell table:formula="of:=[.D746]+IF([.A747]=&quot;forward&quot;;[.B747];0)" office:value-type="float" office:value="1476" calcext:value-type="float">
            <text:p>1476</text:p>
          </table:table-cell>
          <table:table-cell table:formula="of:=[.E746]+IF([.A747]=&quot;forward&quot;;[.B747]*[.C747];0)" office:value-type="float" office:value="509098" calcext:value-type="float">
            <text:p>50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747]+IF([.A748]=&quot;up&quot;;-[.B748];IF([.A748]=&quot;down&quot;;[.B748];0))" office:value-type="float" office:value="707" calcext:value-type="float">
            <text:p>707</text:p>
          </table:table-cell>
          <table:table-cell table:formula="of:=[.D747]+IF([.A748]=&quot;forward&quot;;[.B748];0)" office:value-type="float" office:value="1476" calcext:value-type="float">
            <text:p>1476</text:p>
          </table:table-cell>
          <table:table-cell table:formula="of:=[.E747]+IF([.A748]=&quot;forward&quot;;[.B748]*[.C748];0)" office:value-type="float" office:value="509098" calcext:value-type="float">
            <text:p>50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748]+IF([.A749]=&quot;up&quot;;-[.B749];IF([.A749]=&quot;down&quot;;[.B749];0))" office:value-type="float" office:value="707" calcext:value-type="float">
            <text:p>707</text:p>
          </table:table-cell>
          <table:table-cell table:formula="of:=[.D748]+IF([.A749]=&quot;forward&quot;;[.B749];0)" office:value-type="float" office:value="1477" calcext:value-type="float">
            <text:p>1477</text:p>
          </table:table-cell>
          <table:table-cell table:formula="of:=[.E748]+IF([.A749]=&quot;forward&quot;;[.B749]*[.C749];0)" office:value-type="float" office:value="509805" calcext:value-type="float">
            <text:p>509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749]+IF([.A750]=&quot;up&quot;;-[.B750];IF([.A750]=&quot;down&quot;;[.B750];0))" office:value-type="float" office:value="710" calcext:value-type="float">
            <text:p>710</text:p>
          </table:table-cell>
          <table:table-cell table:formula="of:=[.D749]+IF([.A750]=&quot;forward&quot;;[.B750];0)" office:value-type="float" office:value="1477" calcext:value-type="float">
            <text:p>1477</text:p>
          </table:table-cell>
          <table:table-cell table:formula="of:=[.E749]+IF([.A750]=&quot;forward&quot;;[.B750]*[.C750];0)" office:value-type="float" office:value="509805" calcext:value-type="float">
            <text:p>509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750]+IF([.A751]=&quot;up&quot;;-[.B751];IF([.A751]=&quot;down&quot;;[.B751];0))" office:value-type="float" office:value="715" calcext:value-type="float">
            <text:p>715</text:p>
          </table:table-cell>
          <table:table-cell table:formula="of:=[.D750]+IF([.A751]=&quot;forward&quot;;[.B751];0)" office:value-type="float" office:value="1477" calcext:value-type="float">
            <text:p>1477</text:p>
          </table:table-cell>
          <table:table-cell table:formula="of:=[.E750]+IF([.A751]=&quot;forward&quot;;[.B751]*[.C751];0)" office:value-type="float" office:value="509805" calcext:value-type="float">
            <text:p>509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751]+IF([.A752]=&quot;up&quot;;-[.B752];IF([.A752]=&quot;down&quot;;[.B752];0))" office:value-type="float" office:value="707" calcext:value-type="float">
            <text:p>707</text:p>
          </table:table-cell>
          <table:table-cell table:formula="of:=[.D751]+IF([.A752]=&quot;forward&quot;;[.B752];0)" office:value-type="float" office:value="1477" calcext:value-type="float">
            <text:p>1477</text:p>
          </table:table-cell>
          <table:table-cell table:formula="of:=[.E751]+IF([.A752]=&quot;forward&quot;;[.B752]*[.C752];0)" office:value-type="float" office:value="509805" calcext:value-type="float">
            <text:p>509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752]+IF([.A753]=&quot;up&quot;;-[.B753];IF([.A753]=&quot;down&quot;;[.B753];0))" office:value-type="float" office:value="707" calcext:value-type="float">
            <text:p>707</text:p>
          </table:table-cell>
          <table:table-cell table:formula="of:=[.D752]+IF([.A753]=&quot;forward&quot;;[.B753];0)" office:value-type="float" office:value="1484" calcext:value-type="float">
            <text:p>1484</text:p>
          </table:table-cell>
          <table:table-cell table:formula="of:=[.E752]+IF([.A753]=&quot;forward&quot;;[.B753]*[.C753];0)" office:value-type="float" office:value="514754" calcext:value-type="float">
            <text:p>514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753]+IF([.A754]=&quot;up&quot;;-[.B754];IF([.A754]=&quot;down&quot;;[.B754];0))" office:value-type="float" office:value="702" calcext:value-type="float">
            <text:p>702</text:p>
          </table:table-cell>
          <table:table-cell table:formula="of:=[.D753]+IF([.A754]=&quot;forward&quot;;[.B754];0)" office:value-type="float" office:value="1484" calcext:value-type="float">
            <text:p>1484</text:p>
          </table:table-cell>
          <table:table-cell table:formula="of:=[.E753]+IF([.A754]=&quot;forward&quot;;[.B754]*[.C754];0)" office:value-type="float" office:value="514754" calcext:value-type="float">
            <text:p>514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754]+IF([.A755]=&quot;up&quot;;-[.B755];IF([.A755]=&quot;down&quot;;[.B755];0))" office:value-type="float" office:value="710" calcext:value-type="float">
            <text:p>710</text:p>
          </table:table-cell>
          <table:table-cell table:formula="of:=[.D754]+IF([.A755]=&quot;forward&quot;;[.B755];0)" office:value-type="float" office:value="1484" calcext:value-type="float">
            <text:p>1484</text:p>
          </table:table-cell>
          <table:table-cell table:formula="of:=[.E754]+IF([.A755]=&quot;forward&quot;;[.B755]*[.C755];0)" office:value-type="float" office:value="514754" calcext:value-type="float">
            <text:p>514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755]+IF([.A756]=&quot;up&quot;;-[.B756];IF([.A756]=&quot;down&quot;;[.B756];0))" office:value-type="float" office:value="716" calcext:value-type="float">
            <text:p>716</text:p>
          </table:table-cell>
          <table:table-cell table:formula="of:=[.D755]+IF([.A756]=&quot;forward&quot;;[.B756];0)" office:value-type="float" office:value="1484" calcext:value-type="float">
            <text:p>1484</text:p>
          </table:table-cell>
          <table:table-cell table:formula="of:=[.E755]+IF([.A756]=&quot;forward&quot;;[.B756]*[.C756];0)" office:value-type="float" office:value="514754" calcext:value-type="float">
            <text:p>514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756]+IF([.A757]=&quot;up&quot;;-[.B757];IF([.A757]=&quot;down&quot;;[.B757];0))" office:value-type="float" office:value="719" calcext:value-type="float">
            <text:p>719</text:p>
          </table:table-cell>
          <table:table-cell table:formula="of:=[.D756]+IF([.A757]=&quot;forward&quot;;[.B757];0)" office:value-type="float" office:value="1484" calcext:value-type="float">
            <text:p>1484</text:p>
          </table:table-cell>
          <table:table-cell table:formula="of:=[.E756]+IF([.A757]=&quot;forward&quot;;[.B757]*[.C757];0)" office:value-type="float" office:value="514754" calcext:value-type="float">
            <text:p>514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757]+IF([.A758]=&quot;up&quot;;-[.B758];IF([.A758]=&quot;down&quot;;[.B758];0))" office:value-type="float" office:value="722" calcext:value-type="float">
            <text:p>722</text:p>
          </table:table-cell>
          <table:table-cell table:formula="of:=[.D757]+IF([.A758]=&quot;forward&quot;;[.B758];0)" office:value-type="float" office:value="1484" calcext:value-type="float">
            <text:p>1484</text:p>
          </table:table-cell>
          <table:table-cell table:formula="of:=[.E757]+IF([.A758]=&quot;forward&quot;;[.B758]*[.C758];0)" office:value-type="float" office:value="514754" calcext:value-type="float">
            <text:p>514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758]+IF([.A759]=&quot;up&quot;;-[.B759];IF([.A759]=&quot;down&quot;;[.B759];0))" office:value-type="float" office:value="731" calcext:value-type="float">
            <text:p>731</text:p>
          </table:table-cell>
          <table:table-cell table:formula="of:=[.D758]+IF([.A759]=&quot;forward&quot;;[.B759];0)" office:value-type="float" office:value="1484" calcext:value-type="float">
            <text:p>1484</text:p>
          </table:table-cell>
          <table:table-cell table:formula="of:=[.E758]+IF([.A759]=&quot;forward&quot;;[.B759]*[.C759];0)" office:value-type="float" office:value="514754" calcext:value-type="float">
            <text:p>514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759]+IF([.A760]=&quot;up&quot;;-[.B760];IF([.A760]=&quot;down&quot;;[.B760];0))" office:value-type="float" office:value="738" calcext:value-type="float">
            <text:p>738</text:p>
          </table:table-cell>
          <table:table-cell table:formula="of:=[.D759]+IF([.A760]=&quot;forward&quot;;[.B760];0)" office:value-type="float" office:value="1484" calcext:value-type="float">
            <text:p>1484</text:p>
          </table:table-cell>
          <table:table-cell table:formula="of:=[.E759]+IF([.A760]=&quot;forward&quot;;[.B760]*[.C760];0)" office:value-type="float" office:value="514754" calcext:value-type="float">
            <text:p>514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760]+IF([.A761]=&quot;up&quot;;-[.B761];IF([.A761]=&quot;down&quot;;[.B761];0))" office:value-type="float" office:value="738" calcext:value-type="float">
            <text:p>738</text:p>
          </table:table-cell>
          <table:table-cell table:formula="of:=[.D760]+IF([.A761]=&quot;forward&quot;;[.B761];0)" office:value-type="float" office:value="1488" calcext:value-type="float">
            <text:p>1488</text:p>
          </table:table-cell>
          <table:table-cell table:formula="of:=[.E760]+IF([.A761]=&quot;forward&quot;;[.B761]*[.C761];0)" office:value-type="float" office:value="517706" calcext:value-type="float">
            <text:p>517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761]+IF([.A762]=&quot;up&quot;;-[.B762];IF([.A762]=&quot;down&quot;;[.B762];0))" office:value-type="float" office:value="733" calcext:value-type="float">
            <text:p>733</text:p>
          </table:table-cell>
          <table:table-cell table:formula="of:=[.D761]+IF([.A762]=&quot;forward&quot;;[.B762];0)" office:value-type="float" office:value="1488" calcext:value-type="float">
            <text:p>1488</text:p>
          </table:table-cell>
          <table:table-cell table:formula="of:=[.E761]+IF([.A762]=&quot;forward&quot;;[.B762]*[.C762];0)" office:value-type="float" office:value="517706" calcext:value-type="float">
            <text:p>517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762]+IF([.A763]=&quot;up&quot;;-[.B763];IF([.A763]=&quot;down&quot;;[.B763];0))" office:value-type="float" office:value="733" calcext:value-type="float">
            <text:p>733</text:p>
          </table:table-cell>
          <table:table-cell table:formula="of:=[.D762]+IF([.A763]=&quot;forward&quot;;[.B763];0)" office:value-type="float" office:value="1491" calcext:value-type="float">
            <text:p>1491</text:p>
          </table:table-cell>
          <table:table-cell table:formula="of:=[.E762]+IF([.A763]=&quot;forward&quot;;[.B763]*[.C763];0)" office:value-type="float" office:value="519905" calcext:value-type="float">
            <text:p>519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763]+IF([.A764]=&quot;up&quot;;-[.B764];IF([.A764]=&quot;down&quot;;[.B764];0))" office:value-type="float" office:value="733" calcext:value-type="float">
            <text:p>733</text:p>
          </table:table-cell>
          <table:table-cell table:formula="of:=[.D763]+IF([.A764]=&quot;forward&quot;;[.B764];0)" office:value-type="float" office:value="1498" calcext:value-type="float">
            <text:p>1498</text:p>
          </table:table-cell>
          <table:table-cell table:formula="of:=[.E763]+IF([.A764]=&quot;forward&quot;;[.B764]*[.C764];0)" office:value-type="float" office:value="525036" calcext:value-type="float">
            <text:p>525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764]+IF([.A765]=&quot;up&quot;;-[.B765];IF([.A765]=&quot;down&quot;;[.B765];0))" office:value-type="float" office:value="736" calcext:value-type="float">
            <text:p>736</text:p>
          </table:table-cell>
          <table:table-cell table:formula="of:=[.D764]+IF([.A765]=&quot;forward&quot;;[.B765];0)" office:value-type="float" office:value="1498" calcext:value-type="float">
            <text:p>1498</text:p>
          </table:table-cell>
          <table:table-cell table:formula="of:=[.E764]+IF([.A765]=&quot;forward&quot;;[.B765]*[.C765];0)" office:value-type="float" office:value="525036" calcext:value-type="float">
            <text:p>525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765]+IF([.A766]=&quot;up&quot;;-[.B766];IF([.A766]=&quot;down&quot;;[.B766];0))" office:value-type="float" office:value="730" calcext:value-type="float">
            <text:p>730</text:p>
          </table:table-cell>
          <table:table-cell table:formula="of:=[.D765]+IF([.A766]=&quot;forward&quot;;[.B766];0)" office:value-type="float" office:value="1498" calcext:value-type="float">
            <text:p>1498</text:p>
          </table:table-cell>
          <table:table-cell table:formula="of:=[.E765]+IF([.A766]=&quot;forward&quot;;[.B766]*[.C766];0)" office:value-type="float" office:value="525036" calcext:value-type="float">
            <text:p>525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766]+IF([.A767]=&quot;up&quot;;-[.B767];IF([.A767]=&quot;down&quot;;[.B767];0))" office:value-type="float" office:value="730" calcext:value-type="float">
            <text:p>730</text:p>
          </table:table-cell>
          <table:table-cell table:formula="of:=[.D766]+IF([.A767]=&quot;forward&quot;;[.B767];0)" office:value-type="float" office:value="1502" calcext:value-type="float">
            <text:p>1502</text:p>
          </table:table-cell>
          <table:table-cell table:formula="of:=[.E766]+IF([.A767]=&quot;forward&quot;;[.B767]*[.C767];0)" office:value-type="float" office:value="527956" calcext:value-type="float">
            <text:p>527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767]+IF([.A768]=&quot;up&quot;;-[.B768];IF([.A768]=&quot;down&quot;;[.B768];0))" office:value-type="float" office:value="730" calcext:value-type="float">
            <text:p>730</text:p>
          </table:table-cell>
          <table:table-cell table:formula="of:=[.D767]+IF([.A768]=&quot;forward&quot;;[.B768];0)" office:value-type="float" office:value="1506" calcext:value-type="float">
            <text:p>1506</text:p>
          </table:table-cell>
          <table:table-cell table:formula="of:=[.E767]+IF([.A768]=&quot;forward&quot;;[.B768]*[.C768];0)" office:value-type="float" office:value="530876" calcext:value-type="float">
            <text:p>530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768]+IF([.A769]=&quot;up&quot;;-[.B769];IF([.A769]=&quot;down&quot;;[.B769];0))" office:value-type="float" office:value="734" calcext:value-type="float">
            <text:p>734</text:p>
          </table:table-cell>
          <table:table-cell table:formula="of:=[.D768]+IF([.A769]=&quot;forward&quot;;[.B769];0)" office:value-type="float" office:value="1506" calcext:value-type="float">
            <text:p>1506</text:p>
          </table:table-cell>
          <table:table-cell table:formula="of:=[.E768]+IF([.A769]=&quot;forward&quot;;[.B769]*[.C769];0)" office:value-type="float" office:value="530876" calcext:value-type="float">
            <text:p>530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769]+IF([.A770]=&quot;up&quot;;-[.B770];IF([.A770]=&quot;down&quot;;[.B770];0))" office:value-type="float" office:value="736" calcext:value-type="float">
            <text:p>736</text:p>
          </table:table-cell>
          <table:table-cell table:formula="of:=[.D769]+IF([.A770]=&quot;forward&quot;;[.B770];0)" office:value-type="float" office:value="1506" calcext:value-type="float">
            <text:p>1506</text:p>
          </table:table-cell>
          <table:table-cell table:formula="of:=[.E769]+IF([.A770]=&quot;forward&quot;;[.B770]*[.C770];0)" office:value-type="float" office:value="530876" calcext:value-type="float">
            <text:p>530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[.C770]+IF([.A771]=&quot;up&quot;;-[.B771];IF([.A771]=&quot;down&quot;;[.B771];0))" office:value-type="float" office:value="735" calcext:value-type="float">
            <text:p>735</text:p>
          </table:table-cell>
          <table:table-cell table:formula="of:=[.D770]+IF([.A771]=&quot;forward&quot;;[.B771];0)" office:value-type="float" office:value="1506" calcext:value-type="float">
            <text:p>1506</text:p>
          </table:table-cell>
          <table:table-cell table:formula="of:=[.E770]+IF([.A771]=&quot;forward&quot;;[.B771]*[.C771];0)" office:value-type="float" office:value="530876" calcext:value-type="float">
            <text:p>530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771]+IF([.A772]=&quot;up&quot;;-[.B772];IF([.A772]=&quot;down&quot;;[.B772];0))" office:value-type="float" office:value="735" calcext:value-type="float">
            <text:p>735</text:p>
          </table:table-cell>
          <table:table-cell table:formula="of:=[.D771]+IF([.A772]=&quot;forward&quot;;[.B772];0)" office:value-type="float" office:value="1514" calcext:value-type="float">
            <text:p>1514</text:p>
          </table:table-cell>
          <table:table-cell table:formula="of:=[.E771]+IF([.A772]=&quot;forward&quot;;[.B772]*[.C772];0)" office:value-type="float" office:value="536756" calcext:value-type="float">
            <text:p>5367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772]+IF([.A773]=&quot;up&quot;;-[.B773];IF([.A773]=&quot;down&quot;;[.B773];0))" office:value-type="float" office:value="735" calcext:value-type="float">
            <text:p>735</text:p>
          </table:table-cell>
          <table:table-cell table:formula="of:=[.D772]+IF([.A773]=&quot;forward&quot;;[.B773];0)" office:value-type="float" office:value="1517" calcext:value-type="float">
            <text:p>1517</text:p>
          </table:table-cell>
          <table:table-cell table:formula="of:=[.E772]+IF([.A773]=&quot;forward&quot;;[.B773]*[.C773];0)" office:value-type="float" office:value="538961" calcext:value-type="float">
            <text:p>538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[.C773]+IF([.A774]=&quot;up&quot;;-[.B774];IF([.A774]=&quot;down&quot;;[.B774];0))" office:value-type="float" office:value="734" calcext:value-type="float">
            <text:p>734</text:p>
          </table:table-cell>
          <table:table-cell table:formula="of:=[.D773]+IF([.A774]=&quot;forward&quot;;[.B774];0)" office:value-type="float" office:value="1517" calcext:value-type="float">
            <text:p>1517</text:p>
          </table:table-cell>
          <table:table-cell table:formula="of:=[.E773]+IF([.A774]=&quot;forward&quot;;[.B774]*[.C774];0)" office:value-type="float" office:value="538961" calcext:value-type="float">
            <text:p>538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774]+IF([.A775]=&quot;up&quot;;-[.B775];IF([.A775]=&quot;down&quot;;[.B775];0))" office:value-type="float" office:value="734" calcext:value-type="float">
            <text:p>734</text:p>
          </table:table-cell>
          <table:table-cell table:formula="of:=[.D774]+IF([.A775]=&quot;forward&quot;;[.B775];0)" office:value-type="float" office:value="1518" calcext:value-type="float">
            <text:p>1518</text:p>
          </table:table-cell>
          <table:table-cell table:formula="of:=[.E774]+IF([.A775]=&quot;forward&quot;;[.B775]*[.C775];0)" office:value-type="float" office:value="539695" calcext:value-type="float">
            <text:p>53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775]+IF([.A776]=&quot;up&quot;;-[.B776];IF([.A776]=&quot;down&quot;;[.B776];0))" office:value-type="float" office:value="743" calcext:value-type="float">
            <text:p>743</text:p>
          </table:table-cell>
          <table:table-cell table:formula="of:=[.D775]+IF([.A776]=&quot;forward&quot;;[.B776];0)" office:value-type="float" office:value="1518" calcext:value-type="float">
            <text:p>1518</text:p>
          </table:table-cell>
          <table:table-cell table:formula="of:=[.E775]+IF([.A776]=&quot;forward&quot;;[.B776]*[.C776];0)" office:value-type="float" office:value="539695" calcext:value-type="float">
            <text:p>53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776]+IF([.A777]=&quot;up&quot;;-[.B777];IF([.A777]=&quot;down&quot;;[.B777];0))" office:value-type="float" office:value="749" calcext:value-type="float">
            <text:p>749</text:p>
          </table:table-cell>
          <table:table-cell table:formula="of:=[.D776]+IF([.A777]=&quot;forward&quot;;[.B777];0)" office:value-type="float" office:value="1518" calcext:value-type="float">
            <text:p>1518</text:p>
          </table:table-cell>
          <table:table-cell table:formula="of:=[.E776]+IF([.A777]=&quot;forward&quot;;[.B777]*[.C777];0)" office:value-type="float" office:value="539695" calcext:value-type="float">
            <text:p>53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[.C777]+IF([.A778]=&quot;up&quot;;-[.B778];IF([.A778]=&quot;down&quot;;[.B778];0))" office:value-type="float" office:value="748" calcext:value-type="float">
            <text:p>748</text:p>
          </table:table-cell>
          <table:table-cell table:formula="of:=[.D777]+IF([.A778]=&quot;forward&quot;;[.B778];0)" office:value-type="float" office:value="1518" calcext:value-type="float">
            <text:p>1518</text:p>
          </table:table-cell>
          <table:table-cell table:formula="of:=[.E777]+IF([.A778]=&quot;forward&quot;;[.B778]*[.C778];0)" office:value-type="float" office:value="539695" calcext:value-type="float">
            <text:p>53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778]+IF([.A779]=&quot;up&quot;;-[.B779];IF([.A779]=&quot;down&quot;;[.B779];0))" office:value-type="float" office:value="752" calcext:value-type="float">
            <text:p>752</text:p>
          </table:table-cell>
          <table:table-cell table:formula="of:=[.D778]+IF([.A779]=&quot;forward&quot;;[.B779];0)" office:value-type="float" office:value="1518" calcext:value-type="float">
            <text:p>1518</text:p>
          </table:table-cell>
          <table:table-cell table:formula="of:=[.E778]+IF([.A779]=&quot;forward&quot;;[.B779]*[.C779];0)" office:value-type="float" office:value="539695" calcext:value-type="float">
            <text:p>53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779]+IF([.A780]=&quot;up&quot;;-[.B780];IF([.A780]=&quot;down&quot;;[.B780];0))" office:value-type="float" office:value="760" calcext:value-type="float">
            <text:p>760</text:p>
          </table:table-cell>
          <table:table-cell table:formula="of:=[.D779]+IF([.A780]=&quot;forward&quot;;[.B780];0)" office:value-type="float" office:value="1518" calcext:value-type="float">
            <text:p>1518</text:p>
          </table:table-cell>
          <table:table-cell table:formula="of:=[.E779]+IF([.A780]=&quot;forward&quot;;[.B780]*[.C780];0)" office:value-type="float" office:value="539695" calcext:value-type="float">
            <text:p>53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780]+IF([.A781]=&quot;up&quot;;-[.B781];IF([.A781]=&quot;down&quot;;[.B781];0))" office:value-type="float" office:value="751" calcext:value-type="float">
            <text:p>751</text:p>
          </table:table-cell>
          <table:table-cell table:formula="of:=[.D780]+IF([.A781]=&quot;forward&quot;;[.B781];0)" office:value-type="float" office:value="1518" calcext:value-type="float">
            <text:p>1518</text:p>
          </table:table-cell>
          <table:table-cell table:formula="of:=[.E780]+IF([.A781]=&quot;forward&quot;;[.B781]*[.C781];0)" office:value-type="float" office:value="539695" calcext:value-type="float">
            <text:p>53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781]+IF([.A782]=&quot;up&quot;;-[.B782];IF([.A782]=&quot;down&quot;;[.B782];0))" office:value-type="float" office:value="751" calcext:value-type="float">
            <text:p>751</text:p>
          </table:table-cell>
          <table:table-cell table:formula="of:=[.D781]+IF([.A782]=&quot;forward&quot;;[.B782];0)" office:value-type="float" office:value="1520" calcext:value-type="float">
            <text:p>1520</text:p>
          </table:table-cell>
          <table:table-cell table:formula="of:=[.E781]+IF([.A782]=&quot;forward&quot;;[.B782]*[.C782];0)" office:value-type="float" office:value="541197" calcext:value-type="float">
            <text:p>541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782]+IF([.A783]=&quot;up&quot;;-[.B783];IF([.A783]=&quot;down&quot;;[.B783];0))" office:value-type="float" office:value="754" calcext:value-type="float">
            <text:p>754</text:p>
          </table:table-cell>
          <table:table-cell table:formula="of:=[.D782]+IF([.A783]=&quot;forward&quot;;[.B783];0)" office:value-type="float" office:value="1520" calcext:value-type="float">
            <text:p>1520</text:p>
          </table:table-cell>
          <table:table-cell table:formula="of:=[.E782]+IF([.A783]=&quot;forward&quot;;[.B783]*[.C783];0)" office:value-type="float" office:value="541197" calcext:value-type="float">
            <text:p>541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783]+IF([.A784]=&quot;up&quot;;-[.B784];IF([.A784]=&quot;down&quot;;[.B784];0))" office:value-type="float" office:value="754" calcext:value-type="float">
            <text:p>754</text:p>
          </table:table-cell>
          <table:table-cell table:formula="of:=[.D783]+IF([.A784]=&quot;forward&quot;;[.B784];0)" office:value-type="float" office:value="1528" calcext:value-type="float">
            <text:p>1528</text:p>
          </table:table-cell>
          <table:table-cell table:formula="of:=[.E783]+IF([.A784]=&quot;forward&quot;;[.B784]*[.C784];0)" office:value-type="float" office:value="547229" calcext:value-type="float">
            <text:p>547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784]+IF([.A785]=&quot;up&quot;;-[.B785];IF([.A785]=&quot;down&quot;;[.B785];0))" office:value-type="float" office:value="760" calcext:value-type="float">
            <text:p>760</text:p>
          </table:table-cell>
          <table:table-cell table:formula="of:=[.D784]+IF([.A785]=&quot;forward&quot;;[.B785];0)" office:value-type="float" office:value="1528" calcext:value-type="float">
            <text:p>1528</text:p>
          </table:table-cell>
          <table:table-cell table:formula="of:=[.E784]+IF([.A785]=&quot;forward&quot;;[.B785]*[.C785];0)" office:value-type="float" office:value="547229" calcext:value-type="float">
            <text:p>547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785]+IF([.A786]=&quot;up&quot;;-[.B786];IF([.A786]=&quot;down&quot;;[.B786];0))" office:value-type="float" office:value="765" calcext:value-type="float">
            <text:p>765</text:p>
          </table:table-cell>
          <table:table-cell table:formula="of:=[.D785]+IF([.A786]=&quot;forward&quot;;[.B786];0)" office:value-type="float" office:value="1528" calcext:value-type="float">
            <text:p>1528</text:p>
          </table:table-cell>
          <table:table-cell table:formula="of:=[.E785]+IF([.A786]=&quot;forward&quot;;[.B786]*[.C786];0)" office:value-type="float" office:value="547229" calcext:value-type="float">
            <text:p>547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786]+IF([.A787]=&quot;up&quot;;-[.B787];IF([.A787]=&quot;down&quot;;[.B787];0))" office:value-type="float" office:value="769" calcext:value-type="float">
            <text:p>769</text:p>
          </table:table-cell>
          <table:table-cell table:formula="of:=[.D786]+IF([.A787]=&quot;forward&quot;;[.B787];0)" office:value-type="float" office:value="1528" calcext:value-type="float">
            <text:p>1528</text:p>
          </table:table-cell>
          <table:table-cell table:formula="of:=[.E786]+IF([.A787]=&quot;forward&quot;;[.B787]*[.C787];0)" office:value-type="float" office:value="547229" calcext:value-type="float">
            <text:p>547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787]+IF([.A788]=&quot;up&quot;;-[.B788];IF([.A788]=&quot;down&quot;;[.B788];0))" office:value-type="float" office:value="764" calcext:value-type="float">
            <text:p>764</text:p>
          </table:table-cell>
          <table:table-cell table:formula="of:=[.D787]+IF([.A788]=&quot;forward&quot;;[.B788];0)" office:value-type="float" office:value="1528" calcext:value-type="float">
            <text:p>1528</text:p>
          </table:table-cell>
          <table:table-cell table:formula="of:=[.E787]+IF([.A788]=&quot;forward&quot;;[.B788]*[.C788];0)" office:value-type="float" office:value="547229" calcext:value-type="float">
            <text:p>547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788]+IF([.A789]=&quot;up&quot;;-[.B789];IF([.A789]=&quot;down&quot;;[.B789];0))" office:value-type="float" office:value="773" calcext:value-type="float">
            <text:p>773</text:p>
          </table:table-cell>
          <table:table-cell table:formula="of:=[.D788]+IF([.A789]=&quot;forward&quot;;[.B789];0)" office:value-type="float" office:value="1528" calcext:value-type="float">
            <text:p>1528</text:p>
          </table:table-cell>
          <table:table-cell table:formula="of:=[.E788]+IF([.A789]=&quot;forward&quot;;[.B789]*[.C789];0)" office:value-type="float" office:value="547229" calcext:value-type="float">
            <text:p>547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789]+IF([.A790]=&quot;up&quot;;-[.B790];IF([.A790]=&quot;down&quot;;[.B790];0))" office:value-type="float" office:value="770" calcext:value-type="float">
            <text:p>770</text:p>
          </table:table-cell>
          <table:table-cell table:formula="of:=[.D789]+IF([.A790]=&quot;forward&quot;;[.B790];0)" office:value-type="float" office:value="1528" calcext:value-type="float">
            <text:p>1528</text:p>
          </table:table-cell>
          <table:table-cell table:formula="of:=[.E789]+IF([.A790]=&quot;forward&quot;;[.B790]*[.C790];0)" office:value-type="float" office:value="547229" calcext:value-type="float">
            <text:p>547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790]+IF([.A791]=&quot;up&quot;;-[.B791];IF([.A791]=&quot;down&quot;;[.B791];0))" office:value-type="float" office:value="770" calcext:value-type="float">
            <text:p>770</text:p>
          </table:table-cell>
          <table:table-cell table:formula="of:=[.D790]+IF([.A791]=&quot;forward&quot;;[.B791];0)" office:value-type="float" office:value="1532" calcext:value-type="float">
            <text:p>1532</text:p>
          </table:table-cell>
          <table:table-cell table:formula="of:=[.E790]+IF([.A791]=&quot;forward&quot;;[.B791]*[.C791];0)" office:value-type="float" office:value="550309" calcext:value-type="float">
            <text:p>550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791]+IF([.A792]=&quot;up&quot;;-[.B792];IF([.A792]=&quot;down&quot;;[.B792];0))" office:value-type="float" office:value="779" calcext:value-type="float">
            <text:p>779</text:p>
          </table:table-cell>
          <table:table-cell table:formula="of:=[.D791]+IF([.A792]=&quot;forward&quot;;[.B792];0)" office:value-type="float" office:value="1532" calcext:value-type="float">
            <text:p>1532</text:p>
          </table:table-cell>
          <table:table-cell table:formula="of:=[.E791]+IF([.A792]=&quot;forward&quot;;[.B792]*[.C792];0)" office:value-type="float" office:value="550309" calcext:value-type="float">
            <text:p>550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792]+IF([.A793]=&quot;up&quot;;-[.B793];IF([.A793]=&quot;down&quot;;[.B793];0))" office:value-type="float" office:value="786" calcext:value-type="float">
            <text:p>786</text:p>
          </table:table-cell>
          <table:table-cell table:formula="of:=[.D792]+IF([.A793]=&quot;forward&quot;;[.B793];0)" office:value-type="float" office:value="1532" calcext:value-type="float">
            <text:p>1532</text:p>
          </table:table-cell>
          <table:table-cell table:formula="of:=[.E792]+IF([.A793]=&quot;forward&quot;;[.B793]*[.C793];0)" office:value-type="float" office:value="550309" calcext:value-type="float">
            <text:p>550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793]+IF([.A794]=&quot;up&quot;;-[.B794];IF([.A794]=&quot;down&quot;;[.B794];0))" office:value-type="float" office:value="786" calcext:value-type="float">
            <text:p>786</text:p>
          </table:table-cell>
          <table:table-cell table:formula="of:=[.D793]+IF([.A794]=&quot;forward&quot;;[.B794];0)" office:value-type="float" office:value="1538" calcext:value-type="float">
            <text:p>1538</text:p>
          </table:table-cell>
          <table:table-cell table:formula="of:=[.E793]+IF([.A794]=&quot;forward&quot;;[.B794]*[.C794];0)" office:value-type="float" office:value="555025" calcext:value-type="float">
            <text:p>555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794]+IF([.A795]=&quot;up&quot;;-[.B795];IF([.A795]=&quot;down&quot;;[.B795];0))" office:value-type="float" office:value="786" calcext:value-type="float">
            <text:p>786</text:p>
          </table:table-cell>
          <table:table-cell table:formula="of:=[.D794]+IF([.A795]=&quot;forward&quot;;[.B795];0)" office:value-type="float" office:value="1544" calcext:value-type="float">
            <text:p>1544</text:p>
          </table:table-cell>
          <table:table-cell table:formula="of:=[.E794]+IF([.A795]=&quot;forward&quot;;[.B795]*[.C795];0)" office:value-type="float" office:value="559741" calcext:value-type="float">
            <text:p>559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795]+IF([.A796]=&quot;up&quot;;-[.B796];IF([.A796]=&quot;down&quot;;[.B796];0))" office:value-type="float" office:value="786" calcext:value-type="float">
            <text:p>786</text:p>
          </table:table-cell>
          <table:table-cell table:formula="of:=[.D795]+IF([.A796]=&quot;forward&quot;;[.B796];0)" office:value-type="float" office:value="1552" calcext:value-type="float">
            <text:p>1552</text:p>
          </table:table-cell>
          <table:table-cell table:formula="of:=[.E795]+IF([.A796]=&quot;forward&quot;;[.B796]*[.C796];0)" office:value-type="float" office:value="566029" calcext:value-type="float">
            <text:p>566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796]+IF([.A797]=&quot;up&quot;;-[.B797];IF([.A797]=&quot;down&quot;;[.B797];0))" office:value-type="float" office:value="786" calcext:value-type="float">
            <text:p>786</text:p>
          </table:table-cell>
          <table:table-cell table:formula="of:=[.D796]+IF([.A797]=&quot;forward&quot;;[.B797];0)" office:value-type="float" office:value="1558" calcext:value-type="float">
            <text:p>1558</text:p>
          </table:table-cell>
          <table:table-cell table:formula="of:=[.E796]+IF([.A797]=&quot;forward&quot;;[.B797]*[.C797];0)" office:value-type="float" office:value="570745" calcext:value-type="float">
            <text:p>570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797]+IF([.A798]=&quot;up&quot;;-[.B798];IF([.A798]=&quot;down&quot;;[.B798];0))" office:value-type="float" office:value="795" calcext:value-type="float">
            <text:p>795</text:p>
          </table:table-cell>
          <table:table-cell table:formula="of:=[.D797]+IF([.A798]=&quot;forward&quot;;[.B798];0)" office:value-type="float" office:value="1558" calcext:value-type="float">
            <text:p>1558</text:p>
          </table:table-cell>
          <table:table-cell table:formula="of:=[.E797]+IF([.A798]=&quot;forward&quot;;[.B798]*[.C798];0)" office:value-type="float" office:value="570745" calcext:value-type="float">
            <text:p>570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798]+IF([.A799]=&quot;up&quot;;-[.B799];IF([.A799]=&quot;down&quot;;[.B799];0))" office:value-type="float" office:value="796" calcext:value-type="float">
            <text:p>796</text:p>
          </table:table-cell>
          <table:table-cell table:formula="of:=[.D798]+IF([.A799]=&quot;forward&quot;;[.B799];0)" office:value-type="float" office:value="1558" calcext:value-type="float">
            <text:p>1558</text:p>
          </table:table-cell>
          <table:table-cell table:formula="of:=[.E798]+IF([.A799]=&quot;forward&quot;;[.B799]*[.C799];0)" office:value-type="float" office:value="570745" calcext:value-type="float">
            <text:p>570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799]+IF([.A800]=&quot;up&quot;;-[.B800];IF([.A800]=&quot;down&quot;;[.B800];0))" office:value-type="float" office:value="796" calcext:value-type="float">
            <text:p>796</text:p>
          </table:table-cell>
          <table:table-cell table:formula="of:=[.D799]+IF([.A800]=&quot;forward&quot;;[.B800];0)" office:value-type="float" office:value="1561" calcext:value-type="float">
            <text:p>1561</text:p>
          </table:table-cell>
          <table:table-cell table:formula="of:=[.E799]+IF([.A800]=&quot;forward&quot;;[.B800]*[.C800];0)" office:value-type="float" office:value="573133" calcext:value-type="float">
            <text:p>57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800]+IF([.A801]=&quot;up&quot;;-[.B801];IF([.A801]=&quot;down&quot;;[.B801];0))" office:value-type="float" office:value="796" calcext:value-type="float">
            <text:p>796</text:p>
          </table:table-cell>
          <table:table-cell table:formula="of:=[.D800]+IF([.A801]=&quot;forward&quot;;[.B801];0)" office:value-type="float" office:value="1570" calcext:value-type="float">
            <text:p>1570</text:p>
          </table:table-cell>
          <table:table-cell table:formula="of:=[.E800]+IF([.A801]=&quot;forward&quot;;[.B801]*[.C801];0)" office:value-type="float" office:value="580297" calcext:value-type="float">
            <text:p>580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801]+IF([.A802]=&quot;up&quot;;-[.B802];IF([.A802]=&quot;down&quot;;[.B802];0))" office:value-type="float" office:value="796" calcext:value-type="float">
            <text:p>796</text:p>
          </table:table-cell>
          <table:table-cell table:formula="of:=[.D801]+IF([.A802]=&quot;forward&quot;;[.B802];0)" office:value-type="float" office:value="1574" calcext:value-type="float">
            <text:p>1574</text:p>
          </table:table-cell>
          <table:table-cell table:formula="of:=[.E801]+IF([.A802]=&quot;forward&quot;;[.B802]*[.C802];0)" office:value-type="float" office:value="583481" calcext:value-type="float">
            <text:p>583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802]+IF([.A803]=&quot;up&quot;;-[.B803];IF([.A803]=&quot;down&quot;;[.B803];0))" office:value-type="float" office:value="788" calcext:value-type="float">
            <text:p>788</text:p>
          </table:table-cell>
          <table:table-cell table:formula="of:=[.D802]+IF([.A803]=&quot;forward&quot;;[.B803];0)" office:value-type="float" office:value="1574" calcext:value-type="float">
            <text:p>1574</text:p>
          </table:table-cell>
          <table:table-cell table:formula="of:=[.E802]+IF([.A803]=&quot;forward&quot;;[.B803]*[.C803];0)" office:value-type="float" office:value="583481" calcext:value-type="float">
            <text:p>583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803]+IF([.A804]=&quot;up&quot;;-[.B804];IF([.A804]=&quot;down&quot;;[.B804];0))" office:value-type="float" office:value="783" calcext:value-type="float">
            <text:p>783</text:p>
          </table:table-cell>
          <table:table-cell table:formula="of:=[.D803]+IF([.A804]=&quot;forward&quot;;[.B804];0)" office:value-type="float" office:value="1574" calcext:value-type="float">
            <text:p>1574</text:p>
          </table:table-cell>
          <table:table-cell table:formula="of:=[.E803]+IF([.A804]=&quot;forward&quot;;[.B804]*[.C804];0)" office:value-type="float" office:value="583481" calcext:value-type="float">
            <text:p>583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804]+IF([.A805]=&quot;up&quot;;-[.B805];IF([.A805]=&quot;down&quot;;[.B805];0))" office:value-type="float" office:value="781" calcext:value-type="float">
            <text:p>781</text:p>
          </table:table-cell>
          <table:table-cell table:formula="of:=[.D804]+IF([.A805]=&quot;forward&quot;;[.B805];0)" office:value-type="float" office:value="1574" calcext:value-type="float">
            <text:p>1574</text:p>
          </table:table-cell>
          <table:table-cell table:formula="of:=[.E804]+IF([.A805]=&quot;forward&quot;;[.B805]*[.C805];0)" office:value-type="float" office:value="583481" calcext:value-type="float">
            <text:p>583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805]+IF([.A806]=&quot;up&quot;;-[.B806];IF([.A806]=&quot;down&quot;;[.B806];0))" office:value-type="float" office:value="790" calcext:value-type="float">
            <text:p>790</text:p>
          </table:table-cell>
          <table:table-cell table:formula="of:=[.D805]+IF([.A806]=&quot;forward&quot;;[.B806];0)" office:value-type="float" office:value="1574" calcext:value-type="float">
            <text:p>1574</text:p>
          </table:table-cell>
          <table:table-cell table:formula="of:=[.E805]+IF([.A806]=&quot;forward&quot;;[.B806]*[.C806];0)" office:value-type="float" office:value="583481" calcext:value-type="float">
            <text:p>583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806]+IF([.A807]=&quot;up&quot;;-[.B807];IF([.A807]=&quot;down&quot;;[.B807];0))" office:value-type="float" office:value="790" calcext:value-type="float">
            <text:p>790</text:p>
          </table:table-cell>
          <table:table-cell table:formula="of:=[.D806]+IF([.A807]=&quot;forward&quot;;[.B807];0)" office:value-type="float" office:value="1583" calcext:value-type="float">
            <text:p>1583</text:p>
          </table:table-cell>
          <table:table-cell table:formula="of:=[.E806]+IF([.A807]=&quot;forward&quot;;[.B807]*[.C807];0)" office:value-type="float" office:value="590591" calcext:value-type="float">
            <text:p>590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807]+IF([.A808]=&quot;up&quot;;-[.B808];IF([.A808]=&quot;down&quot;;[.B808];0))" office:value-type="float" office:value="790" calcext:value-type="float">
            <text:p>790</text:p>
          </table:table-cell>
          <table:table-cell table:formula="of:=[.D807]+IF([.A808]=&quot;forward&quot;;[.B808];0)" office:value-type="float" office:value="1586" calcext:value-type="float">
            <text:p>1586</text:p>
          </table:table-cell>
          <table:table-cell table:formula="of:=[.E807]+IF([.A808]=&quot;forward&quot;;[.B808]*[.C808];0)" office:value-type="float" office:value="592961" calcext:value-type="float">
            <text:p>592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808]+IF([.A809]=&quot;up&quot;;-[.B809];IF([.A809]=&quot;down&quot;;[.B809];0))" office:value-type="float" office:value="790" calcext:value-type="float">
            <text:p>790</text:p>
          </table:table-cell>
          <table:table-cell table:formula="of:=[.D808]+IF([.A809]=&quot;forward&quot;;[.B809];0)" office:value-type="float" office:value="1591" calcext:value-type="float">
            <text:p>1591</text:p>
          </table:table-cell>
          <table:table-cell table:formula="of:=[.E808]+IF([.A809]=&quot;forward&quot;;[.B809]*[.C809];0)" office:value-type="float" office:value="596911" calcext:value-type="float">
            <text:p>596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809]+IF([.A810]=&quot;up&quot;;-[.B810];IF([.A810]=&quot;down&quot;;[.B810];0))" office:value-type="float" office:value="782" calcext:value-type="float">
            <text:p>782</text:p>
          </table:table-cell>
          <table:table-cell table:formula="of:=[.D809]+IF([.A810]=&quot;forward&quot;;[.B810];0)" office:value-type="float" office:value="1591" calcext:value-type="float">
            <text:p>1591</text:p>
          </table:table-cell>
          <table:table-cell table:formula="of:=[.E809]+IF([.A810]=&quot;forward&quot;;[.B810]*[.C810];0)" office:value-type="float" office:value="596911" calcext:value-type="float">
            <text:p>596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810]+IF([.A811]=&quot;up&quot;;-[.B811];IF([.A811]=&quot;down&quot;;[.B811];0))" office:value-type="float" office:value="784" calcext:value-type="float">
            <text:p>784</text:p>
          </table:table-cell>
          <table:table-cell table:formula="of:=[.D810]+IF([.A811]=&quot;forward&quot;;[.B811];0)" office:value-type="float" office:value="1591" calcext:value-type="float">
            <text:p>1591</text:p>
          </table:table-cell>
          <table:table-cell table:formula="of:=[.E810]+IF([.A811]=&quot;forward&quot;;[.B811]*[.C811];0)" office:value-type="float" office:value="596911" calcext:value-type="float">
            <text:p>596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811]+IF([.A812]=&quot;up&quot;;-[.B812];IF([.A812]=&quot;down&quot;;[.B812];0))" office:value-type="float" office:value="785" calcext:value-type="float">
            <text:p>785</text:p>
          </table:table-cell>
          <table:table-cell table:formula="of:=[.D811]+IF([.A812]=&quot;forward&quot;;[.B812];0)" office:value-type="float" office:value="1591" calcext:value-type="float">
            <text:p>1591</text:p>
          </table:table-cell>
          <table:table-cell table:formula="of:=[.E811]+IF([.A812]=&quot;forward&quot;;[.B812]*[.C812];0)" office:value-type="float" office:value="596911" calcext:value-type="float">
            <text:p>596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812]+IF([.A813]=&quot;up&quot;;-[.B813];IF([.A813]=&quot;down&quot;;[.B813];0))" office:value-type="float" office:value="785" calcext:value-type="float">
            <text:p>785</text:p>
          </table:table-cell>
          <table:table-cell table:formula="of:=[.D812]+IF([.A813]=&quot;forward&quot;;[.B813];0)" office:value-type="float" office:value="1600" calcext:value-type="float">
            <text:p>1600</text:p>
          </table:table-cell>
          <table:table-cell table:formula="of:=[.E812]+IF([.A813]=&quot;forward&quot;;[.B813]*[.C813];0)" office:value-type="float" office:value="603976" calcext:value-type="float">
            <text:p>603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813]+IF([.A814]=&quot;up&quot;;-[.B814];IF([.A814]=&quot;down&quot;;[.B814];0))" office:value-type="float" office:value="785" calcext:value-type="float">
            <text:p>785</text:p>
          </table:table-cell>
          <table:table-cell table:formula="of:=[.D813]+IF([.A814]=&quot;forward&quot;;[.B814];0)" office:value-type="float" office:value="1607" calcext:value-type="float">
            <text:p>1607</text:p>
          </table:table-cell>
          <table:table-cell table:formula="of:=[.E813]+IF([.A814]=&quot;forward&quot;;[.B814]*[.C814];0)" office:value-type="float" office:value="609471" calcext:value-type="float">
            <text:p>609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814]+IF([.A815]=&quot;up&quot;;-[.B815];IF([.A815]=&quot;down&quot;;[.B815];0))" office:value-type="float" office:value="792" calcext:value-type="float">
            <text:p>792</text:p>
          </table:table-cell>
          <table:table-cell table:formula="of:=[.D814]+IF([.A815]=&quot;forward&quot;;[.B815];0)" office:value-type="float" office:value="1607" calcext:value-type="float">
            <text:p>1607</text:p>
          </table:table-cell>
          <table:table-cell table:formula="of:=[.E814]+IF([.A815]=&quot;forward&quot;;[.B815]*[.C815];0)" office:value-type="float" office:value="609471" calcext:value-type="float">
            <text:p>609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815]+IF([.A816]=&quot;up&quot;;-[.B816];IF([.A816]=&quot;down&quot;;[.B816];0))" office:value-type="float" office:value="792" calcext:value-type="float">
            <text:p>792</text:p>
          </table:table-cell>
          <table:table-cell table:formula="of:=[.D815]+IF([.A816]=&quot;forward&quot;;[.B816];0)" office:value-type="float" office:value="1608" calcext:value-type="float">
            <text:p>1608</text:p>
          </table:table-cell>
          <table:table-cell table:formula="of:=[.E815]+IF([.A816]=&quot;forward&quot;;[.B816]*[.C816];0)" office:value-type="float" office:value="610263" calcext:value-type="float">
            <text:p>610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816]+IF([.A817]=&quot;up&quot;;-[.B817];IF([.A817]=&quot;down&quot;;[.B817];0))" office:value-type="float" office:value="797" calcext:value-type="float">
            <text:p>797</text:p>
          </table:table-cell>
          <table:table-cell table:formula="of:=[.D816]+IF([.A817]=&quot;forward&quot;;[.B817];0)" office:value-type="float" office:value="1608" calcext:value-type="float">
            <text:p>1608</text:p>
          </table:table-cell>
          <table:table-cell table:formula="of:=[.E816]+IF([.A817]=&quot;forward&quot;;[.B817]*[.C817];0)" office:value-type="float" office:value="610263" calcext:value-type="float">
            <text:p>610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817]+IF([.A818]=&quot;up&quot;;-[.B818];IF([.A818]=&quot;down&quot;;[.B818];0))" office:value-type="float" office:value="805" calcext:value-type="float">
            <text:p>805</text:p>
          </table:table-cell>
          <table:table-cell table:formula="of:=[.D817]+IF([.A818]=&quot;forward&quot;;[.B818];0)" office:value-type="float" office:value="1608" calcext:value-type="float">
            <text:p>1608</text:p>
          </table:table-cell>
          <table:table-cell table:formula="of:=[.E817]+IF([.A818]=&quot;forward&quot;;[.B818]*[.C818];0)" office:value-type="float" office:value="610263" calcext:value-type="float">
            <text:p>610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818]+IF([.A819]=&quot;up&quot;;-[.B819];IF([.A819]=&quot;down&quot;;[.B819];0))" office:value-type="float" office:value="809" calcext:value-type="float">
            <text:p>809</text:p>
          </table:table-cell>
          <table:table-cell table:formula="of:=[.D818]+IF([.A819]=&quot;forward&quot;;[.B819];0)" office:value-type="float" office:value="1608" calcext:value-type="float">
            <text:p>1608</text:p>
          </table:table-cell>
          <table:table-cell table:formula="of:=[.E818]+IF([.A819]=&quot;forward&quot;;[.B819]*[.C819];0)" office:value-type="float" office:value="610263" calcext:value-type="float">
            <text:p>610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819]+IF([.A820]=&quot;up&quot;;-[.B820];IF([.A820]=&quot;down&quot;;[.B820];0))" office:value-type="float" office:value="816" calcext:value-type="float">
            <text:p>816</text:p>
          </table:table-cell>
          <table:table-cell table:formula="of:=[.D819]+IF([.A820]=&quot;forward&quot;;[.B820];0)" office:value-type="float" office:value="1608" calcext:value-type="float">
            <text:p>1608</text:p>
          </table:table-cell>
          <table:table-cell table:formula="of:=[.E819]+IF([.A820]=&quot;forward&quot;;[.B820]*[.C820];0)" office:value-type="float" office:value="610263" calcext:value-type="float">
            <text:p>610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820]+IF([.A821]=&quot;up&quot;;-[.B821];IF([.A821]=&quot;down&quot;;[.B821];0))" office:value-type="float" office:value="817" calcext:value-type="float">
            <text:p>817</text:p>
          </table:table-cell>
          <table:table-cell table:formula="of:=[.D820]+IF([.A821]=&quot;forward&quot;;[.B821];0)" office:value-type="float" office:value="1608" calcext:value-type="float">
            <text:p>1608</text:p>
          </table:table-cell>
          <table:table-cell table:formula="of:=[.E820]+IF([.A821]=&quot;forward&quot;;[.B821]*[.C821];0)" office:value-type="float" office:value="610263" calcext:value-type="float">
            <text:p>610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821]+IF([.A822]=&quot;up&quot;;-[.B822];IF([.A822]=&quot;down&quot;;[.B822];0))" office:value-type="float" office:value="821" calcext:value-type="float">
            <text:p>821</text:p>
          </table:table-cell>
          <table:table-cell table:formula="of:=[.D821]+IF([.A822]=&quot;forward&quot;;[.B822];0)" office:value-type="float" office:value="1608" calcext:value-type="float">
            <text:p>1608</text:p>
          </table:table-cell>
          <table:table-cell table:formula="of:=[.E821]+IF([.A822]=&quot;forward&quot;;[.B822]*[.C822];0)" office:value-type="float" office:value="610263" calcext:value-type="float">
            <text:p>610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822]+IF([.A823]=&quot;up&quot;;-[.B823];IF([.A823]=&quot;down&quot;;[.B823];0))" office:value-type="float" office:value="828" calcext:value-type="float">
            <text:p>828</text:p>
          </table:table-cell>
          <table:table-cell table:formula="of:=[.D822]+IF([.A823]=&quot;forward&quot;;[.B823];0)" office:value-type="float" office:value="1608" calcext:value-type="float">
            <text:p>1608</text:p>
          </table:table-cell>
          <table:table-cell table:formula="of:=[.E822]+IF([.A823]=&quot;forward&quot;;[.B823]*[.C823];0)" office:value-type="float" office:value="610263" calcext:value-type="float">
            <text:p>610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823]+IF([.A824]=&quot;up&quot;;-[.B824];IF([.A824]=&quot;down&quot;;[.B824];0))" office:value-type="float" office:value="828" calcext:value-type="float">
            <text:p>828</text:p>
          </table:table-cell>
          <table:table-cell table:formula="of:=[.D823]+IF([.A824]=&quot;forward&quot;;[.B824];0)" office:value-type="float" office:value="1610" calcext:value-type="float">
            <text:p>1610</text:p>
          </table:table-cell>
          <table:table-cell table:formula="of:=[.E823]+IF([.A824]=&quot;forward&quot;;[.B824]*[.C824];0)" office:value-type="float" office:value="611919" calcext:value-type="float">
            <text:p>611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824]+IF([.A825]=&quot;up&quot;;-[.B825];IF([.A825]=&quot;down&quot;;[.B825];0))" office:value-type="float" office:value="833" calcext:value-type="float">
            <text:p>833</text:p>
          </table:table-cell>
          <table:table-cell table:formula="of:=[.D824]+IF([.A825]=&quot;forward&quot;;[.B825];0)" office:value-type="float" office:value="1610" calcext:value-type="float">
            <text:p>1610</text:p>
          </table:table-cell>
          <table:table-cell table:formula="of:=[.E824]+IF([.A825]=&quot;forward&quot;;[.B825]*[.C825];0)" office:value-type="float" office:value="611919" calcext:value-type="float">
            <text:p>611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825]+IF([.A826]=&quot;up&quot;;-[.B826];IF([.A826]=&quot;down&quot;;[.B826];0))" office:value-type="float" office:value="833" calcext:value-type="float">
            <text:p>833</text:p>
          </table:table-cell>
          <table:table-cell table:formula="of:=[.D825]+IF([.A826]=&quot;forward&quot;;[.B826];0)" office:value-type="float" office:value="1611" calcext:value-type="float">
            <text:p>1611</text:p>
          </table:table-cell>
          <table:table-cell table:formula="of:=[.E825]+IF([.A826]=&quot;forward&quot;;[.B826]*[.C826];0)" office:value-type="float" office:value="612752" calcext:value-type="float">
            <text:p>612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826]+IF([.A827]=&quot;up&quot;;-[.B827];IF([.A827]=&quot;down&quot;;[.B827];0))" office:value-type="float" office:value="837" calcext:value-type="float">
            <text:p>837</text:p>
          </table:table-cell>
          <table:table-cell table:formula="of:=[.D826]+IF([.A827]=&quot;forward&quot;;[.B827];0)" office:value-type="float" office:value="1611" calcext:value-type="float">
            <text:p>1611</text:p>
          </table:table-cell>
          <table:table-cell table:formula="of:=[.E826]+IF([.A827]=&quot;forward&quot;;[.B827]*[.C827];0)" office:value-type="float" office:value="612752" calcext:value-type="float">
            <text:p>612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827]+IF([.A828]=&quot;up&quot;;-[.B828];IF([.A828]=&quot;down&quot;;[.B828];0))" office:value-type="float" office:value="842" calcext:value-type="float">
            <text:p>842</text:p>
          </table:table-cell>
          <table:table-cell table:formula="of:=[.D827]+IF([.A828]=&quot;forward&quot;;[.B828];0)" office:value-type="float" office:value="1611" calcext:value-type="float">
            <text:p>1611</text:p>
          </table:table-cell>
          <table:table-cell table:formula="of:=[.E827]+IF([.A828]=&quot;forward&quot;;[.B828]*[.C828];0)" office:value-type="float" office:value="612752" calcext:value-type="float">
            <text:p>612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828]+IF([.A829]=&quot;up&quot;;-[.B829];IF([.A829]=&quot;down&quot;;[.B829];0))" office:value-type="float" office:value="844" calcext:value-type="float">
            <text:p>844</text:p>
          </table:table-cell>
          <table:table-cell table:formula="of:=[.D828]+IF([.A829]=&quot;forward&quot;;[.B829];0)" office:value-type="float" office:value="1611" calcext:value-type="float">
            <text:p>1611</text:p>
          </table:table-cell>
          <table:table-cell table:formula="of:=[.E828]+IF([.A829]=&quot;forward&quot;;[.B829]*[.C829];0)" office:value-type="float" office:value="612752" calcext:value-type="float">
            <text:p>612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829]+IF([.A830]=&quot;up&quot;;-[.B830];IF([.A830]=&quot;down&quot;;[.B830];0))" office:value-type="float" office:value="839" calcext:value-type="float">
            <text:p>839</text:p>
          </table:table-cell>
          <table:table-cell table:formula="of:=[.D829]+IF([.A830]=&quot;forward&quot;;[.B830];0)" office:value-type="float" office:value="1611" calcext:value-type="float">
            <text:p>1611</text:p>
          </table:table-cell>
          <table:table-cell table:formula="of:=[.E829]+IF([.A830]=&quot;forward&quot;;[.B830]*[.C830];0)" office:value-type="float" office:value="612752" calcext:value-type="float">
            <text:p>612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830]+IF([.A831]=&quot;up&quot;;-[.B831];IF([.A831]=&quot;down&quot;;[.B831];0))" office:value-type="float" office:value="839" calcext:value-type="float">
            <text:p>839</text:p>
          </table:table-cell>
          <table:table-cell table:formula="of:=[.D830]+IF([.A831]=&quot;forward&quot;;[.B831];0)" office:value-type="float" office:value="1620" calcext:value-type="float">
            <text:p>1620</text:p>
          </table:table-cell>
          <table:table-cell table:formula="of:=[.E830]+IF([.A831]=&quot;forward&quot;;[.B831]*[.C831];0)" office:value-type="float" office:value="620303" calcext:value-type="float">
            <text:p>620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831]+IF([.A832]=&quot;up&quot;;-[.B832];IF([.A832]=&quot;down&quot;;[.B832];0))" office:value-type="float" office:value="844" calcext:value-type="float">
            <text:p>844</text:p>
          </table:table-cell>
          <table:table-cell table:formula="of:=[.D831]+IF([.A832]=&quot;forward&quot;;[.B832];0)" office:value-type="float" office:value="1620" calcext:value-type="float">
            <text:p>1620</text:p>
          </table:table-cell>
          <table:table-cell table:formula="of:=[.E831]+IF([.A832]=&quot;forward&quot;;[.B832]*[.C832];0)" office:value-type="float" office:value="620303" calcext:value-type="float">
            <text:p>620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832]+IF([.A833]=&quot;up&quot;;-[.B833];IF([.A833]=&quot;down&quot;;[.B833];0))" office:value-type="float" office:value="844" calcext:value-type="float">
            <text:p>844</text:p>
          </table:table-cell>
          <table:table-cell table:formula="of:=[.D832]+IF([.A833]=&quot;forward&quot;;[.B833];0)" office:value-type="float" office:value="1621" calcext:value-type="float">
            <text:p>1621</text:p>
          </table:table-cell>
          <table:table-cell table:formula="of:=[.E832]+IF([.A833]=&quot;forward&quot;;[.B833]*[.C833];0)" office:value-type="float" office:value="621147" calcext:value-type="float">
            <text:p>621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833]+IF([.A834]=&quot;up&quot;;-[.B834];IF([.A834]=&quot;down&quot;;[.B834];0))" office:value-type="float" office:value="851" calcext:value-type="float">
            <text:p>851</text:p>
          </table:table-cell>
          <table:table-cell table:formula="of:=[.D833]+IF([.A834]=&quot;forward&quot;;[.B834];0)" office:value-type="float" office:value="1621" calcext:value-type="float">
            <text:p>1621</text:p>
          </table:table-cell>
          <table:table-cell table:formula="of:=[.E833]+IF([.A834]=&quot;forward&quot;;[.B834]*[.C834];0)" office:value-type="float" office:value="621147" calcext:value-type="float">
            <text:p>621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834]+IF([.A835]=&quot;up&quot;;-[.B835];IF([.A835]=&quot;down&quot;;[.B835];0))" office:value-type="float" office:value="855" calcext:value-type="float">
            <text:p>855</text:p>
          </table:table-cell>
          <table:table-cell table:formula="of:=[.D834]+IF([.A835]=&quot;forward&quot;;[.B835];0)" office:value-type="float" office:value="1621" calcext:value-type="float">
            <text:p>1621</text:p>
          </table:table-cell>
          <table:table-cell table:formula="of:=[.E834]+IF([.A835]=&quot;forward&quot;;[.B835]*[.C835];0)" office:value-type="float" office:value="621147" calcext:value-type="float">
            <text:p>621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835]+IF([.A836]=&quot;up&quot;;-[.B836];IF([.A836]=&quot;down&quot;;[.B836];0))" office:value-type="float" office:value="862" calcext:value-type="float">
            <text:p>862</text:p>
          </table:table-cell>
          <table:table-cell table:formula="of:=[.D835]+IF([.A836]=&quot;forward&quot;;[.B836];0)" office:value-type="float" office:value="1621" calcext:value-type="float">
            <text:p>1621</text:p>
          </table:table-cell>
          <table:table-cell table:formula="of:=[.E835]+IF([.A836]=&quot;forward&quot;;[.B836]*[.C836];0)" office:value-type="float" office:value="621147" calcext:value-type="float">
            <text:p>621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836]+IF([.A837]=&quot;up&quot;;-[.B837];IF([.A837]=&quot;down&quot;;[.B837];0))" office:value-type="float" office:value="868" calcext:value-type="float">
            <text:p>868</text:p>
          </table:table-cell>
          <table:table-cell table:formula="of:=[.D836]+IF([.A837]=&quot;forward&quot;;[.B837];0)" office:value-type="float" office:value="1621" calcext:value-type="float">
            <text:p>1621</text:p>
          </table:table-cell>
          <table:table-cell table:formula="of:=[.E836]+IF([.A837]=&quot;forward&quot;;[.B837]*[.C837];0)" office:value-type="float" office:value="621147" calcext:value-type="float">
            <text:p>621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837]+IF([.A838]=&quot;up&quot;;-[.B838];IF([.A838]=&quot;down&quot;;[.B838];0))" office:value-type="float" office:value="868" calcext:value-type="float">
            <text:p>868</text:p>
          </table:table-cell>
          <table:table-cell table:formula="of:=[.D837]+IF([.A838]=&quot;forward&quot;;[.B838];0)" office:value-type="float" office:value="1626" calcext:value-type="float">
            <text:p>1626</text:p>
          </table:table-cell>
          <table:table-cell table:formula="of:=[.E837]+IF([.A838]=&quot;forward&quot;;[.B838]*[.C838];0)" office:value-type="float" office:value="625487" calcext:value-type="float">
            <text:p>625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838]+IF([.A839]=&quot;up&quot;;-[.B839];IF([.A839]=&quot;down&quot;;[.B839];0))" office:value-type="float" office:value="871" calcext:value-type="float">
            <text:p>871</text:p>
          </table:table-cell>
          <table:table-cell table:formula="of:=[.D838]+IF([.A839]=&quot;forward&quot;;[.B839];0)" office:value-type="float" office:value="1626" calcext:value-type="float">
            <text:p>1626</text:p>
          </table:table-cell>
          <table:table-cell table:formula="of:=[.E838]+IF([.A839]=&quot;forward&quot;;[.B839]*[.C839];0)" office:value-type="float" office:value="625487" calcext:value-type="float">
            <text:p>625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839]+IF([.A840]=&quot;up&quot;;-[.B840];IF([.A840]=&quot;down&quot;;[.B840];0))" office:value-type="float" office:value="872" calcext:value-type="float">
            <text:p>872</text:p>
          </table:table-cell>
          <table:table-cell table:formula="of:=[.D839]+IF([.A840]=&quot;forward&quot;;[.B840];0)" office:value-type="float" office:value="1626" calcext:value-type="float">
            <text:p>1626</text:p>
          </table:table-cell>
          <table:table-cell table:formula="of:=[.E839]+IF([.A840]=&quot;forward&quot;;[.B840]*[.C840];0)" office:value-type="float" office:value="625487" calcext:value-type="float">
            <text:p>625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840]+IF([.A841]=&quot;up&quot;;-[.B841];IF([.A841]=&quot;down&quot;;[.B841];0))" office:value-type="float" office:value="870" calcext:value-type="float">
            <text:p>870</text:p>
          </table:table-cell>
          <table:table-cell table:formula="of:=[.D840]+IF([.A841]=&quot;forward&quot;;[.B841];0)" office:value-type="float" office:value="1626" calcext:value-type="float">
            <text:p>1626</text:p>
          </table:table-cell>
          <table:table-cell table:formula="of:=[.E840]+IF([.A841]=&quot;forward&quot;;[.B841]*[.C841];0)" office:value-type="float" office:value="625487" calcext:value-type="float">
            <text:p>625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841]+IF([.A842]=&quot;up&quot;;-[.B842];IF([.A842]=&quot;down&quot;;[.B842];0))" office:value-type="float" office:value="870" calcext:value-type="float">
            <text:p>870</text:p>
          </table:table-cell>
          <table:table-cell table:formula="of:=[.D841]+IF([.A842]=&quot;forward&quot;;[.B842];0)" office:value-type="float" office:value="1628" calcext:value-type="float">
            <text:p>1628</text:p>
          </table:table-cell>
          <table:table-cell table:formula="of:=[.E841]+IF([.A842]=&quot;forward&quot;;[.B842]*[.C842];0)" office:value-type="float" office:value="627227" calcext:value-type="float">
            <text:p>627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842]+IF([.A843]=&quot;up&quot;;-[.B843];IF([.A843]=&quot;down&quot;;[.B843];0))" office:value-type="float" office:value="870" calcext:value-type="float">
            <text:p>870</text:p>
          </table:table-cell>
          <table:table-cell table:formula="of:=[.D842]+IF([.A843]=&quot;forward&quot;;[.B843];0)" office:value-type="float" office:value="1630" calcext:value-type="float">
            <text:p>1630</text:p>
          </table:table-cell>
          <table:table-cell table:formula="of:=[.E842]+IF([.A843]=&quot;forward&quot;;[.B843]*[.C843];0)" office:value-type="float" office:value="628967" calcext:value-type="float">
            <text:p>6289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843]+IF([.A844]=&quot;up&quot;;-[.B844];IF([.A844]=&quot;down&quot;;[.B844];0))" office:value-type="float" office:value="870" calcext:value-type="float">
            <text:p>870</text:p>
          </table:table-cell>
          <table:table-cell table:formula="of:=[.D843]+IF([.A844]=&quot;forward&quot;;[.B844];0)" office:value-type="float" office:value="1631" calcext:value-type="float">
            <text:p>1631</text:p>
          </table:table-cell>
          <table:table-cell table:formula="of:=[.E843]+IF([.A844]=&quot;forward&quot;;[.B844]*[.C844];0)" office:value-type="float" office:value="629837" calcext:value-type="float">
            <text:p>629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844]+IF([.A845]=&quot;up&quot;;-[.B845];IF([.A845]=&quot;down&quot;;[.B845];0))" office:value-type="float" office:value="871" calcext:value-type="float">
            <text:p>871</text:p>
          </table:table-cell>
          <table:table-cell table:formula="of:=[.D844]+IF([.A845]=&quot;forward&quot;;[.B845];0)" office:value-type="float" office:value="1631" calcext:value-type="float">
            <text:p>1631</text:p>
          </table:table-cell>
          <table:table-cell table:formula="of:=[.E844]+IF([.A845]=&quot;forward&quot;;[.B845]*[.C845];0)" office:value-type="float" office:value="629837" calcext:value-type="float">
            <text:p>629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845]+IF([.A846]=&quot;up&quot;;-[.B846];IF([.A846]=&quot;down&quot;;[.B846];0))" office:value-type="float" office:value="871" calcext:value-type="float">
            <text:p>871</text:p>
          </table:table-cell>
          <table:table-cell table:formula="of:=[.D845]+IF([.A846]=&quot;forward&quot;;[.B846];0)" office:value-type="float" office:value="1634" calcext:value-type="float">
            <text:p>1634</text:p>
          </table:table-cell>
          <table:table-cell table:formula="of:=[.E845]+IF([.A846]=&quot;forward&quot;;[.B846]*[.C846];0)" office:value-type="float" office:value="632450" calcext:value-type="float">
            <text:p>6324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846]+IF([.A847]=&quot;up&quot;;-[.B847];IF([.A847]=&quot;down&quot;;[.B847];0))" office:value-type="float" office:value="871" calcext:value-type="float">
            <text:p>871</text:p>
          </table:table-cell>
          <table:table-cell table:formula="of:=[.D846]+IF([.A847]=&quot;forward&quot;;[.B847];0)" office:value-type="float" office:value="1639" calcext:value-type="float">
            <text:p>1639</text:p>
          </table:table-cell>
          <table:table-cell table:formula="of:=[.E846]+IF([.A847]=&quot;forward&quot;;[.B847]*[.C847];0)" office:value-type="float" office:value="636805" calcext:value-type="float">
            <text:p>636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847]+IF([.A848]=&quot;up&quot;;-[.B848];IF([.A848]=&quot;down&quot;;[.B848];0))" office:value-type="float" office:value="871" calcext:value-type="float">
            <text:p>871</text:p>
          </table:table-cell>
          <table:table-cell table:formula="of:=[.D847]+IF([.A848]=&quot;forward&quot;;[.B848];0)" office:value-type="float" office:value="1643" calcext:value-type="float">
            <text:p>1643</text:p>
          </table:table-cell>
          <table:table-cell table:formula="of:=[.E847]+IF([.A848]=&quot;forward&quot;;[.B848]*[.C848];0)" office:value-type="float" office:value="640289" calcext:value-type="float">
            <text:p>640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848]+IF([.A849]=&quot;up&quot;;-[.B849];IF([.A849]=&quot;down&quot;;[.B849];0))" office:value-type="float" office:value="878" calcext:value-type="float">
            <text:p>878</text:p>
          </table:table-cell>
          <table:table-cell table:formula="of:=[.D848]+IF([.A849]=&quot;forward&quot;;[.B849];0)" office:value-type="float" office:value="1643" calcext:value-type="float">
            <text:p>1643</text:p>
          </table:table-cell>
          <table:table-cell table:formula="of:=[.E848]+IF([.A849]=&quot;forward&quot;;[.B849]*[.C849];0)" office:value-type="float" office:value="640289" calcext:value-type="float">
            <text:p>640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849]+IF([.A850]=&quot;up&quot;;-[.B850];IF([.A850]=&quot;down&quot;;[.B850];0))" office:value-type="float" office:value="878" calcext:value-type="float">
            <text:p>878</text:p>
          </table:table-cell>
          <table:table-cell table:formula="of:=[.D849]+IF([.A850]=&quot;forward&quot;;[.B850];0)" office:value-type="float" office:value="1650" calcext:value-type="float">
            <text:p>1650</text:p>
          </table:table-cell>
          <table:table-cell table:formula="of:=[.E849]+IF([.A850]=&quot;forward&quot;;[.B850]*[.C850];0)" office:value-type="float" office:value="646435" calcext:value-type="float">
            <text:p>646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850]+IF([.A851]=&quot;up&quot;;-[.B851];IF([.A851]=&quot;down&quot;;[.B851];0))" office:value-type="float" office:value="879" calcext:value-type="float">
            <text:p>879</text:p>
          </table:table-cell>
          <table:table-cell table:formula="of:=[.D850]+IF([.A851]=&quot;forward&quot;;[.B851];0)" office:value-type="float" office:value="1650" calcext:value-type="float">
            <text:p>1650</text:p>
          </table:table-cell>
          <table:table-cell table:formula="of:=[.E850]+IF([.A851]=&quot;forward&quot;;[.B851]*[.C851];0)" office:value-type="float" office:value="646435" calcext:value-type="float">
            <text:p>646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851]+IF([.A852]=&quot;up&quot;;-[.B852];IF([.A852]=&quot;down&quot;;[.B852];0))" office:value-type="float" office:value="879" calcext:value-type="float">
            <text:p>879</text:p>
          </table:table-cell>
          <table:table-cell table:formula="of:=[.D851]+IF([.A852]=&quot;forward&quot;;[.B852];0)" office:value-type="float" office:value="1657" calcext:value-type="float">
            <text:p>1657</text:p>
          </table:table-cell>
          <table:table-cell table:formula="of:=[.E851]+IF([.A852]=&quot;forward&quot;;[.B852]*[.C852];0)" office:value-type="float" office:value="652588" calcext:value-type="float">
            <text:p>652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852]+IF([.A853]=&quot;up&quot;;-[.B853];IF([.A853]=&quot;down&quot;;[.B853];0))" office:value-type="float" office:value="879" calcext:value-type="float">
            <text:p>879</text:p>
          </table:table-cell>
          <table:table-cell table:formula="of:=[.D852]+IF([.A853]=&quot;forward&quot;;[.B853];0)" office:value-type="float" office:value="1662" calcext:value-type="float">
            <text:p>1662</text:p>
          </table:table-cell>
          <table:table-cell table:formula="of:=[.E852]+IF([.A853]=&quot;forward&quot;;[.B853]*[.C853];0)" office:value-type="float" office:value="656983" calcext:value-type="float">
            <text:p>656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853]+IF([.A854]=&quot;up&quot;;-[.B854];IF([.A854]=&quot;down&quot;;[.B854];0))" office:value-type="float" office:value="887" calcext:value-type="float">
            <text:p>887</text:p>
          </table:table-cell>
          <table:table-cell table:formula="of:=[.D853]+IF([.A854]=&quot;forward&quot;;[.B854];0)" office:value-type="float" office:value="1662" calcext:value-type="float">
            <text:p>1662</text:p>
          </table:table-cell>
          <table:table-cell table:formula="of:=[.E853]+IF([.A854]=&quot;forward&quot;;[.B854]*[.C854];0)" office:value-type="float" office:value="656983" calcext:value-type="float">
            <text:p>656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854]+IF([.A855]=&quot;up&quot;;-[.B855];IF([.A855]=&quot;down&quot;;[.B855];0))" office:value-type="float" office:value="887" calcext:value-type="float">
            <text:p>887</text:p>
          </table:table-cell>
          <table:table-cell table:formula="of:=[.D854]+IF([.A855]=&quot;forward&quot;;[.B855];0)" office:value-type="float" office:value="1668" calcext:value-type="float">
            <text:p>1668</text:p>
          </table:table-cell>
          <table:table-cell table:formula="of:=[.E854]+IF([.A855]=&quot;forward&quot;;[.B855]*[.C855];0)" office:value-type="float" office:value="662305" calcext:value-type="float">
            <text:p>662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855]+IF([.A856]=&quot;up&quot;;-[.B856];IF([.A856]=&quot;down&quot;;[.B856];0))" office:value-type="float" office:value="887" calcext:value-type="float">
            <text:p>887</text:p>
          </table:table-cell>
          <table:table-cell table:formula="of:=[.D855]+IF([.A856]=&quot;forward&quot;;[.B856];0)" office:value-type="float" office:value="1674" calcext:value-type="float">
            <text:p>1674</text:p>
          </table:table-cell>
          <table:table-cell table:formula="of:=[.E855]+IF([.A856]=&quot;forward&quot;;[.B856]*[.C856];0)" office:value-type="float" office:value="667627" calcext:value-type="float">
            <text:p>667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856]+IF([.A857]=&quot;up&quot;;-[.B857];IF([.A857]=&quot;down&quot;;[.B857];0))" office:value-type="float" office:value="887" calcext:value-type="float">
            <text:p>887</text:p>
          </table:table-cell>
          <table:table-cell table:formula="of:=[.D856]+IF([.A857]=&quot;forward&quot;;[.B857];0)" office:value-type="float" office:value="1680" calcext:value-type="float">
            <text:p>1680</text:p>
          </table:table-cell>
          <table:table-cell table:formula="of:=[.E856]+IF([.A857]=&quot;forward&quot;;[.B857]*[.C857];0)" office:value-type="float" office:value="672949" calcext:value-type="float">
            <text:p>672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857]+IF([.A858]=&quot;up&quot;;-[.B858];IF([.A858]=&quot;down&quot;;[.B858];0))" office:value-type="float" office:value="887" calcext:value-type="float">
            <text:p>887</text:p>
          </table:table-cell>
          <table:table-cell table:formula="of:=[.D857]+IF([.A858]=&quot;forward&quot;;[.B858];0)" office:value-type="float" office:value="1687" calcext:value-type="float">
            <text:p>1687</text:p>
          </table:table-cell>
          <table:table-cell table:formula="of:=[.E857]+IF([.A858]=&quot;forward&quot;;[.B858]*[.C858];0)" office:value-type="float" office:value="679158" calcext:value-type="float">
            <text:p>679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858]+IF([.A859]=&quot;up&quot;;-[.B859];IF([.A859]=&quot;down&quot;;[.B859];0))" office:value-type="float" office:value="878" calcext:value-type="float">
            <text:p>878</text:p>
          </table:table-cell>
          <table:table-cell table:formula="of:=[.D858]+IF([.A859]=&quot;forward&quot;;[.B859];0)" office:value-type="float" office:value="1687" calcext:value-type="float">
            <text:p>1687</text:p>
          </table:table-cell>
          <table:table-cell table:formula="of:=[.E858]+IF([.A859]=&quot;forward&quot;;[.B859]*[.C859];0)" office:value-type="float" office:value="679158" calcext:value-type="float">
            <text:p>679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859]+IF([.A860]=&quot;up&quot;;-[.B860];IF([.A860]=&quot;down&quot;;[.B860];0))" office:value-type="float" office:value="882" calcext:value-type="float">
            <text:p>882</text:p>
          </table:table-cell>
          <table:table-cell table:formula="of:=[.D859]+IF([.A860]=&quot;forward&quot;;[.B860];0)" office:value-type="float" office:value="1687" calcext:value-type="float">
            <text:p>1687</text:p>
          </table:table-cell>
          <table:table-cell table:formula="of:=[.E859]+IF([.A860]=&quot;forward&quot;;[.B860]*[.C860];0)" office:value-type="float" office:value="679158" calcext:value-type="float">
            <text:p>679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860]+IF([.A861]=&quot;up&quot;;-[.B861];IF([.A861]=&quot;down&quot;;[.B861];0))" office:value-type="float" office:value="883" calcext:value-type="float">
            <text:p>883</text:p>
          </table:table-cell>
          <table:table-cell table:formula="of:=[.D860]+IF([.A861]=&quot;forward&quot;;[.B861];0)" office:value-type="float" office:value="1687" calcext:value-type="float">
            <text:p>1687</text:p>
          </table:table-cell>
          <table:table-cell table:formula="of:=[.E860]+IF([.A861]=&quot;forward&quot;;[.B861]*[.C861];0)" office:value-type="float" office:value="679158" calcext:value-type="float">
            <text:p>679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861]+IF([.A862]=&quot;up&quot;;-[.B862];IF([.A862]=&quot;down&quot;;[.B862];0))" office:value-type="float" office:value="891" calcext:value-type="float">
            <text:p>891</text:p>
          </table:table-cell>
          <table:table-cell table:formula="of:=[.D861]+IF([.A862]=&quot;forward&quot;;[.B862];0)" office:value-type="float" office:value="1687" calcext:value-type="float">
            <text:p>1687</text:p>
          </table:table-cell>
          <table:table-cell table:formula="of:=[.E861]+IF([.A862]=&quot;forward&quot;;[.B862]*[.C862];0)" office:value-type="float" office:value="679158" calcext:value-type="float">
            <text:p>679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862]+IF([.A863]=&quot;up&quot;;-[.B863];IF([.A863]=&quot;down&quot;;[.B863];0))" office:value-type="float" office:value="891" calcext:value-type="float">
            <text:p>891</text:p>
          </table:table-cell>
          <table:table-cell table:formula="of:=[.D862]+IF([.A863]=&quot;forward&quot;;[.B863];0)" office:value-type="float" office:value="1694" calcext:value-type="float">
            <text:p>1694</text:p>
          </table:table-cell>
          <table:table-cell table:formula="of:=[.E862]+IF([.A863]=&quot;forward&quot;;[.B863]*[.C863];0)" office:value-type="float" office:value="685395" calcext:value-type="float">
            <text:p>685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[.C863]+IF([.A864]=&quot;up&quot;;-[.B864];IF([.A864]=&quot;down&quot;;[.B864];0))" office:value-type="float" office:value="887" calcext:value-type="float">
            <text:p>887</text:p>
          </table:table-cell>
          <table:table-cell table:formula="of:=[.D863]+IF([.A864]=&quot;forward&quot;;[.B864];0)" office:value-type="float" office:value="1694" calcext:value-type="float">
            <text:p>1694</text:p>
          </table:table-cell>
          <table:table-cell table:formula="of:=[.E863]+IF([.A864]=&quot;forward&quot;;[.B864]*[.C864];0)" office:value-type="float" office:value="685395" calcext:value-type="float">
            <text:p>685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864]+IF([.A865]=&quot;up&quot;;-[.B865];IF([.A865]=&quot;down&quot;;[.B865];0))" office:value-type="float" office:value="887" calcext:value-type="float">
            <text:p>887</text:p>
          </table:table-cell>
          <table:table-cell table:formula="of:=[.D864]+IF([.A865]=&quot;forward&quot;;[.B865];0)" office:value-type="float" office:value="1698" calcext:value-type="float">
            <text:p>1698</text:p>
          </table:table-cell>
          <table:table-cell table:formula="of:=[.E864]+IF([.A865]=&quot;forward&quot;;[.B865]*[.C865];0)" office:value-type="float" office:value="688943" calcext:value-type="float">
            <text:p>688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865]+IF([.A866]=&quot;up&quot;;-[.B866];IF([.A866]=&quot;down&quot;;[.B866];0))" office:value-type="float" office:value="893" calcext:value-type="float">
            <text:p>893</text:p>
          </table:table-cell>
          <table:table-cell table:formula="of:=[.D865]+IF([.A866]=&quot;forward&quot;;[.B866];0)" office:value-type="float" office:value="1698" calcext:value-type="float">
            <text:p>1698</text:p>
          </table:table-cell>
          <table:table-cell table:formula="of:=[.E865]+IF([.A866]=&quot;forward&quot;;[.B866]*[.C866];0)" office:value-type="float" office:value="688943" calcext:value-type="float">
            <text:p>688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[.C866]+IF([.A867]=&quot;up&quot;;-[.B867];IF([.A867]=&quot;down&quot;;[.B867];0))" office:value-type="float" office:value="892" calcext:value-type="float">
            <text:p>892</text:p>
          </table:table-cell>
          <table:table-cell table:formula="of:=[.D866]+IF([.A867]=&quot;forward&quot;;[.B867];0)" office:value-type="float" office:value="1698" calcext:value-type="float">
            <text:p>1698</text:p>
          </table:table-cell>
          <table:table-cell table:formula="of:=[.E866]+IF([.A867]=&quot;forward&quot;;[.B867]*[.C867];0)" office:value-type="float" office:value="688943" calcext:value-type="float">
            <text:p>688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867]+IF([.A868]=&quot;up&quot;;-[.B868];IF([.A868]=&quot;down&quot;;[.B868];0))" office:value-type="float" office:value="892" calcext:value-type="float">
            <text:p>892</text:p>
          </table:table-cell>
          <table:table-cell table:formula="of:=[.D867]+IF([.A868]=&quot;forward&quot;;[.B868];0)" office:value-type="float" office:value="1703" calcext:value-type="float">
            <text:p>1703</text:p>
          </table:table-cell>
          <table:table-cell table:formula="of:=[.E867]+IF([.A868]=&quot;forward&quot;;[.B868]*[.C868];0)" office:value-type="float" office:value="693403" calcext:value-type="float">
            <text:p>693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868]+IF([.A869]=&quot;up&quot;;-[.B869];IF([.A869]=&quot;down&quot;;[.B869];0))" office:value-type="float" office:value="892" calcext:value-type="float">
            <text:p>892</text:p>
          </table:table-cell>
          <table:table-cell table:formula="of:=[.D868]+IF([.A869]=&quot;forward&quot;;[.B869];0)" office:value-type="float" office:value="1705" calcext:value-type="float">
            <text:p>1705</text:p>
          </table:table-cell>
          <table:table-cell table:formula="of:=[.E868]+IF([.A869]=&quot;forward&quot;;[.B869]*[.C869];0)" office:value-type="float" office:value="695187" calcext:value-type="float">
            <text:p>695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869]+IF([.A870]=&quot;up&quot;;-[.B870];IF([.A870]=&quot;down&quot;;[.B870];0))" office:value-type="float" office:value="893" calcext:value-type="float">
            <text:p>893</text:p>
          </table:table-cell>
          <table:table-cell table:formula="of:=[.D869]+IF([.A870]=&quot;forward&quot;;[.B870];0)" office:value-type="float" office:value="1705" calcext:value-type="float">
            <text:p>1705</text:p>
          </table:table-cell>
          <table:table-cell table:formula="of:=[.E869]+IF([.A870]=&quot;forward&quot;;[.B870]*[.C870];0)" office:value-type="float" office:value="695187" calcext:value-type="float">
            <text:p>695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870]+IF([.A871]=&quot;up&quot;;-[.B871];IF([.A871]=&quot;down&quot;;[.B871];0))" office:value-type="float" office:value="893" calcext:value-type="float">
            <text:p>893</text:p>
          </table:table-cell>
          <table:table-cell table:formula="of:=[.D870]+IF([.A871]=&quot;forward&quot;;[.B871];0)" office:value-type="float" office:value="1712" calcext:value-type="float">
            <text:p>1712</text:p>
          </table:table-cell>
          <table:table-cell table:formula="of:=[.E870]+IF([.A871]=&quot;forward&quot;;[.B871]*[.C871];0)" office:value-type="float" office:value="701438" calcext:value-type="float">
            <text:p>701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871]+IF([.A872]=&quot;up&quot;;-[.B872];IF([.A872]=&quot;down&quot;;[.B872];0))" office:value-type="float" office:value="893" calcext:value-type="float">
            <text:p>893</text:p>
          </table:table-cell>
          <table:table-cell table:formula="of:=[.D871]+IF([.A872]=&quot;forward&quot;;[.B872];0)" office:value-type="float" office:value="1718" calcext:value-type="float">
            <text:p>1718</text:p>
          </table:table-cell>
          <table:table-cell table:formula="of:=[.E871]+IF([.A872]=&quot;forward&quot;;[.B872]*[.C872];0)" office:value-type="float" office:value="706796" calcext:value-type="float">
            <text:p>706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872]+IF([.A873]=&quot;up&quot;;-[.B873];IF([.A873]=&quot;down&quot;;[.B873];0))" office:value-type="float" office:value="893" calcext:value-type="float">
            <text:p>893</text:p>
          </table:table-cell>
          <table:table-cell table:formula="of:=[.D872]+IF([.A873]=&quot;forward&quot;;[.B873];0)" office:value-type="float" office:value="1723" calcext:value-type="float">
            <text:p>1723</text:p>
          </table:table-cell>
          <table:table-cell table:formula="of:=[.E872]+IF([.A873]=&quot;forward&quot;;[.B873]*[.C873];0)" office:value-type="float" office:value="711261" calcext:value-type="float">
            <text:p>711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873]+IF([.A874]=&quot;up&quot;;-[.B874];IF([.A874]=&quot;down&quot;;[.B874];0))" office:value-type="float" office:value="893" calcext:value-type="float">
            <text:p>893</text:p>
          </table:table-cell>
          <table:table-cell table:formula="of:=[.D873]+IF([.A874]=&quot;forward&quot;;[.B874];0)" office:value-type="float" office:value="1725" calcext:value-type="float">
            <text:p>1725</text:p>
          </table:table-cell>
          <table:table-cell table:formula="of:=[.E873]+IF([.A874]=&quot;forward&quot;;[.B874]*[.C874];0)" office:value-type="float" office:value="713047" calcext:value-type="float">
            <text:p>713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874]+IF([.A875]=&quot;up&quot;;-[.B875];IF([.A875]=&quot;down&quot;;[.B875];0))" office:value-type="float" office:value="898" calcext:value-type="float">
            <text:p>898</text:p>
          </table:table-cell>
          <table:table-cell table:formula="of:=[.D874]+IF([.A875]=&quot;forward&quot;;[.B875];0)" office:value-type="float" office:value="1725" calcext:value-type="float">
            <text:p>1725</text:p>
          </table:table-cell>
          <table:table-cell table:formula="of:=[.E874]+IF([.A875]=&quot;forward&quot;;[.B875]*[.C875];0)" office:value-type="float" office:value="713047" calcext:value-type="float">
            <text:p>713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875]+IF([.A876]=&quot;up&quot;;-[.B876];IF([.A876]=&quot;down&quot;;[.B876];0))" office:value-type="float" office:value="904" calcext:value-type="float">
            <text:p>904</text:p>
          </table:table-cell>
          <table:table-cell table:formula="of:=[.D875]+IF([.A876]=&quot;forward&quot;;[.B876];0)" office:value-type="float" office:value="1725" calcext:value-type="float">
            <text:p>1725</text:p>
          </table:table-cell>
          <table:table-cell table:formula="of:=[.E875]+IF([.A876]=&quot;forward&quot;;[.B876]*[.C876];0)" office:value-type="float" office:value="713047" calcext:value-type="float">
            <text:p>713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876]+IF([.A877]=&quot;up&quot;;-[.B877];IF([.A877]=&quot;down&quot;;[.B877];0))" office:value-type="float" office:value="913" calcext:value-type="float">
            <text:p>913</text:p>
          </table:table-cell>
          <table:table-cell table:formula="of:=[.D876]+IF([.A877]=&quot;forward&quot;;[.B877];0)" office:value-type="float" office:value="1725" calcext:value-type="float">
            <text:p>1725</text:p>
          </table:table-cell>
          <table:table-cell table:formula="of:=[.E876]+IF([.A877]=&quot;forward&quot;;[.B877]*[.C877];0)" office:value-type="float" office:value="713047" calcext:value-type="float">
            <text:p>713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[.C877]+IF([.A878]=&quot;up&quot;;-[.B878];IF([.A878]=&quot;down&quot;;[.B878];0))" office:value-type="float" office:value="909" calcext:value-type="float">
            <text:p>909</text:p>
          </table:table-cell>
          <table:table-cell table:formula="of:=[.D877]+IF([.A878]=&quot;forward&quot;;[.B878];0)" office:value-type="float" office:value="1725" calcext:value-type="float">
            <text:p>1725</text:p>
          </table:table-cell>
          <table:table-cell table:formula="of:=[.E877]+IF([.A878]=&quot;forward&quot;;[.B878]*[.C878];0)" office:value-type="float" office:value="713047" calcext:value-type="float">
            <text:p>713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878]+IF([.A879]=&quot;up&quot;;-[.B879];IF([.A879]=&quot;down&quot;;[.B879];0))" office:value-type="float" office:value="909" calcext:value-type="float">
            <text:p>909</text:p>
          </table:table-cell>
          <table:table-cell table:formula="of:=[.D878]+IF([.A879]=&quot;forward&quot;;[.B879];0)" office:value-type="float" office:value="1731" calcext:value-type="float">
            <text:p>1731</text:p>
          </table:table-cell>
          <table:table-cell table:formula="of:=[.E878]+IF([.A879]=&quot;forward&quot;;[.B879]*[.C879];0)" office:value-type="float" office:value="718501" calcext:value-type="float">
            <text:p>718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879]+IF([.A880]=&quot;up&quot;;-[.B880];IF([.A880]=&quot;down&quot;;[.B880];0))" office:value-type="float" office:value="909" calcext:value-type="float">
            <text:p>909</text:p>
          </table:table-cell>
          <table:table-cell table:formula="of:=[.D879]+IF([.A880]=&quot;forward&quot;;[.B880];0)" office:value-type="float" office:value="1733" calcext:value-type="float">
            <text:p>1733</text:p>
          </table:table-cell>
          <table:table-cell table:formula="of:=[.E879]+IF([.A880]=&quot;forward&quot;;[.B880]*[.C880];0)" office:value-type="float" office:value="720319" calcext:value-type="float">
            <text:p>720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880]+IF([.A881]=&quot;up&quot;;-[.B881];IF([.A881]=&quot;down&quot;;[.B881];0))" office:value-type="float" office:value="914" calcext:value-type="float">
            <text:p>914</text:p>
          </table:table-cell>
          <table:table-cell table:formula="of:=[.D880]+IF([.A881]=&quot;forward&quot;;[.B881];0)" office:value-type="float" office:value="1733" calcext:value-type="float">
            <text:p>1733</text:p>
          </table:table-cell>
          <table:table-cell table:formula="of:=[.E880]+IF([.A881]=&quot;forward&quot;;[.B881]*[.C881];0)" office:value-type="float" office:value="720319" calcext:value-type="float">
            <text:p>720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881]+IF([.A882]=&quot;up&quot;;-[.B882];IF([.A882]=&quot;down&quot;;[.B882];0))" office:value-type="float" office:value="917" calcext:value-type="float">
            <text:p>917</text:p>
          </table:table-cell>
          <table:table-cell table:formula="of:=[.D881]+IF([.A882]=&quot;forward&quot;;[.B882];0)" office:value-type="float" office:value="1733" calcext:value-type="float">
            <text:p>1733</text:p>
          </table:table-cell>
          <table:table-cell table:formula="of:=[.E881]+IF([.A882]=&quot;forward&quot;;[.B882]*[.C882];0)" office:value-type="float" office:value="720319" calcext:value-type="float">
            <text:p>720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[.C882]+IF([.A883]=&quot;up&quot;;-[.B883];IF([.A883]=&quot;down&quot;;[.B883];0))" office:value-type="float" office:value="913" calcext:value-type="float">
            <text:p>913</text:p>
          </table:table-cell>
          <table:table-cell table:formula="of:=[.D882]+IF([.A883]=&quot;forward&quot;;[.B883];0)" office:value-type="float" office:value="1733" calcext:value-type="float">
            <text:p>1733</text:p>
          </table:table-cell>
          <table:table-cell table:formula="of:=[.E882]+IF([.A883]=&quot;forward&quot;;[.B883]*[.C883];0)" office:value-type="float" office:value="720319" calcext:value-type="float">
            <text:p>720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883]+IF([.A884]=&quot;up&quot;;-[.B884];IF([.A884]=&quot;down&quot;;[.B884];0))" office:value-type="float" office:value="919" calcext:value-type="float">
            <text:p>919</text:p>
          </table:table-cell>
          <table:table-cell table:formula="of:=[.D883]+IF([.A884]=&quot;forward&quot;;[.B884];0)" office:value-type="float" office:value="1733" calcext:value-type="float">
            <text:p>1733</text:p>
          </table:table-cell>
          <table:table-cell table:formula="of:=[.E883]+IF([.A884]=&quot;forward&quot;;[.B884]*[.C884];0)" office:value-type="float" office:value="720319" calcext:value-type="float">
            <text:p>720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884]+IF([.A885]=&quot;up&quot;;-[.B885];IF([.A885]=&quot;down&quot;;[.B885];0))" office:value-type="float" office:value="911" calcext:value-type="float">
            <text:p>911</text:p>
          </table:table-cell>
          <table:table-cell table:formula="of:=[.D884]+IF([.A885]=&quot;forward&quot;;[.B885];0)" office:value-type="float" office:value="1733" calcext:value-type="float">
            <text:p>1733</text:p>
          </table:table-cell>
          <table:table-cell table:formula="of:=[.E884]+IF([.A885]=&quot;forward&quot;;[.B885]*[.C885];0)" office:value-type="float" office:value="720319" calcext:value-type="float">
            <text:p>720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885]+IF([.A886]=&quot;up&quot;;-[.B886];IF([.A886]=&quot;down&quot;;[.B886];0))" office:value-type="float" office:value="911" calcext:value-type="float">
            <text:p>911</text:p>
          </table:table-cell>
          <table:table-cell table:formula="of:=[.D885]+IF([.A886]=&quot;forward&quot;;[.B886];0)" office:value-type="float" office:value="1741" calcext:value-type="float">
            <text:p>1741</text:p>
          </table:table-cell>
          <table:table-cell table:formula="of:=[.E885]+IF([.A886]=&quot;forward&quot;;[.B886]*[.C886];0)" office:value-type="float" office:value="727607" calcext:value-type="float">
            <text:p>727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886]+IF([.A887]=&quot;up&quot;;-[.B887];IF([.A887]=&quot;down&quot;;[.B887];0))" office:value-type="float" office:value="902" calcext:value-type="float">
            <text:p>902</text:p>
          </table:table-cell>
          <table:table-cell table:formula="of:=[.D886]+IF([.A887]=&quot;forward&quot;;[.B887];0)" office:value-type="float" office:value="1741" calcext:value-type="float">
            <text:p>1741</text:p>
          </table:table-cell>
          <table:table-cell table:formula="of:=[.E886]+IF([.A887]=&quot;forward&quot;;[.B887]*[.C887];0)" office:value-type="float" office:value="727607" calcext:value-type="float">
            <text:p>727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887]+IF([.A888]=&quot;up&quot;;-[.B888];IF([.A888]=&quot;down&quot;;[.B888];0))" office:value-type="float" office:value="902" calcext:value-type="float">
            <text:p>902</text:p>
          </table:table-cell>
          <table:table-cell table:formula="of:=[.D887]+IF([.A888]=&quot;forward&quot;;[.B888];0)" office:value-type="float" office:value="1747" calcext:value-type="float">
            <text:p>1747</text:p>
          </table:table-cell>
          <table:table-cell table:formula="of:=[.E887]+IF([.A888]=&quot;forward&quot;;[.B888]*[.C888];0)" office:value-type="float" office:value="733019" calcext:value-type="float">
            <text:p>733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888]+IF([.A889]=&quot;up&quot;;-[.B889];IF([.A889]=&quot;down&quot;;[.B889];0))" office:value-type="float" office:value="902" calcext:value-type="float">
            <text:p>902</text:p>
          </table:table-cell>
          <table:table-cell table:formula="of:=[.D888]+IF([.A889]=&quot;forward&quot;;[.B889];0)" office:value-type="float" office:value="1753" calcext:value-type="float">
            <text:p>1753</text:p>
          </table:table-cell>
          <table:table-cell table:formula="of:=[.E888]+IF([.A889]=&quot;forward&quot;;[.B889]*[.C889];0)" office:value-type="float" office:value="738431" calcext:value-type="float">
            <text:p>738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889]+IF([.A890]=&quot;up&quot;;-[.B890];IF([.A890]=&quot;down&quot;;[.B890];0))" office:value-type="float" office:value="897" calcext:value-type="float">
            <text:p>897</text:p>
          </table:table-cell>
          <table:table-cell table:formula="of:=[.D889]+IF([.A890]=&quot;forward&quot;;[.B890];0)" office:value-type="float" office:value="1753" calcext:value-type="float">
            <text:p>1753</text:p>
          </table:table-cell>
          <table:table-cell table:formula="of:=[.E889]+IF([.A890]=&quot;forward&quot;;[.B890]*[.C890];0)" office:value-type="float" office:value="738431" calcext:value-type="float">
            <text:p>738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890]+IF([.A891]=&quot;up&quot;;-[.B891];IF([.A891]=&quot;down&quot;;[.B891];0))" office:value-type="float" office:value="904" calcext:value-type="float">
            <text:p>904</text:p>
          </table:table-cell>
          <table:table-cell table:formula="of:=[.D890]+IF([.A891]=&quot;forward&quot;;[.B891];0)" office:value-type="float" office:value="1753" calcext:value-type="float">
            <text:p>1753</text:p>
          </table:table-cell>
          <table:table-cell table:formula="of:=[.E890]+IF([.A891]=&quot;forward&quot;;[.B891]*[.C891];0)" office:value-type="float" office:value="738431" calcext:value-type="float">
            <text:p>738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891]+IF([.A892]=&quot;up&quot;;-[.B892];IF([.A892]=&quot;down&quot;;[.B892];0))" office:value-type="float" office:value="904" calcext:value-type="float">
            <text:p>904</text:p>
          </table:table-cell>
          <table:table-cell table:formula="of:=[.D891]+IF([.A892]=&quot;forward&quot;;[.B892];0)" office:value-type="float" office:value="1762" calcext:value-type="float">
            <text:p>1762</text:p>
          </table:table-cell>
          <table:table-cell table:formula="of:=[.E891]+IF([.A892]=&quot;forward&quot;;[.B892]*[.C892];0)" office:value-type="float" office:value="746567" calcext:value-type="float">
            <text:p>746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892]+IF([.A893]=&quot;up&quot;;-[.B893];IF([.A893]=&quot;down&quot;;[.B893];0))" office:value-type="float" office:value="904" calcext:value-type="float">
            <text:p>904</text:p>
          </table:table-cell>
          <table:table-cell table:formula="of:=[.D892]+IF([.A893]=&quot;forward&quot;;[.B893];0)" office:value-type="float" office:value="1768" calcext:value-type="float">
            <text:p>1768</text:p>
          </table:table-cell>
          <table:table-cell table:formula="of:=[.E892]+IF([.A893]=&quot;forward&quot;;[.B893]*[.C893];0)" office:value-type="float" office:value="751991" calcext:value-type="float">
            <text:p>751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893]+IF([.A894]=&quot;up&quot;;-[.B894];IF([.A894]=&quot;down&quot;;[.B894];0))" office:value-type="float" office:value="913" calcext:value-type="float">
            <text:p>913</text:p>
          </table:table-cell>
          <table:table-cell table:formula="of:=[.D893]+IF([.A894]=&quot;forward&quot;;[.B894];0)" office:value-type="float" office:value="1768" calcext:value-type="float">
            <text:p>1768</text:p>
          </table:table-cell>
          <table:table-cell table:formula="of:=[.E893]+IF([.A894]=&quot;forward&quot;;[.B894]*[.C894];0)" office:value-type="float" office:value="751991" calcext:value-type="float">
            <text:p>751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894]+IF([.A895]=&quot;up&quot;;-[.B895];IF([.A895]=&quot;down&quot;;[.B895];0))" office:value-type="float" office:value="922" calcext:value-type="float">
            <text:p>922</text:p>
          </table:table-cell>
          <table:table-cell table:formula="of:=[.D894]+IF([.A895]=&quot;forward&quot;;[.B895];0)" office:value-type="float" office:value="1768" calcext:value-type="float">
            <text:p>1768</text:p>
          </table:table-cell>
          <table:table-cell table:formula="of:=[.E894]+IF([.A895]=&quot;forward&quot;;[.B895]*[.C895];0)" office:value-type="float" office:value="751991" calcext:value-type="float">
            <text:p>751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[.C895]+IF([.A896]=&quot;up&quot;;-[.B896];IF([.A896]=&quot;down&quot;;[.B896];0))" office:value-type="float" office:value="921" calcext:value-type="float">
            <text:p>921</text:p>
          </table:table-cell>
          <table:table-cell table:formula="of:=[.D895]+IF([.A896]=&quot;forward&quot;;[.B896];0)" office:value-type="float" office:value="1768" calcext:value-type="float">
            <text:p>1768</text:p>
          </table:table-cell>
          <table:table-cell table:formula="of:=[.E895]+IF([.A896]=&quot;forward&quot;;[.B896]*[.C896];0)" office:value-type="float" office:value="751991" calcext:value-type="float">
            <text:p>751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896]+IF([.A897]=&quot;up&quot;;-[.B897];IF([.A897]=&quot;down&quot;;[.B897];0))" office:value-type="float" office:value="921" calcext:value-type="float">
            <text:p>921</text:p>
          </table:table-cell>
          <table:table-cell table:formula="of:=[.D896]+IF([.A897]=&quot;forward&quot;;[.B897];0)" office:value-type="float" office:value="1775" calcext:value-type="float">
            <text:p>1775</text:p>
          </table:table-cell>
          <table:table-cell table:formula="of:=[.E896]+IF([.A897]=&quot;forward&quot;;[.B897]*[.C897];0)" office:value-type="float" office:value="758438" calcext:value-type="float">
            <text:p>758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897]+IF([.A898]=&quot;up&quot;;-[.B898];IF([.A898]=&quot;down&quot;;[.B898];0))" office:value-type="float" office:value="927" calcext:value-type="float">
            <text:p>927</text:p>
          </table:table-cell>
          <table:table-cell table:formula="of:=[.D897]+IF([.A898]=&quot;forward&quot;;[.B898];0)" office:value-type="float" office:value="1775" calcext:value-type="float">
            <text:p>1775</text:p>
          </table:table-cell>
          <table:table-cell table:formula="of:=[.E897]+IF([.A898]=&quot;forward&quot;;[.B898]*[.C898];0)" office:value-type="float" office:value="758438" calcext:value-type="float">
            <text:p>758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[.C898]+IF([.A899]=&quot;up&quot;;-[.B899];IF([.A899]=&quot;down&quot;;[.B899];0))" office:value-type="float" office:value="923" calcext:value-type="float">
            <text:p>923</text:p>
          </table:table-cell>
          <table:table-cell table:formula="of:=[.D898]+IF([.A899]=&quot;forward&quot;;[.B899];0)" office:value-type="float" office:value="1775" calcext:value-type="float">
            <text:p>1775</text:p>
          </table:table-cell>
          <table:table-cell table:formula="of:=[.E898]+IF([.A899]=&quot;forward&quot;;[.B899]*[.C899];0)" office:value-type="float" office:value="758438" calcext:value-type="float">
            <text:p>758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899]+IF([.A900]=&quot;up&quot;;-[.B900];IF([.A900]=&quot;down&quot;;[.B900];0))" office:value-type="float" office:value="931" calcext:value-type="float">
            <text:p>931</text:p>
          </table:table-cell>
          <table:table-cell table:formula="of:=[.D899]+IF([.A900]=&quot;forward&quot;;[.B900];0)" office:value-type="float" office:value="1775" calcext:value-type="float">
            <text:p>1775</text:p>
          </table:table-cell>
          <table:table-cell table:formula="of:=[.E899]+IF([.A900]=&quot;forward&quot;;[.B900]*[.C900];0)" office:value-type="float" office:value="758438" calcext:value-type="float">
            <text:p>758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900]+IF([.A901]=&quot;up&quot;;-[.B901];IF([.A901]=&quot;down&quot;;[.B901];0))" office:value-type="float" office:value="934" calcext:value-type="float">
            <text:p>934</text:p>
          </table:table-cell>
          <table:table-cell table:formula="of:=[.D900]+IF([.A901]=&quot;forward&quot;;[.B901];0)" office:value-type="float" office:value="1775" calcext:value-type="float">
            <text:p>1775</text:p>
          </table:table-cell>
          <table:table-cell table:formula="of:=[.E900]+IF([.A901]=&quot;forward&quot;;[.B901]*[.C901];0)" office:value-type="float" office:value="758438" calcext:value-type="float">
            <text:p>758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901]+IF([.A902]=&quot;up&quot;;-[.B902];IF([.A902]=&quot;down&quot;;[.B902];0))" office:value-type="float" office:value="934" calcext:value-type="float">
            <text:p>934</text:p>
          </table:table-cell>
          <table:table-cell table:formula="of:=[.D901]+IF([.A902]=&quot;forward&quot;;[.B902];0)" office:value-type="float" office:value="1784" calcext:value-type="float">
            <text:p>1784</text:p>
          </table:table-cell>
          <table:table-cell table:formula="of:=[.E901]+IF([.A902]=&quot;forward&quot;;[.B902]*[.C902];0)" office:value-type="float" office:value="766844" calcext:value-type="float">
            <text:p>766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902]+IF([.A903]=&quot;up&quot;;-[.B903];IF([.A903]=&quot;down&quot;;[.B903];0))" office:value-type="float" office:value="934" calcext:value-type="float">
            <text:p>934</text:p>
          </table:table-cell>
          <table:table-cell table:formula="of:=[.D902]+IF([.A903]=&quot;forward&quot;;[.B903];0)" office:value-type="float" office:value="1789" calcext:value-type="float">
            <text:p>1789</text:p>
          </table:table-cell>
          <table:table-cell table:formula="of:=[.E902]+IF([.A903]=&quot;forward&quot;;[.B903]*[.C903];0)" office:value-type="float" office:value="771514" calcext:value-type="float">
            <text:p>771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903]+IF([.A904]=&quot;up&quot;;-[.B904];IF([.A904]=&quot;down&quot;;[.B904];0))" office:value-type="float" office:value="934" calcext:value-type="float">
            <text:p>934</text:p>
          </table:table-cell>
          <table:table-cell table:formula="of:=[.D903]+IF([.A904]=&quot;forward&quot;;[.B904];0)" office:value-type="float" office:value="1798" calcext:value-type="float">
            <text:p>1798</text:p>
          </table:table-cell>
          <table:table-cell table:formula="of:=[.E903]+IF([.A904]=&quot;forward&quot;;[.B904]*[.C904];0)" office:value-type="float" office:value="779920" calcext:value-type="float">
            <text:p>7799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904]+IF([.A905]=&quot;up&quot;;-[.B905];IF([.A905]=&quot;down&quot;;[.B905];0))" office:value-type="float" office:value="936" calcext:value-type="float">
            <text:p>936</text:p>
          </table:table-cell>
          <table:table-cell table:formula="of:=[.D904]+IF([.A905]=&quot;forward&quot;;[.B905];0)" office:value-type="float" office:value="1798" calcext:value-type="float">
            <text:p>1798</text:p>
          </table:table-cell>
          <table:table-cell table:formula="of:=[.E904]+IF([.A905]=&quot;forward&quot;;[.B905]*[.C905];0)" office:value-type="float" office:value="779920" calcext:value-type="float">
            <text:p>7799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905]+IF([.A906]=&quot;up&quot;;-[.B906];IF([.A906]=&quot;down&quot;;[.B906];0))" office:value-type="float" office:value="936" calcext:value-type="float">
            <text:p>936</text:p>
          </table:table-cell>
          <table:table-cell table:formula="of:=[.D905]+IF([.A906]=&quot;forward&quot;;[.B906];0)" office:value-type="float" office:value="1801" calcext:value-type="float">
            <text:p>1801</text:p>
          </table:table-cell>
          <table:table-cell table:formula="of:=[.E905]+IF([.A906]=&quot;forward&quot;;[.B906]*[.C906];0)" office:value-type="float" office:value="782728" calcext:value-type="float">
            <text:p>782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906]+IF([.A907]=&quot;up&quot;;-[.B907];IF([.A907]=&quot;down&quot;;[.B907];0))" office:value-type="float" office:value="937" calcext:value-type="float">
            <text:p>937</text:p>
          </table:table-cell>
          <table:table-cell table:formula="of:=[.D906]+IF([.A907]=&quot;forward&quot;;[.B907];0)" office:value-type="float" office:value="1801" calcext:value-type="float">
            <text:p>1801</text:p>
          </table:table-cell>
          <table:table-cell table:formula="of:=[.E906]+IF([.A907]=&quot;forward&quot;;[.B907]*[.C907];0)" office:value-type="float" office:value="782728" calcext:value-type="float">
            <text:p>782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907]+IF([.A908]=&quot;up&quot;;-[.B908];IF([.A908]=&quot;down&quot;;[.B908];0))" office:value-type="float" office:value="937" calcext:value-type="float">
            <text:p>937</text:p>
          </table:table-cell>
          <table:table-cell table:formula="of:=[.D907]+IF([.A908]=&quot;forward&quot;;[.B908];0)" office:value-type="float" office:value="1810" calcext:value-type="float">
            <text:p>1810</text:p>
          </table:table-cell>
          <table:table-cell table:formula="of:=[.E907]+IF([.A908]=&quot;forward&quot;;[.B908]*[.C908];0)" office:value-type="float" office:value="791161" calcext:value-type="float">
            <text:p>791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[.C908]+IF([.A909]=&quot;up&quot;;-[.B909];IF([.A909]=&quot;down&quot;;[.B909];0))" office:value-type="float" office:value="933" calcext:value-type="float">
            <text:p>933</text:p>
          </table:table-cell>
          <table:table-cell table:formula="of:=[.D908]+IF([.A909]=&quot;forward&quot;;[.B909];0)" office:value-type="float" office:value="1810" calcext:value-type="float">
            <text:p>1810</text:p>
          </table:table-cell>
          <table:table-cell table:formula="of:=[.E908]+IF([.A909]=&quot;forward&quot;;[.B909]*[.C909];0)" office:value-type="float" office:value="791161" calcext:value-type="float">
            <text:p>791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909]+IF([.A910]=&quot;up&quot;;-[.B910];IF([.A910]=&quot;down&quot;;[.B910];0))" office:value-type="float" office:value="925" calcext:value-type="float">
            <text:p>925</text:p>
          </table:table-cell>
          <table:table-cell table:formula="of:=[.D909]+IF([.A910]=&quot;forward&quot;;[.B910];0)" office:value-type="float" office:value="1810" calcext:value-type="float">
            <text:p>1810</text:p>
          </table:table-cell>
          <table:table-cell table:formula="of:=[.E909]+IF([.A910]=&quot;forward&quot;;[.B910]*[.C910];0)" office:value-type="float" office:value="791161" calcext:value-type="float">
            <text:p>791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910]+IF([.A911]=&quot;up&quot;;-[.B911];IF([.A911]=&quot;down&quot;;[.B911];0))" office:value-type="float" office:value="925" calcext:value-type="float">
            <text:p>925</text:p>
          </table:table-cell>
          <table:table-cell table:formula="of:=[.D910]+IF([.A911]=&quot;forward&quot;;[.B911];0)" office:value-type="float" office:value="1816" calcext:value-type="float">
            <text:p>1816</text:p>
          </table:table-cell>
          <table:table-cell table:formula="of:=[.E910]+IF([.A911]=&quot;forward&quot;;[.B911]*[.C911];0)" office:value-type="float" office:value="796711" calcext:value-type="float">
            <text:p>796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911]+IF([.A912]=&quot;up&quot;;-[.B912];IF([.A912]=&quot;down&quot;;[.B912];0))" office:value-type="float" office:value="926" calcext:value-type="float">
            <text:p>926</text:p>
          </table:table-cell>
          <table:table-cell table:formula="of:=[.D911]+IF([.A912]=&quot;forward&quot;;[.B912];0)" office:value-type="float" office:value="1816" calcext:value-type="float">
            <text:p>1816</text:p>
          </table:table-cell>
          <table:table-cell table:formula="of:=[.E911]+IF([.A912]=&quot;forward&quot;;[.B912]*[.C912];0)" office:value-type="float" office:value="796711" calcext:value-type="float">
            <text:p>796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912]+IF([.A913]=&quot;up&quot;;-[.B913];IF([.A913]=&quot;down&quot;;[.B913];0))" office:value-type="float" office:value="926" calcext:value-type="float">
            <text:p>926</text:p>
          </table:table-cell>
          <table:table-cell table:formula="of:=[.D912]+IF([.A913]=&quot;forward&quot;;[.B913];0)" office:value-type="float" office:value="1825" calcext:value-type="float">
            <text:p>1825</text:p>
          </table:table-cell>
          <table:table-cell table:formula="of:=[.E912]+IF([.A913]=&quot;forward&quot;;[.B913]*[.C913];0)" office:value-type="float" office:value="805045" calcext:value-type="float">
            <text:p>805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913]+IF([.A914]=&quot;up&quot;;-[.B914];IF([.A914]=&quot;down&quot;;[.B914];0))" office:value-type="float" office:value="926" calcext:value-type="float">
            <text:p>926</text:p>
          </table:table-cell>
          <table:table-cell table:formula="of:=[.D913]+IF([.A914]=&quot;forward&quot;;[.B914];0)" office:value-type="float" office:value="1829" calcext:value-type="float">
            <text:p>1829</text:p>
          </table:table-cell>
          <table:table-cell table:formula="of:=[.E913]+IF([.A914]=&quot;forward&quot;;[.B914]*[.C914];0)" office:value-type="float" office:value="808749" calcext:value-type="float">
            <text:p>808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914]+IF([.A915]=&quot;up&quot;;-[.B915];IF([.A915]=&quot;down&quot;;[.B915];0))" office:value-type="float" office:value="931" calcext:value-type="float">
            <text:p>931</text:p>
          </table:table-cell>
          <table:table-cell table:formula="of:=[.D914]+IF([.A915]=&quot;forward&quot;;[.B915];0)" office:value-type="float" office:value="1829" calcext:value-type="float">
            <text:p>1829</text:p>
          </table:table-cell>
          <table:table-cell table:formula="of:=[.E914]+IF([.A915]=&quot;forward&quot;;[.B915]*[.C915];0)" office:value-type="float" office:value="808749" calcext:value-type="float">
            <text:p>808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915]+IF([.A916]=&quot;up&quot;;-[.B916];IF([.A916]=&quot;down&quot;;[.B916];0))" office:value-type="float" office:value="931" calcext:value-type="float">
            <text:p>931</text:p>
          </table:table-cell>
          <table:table-cell table:formula="of:=[.D915]+IF([.A916]=&quot;forward&quot;;[.B916];0)" office:value-type="float" office:value="1831" calcext:value-type="float">
            <text:p>1831</text:p>
          </table:table-cell>
          <table:table-cell table:formula="of:=[.E915]+IF([.A916]=&quot;forward&quot;;[.B916]*[.C916];0)" office:value-type="float" office:value="810611" calcext:value-type="float">
            <text:p>810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916]+IF([.A917]=&quot;up&quot;;-[.B917];IF([.A917]=&quot;down&quot;;[.B917];0))" office:value-type="float" office:value="928" calcext:value-type="float">
            <text:p>928</text:p>
          </table:table-cell>
          <table:table-cell table:formula="of:=[.D916]+IF([.A917]=&quot;forward&quot;;[.B917];0)" office:value-type="float" office:value="1831" calcext:value-type="float">
            <text:p>1831</text:p>
          </table:table-cell>
          <table:table-cell table:formula="of:=[.E916]+IF([.A917]=&quot;forward&quot;;[.B917]*[.C917];0)" office:value-type="float" office:value="810611" calcext:value-type="float">
            <text:p>810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917]+IF([.A918]=&quot;up&quot;;-[.B918];IF([.A918]=&quot;down&quot;;[.B918];0))" office:value-type="float" office:value="928" calcext:value-type="float">
            <text:p>928</text:p>
          </table:table-cell>
          <table:table-cell table:formula="of:=[.D917]+IF([.A918]=&quot;forward&quot;;[.B918];0)" office:value-type="float" office:value="1836" calcext:value-type="float">
            <text:p>1836</text:p>
          </table:table-cell>
          <table:table-cell table:formula="of:=[.E917]+IF([.A918]=&quot;forward&quot;;[.B918]*[.C918];0)" office:value-type="float" office:value="815251" calcext:value-type="float">
            <text:p>815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918]+IF([.A919]=&quot;up&quot;;-[.B919];IF([.A919]=&quot;down&quot;;[.B919];0))" office:value-type="float" office:value="920" calcext:value-type="float">
            <text:p>920</text:p>
          </table:table-cell>
          <table:table-cell table:formula="of:=[.D918]+IF([.A919]=&quot;forward&quot;;[.B919];0)" office:value-type="float" office:value="1836" calcext:value-type="float">
            <text:p>1836</text:p>
          </table:table-cell>
          <table:table-cell table:formula="of:=[.E918]+IF([.A919]=&quot;forward&quot;;[.B919]*[.C919];0)" office:value-type="float" office:value="815251" calcext:value-type="float">
            <text:p>815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919]+IF([.A920]=&quot;up&quot;;-[.B920];IF([.A920]=&quot;down&quot;;[.B920];0))" office:value-type="float" office:value="913" calcext:value-type="float">
            <text:p>913</text:p>
          </table:table-cell>
          <table:table-cell table:formula="of:=[.D919]+IF([.A920]=&quot;forward&quot;;[.B920];0)" office:value-type="float" office:value="1836" calcext:value-type="float">
            <text:p>1836</text:p>
          </table:table-cell>
          <table:table-cell table:formula="of:=[.E919]+IF([.A920]=&quot;forward&quot;;[.B920]*[.C920];0)" office:value-type="float" office:value="815251" calcext:value-type="float">
            <text:p>815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920]+IF([.A921]=&quot;up&quot;;-[.B921];IF([.A921]=&quot;down&quot;;[.B921];0))" office:value-type="float" office:value="921" calcext:value-type="float">
            <text:p>921</text:p>
          </table:table-cell>
          <table:table-cell table:formula="of:=[.D920]+IF([.A921]=&quot;forward&quot;;[.B921];0)" office:value-type="float" office:value="1836" calcext:value-type="float">
            <text:p>1836</text:p>
          </table:table-cell>
          <table:table-cell table:formula="of:=[.E920]+IF([.A921]=&quot;forward&quot;;[.B921]*[.C921];0)" office:value-type="float" office:value="815251" calcext:value-type="float">
            <text:p>815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921]+IF([.A922]=&quot;up&quot;;-[.B922];IF([.A922]=&quot;down&quot;;[.B922];0))" office:value-type="float" office:value="921" calcext:value-type="float">
            <text:p>921</text:p>
          </table:table-cell>
          <table:table-cell table:formula="of:=[.D921]+IF([.A922]=&quot;forward&quot;;[.B922];0)" office:value-type="float" office:value="1840" calcext:value-type="float">
            <text:p>1840</text:p>
          </table:table-cell>
          <table:table-cell table:formula="of:=[.E921]+IF([.A922]=&quot;forward&quot;;[.B922]*[.C922];0)" office:value-type="float" office:value="818935" calcext:value-type="float">
            <text:p>818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922]+IF([.A923]=&quot;up&quot;;-[.B923];IF([.A923]=&quot;down&quot;;[.B923];0))" office:value-type="float" office:value="927" calcext:value-type="float">
            <text:p>927</text:p>
          </table:table-cell>
          <table:table-cell table:formula="of:=[.D922]+IF([.A923]=&quot;forward&quot;;[.B923];0)" office:value-type="float" office:value="1840" calcext:value-type="float">
            <text:p>1840</text:p>
          </table:table-cell>
          <table:table-cell table:formula="of:=[.E922]+IF([.A923]=&quot;forward&quot;;[.B923]*[.C923];0)" office:value-type="float" office:value="818935" calcext:value-type="float">
            <text:p>818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923]+IF([.A924]=&quot;up&quot;;-[.B924];IF([.A924]=&quot;down&quot;;[.B924];0))" office:value-type="float" office:value="927" calcext:value-type="float">
            <text:p>927</text:p>
          </table:table-cell>
          <table:table-cell table:formula="of:=[.D923]+IF([.A924]=&quot;forward&quot;;[.B924];0)" office:value-type="float" office:value="1847" calcext:value-type="float">
            <text:p>1847</text:p>
          </table:table-cell>
          <table:table-cell table:formula="of:=[.E923]+IF([.A924]=&quot;forward&quot;;[.B924]*[.C924];0)" office:value-type="float" office:value="825424" calcext:value-type="float">
            <text:p>825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924]+IF([.A925]=&quot;up&quot;;-[.B925];IF([.A925]=&quot;down&quot;;[.B925];0))" office:value-type="float" office:value="925" calcext:value-type="float">
            <text:p>925</text:p>
          </table:table-cell>
          <table:table-cell table:formula="of:=[.D924]+IF([.A925]=&quot;forward&quot;;[.B925];0)" office:value-type="float" office:value="1847" calcext:value-type="float">
            <text:p>1847</text:p>
          </table:table-cell>
          <table:table-cell table:formula="of:=[.E924]+IF([.A925]=&quot;forward&quot;;[.B925]*[.C925];0)" office:value-type="float" office:value="825424" calcext:value-type="float">
            <text:p>825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925]+IF([.A926]=&quot;up&quot;;-[.B926];IF([.A926]=&quot;down&quot;;[.B926];0))" office:value-type="float" office:value="927" calcext:value-type="float">
            <text:p>927</text:p>
          </table:table-cell>
          <table:table-cell table:formula="of:=[.D925]+IF([.A926]=&quot;forward&quot;;[.B926];0)" office:value-type="float" office:value="1847" calcext:value-type="float">
            <text:p>1847</text:p>
          </table:table-cell>
          <table:table-cell table:formula="of:=[.E925]+IF([.A926]=&quot;forward&quot;;[.B926]*[.C926];0)" office:value-type="float" office:value="825424" calcext:value-type="float">
            <text:p>825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926]+IF([.A927]=&quot;up&quot;;-[.B927];IF([.A927]=&quot;down&quot;;[.B927];0))" office:value-type="float" office:value="927" calcext:value-type="float">
            <text:p>927</text:p>
          </table:table-cell>
          <table:table-cell table:formula="of:=[.D926]+IF([.A927]=&quot;forward&quot;;[.B927];0)" office:value-type="float" office:value="1851" calcext:value-type="float">
            <text:p>1851</text:p>
          </table:table-cell>
          <table:table-cell table:formula="of:=[.E926]+IF([.A927]=&quot;forward&quot;;[.B927]*[.C927];0)" office:value-type="float" office:value="829132" calcext:value-type="float">
            <text:p>829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927]+IF([.A928]=&quot;up&quot;;-[.B928];IF([.A928]=&quot;down&quot;;[.B928];0))" office:value-type="float" office:value="936" calcext:value-type="float">
            <text:p>936</text:p>
          </table:table-cell>
          <table:table-cell table:formula="of:=[.D927]+IF([.A928]=&quot;forward&quot;;[.B928];0)" office:value-type="float" office:value="1851" calcext:value-type="float">
            <text:p>1851</text:p>
          </table:table-cell>
          <table:table-cell table:formula="of:=[.E927]+IF([.A928]=&quot;forward&quot;;[.B928]*[.C928];0)" office:value-type="float" office:value="829132" calcext:value-type="float">
            <text:p>829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928]+IF([.A929]=&quot;up&quot;;-[.B929];IF([.A929]=&quot;down&quot;;[.B929];0))" office:value-type="float" office:value="944" calcext:value-type="float">
            <text:p>944</text:p>
          </table:table-cell>
          <table:table-cell table:formula="of:=[.D928]+IF([.A929]=&quot;forward&quot;;[.B929];0)" office:value-type="float" office:value="1851" calcext:value-type="float">
            <text:p>1851</text:p>
          </table:table-cell>
          <table:table-cell table:formula="of:=[.E928]+IF([.A929]=&quot;forward&quot;;[.B929]*[.C929];0)" office:value-type="float" office:value="829132" calcext:value-type="float">
            <text:p>829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929]+IF([.A930]=&quot;up&quot;;-[.B930];IF([.A930]=&quot;down&quot;;[.B930];0))" office:value-type="float" office:value="944" calcext:value-type="float">
            <text:p>944</text:p>
          </table:table-cell>
          <table:table-cell table:formula="of:=[.D929]+IF([.A930]=&quot;forward&quot;;[.B930];0)" office:value-type="float" office:value="1853" calcext:value-type="float">
            <text:p>1853</text:p>
          </table:table-cell>
          <table:table-cell table:formula="of:=[.E929]+IF([.A930]=&quot;forward&quot;;[.B930]*[.C930];0)" office:value-type="float" office:value="831020" calcext:value-type="float">
            <text:p>831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930]+IF([.A931]=&quot;up&quot;;-[.B931];IF([.A931]=&quot;down&quot;;[.B931];0))" office:value-type="float" office:value="944" calcext:value-type="float">
            <text:p>944</text:p>
          </table:table-cell>
          <table:table-cell table:formula="of:=[.D930]+IF([.A931]=&quot;forward&quot;;[.B931];0)" office:value-type="float" office:value="1855" calcext:value-type="float">
            <text:p>1855</text:p>
          </table:table-cell>
          <table:table-cell table:formula="of:=[.E930]+IF([.A931]=&quot;forward&quot;;[.B931]*[.C931];0)" office:value-type="float" office:value="832908" calcext:value-type="float">
            <text:p>832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931]+IF([.A932]=&quot;up&quot;;-[.B932];IF([.A932]=&quot;down&quot;;[.B932];0))" office:value-type="float" office:value="946" calcext:value-type="float">
            <text:p>946</text:p>
          </table:table-cell>
          <table:table-cell table:formula="of:=[.D931]+IF([.A932]=&quot;forward&quot;;[.B932];0)" office:value-type="float" office:value="1855" calcext:value-type="float">
            <text:p>1855</text:p>
          </table:table-cell>
          <table:table-cell table:formula="of:=[.E931]+IF([.A932]=&quot;forward&quot;;[.B932]*[.C932];0)" office:value-type="float" office:value="832908" calcext:value-type="float">
            <text:p>832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932]+IF([.A933]=&quot;up&quot;;-[.B933];IF([.A933]=&quot;down&quot;;[.B933];0))" office:value-type="float" office:value="949" calcext:value-type="float">
            <text:p>949</text:p>
          </table:table-cell>
          <table:table-cell table:formula="of:=[.D932]+IF([.A933]=&quot;forward&quot;;[.B933];0)" office:value-type="float" office:value="1855" calcext:value-type="float">
            <text:p>1855</text:p>
          </table:table-cell>
          <table:table-cell table:formula="of:=[.E932]+IF([.A933]=&quot;forward&quot;;[.B933]*[.C933];0)" office:value-type="float" office:value="832908" calcext:value-type="float">
            <text:p>832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933]+IF([.A934]=&quot;up&quot;;-[.B934];IF([.A934]=&quot;down&quot;;[.B934];0))" office:value-type="float" office:value="949" calcext:value-type="float">
            <text:p>949</text:p>
          </table:table-cell>
          <table:table-cell table:formula="of:=[.D933]+IF([.A934]=&quot;forward&quot;;[.B934];0)" office:value-type="float" office:value="1858" calcext:value-type="float">
            <text:p>1858</text:p>
          </table:table-cell>
          <table:table-cell table:formula="of:=[.E933]+IF([.A934]=&quot;forward&quot;;[.B934]*[.C934];0)" office:value-type="float" office:value="835755" calcext:value-type="float">
            <text:p>835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934]+IF([.A935]=&quot;up&quot;;-[.B935];IF([.A935]=&quot;down&quot;;[.B935];0))" office:value-type="float" office:value="950" calcext:value-type="float">
            <text:p>950</text:p>
          </table:table-cell>
          <table:table-cell table:formula="of:=[.D934]+IF([.A935]=&quot;forward&quot;;[.B935];0)" office:value-type="float" office:value="1858" calcext:value-type="float">
            <text:p>1858</text:p>
          </table:table-cell>
          <table:table-cell table:formula="of:=[.E934]+IF([.A935]=&quot;forward&quot;;[.B935]*[.C935];0)" office:value-type="float" office:value="835755" calcext:value-type="float">
            <text:p>835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935]+IF([.A936]=&quot;up&quot;;-[.B936];IF([.A936]=&quot;down&quot;;[.B936];0))" office:value-type="float" office:value="950" calcext:value-type="float">
            <text:p>950</text:p>
          </table:table-cell>
          <table:table-cell table:formula="of:=[.D935]+IF([.A936]=&quot;forward&quot;;[.B936];0)" office:value-type="float" office:value="1866" calcext:value-type="float">
            <text:p>1866</text:p>
          </table:table-cell>
          <table:table-cell table:formula="of:=[.E935]+IF([.A936]=&quot;forward&quot;;[.B936]*[.C936];0)" office:value-type="float" office:value="843355" calcext:value-type="float">
            <text:p>843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936]+IF([.A937]=&quot;up&quot;;-[.B937];IF([.A937]=&quot;down&quot;;[.B937];0))" office:value-type="float" office:value="957" calcext:value-type="float">
            <text:p>957</text:p>
          </table:table-cell>
          <table:table-cell table:formula="of:=[.D936]+IF([.A937]=&quot;forward&quot;;[.B937];0)" office:value-type="float" office:value="1866" calcext:value-type="float">
            <text:p>1866</text:p>
          </table:table-cell>
          <table:table-cell table:formula="of:=[.E936]+IF([.A937]=&quot;forward&quot;;[.B937]*[.C937];0)" office:value-type="float" office:value="843355" calcext:value-type="float">
            <text:p>843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937]+IF([.A938]=&quot;up&quot;;-[.B938];IF([.A938]=&quot;down&quot;;[.B938];0))" office:value-type="float" office:value="948" calcext:value-type="float">
            <text:p>948</text:p>
          </table:table-cell>
          <table:table-cell table:formula="of:=[.D937]+IF([.A938]=&quot;forward&quot;;[.B938];0)" office:value-type="float" office:value="1866" calcext:value-type="float">
            <text:p>1866</text:p>
          </table:table-cell>
          <table:table-cell table:formula="of:=[.E937]+IF([.A938]=&quot;forward&quot;;[.B938]*[.C938];0)" office:value-type="float" office:value="843355" calcext:value-type="float">
            <text:p>843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938]+IF([.A939]=&quot;up&quot;;-[.B939];IF([.A939]=&quot;down&quot;;[.B939];0))" office:value-type="float" office:value="952" calcext:value-type="float">
            <text:p>952</text:p>
          </table:table-cell>
          <table:table-cell table:formula="of:=[.D938]+IF([.A939]=&quot;forward&quot;;[.B939];0)" office:value-type="float" office:value="1866" calcext:value-type="float">
            <text:p>1866</text:p>
          </table:table-cell>
          <table:table-cell table:formula="of:=[.E938]+IF([.A939]=&quot;forward&quot;;[.B939]*[.C939];0)" office:value-type="float" office:value="843355" calcext:value-type="float">
            <text:p>843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939]+IF([.A940]=&quot;up&quot;;-[.B940];IF([.A940]=&quot;down&quot;;[.B940];0))" office:value-type="float" office:value="954" calcext:value-type="float">
            <text:p>954</text:p>
          </table:table-cell>
          <table:table-cell table:formula="of:=[.D939]+IF([.A940]=&quot;forward&quot;;[.B940];0)" office:value-type="float" office:value="1866" calcext:value-type="float">
            <text:p>1866</text:p>
          </table:table-cell>
          <table:table-cell table:formula="of:=[.E939]+IF([.A940]=&quot;forward&quot;;[.B940]*[.C940];0)" office:value-type="float" office:value="843355" calcext:value-type="float">
            <text:p>843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940]+IF([.A941]=&quot;up&quot;;-[.B941];IF([.A941]=&quot;down&quot;;[.B941];0))" office:value-type="float" office:value="959" calcext:value-type="float">
            <text:p>959</text:p>
          </table:table-cell>
          <table:table-cell table:formula="of:=[.D940]+IF([.A941]=&quot;forward&quot;;[.B941];0)" office:value-type="float" office:value="1866" calcext:value-type="float">
            <text:p>1866</text:p>
          </table:table-cell>
          <table:table-cell table:formula="of:=[.E940]+IF([.A941]=&quot;forward&quot;;[.B941]*[.C941];0)" office:value-type="float" office:value="843355" calcext:value-type="float">
            <text:p>843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941]+IF([.A942]=&quot;up&quot;;-[.B942];IF([.A942]=&quot;down&quot;;[.B942];0))" office:value-type="float" office:value="952" calcext:value-type="float">
            <text:p>952</text:p>
          </table:table-cell>
          <table:table-cell table:formula="of:=[.D941]+IF([.A942]=&quot;forward&quot;;[.B942];0)" office:value-type="float" office:value="1866" calcext:value-type="float">
            <text:p>1866</text:p>
          </table:table-cell>
          <table:table-cell table:formula="of:=[.E941]+IF([.A942]=&quot;forward&quot;;[.B942]*[.C942];0)" office:value-type="float" office:value="843355" calcext:value-type="float">
            <text:p>843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942]+IF([.A943]=&quot;up&quot;;-[.B943];IF([.A943]=&quot;down&quot;;[.B943];0))" office:value-type="float" office:value="960" calcext:value-type="float">
            <text:p>960</text:p>
          </table:table-cell>
          <table:table-cell table:formula="of:=[.D942]+IF([.A943]=&quot;forward&quot;;[.B943];0)" office:value-type="float" office:value="1866" calcext:value-type="float">
            <text:p>1866</text:p>
          </table:table-cell>
          <table:table-cell table:formula="of:=[.E942]+IF([.A943]=&quot;forward&quot;;[.B943]*[.C943];0)" office:value-type="float" office:value="843355" calcext:value-type="float">
            <text:p>843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943]+IF([.A944]=&quot;up&quot;;-[.B944];IF([.A944]=&quot;down&quot;;[.B944];0))" office:value-type="float" office:value="962" calcext:value-type="float">
            <text:p>962</text:p>
          </table:table-cell>
          <table:table-cell table:formula="of:=[.D943]+IF([.A944]=&quot;forward&quot;;[.B944];0)" office:value-type="float" office:value="1866" calcext:value-type="float">
            <text:p>1866</text:p>
          </table:table-cell>
          <table:table-cell table:formula="of:=[.E943]+IF([.A944]=&quot;forward&quot;;[.B944]*[.C944];0)" office:value-type="float" office:value="843355" calcext:value-type="float">
            <text:p>843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944]+IF([.A945]=&quot;up&quot;;-[.B945];IF([.A945]=&quot;down&quot;;[.B945];0))" office:value-type="float" office:value="966" calcext:value-type="float">
            <text:p>966</text:p>
          </table:table-cell>
          <table:table-cell table:formula="of:=[.D944]+IF([.A945]=&quot;forward&quot;;[.B945];0)" office:value-type="float" office:value="1866" calcext:value-type="float">
            <text:p>1866</text:p>
          </table:table-cell>
          <table:table-cell table:formula="of:=[.E944]+IF([.A945]=&quot;forward&quot;;[.B945]*[.C945];0)" office:value-type="float" office:value="843355" calcext:value-type="float">
            <text:p>843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945]+IF([.A946]=&quot;up&quot;;-[.B946];IF([.A946]=&quot;down&quot;;[.B946];0))" office:value-type="float" office:value="970" calcext:value-type="float">
            <text:p>970</text:p>
          </table:table-cell>
          <table:table-cell table:formula="of:=[.D945]+IF([.A946]=&quot;forward&quot;;[.B946];0)" office:value-type="float" office:value="1866" calcext:value-type="float">
            <text:p>1866</text:p>
          </table:table-cell>
          <table:table-cell table:formula="of:=[.E945]+IF([.A946]=&quot;forward&quot;;[.B946]*[.C946];0)" office:value-type="float" office:value="843355" calcext:value-type="float">
            <text:p>843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946]+IF([.A947]=&quot;up&quot;;-[.B947];IF([.A947]=&quot;down&quot;;[.B947];0))" office:value-type="float" office:value="978" calcext:value-type="float">
            <text:p>978</text:p>
          </table:table-cell>
          <table:table-cell table:formula="of:=[.D946]+IF([.A947]=&quot;forward&quot;;[.B947];0)" office:value-type="float" office:value="1866" calcext:value-type="float">
            <text:p>1866</text:p>
          </table:table-cell>
          <table:table-cell table:formula="of:=[.E946]+IF([.A947]=&quot;forward&quot;;[.B947]*[.C947];0)" office:value-type="float" office:value="843355" calcext:value-type="float">
            <text:p>843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947]+IF([.A948]=&quot;up&quot;;-[.B948];IF([.A948]=&quot;down&quot;;[.B948];0))" office:value-type="float" office:value="978" calcext:value-type="float">
            <text:p>978</text:p>
          </table:table-cell>
          <table:table-cell table:formula="of:=[.D947]+IF([.A948]=&quot;forward&quot;;[.B948];0)" office:value-type="float" office:value="1873" calcext:value-type="float">
            <text:p>1873</text:p>
          </table:table-cell>
          <table:table-cell table:formula="of:=[.E947]+IF([.A948]=&quot;forward&quot;;[.B948]*[.C948];0)" office:value-type="float" office:value="850201" calcext:value-type="float">
            <text:p>850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948]+IF([.A949]=&quot;up&quot;;-[.B949];IF([.A949]=&quot;down&quot;;[.B949];0))" office:value-type="float" office:value="978" calcext:value-type="float">
            <text:p>978</text:p>
          </table:table-cell>
          <table:table-cell table:formula="of:=[.D948]+IF([.A949]=&quot;forward&quot;;[.B949];0)" office:value-type="float" office:value="1880" calcext:value-type="float">
            <text:p>1880</text:p>
          </table:table-cell>
          <table:table-cell table:formula="of:=[.E948]+IF([.A949]=&quot;forward&quot;;[.B949]*[.C949];0)" office:value-type="float" office:value="857047" calcext:value-type="float">
            <text:p>857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949]+IF([.A950]=&quot;up&quot;;-[.B950];IF([.A950]=&quot;down&quot;;[.B950];0))" office:value-type="float" office:value="986" calcext:value-type="float">
            <text:p>986</text:p>
          </table:table-cell>
          <table:table-cell table:formula="of:=[.D949]+IF([.A950]=&quot;forward&quot;;[.B950];0)" office:value-type="float" office:value="1880" calcext:value-type="float">
            <text:p>1880</text:p>
          </table:table-cell>
          <table:table-cell table:formula="of:=[.E949]+IF([.A950]=&quot;forward&quot;;[.B950]*[.C950];0)" office:value-type="float" office:value="857047" calcext:value-type="float">
            <text:p>857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950]+IF([.A951]=&quot;up&quot;;-[.B951];IF([.A951]=&quot;down&quot;;[.B951];0))" office:value-type="float" office:value="984" calcext:value-type="float">
            <text:p>984</text:p>
          </table:table-cell>
          <table:table-cell table:formula="of:=[.D950]+IF([.A951]=&quot;forward&quot;;[.B951];0)" office:value-type="float" office:value="1880" calcext:value-type="float">
            <text:p>1880</text:p>
          </table:table-cell>
          <table:table-cell table:formula="of:=[.E950]+IF([.A951]=&quot;forward&quot;;[.B951]*[.C951];0)" office:value-type="float" office:value="857047" calcext:value-type="float">
            <text:p>857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951]+IF([.A952]=&quot;up&quot;;-[.B952];IF([.A952]=&quot;down&quot;;[.B952];0))" office:value-type="float" office:value="981" calcext:value-type="float">
            <text:p>981</text:p>
          </table:table-cell>
          <table:table-cell table:formula="of:=[.D951]+IF([.A952]=&quot;forward&quot;;[.B952];0)" office:value-type="float" office:value="1880" calcext:value-type="float">
            <text:p>1880</text:p>
          </table:table-cell>
          <table:table-cell table:formula="of:=[.E951]+IF([.A952]=&quot;forward&quot;;[.B952]*[.C952];0)" office:value-type="float" office:value="857047" calcext:value-type="float">
            <text:p>857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952]+IF([.A953]=&quot;up&quot;;-[.B953];IF([.A953]=&quot;down&quot;;[.B953];0))" office:value-type="float" office:value="981" calcext:value-type="float">
            <text:p>981</text:p>
          </table:table-cell>
          <table:table-cell table:formula="of:=[.D952]+IF([.A953]=&quot;forward&quot;;[.B953];0)" office:value-type="float" office:value="1888" calcext:value-type="float">
            <text:p>1888</text:p>
          </table:table-cell>
          <table:table-cell table:formula="of:=[.E952]+IF([.A953]=&quot;forward&quot;;[.B953]*[.C953];0)" office:value-type="float" office:value="864895" calcext:value-type="float">
            <text:p>864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[.C953]+IF([.A954]=&quot;up&quot;;-[.B954];IF([.A954]=&quot;down&quot;;[.B954];0))" office:value-type="float" office:value="980" calcext:value-type="float">
            <text:p>980</text:p>
          </table:table-cell>
          <table:table-cell table:formula="of:=[.D953]+IF([.A954]=&quot;forward&quot;;[.B954];0)" office:value-type="float" office:value="1888" calcext:value-type="float">
            <text:p>1888</text:p>
          </table:table-cell>
          <table:table-cell table:formula="of:=[.E953]+IF([.A954]=&quot;forward&quot;;[.B954]*[.C954];0)" office:value-type="float" office:value="864895" calcext:value-type="float">
            <text:p>864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954]+IF([.A955]=&quot;up&quot;;-[.B955];IF([.A955]=&quot;down&quot;;[.B955];0))" office:value-type="float" office:value="987" calcext:value-type="float">
            <text:p>987</text:p>
          </table:table-cell>
          <table:table-cell table:formula="of:=[.D954]+IF([.A955]=&quot;forward&quot;;[.B955];0)" office:value-type="float" office:value="1888" calcext:value-type="float">
            <text:p>1888</text:p>
          </table:table-cell>
          <table:table-cell table:formula="of:=[.E954]+IF([.A955]=&quot;forward&quot;;[.B955]*[.C955];0)" office:value-type="float" office:value="864895" calcext:value-type="float">
            <text:p>864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955]+IF([.A956]=&quot;up&quot;;-[.B956];IF([.A956]=&quot;down&quot;;[.B956];0))" office:value-type="float" office:value="987" calcext:value-type="float">
            <text:p>987</text:p>
          </table:table-cell>
          <table:table-cell table:formula="of:=[.D955]+IF([.A956]=&quot;forward&quot;;[.B956];0)" office:value-type="float" office:value="1895" calcext:value-type="float">
            <text:p>1895</text:p>
          </table:table-cell>
          <table:table-cell table:formula="of:=[.E955]+IF([.A956]=&quot;forward&quot;;[.B956]*[.C956];0)" office:value-type="float" office:value="871804" calcext:value-type="float">
            <text:p>871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956]+IF([.A957]=&quot;up&quot;;-[.B957];IF([.A957]=&quot;down&quot;;[.B957];0))" office:value-type="float" office:value="993" calcext:value-type="float">
            <text:p>993</text:p>
          </table:table-cell>
          <table:table-cell table:formula="of:=[.D956]+IF([.A957]=&quot;forward&quot;;[.B957];0)" office:value-type="float" office:value="1895" calcext:value-type="float">
            <text:p>1895</text:p>
          </table:table-cell>
          <table:table-cell table:formula="of:=[.E956]+IF([.A957]=&quot;forward&quot;;[.B957]*[.C957];0)" office:value-type="float" office:value="871804" calcext:value-type="float">
            <text:p>871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957]+IF([.A958]=&quot;up&quot;;-[.B958];IF([.A958]=&quot;down&quot;;[.B958];0))" office:value-type="float" office:value="1001" calcext:value-type="float">
            <text:p>1001</text:p>
          </table:table-cell>
          <table:table-cell table:formula="of:=[.D957]+IF([.A958]=&quot;forward&quot;;[.B958];0)" office:value-type="float" office:value="1895" calcext:value-type="float">
            <text:p>1895</text:p>
          </table:table-cell>
          <table:table-cell table:formula="of:=[.E957]+IF([.A958]=&quot;forward&quot;;[.B958]*[.C958];0)" office:value-type="float" office:value="871804" calcext:value-type="float">
            <text:p>871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958]+IF([.A959]=&quot;up&quot;;-[.B959];IF([.A959]=&quot;down&quot;;[.B959];0))" office:value-type="float" office:value="995" calcext:value-type="float">
            <text:p>995</text:p>
          </table:table-cell>
          <table:table-cell table:formula="of:=[.D958]+IF([.A959]=&quot;forward&quot;;[.B959];0)" office:value-type="float" office:value="1895" calcext:value-type="float">
            <text:p>1895</text:p>
          </table:table-cell>
          <table:table-cell table:formula="of:=[.E958]+IF([.A959]=&quot;forward&quot;;[.B959]*[.C959];0)" office:value-type="float" office:value="871804" calcext:value-type="float">
            <text:p>871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959]+IF([.A960]=&quot;up&quot;;-[.B960];IF([.A960]=&quot;down&quot;;[.B960];0))" office:value-type="float" office:value="995" calcext:value-type="float">
            <text:p>995</text:p>
          </table:table-cell>
          <table:table-cell table:formula="of:=[.D959]+IF([.A960]=&quot;forward&quot;;[.B960];0)" office:value-type="float" office:value="1900" calcext:value-type="float">
            <text:p>1900</text:p>
          </table:table-cell>
          <table:table-cell table:formula="of:=[.E959]+IF([.A960]=&quot;forward&quot;;[.B960]*[.C960];0)" office:value-type="float" office:value="876779" calcext:value-type="float">
            <text:p>876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960]+IF([.A961]=&quot;up&quot;;-[.B961];IF([.A961]=&quot;down&quot;;[.B961];0))" office:value-type="float" office:value="995" calcext:value-type="float">
            <text:p>995</text:p>
          </table:table-cell>
          <table:table-cell table:formula="of:=[.D960]+IF([.A961]=&quot;forward&quot;;[.B961];0)" office:value-type="float" office:value="1903" calcext:value-type="float">
            <text:p>1903</text:p>
          </table:table-cell>
          <table:table-cell table:formula="of:=[.E960]+IF([.A961]=&quot;forward&quot;;[.B961]*[.C961];0)" office:value-type="float" office:value="879764" calcext:value-type="float">
            <text:p>879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961]+IF([.A962]=&quot;up&quot;;-[.B962];IF([.A962]=&quot;down&quot;;[.B962];0))" office:value-type="float" office:value="1001" calcext:value-type="float">
            <text:p>1001</text:p>
          </table:table-cell>
          <table:table-cell table:formula="of:=[.D961]+IF([.A962]=&quot;forward&quot;;[.B962];0)" office:value-type="float" office:value="1903" calcext:value-type="float">
            <text:p>1903</text:p>
          </table:table-cell>
          <table:table-cell table:formula="of:=[.E961]+IF([.A962]=&quot;forward&quot;;[.B962]*[.C962];0)" office:value-type="float" office:value="879764" calcext:value-type="float">
            <text:p>879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962]+IF([.A963]=&quot;up&quot;;-[.B963];IF([.A963]=&quot;down&quot;;[.B963];0))" office:value-type="float" office:value="1001" calcext:value-type="float">
            <text:p>1001</text:p>
          </table:table-cell>
          <table:table-cell table:formula="of:=[.D962]+IF([.A963]=&quot;forward&quot;;[.B963];0)" office:value-type="float" office:value="1912" calcext:value-type="float">
            <text:p>1912</text:p>
          </table:table-cell>
          <table:table-cell table:formula="of:=[.E962]+IF([.A963]=&quot;forward&quot;;[.B963]*[.C963];0)" office:value-type="float" office:value="888773" calcext:value-type="float">
            <text:p>888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[.C963]+IF([.A964]=&quot;up&quot;;-[.B964];IF([.A964]=&quot;down&quot;;[.B964];0))" office:value-type="float" office:value="997" calcext:value-type="float">
            <text:p>997</text:p>
          </table:table-cell>
          <table:table-cell table:formula="of:=[.D963]+IF([.A964]=&quot;forward&quot;;[.B964];0)" office:value-type="float" office:value="1912" calcext:value-type="float">
            <text:p>1912</text:p>
          </table:table-cell>
          <table:table-cell table:formula="of:=[.E963]+IF([.A964]=&quot;forward&quot;;[.B964]*[.C964];0)" office:value-type="float" office:value="888773" calcext:value-type="float">
            <text:p>888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964]+IF([.A965]=&quot;up&quot;;-[.B965];IF([.A965]=&quot;down&quot;;[.B965];0))" office:value-type="float" office:value="990" calcext:value-type="float">
            <text:p>990</text:p>
          </table:table-cell>
          <table:table-cell table:formula="of:=[.D964]+IF([.A965]=&quot;forward&quot;;[.B965];0)" office:value-type="float" office:value="1912" calcext:value-type="float">
            <text:p>1912</text:p>
          </table:table-cell>
          <table:table-cell table:formula="of:=[.E964]+IF([.A965]=&quot;forward&quot;;[.B965]*[.C965];0)" office:value-type="float" office:value="888773" calcext:value-type="float">
            <text:p>888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965]+IF([.A966]=&quot;up&quot;;-[.B966];IF([.A966]=&quot;down&quot;;[.B966];0))" office:value-type="float" office:value="990" calcext:value-type="float">
            <text:p>990</text:p>
          </table:table-cell>
          <table:table-cell table:formula="of:=[.D965]+IF([.A966]=&quot;forward&quot;;[.B966];0)" office:value-type="float" office:value="1916" calcext:value-type="float">
            <text:p>1916</text:p>
          </table:table-cell>
          <table:table-cell table:formula="of:=[.E965]+IF([.A966]=&quot;forward&quot;;[.B966]*[.C966];0)" office:value-type="float" office:value="892733" calcext:value-type="float">
            <text:p>892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966]+IF([.A967]=&quot;up&quot;;-[.B967];IF([.A967]=&quot;down&quot;;[.B967];0))" office:value-type="float" office:value="991" calcext:value-type="float">
            <text:p>991</text:p>
          </table:table-cell>
          <table:table-cell table:formula="of:=[.D966]+IF([.A967]=&quot;forward&quot;;[.B967];0)" office:value-type="float" office:value="1916" calcext:value-type="float">
            <text:p>1916</text:p>
          </table:table-cell>
          <table:table-cell table:formula="of:=[.E966]+IF([.A967]=&quot;forward&quot;;[.B967]*[.C967];0)" office:value-type="float" office:value="892733" calcext:value-type="float">
            <text:p>892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967]+IF([.A968]=&quot;up&quot;;-[.B968];IF([.A968]=&quot;down&quot;;[.B968];0))" office:value-type="float" office:value="999" calcext:value-type="float">
            <text:p>999</text:p>
          </table:table-cell>
          <table:table-cell table:formula="of:=[.D967]+IF([.A968]=&quot;forward&quot;;[.B968];0)" office:value-type="float" office:value="1916" calcext:value-type="float">
            <text:p>1916</text:p>
          </table:table-cell>
          <table:table-cell table:formula="of:=[.E967]+IF([.A968]=&quot;forward&quot;;[.B968]*[.C968];0)" office:value-type="float" office:value="892733" calcext:value-type="float">
            <text:p>892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968]+IF([.A969]=&quot;up&quot;;-[.B969];IF([.A969]=&quot;down&quot;;[.B969];0))" office:value-type="float" office:value="1000" calcext:value-type="float">
            <text:p>1000</text:p>
          </table:table-cell>
          <table:table-cell table:formula="of:=[.D968]+IF([.A969]=&quot;forward&quot;;[.B969];0)" office:value-type="float" office:value="1916" calcext:value-type="float">
            <text:p>1916</text:p>
          </table:table-cell>
          <table:table-cell table:formula="of:=[.E968]+IF([.A969]=&quot;forward&quot;;[.B969]*[.C969];0)" office:value-type="float" office:value="892733" calcext:value-type="float">
            <text:p>892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969]+IF([.A970]=&quot;up&quot;;-[.B970];IF([.A970]=&quot;down&quot;;[.B970];0))" office:value-type="float" office:value="1000" calcext:value-type="float">
            <text:p>1000</text:p>
          </table:table-cell>
          <table:table-cell table:formula="of:=[.D969]+IF([.A970]=&quot;forward&quot;;[.B970];0)" office:value-type="float" office:value="1925" calcext:value-type="float">
            <text:p>1925</text:p>
          </table:table-cell>
          <table:table-cell table:formula="of:=[.E969]+IF([.A970]=&quot;forward&quot;;[.B970]*[.C970];0)" office:value-type="float" office:value="901733" calcext:value-type="float">
            <text:p>901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970]+IF([.A971]=&quot;up&quot;;-[.B971];IF([.A971]=&quot;down&quot;;[.B971];0))" office:value-type="float" office:value="1003" calcext:value-type="float">
            <text:p>1003</text:p>
          </table:table-cell>
          <table:table-cell table:formula="of:=[.D970]+IF([.A971]=&quot;forward&quot;;[.B971];0)" office:value-type="float" office:value="1925" calcext:value-type="float">
            <text:p>1925</text:p>
          </table:table-cell>
          <table:table-cell table:formula="of:=[.E970]+IF([.A971]=&quot;forward&quot;;[.B971]*[.C971];0)" office:value-type="float" office:value="901733" calcext:value-type="float">
            <text:p>901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971]+IF([.A972]=&quot;up&quot;;-[.B972];IF([.A972]=&quot;down&quot;;[.B972];0))" office:value-type="float" office:value="1003" calcext:value-type="float">
            <text:p>1003</text:p>
          </table:table-cell>
          <table:table-cell table:formula="of:=[.D971]+IF([.A972]=&quot;forward&quot;;[.B972];0)" office:value-type="float" office:value="1933" calcext:value-type="float">
            <text:p>1933</text:p>
          </table:table-cell>
          <table:table-cell table:formula="of:=[.E971]+IF([.A972]=&quot;forward&quot;;[.B972]*[.C972];0)" office:value-type="float" office:value="909757" calcext:value-type="float">
            <text:p>909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972]+IF([.A973]=&quot;up&quot;;-[.B973];IF([.A973]=&quot;down&quot;;[.B973];0))" office:value-type="float" office:value="1003" calcext:value-type="float">
            <text:p>1003</text:p>
          </table:table-cell>
          <table:table-cell table:formula="of:=[.D972]+IF([.A973]=&quot;forward&quot;;[.B973];0)" office:value-type="float" office:value="1939" calcext:value-type="float">
            <text:p>1939</text:p>
          </table:table-cell>
          <table:table-cell table:formula="of:=[.E972]+IF([.A973]=&quot;forward&quot;;[.B973]*[.C973];0)" office:value-type="float" office:value="915775" calcext:value-type="float">
            <text:p>915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973]+IF([.A974]=&quot;up&quot;;-[.B974];IF([.A974]=&quot;down&quot;;[.B974];0))" office:value-type="float" office:value="1003" calcext:value-type="float">
            <text:p>1003</text:p>
          </table:table-cell>
          <table:table-cell table:formula="of:=[.D973]+IF([.A974]=&quot;forward&quot;;[.B974];0)" office:value-type="float" office:value="1943" calcext:value-type="float">
            <text:p>1943</text:p>
          </table:table-cell>
          <table:table-cell table:formula="of:=[.E973]+IF([.A974]=&quot;forward&quot;;[.B974]*[.C974];0)" office:value-type="float" office:value="919787" calcext:value-type="float">
            <text:p>919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974]+IF([.A975]=&quot;up&quot;;-[.B975];IF([.A975]=&quot;down&quot;;[.B975];0))" office:value-type="float" office:value="1012" calcext:value-type="float">
            <text:p>1012</text:p>
          </table:table-cell>
          <table:table-cell table:formula="of:=[.D974]+IF([.A975]=&quot;forward&quot;;[.B975];0)" office:value-type="float" office:value="1943" calcext:value-type="float">
            <text:p>1943</text:p>
          </table:table-cell>
          <table:table-cell table:formula="of:=[.E974]+IF([.A975]=&quot;forward&quot;;[.B975]*[.C975];0)" office:value-type="float" office:value="919787" calcext:value-type="float">
            <text:p>919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975]+IF([.A976]=&quot;up&quot;;-[.B976];IF([.A976]=&quot;down&quot;;[.B976];0))" office:value-type="float" office:value="1012" calcext:value-type="float">
            <text:p>1012</text:p>
          </table:table-cell>
          <table:table-cell table:formula="of:=[.D975]+IF([.A976]=&quot;forward&quot;;[.B976];0)" office:value-type="float" office:value="1946" calcext:value-type="float">
            <text:p>1946</text:p>
          </table:table-cell>
          <table:table-cell table:formula="of:=[.E975]+IF([.A976]=&quot;forward&quot;;[.B976]*[.C976];0)" office:value-type="float" office:value="922823" calcext:value-type="float">
            <text:p>922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976]+IF([.A977]=&quot;up&quot;;-[.B977];IF([.A977]=&quot;down&quot;;[.B977];0))" office:value-type="float" office:value="1007" calcext:value-type="float">
            <text:p>1007</text:p>
          </table:table-cell>
          <table:table-cell table:formula="of:=[.D976]+IF([.A977]=&quot;forward&quot;;[.B977];0)" office:value-type="float" office:value="1946" calcext:value-type="float">
            <text:p>1946</text:p>
          </table:table-cell>
          <table:table-cell table:formula="of:=[.E976]+IF([.A977]=&quot;forward&quot;;[.B977]*[.C977];0)" office:value-type="float" office:value="922823" calcext:value-type="float">
            <text:p>922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977]+IF([.A978]=&quot;up&quot;;-[.B978];IF([.A978]=&quot;down&quot;;[.B978];0))" office:value-type="float" office:value="999" calcext:value-type="float">
            <text:p>999</text:p>
          </table:table-cell>
          <table:table-cell table:formula="of:=[.D977]+IF([.A978]=&quot;forward&quot;;[.B978];0)" office:value-type="float" office:value="1946" calcext:value-type="float">
            <text:p>1946</text:p>
          </table:table-cell>
          <table:table-cell table:formula="of:=[.E977]+IF([.A978]=&quot;forward&quot;;[.B978]*[.C978];0)" office:value-type="float" office:value="922823" calcext:value-type="float">
            <text:p>922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978]+IF([.A979]=&quot;up&quot;;-[.B979];IF([.A979]=&quot;down&quot;;[.B979];0))" office:value-type="float" office:value="1008" calcext:value-type="float">
            <text:p>1008</text:p>
          </table:table-cell>
          <table:table-cell table:formula="of:=[.D978]+IF([.A979]=&quot;forward&quot;;[.B979];0)" office:value-type="float" office:value="1946" calcext:value-type="float">
            <text:p>1946</text:p>
          </table:table-cell>
          <table:table-cell table:formula="of:=[.E978]+IF([.A979]=&quot;forward&quot;;[.B979]*[.C979];0)" office:value-type="float" office:value="922823" calcext:value-type="float">
            <text:p>922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979]+IF([.A980]=&quot;up&quot;;-[.B980];IF([.A980]=&quot;down&quot;;[.B980];0))" office:value-type="float" office:value="1013" calcext:value-type="float">
            <text:p>1013</text:p>
          </table:table-cell>
          <table:table-cell table:formula="of:=[.D979]+IF([.A980]=&quot;forward&quot;;[.B980];0)" office:value-type="float" office:value="1946" calcext:value-type="float">
            <text:p>1946</text:p>
          </table:table-cell>
          <table:table-cell table:formula="of:=[.E979]+IF([.A980]=&quot;forward&quot;;[.B980]*[.C980];0)" office:value-type="float" office:value="922823" calcext:value-type="float">
            <text:p>922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980]+IF([.A981]=&quot;up&quot;;-[.B981];IF([.A981]=&quot;down&quot;;[.B981];0))" office:value-type="float" office:value="1014" calcext:value-type="float">
            <text:p>1014</text:p>
          </table:table-cell>
          <table:table-cell table:formula="of:=[.D980]+IF([.A981]=&quot;forward&quot;;[.B981];0)" office:value-type="float" office:value="1946" calcext:value-type="float">
            <text:p>1946</text:p>
          </table:table-cell>
          <table:table-cell table:formula="of:=[.E980]+IF([.A981]=&quot;forward&quot;;[.B981]*[.C981];0)" office:value-type="float" office:value="922823" calcext:value-type="float">
            <text:p>922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981]+IF([.A982]=&quot;up&quot;;-[.B982];IF([.A982]=&quot;down&quot;;[.B982];0))" office:value-type="float" office:value="1006" calcext:value-type="float">
            <text:p>1006</text:p>
          </table:table-cell>
          <table:table-cell table:formula="of:=[.D981]+IF([.A982]=&quot;forward&quot;;[.B982];0)" office:value-type="float" office:value="1946" calcext:value-type="float">
            <text:p>1946</text:p>
          </table:table-cell>
          <table:table-cell table:formula="of:=[.E981]+IF([.A982]=&quot;forward&quot;;[.B982]*[.C982];0)" office:value-type="float" office:value="922823" calcext:value-type="float">
            <text:p>922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982]+IF([.A983]=&quot;up&quot;;-[.B983];IF([.A983]=&quot;down&quot;;[.B983];0))" office:value-type="float" office:value="1006" calcext:value-type="float">
            <text:p>1006</text:p>
          </table:table-cell>
          <table:table-cell table:formula="of:=[.D982]+IF([.A983]=&quot;forward&quot;;[.B983];0)" office:value-type="float" office:value="1954" calcext:value-type="float">
            <text:p>1954</text:p>
          </table:table-cell>
          <table:table-cell table:formula="of:=[.E982]+IF([.A983]=&quot;forward&quot;;[.B983]*[.C983];0)" office:value-type="float" office:value="930871" calcext:value-type="float">
            <text:p>930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983]+IF([.A984]=&quot;up&quot;;-[.B984];IF([.A984]=&quot;down&quot;;[.B984];0))" office:value-type="float" office:value="1000" calcext:value-type="float">
            <text:p>1000</text:p>
          </table:table-cell>
          <table:table-cell table:formula="of:=[.D983]+IF([.A984]=&quot;forward&quot;;[.B984];0)" office:value-type="float" office:value="1954" calcext:value-type="float">
            <text:p>1954</text:p>
          </table:table-cell>
          <table:table-cell table:formula="of:=[.E983]+IF([.A984]=&quot;forward&quot;;[.B984]*[.C984];0)" office:value-type="float" office:value="930871" calcext:value-type="float">
            <text:p>930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984]+IF([.A985]=&quot;up&quot;;-[.B985];IF([.A985]=&quot;down&quot;;[.B985];0))" office:value-type="float" office:value="1000" calcext:value-type="float">
            <text:p>1000</text:p>
          </table:table-cell>
          <table:table-cell table:formula="of:=[.D984]+IF([.A985]=&quot;forward&quot;;[.B985];0)" office:value-type="float" office:value="1956" calcext:value-type="float">
            <text:p>1956</text:p>
          </table:table-cell>
          <table:table-cell table:formula="of:=[.E984]+IF([.A985]=&quot;forward&quot;;[.B985]*[.C985];0)" office:value-type="float" office:value="932871" calcext:value-type="float">
            <text:p>932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985]+IF([.A986]=&quot;up&quot;;-[.B986];IF([.A986]=&quot;down&quot;;[.B986];0))" office:value-type="float" office:value="1008" calcext:value-type="float">
            <text:p>1008</text:p>
          </table:table-cell>
          <table:table-cell table:formula="of:=[.D985]+IF([.A986]=&quot;forward&quot;;[.B986];0)" office:value-type="float" office:value="1956" calcext:value-type="float">
            <text:p>1956</text:p>
          </table:table-cell>
          <table:table-cell table:formula="of:=[.E985]+IF([.A986]=&quot;forward&quot;;[.B986]*[.C986];0)" office:value-type="float" office:value="932871" calcext:value-type="float">
            <text:p>932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[.C986]+IF([.A987]=&quot;up&quot;;-[.B987];IF([.A987]=&quot;down&quot;;[.B987];0))" office:value-type="float" office:value="1004" calcext:value-type="float">
            <text:p>1004</text:p>
          </table:table-cell>
          <table:table-cell table:formula="of:=[.D986]+IF([.A987]=&quot;forward&quot;;[.B987];0)" office:value-type="float" office:value="1956" calcext:value-type="float">
            <text:p>1956</text:p>
          </table:table-cell>
          <table:table-cell table:formula="of:=[.E986]+IF([.A987]=&quot;forward&quot;;[.B987]*[.C987];0)" office:value-type="float" office:value="932871" calcext:value-type="float">
            <text:p>932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987]+IF([.A988]=&quot;up&quot;;-[.B988];IF([.A988]=&quot;down&quot;;[.B988];0))" office:value-type="float" office:value="997" calcext:value-type="float">
            <text:p>997</text:p>
          </table:table-cell>
          <table:table-cell table:formula="of:=[.D987]+IF([.A988]=&quot;forward&quot;;[.B988];0)" office:value-type="float" office:value="1956" calcext:value-type="float">
            <text:p>1956</text:p>
          </table:table-cell>
          <table:table-cell table:formula="of:=[.E987]+IF([.A988]=&quot;forward&quot;;[.B988]*[.C988];0)" office:value-type="float" office:value="932871" calcext:value-type="float">
            <text:p>932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988]+IF([.A989]=&quot;up&quot;;-[.B989];IF([.A989]=&quot;down&quot;;[.B989];0))" office:value-type="float" office:value="997" calcext:value-type="float">
            <text:p>997</text:p>
          </table:table-cell>
          <table:table-cell table:formula="of:=[.D988]+IF([.A989]=&quot;forward&quot;;[.B989];0)" office:value-type="float" office:value="1963" calcext:value-type="float">
            <text:p>1963</text:p>
          </table:table-cell>
          <table:table-cell table:formula="of:=[.E988]+IF([.A989]=&quot;forward&quot;;[.B989]*[.C989];0)" office:value-type="float" office:value="939850" calcext:value-type="float">
            <text:p>9398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989]+IF([.A990]=&quot;up&quot;;-[.B990];IF([.A990]=&quot;down&quot;;[.B990];0))" office:value-type="float" office:value="997" calcext:value-type="float">
            <text:p>997</text:p>
          </table:table-cell>
          <table:table-cell table:formula="of:=[.D989]+IF([.A990]=&quot;forward&quot;;[.B990];0)" office:value-type="float" office:value="1968" calcext:value-type="float">
            <text:p>1968</text:p>
          </table:table-cell>
          <table:table-cell table:formula="of:=[.E989]+IF([.A990]=&quot;forward&quot;;[.B990]*[.C990];0)" office:value-type="float" office:value="944835" calcext:value-type="float">
            <text:p>9448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990]+IF([.A991]=&quot;up&quot;;-[.B991];IF([.A991]=&quot;down&quot;;[.B991];0))" office:value-type="float" office:value="997" calcext:value-type="float">
            <text:p>997</text:p>
          </table:table-cell>
          <table:table-cell table:formula="of:=[.D990]+IF([.A991]=&quot;forward&quot;;[.B991];0)" office:value-type="float" office:value="1977" calcext:value-type="float">
            <text:p>1977</text:p>
          </table:table-cell>
          <table:table-cell table:formula="of:=[.E990]+IF([.A991]=&quot;forward&quot;;[.B991]*[.C991];0)" office:value-type="float" office:value="953808" calcext:value-type="float">
            <text:p>953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991]+IF([.A992]=&quot;up&quot;;-[.B992];IF([.A992]=&quot;down&quot;;[.B992];0))" office:value-type="float" office:value="997" calcext:value-type="float">
            <text:p>997</text:p>
          </table:table-cell>
          <table:table-cell table:formula="of:=[.D991]+IF([.A992]=&quot;forward&quot;;[.B992];0)" office:value-type="float" office:value="1979" calcext:value-type="float">
            <text:p>1979</text:p>
          </table:table-cell>
          <table:table-cell table:formula="of:=[.E991]+IF([.A992]=&quot;forward&quot;;[.B992]*[.C992];0)" office:value-type="float" office:value="955802" calcext:value-type="float">
            <text:p>955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[.C992]+IF([.A993]=&quot;up&quot;;-[.B993];IF([.A993]=&quot;down&quot;;[.B993];0))" office:value-type="float" office:value="993" calcext:value-type="float">
            <text:p>993</text:p>
          </table:table-cell>
          <table:table-cell table:formula="of:=[.D992]+IF([.A993]=&quot;forward&quot;;[.B993];0)" office:value-type="float" office:value="1979" calcext:value-type="float">
            <text:p>1979</text:p>
          </table:table-cell>
          <table:table-cell table:formula="of:=[.E992]+IF([.A993]=&quot;forward&quot;;[.B993]*[.C993];0)" office:value-type="float" office:value="955802" calcext:value-type="float">
            <text:p>955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993]+IF([.A994]=&quot;up&quot;;-[.B994];IF([.A994]=&quot;down&quot;;[.B994];0))" office:value-type="float" office:value="1002" calcext:value-type="float">
            <text:p>1002</text:p>
          </table:table-cell>
          <table:table-cell table:formula="of:=[.D993]+IF([.A994]=&quot;forward&quot;;[.B994];0)" office:value-type="float" office:value="1979" calcext:value-type="float">
            <text:p>1979</text:p>
          </table:table-cell>
          <table:table-cell table:formula="of:=[.E993]+IF([.A994]=&quot;forward&quot;;[.B994]*[.C994];0)" office:value-type="float" office:value="955802" calcext:value-type="float">
            <text:p>955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994]+IF([.A995]=&quot;up&quot;;-[.B995];IF([.A995]=&quot;down&quot;;[.B995];0))" office:value-type="float" office:value="1002" calcext:value-type="float">
            <text:p>1002</text:p>
          </table:table-cell>
          <table:table-cell table:formula="of:=[.D994]+IF([.A995]=&quot;forward&quot;;[.B995];0)" office:value-type="float" office:value="1986" calcext:value-type="float">
            <text:p>1986</text:p>
          </table:table-cell>
          <table:table-cell table:formula="of:=[.E994]+IF([.A995]=&quot;forward&quot;;[.B995]*[.C995];0)" office:value-type="float" office:value="962816" calcext:value-type="float">
            <text:p>962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995]+IF([.A996]=&quot;up&quot;;-[.B996];IF([.A996]=&quot;down&quot;;[.B996];0))" office:value-type="float" office:value="1008" calcext:value-type="float">
            <text:p>1008</text:p>
          </table:table-cell>
          <table:table-cell table:formula="of:=[.D995]+IF([.A996]=&quot;forward&quot;;[.B996];0)" office:value-type="float" office:value="1986" calcext:value-type="float">
            <text:p>1986</text:p>
          </table:table-cell>
          <table:table-cell table:formula="of:=[.E995]+IF([.A996]=&quot;forward&quot;;[.B996]*[.C996];0)" office:value-type="float" office:value="962816" calcext:value-type="float">
            <text:p>962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996]+IF([.A997]=&quot;up&quot;;-[.B997];IF([.A997]=&quot;down&quot;;[.B997];0))" office:value-type="float" office:value="1014" calcext:value-type="float">
            <text:p>1014</text:p>
          </table:table-cell>
          <table:table-cell table:formula="of:=[.D996]+IF([.A997]=&quot;forward&quot;;[.B997];0)" office:value-type="float" office:value="1986" calcext:value-type="float">
            <text:p>1986</text:p>
          </table:table-cell>
          <table:table-cell table:formula="of:=[.E996]+IF([.A997]=&quot;forward&quot;;[.B997]*[.C997];0)" office:value-type="float" office:value="962816" calcext:value-type="float">
            <text:p>962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997]+IF([.A998]=&quot;up&quot;;-[.B998];IF([.A998]=&quot;down&quot;;[.B998];0))" office:value-type="float" office:value="1014" calcext:value-type="float">
            <text:p>1014</text:p>
          </table:table-cell>
          <table:table-cell table:formula="of:=[.D997]+IF([.A998]=&quot;forward&quot;;[.B998];0)" office:value-type="float" office:value="1993" calcext:value-type="float">
            <text:p>1993</text:p>
          </table:table-cell>
          <table:table-cell table:formula="of:=[.E997]+IF([.A998]=&quot;forward&quot;;[.B998]*[.C998];0)" office:value-type="float" office:value="969914" calcext:value-type="float">
            <text:p>969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998]+IF([.A999]=&quot;up&quot;;-[.B999];IF([.A999]=&quot;down&quot;;[.B999];0))" office:value-type="float" office:value="1019" calcext:value-type="float">
            <text:p>1019</text:p>
          </table:table-cell>
          <table:table-cell table:formula="of:=[.D998]+IF([.A999]=&quot;forward&quot;;[.B999];0)" office:value-type="float" office:value="1993" calcext:value-type="float">
            <text:p>1993</text:p>
          </table:table-cell>
          <table:table-cell table:formula="of:=[.E998]+IF([.A999]=&quot;forward&quot;;[.B999]*[.C999];0)" office:value-type="float" office:value="969914" calcext:value-type="float">
            <text:p>969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999]+IF([.A1000]=&quot;up&quot;;-[.B1000];IF([.A1000]=&quot;down&quot;;[.B1000];0))" office:value-type="float" office:value="1013" calcext:value-type="float">
            <text:p>1013</text:p>
          </table:table-cell>
          <table:table-cell table:formula="of:=[.D999]+IF([.A1000]=&quot;forward&quot;;[.B1000];0)" office:value-type="float" office:value="1993" calcext:value-type="float">
            <text:p>1993</text:p>
          </table:table-cell>
          <table:table-cell table:formula="of:=[.E999]+IF([.A1000]=&quot;forward&quot;;[.B1000]*[.C1000];0)" office:value-type="float" office:value="969914" calcext:value-type="float">
            <text:p>969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1000]+IF([.A1001]=&quot;up&quot;;-[.B1001];IF([.A1001]=&quot;down&quot;;[.B1001];0))" office:value-type="float" office:value="1022" calcext:value-type="float">
            <text:p>1022</text:p>
          </table:table-cell>
          <table:table-cell table:formula="of:=[.D1000]+IF([.A1001]=&quot;forward&quot;;[.B1001];0)" office:value-type="float" office:value="1993" calcext:value-type="float">
            <text:p>1993</text:p>
          </table:table-cell>
          <table:table-cell table:formula="of:=[.E1000]+IF([.A1001]=&quot;forward&quot;;[.B1001]*[.C1001];0)" office:value-type="float" office:value="969914" calcext:value-type="float">
            <text:p>969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1001]+IF([.A1002]=&quot;up&quot;;-[.B1002];IF([.A1002]=&quot;down&quot;;[.B1002];0))" office:value-type="float" office:value="1022" calcext:value-type="float">
            <text:p>1022</text:p>
          </table:table-cell>
          <table:table-cell table:formula="of:=[.D1001]+IF([.A1002]=&quot;forward&quot;;[.B1002];0)" office:value-type="float" office:value="1996" calcext:value-type="float">
            <text:p>1996</text:p>
          </table:table-cell>
          <table:table-cell table:formula="of:=[.E1001]+IF([.A1002]=&quot;forward&quot;;[.B1002]*[.C1002];0)" office:value-type="float" office:value="972980" calcext:value-type="float">
            <text:p>97298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2-02T20:11:57.889055125</meta:creation-date>
    <dc:date>2021-12-02T20:18:38.187779608</dc:date>
    <meta:editing-duration>PT6M41S</meta:editing-duration>
    <meta:editing-cycles>3</meta:editing-cycles>
    <meta:generator>LibreOffice/7.2.2.2$MacOSX_X86_64 LibreOffice_project/02b2acce88a210515b4a5bb2e46cbfb63fe97d56</meta:generator>
    <meta:document-statistic meta:table-count="1" meta:cell-count="5008" meta:object-count="0"/>
  </office:meta>
</office:document-meta>
</file>